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6.991cm" svg:height="15.188cm" svg:x="12.979cm" svg:y="0.478cm">
            <draw:object draw:notify-on-update-of-ranges="LOGGER00.B2:LOGGER00.B1016 LOGGER00.C1:LOGGER00.C1 LOGGER00.C2:LOGGER00.C10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9" calcext:value-type="float">
            <text:p>1.29</text:p>
          </table:table-cell>
          <table:table-cell office:value-type="float" office:value="501.32" calcext:value-type="float">
            <text:p>501.32</text:p>
          </table:table-cell>
          <table:table-cell office:value-type="float" office:value="648.76" calcext:value-type="float">
            <text:p>648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2" calcext:value-type="float">
            <text:p>15962</text:p>
          </table:table-cell>
          <table:table-cell table:formula="of:=[.A3]/1000/(60*60*24)" office:value-type="time" office:time-value="PT00H00M15.962S" calcext:value-type="time">
            <text:p>00:00:16</text:p>
          </table:table-cell>
          <table:table-cell office:value-type="float" office:value="1.29" calcext:value-type="float">
            <text:p>1.29</text:p>
          </table:table-cell>
          <table:table-cell office:value-type="float" office:value="499.8" calcext:value-type="float">
            <text:p>499.8</text:p>
          </table:table-cell>
          <table:table-cell office:value-type="float" office:value="644.75" calcext:value-type="float">
            <text:p>644.75</text:p>
          </table:table-cell>
          <table:table-cell office:value-type="float" office:value="2.22" calcext:value-type="float">
            <text:p>2.2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1962" calcext:value-type="float">
            <text:p>31962</text:p>
          </table:table-cell>
          <table:table-cell table:formula="of:=[.A4]/1000/(60*60*24)" office:value-type="time" office:time-value="PT00H00M31.962S" calcext:value-type="time">
            <text:p>00:00:32</text:p>
          </table:table-cell>
          <table:table-cell office:value-type="float" office:value="1.29" calcext:value-type="float">
            <text:p>1.29</text:p>
          </table:table-cell>
          <table:table-cell office:value-type="float" office:value="499.92" calcext:value-type="float">
            <text:p>499.92</text:p>
          </table:table-cell>
          <table:table-cell office:value-type="float" office:value="642.89" calcext:value-type="float">
            <text:p>642.89</text:p>
          </table:table-cell>
          <table:table-cell office:value-type="float" office:value="4.44" calcext:value-type="float">
            <text:p>4.44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float" office:value="47962" calcext:value-type="float">
            <text:p>47962</text:p>
          </table:table-cell>
          <table:table-cell table:formula="of:=[.A5]/1000/(60*60*24)" office:value-type="time" office:time-value="PT00H00M47.962S" calcext:value-type="time">
            <text:p>00:00:48</text:p>
          </table:table-cell>
          <table:table-cell office:value-type="float" office:value="1.29" calcext:value-type="float">
            <text:p>1.29</text:p>
          </table:table-cell>
          <table:table-cell office:value-type="float" office:value="499.8" calcext:value-type="float">
            <text:p>499.8</text:p>
          </table:table-cell>
          <table:table-cell office:value-type="float" office:value="642.73" calcext:value-type="float">
            <text:p>642.73</text:p>
          </table:table-cell>
          <table:table-cell office:value-type="float" office:value="6.66" calcext:value-type="float">
            <text:p>6.66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63962" calcext:value-type="float">
            <text:p>63962</text:p>
          </table:table-cell>
          <table:table-cell table:formula="of:=[.A6]/1000/(60*60*24)" office:value-type="time" office:time-value="PT00H01M03.962S" calcext:value-type="time">
            <text:p>00:01:04</text:p>
          </table:table-cell>
          <table:table-cell office:value-type="float" office:value="1.28" calcext:value-type="float">
            <text:p>1.28</text:p>
          </table:table-cell>
          <table:table-cell office:value-type="float" office:value="499.8" calcext:value-type="float">
            <text:p>499.8</text:p>
          </table:table-cell>
          <table:table-cell office:value-type="float" office:value="640.74" calcext:value-type="float">
            <text:p>640.74</text:p>
          </table:table-cell>
          <table:table-cell office:value-type="float" office:value="8.88" calcext:value-type="float">
            <text:p>8.88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79962" calcext:value-type="float">
            <text:p>79962</text:p>
          </table:table-cell>
          <table:table-cell table:formula="of:=[.A7]/1000/(60*60*24)" office:value-type="time" office:time-value="PT00H01M19.962S" calcext:value-type="time">
            <text:p>00:01:20</text:p>
          </table:table-cell>
          <table:table-cell office:value-type="float" office:value="1.28" calcext:value-type="float">
            <text:p>1.28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8.36" calcext:value-type="float">
            <text:p>638.36</text:p>
          </table:table-cell>
          <table:table-cell office:value-type="float" office:value="11.1" calcext:value-type="float">
            <text:p>11.1</text:p>
          </table:table-cell>
          <table:table-cell office:value-type="float" office:value="14.27" calcext:value-type="float">
            <text:p>14.27</text:p>
          </table:table-cell>
        </table:table-row>
        <table:table-row table:style-name="ro1">
          <table:table-cell office:value-type="float" office:value="95962" calcext:value-type="float">
            <text:p>95962</text:p>
          </table:table-cell>
          <table:table-cell table:formula="of:=[.A8]/1000/(60*60*24)" office:value-type="time" office:time-value="PT00H01M35.962S" calcext:value-type="time">
            <text:p>00:01:36</text:p>
          </table:table-cell>
          <table:table-cell office:value-type="float" office:value="1.27" calcext:value-type="float">
            <text:p>1.27</text:p>
          </table:table-cell>
          <table:table-cell office:value-type="float" office:value="499.6" calcext:value-type="float">
            <text:p>499.6</text:p>
          </table:table-cell>
          <table:table-cell office:value-type="float" office:value="636.47" calcext:value-type="float">
            <text:p>636.47</text:p>
          </table:table-cell>
          <table:table-cell office:value-type="float" office:value="13.32" calcext:value-type="float">
            <text:p>13.32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111962" calcext:value-type="float">
            <text:p>111962</text:p>
          </table:table-cell>
          <table:table-cell table:formula="of:=[.A9]/1000/(60*60*24)" office:value-type="time" office:time-value="PT00H01M51.962S" calcext:value-type="time">
            <text:p>00:01:52</text:p>
          </table:table-cell>
          <table:table-cell office:value-type="float" office:value="1.27" calcext:value-type="float">
            <text:p>1.27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4.63" calcext:value-type="float">
            <text:p>634.63</text:p>
          </table:table-cell>
          <table:table-cell office:value-type="float" office:value="15.54" calcext:value-type="float">
            <text:p>15.54</text:p>
          </table:table-cell>
          <table:table-cell office:value-type="float" office:value="19.93" calcext:value-type="float">
            <text:p>19.93</text:p>
          </table:table-cell>
        </table:table-row>
        <table:table-row table:style-name="ro1">
          <table:table-cell office:value-type="float" office:value="127962" calcext:value-type="float">
            <text:p>127962</text:p>
          </table:table-cell>
          <table:table-cell table:formula="of:=[.A10]/1000/(60*60*24)" office:value-type="time" office:time-value="PT00H02M07.962S" calcext:value-type="time">
            <text:p>00:02:08</text:p>
          </table:table-cell>
          <table:table-cell office:value-type="float" office:value="1.27" calcext:value-type="float">
            <text:p>1.27</text:p>
          </table:table-cell>
          <table:table-cell office:value-type="float" office:value="499.92" calcext:value-type="float">
            <text:p>499.92</text:p>
          </table:table-cell>
          <table:table-cell office:value-type="float" office:value="634.89" calcext:value-type="float">
            <text:p>634.89</text:p>
          </table:table-cell>
          <table:table-cell office:value-type="float" office:value="17.77" calcext:value-type="float">
            <text:p>17.77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143962" calcext:value-type="float">
            <text:p>143962</text:p>
          </table:table-cell>
          <table:table-cell table:formula="of:=[.A11]/1000/(60*60*24)" office:value-type="time" office:time-value="PT00H02M23.962S" calcext:value-type="time">
            <text:p>00:02:24</text:p>
          </table:table-cell>
          <table:table-cell office:value-type="float" office:value="1.26" calcext:value-type="float">
            <text:p>1.26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0.65" calcext:value-type="float">
            <text:p>630.65</text:p>
          </table:table-cell>
          <table:table-cell office:value-type="float" office:value="19.99" calcext:value-type="float">
            <text:p>19.99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float" office:value="159962" calcext:value-type="float">
            <text:p>159962</text:p>
          </table:table-cell>
          <table:table-cell table:formula="of:=[.A12]/1000/(60*60*24)" office:value-type="time" office:time-value="PT00H02M39.962S" calcext:value-type="time">
            <text:p>00:02:40</text:p>
          </table:table-cell>
          <table:table-cell office:value-type="float" office:value="1.27" calcext:value-type="float">
            <text:p>1.27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2.65" calcext:value-type="float">
            <text:p>632.65</text:p>
          </table:table-cell>
          <table:table-cell office:value-type="float" office:value="22.21" calcext:value-type="float">
            <text:p>22.21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float" office:value="175962" calcext:value-type="float">
            <text:p>175962</text:p>
          </table:table-cell>
          <table:table-cell table:formula="of:=[.A13]/1000/(60*60*24)" office:value-type="time" office:time-value="PT00H02M55.962S" calcext:value-type="time">
            <text:p>00:02:56</text:p>
          </table:table-cell>
          <table:table-cell office:value-type="float" office:value="1.26" calcext:value-type="float">
            <text:p>1.26</text:p>
          </table:table-cell>
          <table:table-cell office:value-type="float" office:value="500" calcext:value-type="float">
            <text:p>500</text:p>
          </table:table-cell>
          <table:table-cell office:value-type="float" office:value="631" calcext:value-type="float">
            <text:p>631</text:p>
          </table:table-cell>
          <table:table-cell office:value-type="float" office:value="24.43" calcext:value-type="float">
            <text:p>24.43</text:p>
          </table:table-cell>
          <table:table-cell office:value-type="float" office:value="31.18" calcext:value-type="float">
            <text:p>31.18</text:p>
          </table:table-cell>
        </table:table-row>
        <table:table-row table:style-name="ro1">
          <table:table-cell office:value-type="float" office:value="191963" calcext:value-type="float">
            <text:p>191963</text:p>
          </table:table-cell>
          <table:table-cell table:formula="of:=[.A14]/1000/(60*60*24)" office:value-type="time" office:time-value="PT00H03M11.963S" calcext:value-type="time">
            <text:p>00:03:12</text:p>
          </table:table-cell>
          <table:table-cell office:value-type="float" office:value="1.26" calcext:value-type="float">
            <text:p>1.26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0.63" calcext:value-type="float">
            <text:p>630.63</text:p>
          </table:table-cell>
          <table:table-cell office:value-type="float" office:value="26.65" calcext:value-type="float">
            <text:p>26.65</text:p>
          </table:table-cell>
          <table:table-cell office:value-type="float" office:value="33.99" calcext:value-type="float">
            <text:p>33.99</text:p>
          </table:table-cell>
        </table:table-row>
        <table:table-row table:style-name="ro1">
          <table:table-cell office:value-type="float" office:value="207962" calcext:value-type="float">
            <text:p>207962</text:p>
          </table:table-cell>
          <table:table-cell table:formula="of:=[.A15]/1000/(60*60*24)" office:value-type="time" office:time-value="PT00H03M27.962S" calcext:value-type="time">
            <text:p>00:03:28</text:p>
          </table:table-cell>
          <table:table-cell office:value-type="float" office:value="1.26" calcext:value-type="float">
            <text:p>1.26</text:p>
          </table:table-cell>
          <table:table-cell office:value-type="float" office:value="499.8" calcext:value-type="float">
            <text:p>499.8</text:p>
          </table:table-cell>
          <table:table-cell office:value-type="float" office:value="630.74" calcext:value-type="float">
            <text:p>630.74</text:p>
          </table:table-cell>
          <table:table-cell office:value-type="float" office:value="28.87" calcext:value-type="float">
            <text:p>28.87</text:p>
          </table:table-cell>
          <table:table-cell office:value-type="float" office:value="36.78" calcext:value-type="float">
            <text:p>36.78</text:p>
          </table:table-cell>
        </table:table-row>
        <table:table-row table:style-name="ro1">
          <table:table-cell office:value-type="float" office:value="223962" calcext:value-type="float">
            <text:p>223962</text:p>
          </table:table-cell>
          <table:table-cell table:formula="of:=[.A16]/1000/(60*60*24)" office:value-type="time" office:time-value="PT00H03M43.962S" calcext:value-type="time">
            <text:p>00:03:44</text:p>
          </table:table-cell>
          <table:table-cell office:value-type="float" office:value="1.25" calcext:value-type="float">
            <text:p>1.25</text:p>
          </table:table-cell>
          <table:table-cell office:value-type="float" office:value="499.92" calcext:value-type="float">
            <text:p>499.92</text:p>
          </table:table-cell>
          <table:table-cell office:value-type="float" office:value="626.89" calcext:value-type="float">
            <text:p>626.89</text:p>
          </table:table-cell>
          <table:table-cell office:value-type="float" office:value="31.09" calcext:value-type="float">
            <text:p>31.09</text:p>
          </table:table-cell>
          <table:table-cell office:value-type="float" office:value="39.58" calcext:value-type="float">
            <text:p>39.58</text:p>
          </table:table-cell>
        </table:table-row>
        <table:table-row table:style-name="ro1">
          <table:table-cell office:value-type="float" office:value="239962" calcext:value-type="float">
            <text:p>239962</text:p>
          </table:table-cell>
          <table:table-cell table:formula="of:=[.A17]/1000/(60*60*24)" office:value-type="time" office:time-value="PT00H03M59.962S" calcext:value-type="time">
            <text:p>00:04:00</text:p>
          </table:table-cell>
          <table:table-cell office:value-type="float" office:value="1.26" calcext:value-type="float">
            <text:p>1.26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8.65" calcext:value-type="float">
            <text:p>628.65</text:p>
          </table:table-cell>
          <table:table-cell office:value-type="float" office:value="33.31" calcext:value-type="float">
            <text:p>33.31</text:p>
          </table:table-cell>
          <table:table-cell office:value-type="float" office:value="42.37" calcext:value-type="float">
            <text:p>42.37</text:p>
          </table:table-cell>
        </table:table-row>
        <table:table-row table:style-name="ro1">
          <table:table-cell office:value-type="float" office:value="255963" calcext:value-type="float">
            <text:p>255963</text:p>
          </table:table-cell>
          <table:table-cell table:formula="of:=[.A18]/1000/(60*60*24)" office:value-type="time" office:time-value="PT00H04M15.963S" calcext:value-type="time">
            <text:p>00:04:16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6.49" calcext:value-type="float">
            <text:p>626.49</text:p>
          </table:table-cell>
          <table:table-cell office:value-type="float" office:value="35.54" calcext:value-type="float">
            <text:p>35.54</text:p>
          </table:table-cell>
          <table:table-cell office:value-type="float" office:value="45.15" calcext:value-type="float">
            <text:p>45.15</text:p>
          </table:table-cell>
        </table:table-row>
        <table:table-row table:style-name="ro1">
          <table:table-cell office:value-type="float" office:value="271962" calcext:value-type="float">
            <text:p>271962</text:p>
          </table:table-cell>
          <table:table-cell table:formula="of:=[.A19]/1000/(60*60*24)" office:value-type="time" office:time-value="PT00H04M31.962S" calcext:value-type="time">
            <text:p>00:04:32</text:p>
          </table:table-cell>
          <table:table-cell office:value-type="float" office:value="1.25" calcext:value-type="float">
            <text:p>1.25</text:p>
          </table:table-cell>
          <table:table-cell office:value-type="float" office:value="500" calcext:value-type="float">
            <text:p>500</text:p>
          </table:table-cell>
          <table:table-cell office:value-type="float" office:value="622.99" calcext:value-type="float">
            <text:p>622.99</text:p>
          </table:table-cell>
          <table:table-cell office:value-type="float" office:value="37.76" calcext:value-type="float">
            <text:p>37.76</text:p>
          </table:table-cell>
          <table:table-cell office:value-type="float" office:value="47.93" calcext:value-type="float">
            <text:p>47.93</text:p>
          </table:table-cell>
        </table:table-row>
        <table:table-row table:style-name="ro1">
          <table:table-cell office:value-type="float" office:value="287962" calcext:value-type="float">
            <text:p>287962</text:p>
          </table:table-cell>
          <table:table-cell table:formula="of:=[.A20]/1000/(60*60*24)" office:value-type="time" office:time-value="PT00H04M47.962S" calcext:value-type="time">
            <text:p>00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499.92" calcext:value-type="float">
            <text:p>499.92</text:p>
          </table:table-cell>
          <table:table-cell office:value-type="float" office:value="622.89" calcext:value-type="float">
            <text:p>622.89</text:p>
          </table:table-cell>
          <table:table-cell office:value-type="float" office:value="39.98" calcext:value-type="float">
            <text:p>39.98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float" office:value="303962" calcext:value-type="float">
            <text:p>303962</text:p>
          </table:table-cell>
          <table:table-cell table:formula="of:=[.A21]/1000/(60*60*24)" office:value-type="time" office:time-value="PT00H05M03.962S" calcext:value-type="time">
            <text:p>00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499.92" calcext:value-type="float">
            <text:p>499.92</text:p>
          </table:table-cell>
          <table:table-cell office:value-type="float" office:value="622.89" calcext:value-type="float">
            <text:p>622.89</text:p>
          </table:table-cell>
          <table:table-cell office:value-type="float" office:value="42.2" calcext:value-type="float">
            <text:p>42.2</text:p>
          </table:table-cell>
          <table:table-cell office:value-type="float" office:value="53.47" calcext:value-type="float">
            <text:p>53.47</text:p>
          </table:table-cell>
        </table:table-row>
        <table:table-row table:style-name="ro1">
          <table:table-cell office:value-type="float" office:value="319962" calcext:value-type="float">
            <text:p>319962</text:p>
          </table:table-cell>
          <table:table-cell table:formula="of:=[.A22]/1000/(60*60*24)" office:value-type="time" office:time-value="PT00H05M19.962S" calcext:value-type="time">
            <text:p>00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0.64" calcext:value-type="float">
            <text:p>620.64</text:p>
          </table:table-cell>
          <table:table-cell office:value-type="float" office:value="44.42" calcext:value-type="float">
            <text:p>44.42</text:p>
          </table:table-cell>
          <table:table-cell office:value-type="float" office:value="56.24" calcext:value-type="float">
            <text:p>56.24</text:p>
          </table:table-cell>
        </table:table-row>
        <table:table-row table:style-name="ro1">
          <table:table-cell office:value-type="float" office:value="335962" calcext:value-type="float">
            <text:p>335962</text:p>
          </table:table-cell>
          <table:table-cell table:formula="of:=[.A23]/1000/(60*60*24)" office:value-type="time" office:time-value="PT00H05M35.962S" calcext:value-type="time">
            <text:p>00:05:36</text:p>
          </table:table-cell>
          <table:table-cell office:value-type="float" office:value="1.24" calcext:value-type="float">
            <text:p>1.24</text:p>
          </table:table-cell>
          <table:table-cell office:value-type="float" office:value="500.2" calcext:value-type="float">
            <text:p>500.2</text:p>
          </table:table-cell>
          <table:table-cell office:value-type="float" office:value="621.23" calcext:value-type="float">
            <text:p>621.23</text:p>
          </table:table-cell>
          <table:table-cell office:value-type="float" office:value="46.64" calcext:value-type="float">
            <text:p>46.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1962" calcext:value-type="float">
            <text:p>351962</text:p>
          </table:table-cell>
          <table:table-cell table:formula="of:=[.A24]/1000/(60*60*24)" office:value-type="time" office:time-value="PT00H05M51.962S" calcext:value-type="time">
            <text:p>00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0.64" calcext:value-type="float">
            <text:p>620.64</text:p>
          </table:table-cell>
          <table:table-cell office:value-type="float" office:value="48.86" calcext:value-type="float">
            <text:p>48.86</text:p>
          </table:table-cell>
          <table:table-cell office:value-type="float" office:value="61.76" calcext:value-type="float">
            <text:p>61.76</text:p>
          </table:table-cell>
        </table:table-row>
        <table:table-row table:style-name="ro1">
          <table:table-cell office:value-type="float" office:value="367962" calcext:value-type="float">
            <text:p>367962</text:p>
          </table:table-cell>
          <table:table-cell table:formula="of:=[.A25]/1000/(60*60*24)" office:value-type="time" office:time-value="PT00H06M07.962S" calcext:value-type="time">
            <text:p>00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0.64" calcext:value-type="float">
            <text:p>620.64</text:p>
          </table:table-cell>
          <table:table-cell office:value-type="float" office:value="51.09" calcext:value-type="float">
            <text:p>51.09</text:p>
          </table:table-cell>
          <table:table-cell office:value-type="float" office:value="64.52" calcext:value-type="float">
            <text:p>64.52</text:p>
          </table:table-cell>
        </table:table-row>
        <table:table-row table:style-name="ro1">
          <table:table-cell office:value-type="float" office:value="383963" calcext:value-type="float">
            <text:p>383963</text:p>
          </table:table-cell>
          <table:table-cell table:formula="of:=[.A26]/1000/(60*60*24)" office:value-type="time" office:time-value="PT00H06M23.963S" calcext:value-type="time">
            <text:p>00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8.65" calcext:value-type="float">
            <text:p>618.65</text:p>
          </table:table-cell>
          <table:table-cell office:value-type="float" office:value="53.31" calcext:value-type="float">
            <text:p>53.31</text:p>
          </table:table-cell>
          <table:table-cell office:value-type="float" office:value="67.27" calcext:value-type="float">
            <text:p>67.27</text:p>
          </table:table-cell>
        </table:table-row>
        <table:table-row table:style-name="ro1">
          <table:table-cell office:value-type="float" office:value="399962" calcext:value-type="float">
            <text:p>399962</text:p>
          </table:table-cell>
          <table:table-cell table:formula="of:=[.A27]/1000/(60*60*24)" office:value-type="time" office:time-value="PT00H06M39.962S" calcext:value-type="time">
            <text:p>00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8.88" calcext:value-type="float">
            <text:p>618.88</text:p>
          </table:table-cell>
          <table:table-cell office:value-type="float" office:value="55.53" calcext:value-type="float">
            <text:p>55.53</text:p>
          </table:table-cell>
          <table:table-cell office:value-type="float" office:value="70.02" calcext:value-type="float">
            <text:p>70.02</text:p>
          </table:table-cell>
        </table:table-row>
        <table:table-row table:style-name="ro1">
          <table:table-cell office:value-type="float" office:value="415962" calcext:value-type="float">
            <text:p>415962</text:p>
          </table:table-cell>
          <table:table-cell table:formula="of:=[.A28]/1000/(60*60*24)" office:value-type="time" office:time-value="PT00H06M55.962S" calcext:value-type="time">
            <text:p>00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8.64" calcext:value-type="float">
            <text:p>618.64</text:p>
          </table:table-cell>
          <table:table-cell office:value-type="float" office:value="57.75" calcext:value-type="float">
            <text:p>57.75</text:p>
          </table:table-cell>
          <table:table-cell office:value-type="float" office:value="72.78" calcext:value-type="float">
            <text:p>72.78</text:p>
          </table:table-cell>
        </table:table-row>
        <table:table-row table:style-name="ro1">
          <table:table-cell office:value-type="float" office:value="431962" calcext:value-type="float">
            <text:p>431962</text:p>
          </table:table-cell>
          <table:table-cell table:formula="of:=[.A29]/1000/(60*60*24)" office:value-type="time" office:time-value="PT00H07M11.962S" calcext:value-type="time">
            <text:p>00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499.8" calcext:value-type="float">
            <text:p>499.8</text:p>
          </table:table-cell>
          <table:table-cell office:value-type="float" office:value="618.75" calcext:value-type="float">
            <text:p>618.75</text:p>
          </table:table-cell>
          <table:table-cell office:value-type="float" office:value="59.97" calcext:value-type="float">
            <text:p>59.97</text:p>
          </table:table-cell>
          <table:table-cell office:value-type="float" office:value="75.52" calcext:value-type="float">
            <text:p>75.52</text:p>
          </table:table-cell>
        </table:table-row>
        <table:table-row table:style-name="ro1">
          <table:table-cell office:value-type="float" office:value="447962" calcext:value-type="float">
            <text:p>447962</text:p>
          </table:table-cell>
          <table:table-cell table:formula="of:=[.A30]/1000/(60*60*24)" office:value-type="time" office:time-value="PT00H07M27.962S" calcext:value-type="time">
            <text:p>00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8.88" calcext:value-type="float">
            <text:p>618.88</text:p>
          </table:table-cell>
          <table:table-cell office:value-type="float" office:value="62.19" calcext:value-type="float">
            <text:p>62.19</text:p>
          </table:table-cell>
          <table:table-cell office:value-type="float" office:value="78.27" calcext:value-type="float">
            <text:p>78.27</text:p>
          </table:table-cell>
        </table:table-row>
        <table:table-row table:style-name="ro1">
          <table:table-cell office:value-type="float" office:value="463962" calcext:value-type="float">
            <text:p>463962</text:p>
          </table:table-cell>
          <table:table-cell table:formula="of:=[.A31]/1000/(60*60*24)" office:value-type="time" office:time-value="PT00H07M43.962S" calcext:value-type="time">
            <text:p>00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8.9" calcext:value-type="float">
            <text:p>618.9</text:p>
          </table:table-cell>
          <table:table-cell office:value-type="float" office:value="64.41" calcext:value-type="float">
            <text:p>64.41</text:p>
          </table:table-cell>
          <table:table-cell office:value-type="float" office:value="81.01" calcext:value-type="float">
            <text:p>81.01</text:p>
          </table:table-cell>
        </table:table-row>
        <table:table-row table:style-name="ro1">
          <table:table-cell office:value-type="float" office:value="479962" calcext:value-type="float">
            <text:p>479962</text:p>
          </table:table-cell>
          <table:table-cell table:formula="of:=[.A32]/1000/(60*60*24)" office:value-type="time" office:time-value="PT00H07M59.962S" calcext:value-type="time">
            <text:p>00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6.76" calcext:value-type="float">
            <text:p>616.76</text:p>
          </table:table-cell>
          <table:table-cell office:value-type="float" office:value="66.64" calcext:value-type="float">
            <text:p>66.64</text:p>
          </table:table-cell>
          <table:table-cell office:value-type="float" office:value="83.76" calcext:value-type="float">
            <text:p>83.76</text:p>
          </table:table-cell>
        </table:table-row>
        <table:table-row table:style-name="ro1">
          <table:table-cell office:value-type="float" office:value="495962" calcext:value-type="float">
            <text:p>495962</text:p>
          </table:table-cell>
          <table:table-cell table:formula="of:=[.A33]/1000/(60*60*24)" office:value-type="time" office:time-value="PT00H08M15.962S" calcext:value-type="time">
            <text:p>00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4" calcext:value-type="float">
            <text:p>616.4</text:p>
          </table:table-cell>
          <table:table-cell office:value-type="float" office:value="68.86" calcext:value-type="float">
            <text:p>68.86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511963" calcext:value-type="float">
            <text:p>511963</text:p>
          </table:table-cell>
          <table:table-cell table:formula="of:=[.A34]/1000/(60*60*24)" office:value-type="time" office:time-value="PT00H08M31.963S" calcext:value-type="time">
            <text:p>00:08:32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4.73" calcext:value-type="float">
            <text:p>614.73</text:p>
          </table:table-cell>
          <table:table-cell office:value-type="float" office:value="71.08" calcext:value-type="float">
            <text:p>71.08</text:p>
          </table:table-cell>
          <table:table-cell office:value-type="float" office:value="89.23" calcext:value-type="float">
            <text:p>89.23</text:p>
          </table:table-cell>
        </table:table-row>
        <table:table-row table:style-name="ro1">
          <table:table-cell office:value-type="float" office:value="527962" calcext:value-type="float">
            <text:p>527962</text:p>
          </table:table-cell>
          <table:table-cell table:formula="of:=[.A35]/1000/(60*60*24)" office:value-type="time" office:time-value="PT00H08M47.962S" calcext:value-type="time">
            <text:p>00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5" calcext:value-type="float">
            <text:p>614.5</text:p>
          </table:table-cell>
          <table:table-cell office:value-type="float" office:value="73.3" calcext:value-type="float">
            <text:p>73.3</text:p>
          </table:table-cell>
          <table:table-cell office:value-type="float" office:value="91.97" calcext:value-type="float">
            <text:p>91.97</text:p>
          </table:table-cell>
        </table:table-row>
        <table:table-row table:style-name="ro1">
          <table:table-cell office:value-type="float" office:value="543962" calcext:value-type="float">
            <text:p>543962</text:p>
          </table:table-cell>
          <table:table-cell table:formula="of:=[.A36]/1000/(60*60*24)" office:value-type="time" office:time-value="PT00H09M03.962S" calcext:value-type="time">
            <text:p>00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4.65" calcext:value-type="float">
            <text:p>614.65</text:p>
          </table:table-cell>
          <table:table-cell office:value-type="float" office:value="75.52" calcext:value-type="float">
            <text:p>75.52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float" office:value="559962" calcext:value-type="float">
            <text:p>559962</text:p>
          </table:table-cell>
          <table:table-cell table:formula="of:=[.A37]/1000/(60*60*24)" office:value-type="time" office:time-value="PT00H09M19.962S" calcext:value-type="time">
            <text:p>00:09:20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4.64" calcext:value-type="float">
            <text:p>614.64</text:p>
          </table:table-cell>
          <table:table-cell office:value-type="float" office:value="77.74" calcext:value-type="float">
            <text:p>77.74</text:p>
          </table:table-cell>
          <table:table-cell office:value-type="float" office:value="97.44" calcext:value-type="float">
            <text:p>97.44</text:p>
          </table:table-cell>
        </table:table-row>
        <table:table-row table:style-name="ro1">
          <table:table-cell office:value-type="float" office:value="575963" calcext:value-type="float">
            <text:p>575963</text:p>
          </table:table-cell>
          <table:table-cell table:formula="of:=[.A38]/1000/(60*60*24)" office:value-type="time" office:time-value="PT00H09M35.963S" calcext:value-type="time">
            <text:p>00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9" calcext:value-type="float">
            <text:p>614.39</text:p>
          </table:table-cell>
          <table:table-cell office:value-type="float" office:value="79.96" calcext:value-type="float">
            <text:p>79.96</text:p>
          </table:table-cell>
          <table:table-cell office:value-type="float" office:value="100.17" calcext:value-type="float">
            <text:p>100.17</text:p>
          </table:table-cell>
        </table:table-row>
        <table:table-row table:style-name="ro1">
          <table:table-cell office:value-type="float" office:value="591962" calcext:value-type="float">
            <text:p>591962</text:p>
          </table:table-cell>
          <table:table-cell table:formula="of:=[.A39]/1000/(60*60*24)" office:value-type="time" office:time-value="PT00H09M51.962S" calcext:value-type="time">
            <text:p>00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2.65" calcext:value-type="float">
            <text:p>612.65</text:p>
          </table:table-cell>
          <table:table-cell office:value-type="float" office:value="82.19" calcext:value-type="float">
            <text:p>82.19</text:p>
          </table:table-cell>
          <table:table-cell office:value-type="float" office:value="102.89" calcext:value-type="float">
            <text:p>102.89</text:p>
          </table:table-cell>
        </table:table-row>
        <table:table-row table:style-name="ro1">
          <table:table-cell office:value-type="float" office:value="607962" calcext:value-type="float">
            <text:p>607962</text:p>
          </table:table-cell>
          <table:table-cell table:formula="of:=[.A40]/1000/(60*60*24)" office:value-type="time" office:time-value="PT00H10M07.962S" calcext:value-type="time">
            <text:p>00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2.65" calcext:value-type="float">
            <text:p>612.65</text:p>
          </table:table-cell>
          <table:table-cell office:value-type="float" office:value="84.41" calcext:value-type="float">
            <text:p>84.41</text:p>
          </table:table-cell>
          <table:table-cell office:value-type="float" office:value="105.62" calcext:value-type="float">
            <text:p>105.62</text:p>
          </table:table-cell>
        </table:table-row>
        <table:table-row table:style-name="ro1">
          <table:table-cell office:value-type="float" office:value="623962" calcext:value-type="float">
            <text:p>623962</text:p>
          </table:table-cell>
          <table:table-cell table:formula="of:=[.A41]/1000/(60*60*24)" office:value-type="time" office:time-value="PT00H10M23.962S" calcext:value-type="time">
            <text:p>00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10.74" calcext:value-type="float">
            <text:p>610.74</text:p>
          </table:table-cell>
          <table:table-cell office:value-type="float" office:value="86.63" calcext:value-type="float">
            <text:p>86.63</text:p>
          </table:table-cell>
          <table:table-cell office:value-type="float" office:value="108.34" calcext:value-type="float">
            <text:p>108.34</text:p>
          </table:table-cell>
        </table:table-row>
        <table:table-row table:style-name="ro1">
          <table:table-cell office:value-type="float" office:value="639963" calcext:value-type="float">
            <text:p>639963</text:p>
          </table:table-cell>
          <table:table-cell table:formula="of:=[.A42]/1000/(60*60*24)" office:value-type="time" office:time-value="PT00H10M39.963S" calcext:value-type="time">
            <text:p>00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2.64" calcext:value-type="float">
            <text:p>612.64</text:p>
          </table:table-cell>
          <table:table-cell office:value-type="float" office:value="88.85" calcext:value-type="float">
            <text:p>88.85</text:p>
          </table:table-cell>
          <table:table-cell office:value-type="float" office:value="111.06" calcext:value-type="float">
            <text:p>111.06</text:p>
          </table:table-cell>
        </table:table-row>
        <table:table-row table:style-name="ro1">
          <table:table-cell office:value-type="float" office:value="655962" calcext:value-type="float">
            <text:p>655962</text:p>
          </table:table-cell>
          <table:table-cell table:formula="of:=[.A43]/1000/(60*60*24)" office:value-type="time" office:time-value="PT00H10M55.962S" calcext:value-type="time">
            <text:p>00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51" calcext:value-type="float">
            <text:p>612.51</text:p>
          </table:table-cell>
          <table:table-cell office:value-type="float" office:value="91.07" calcext:value-type="float">
            <text:p>91.07</text:p>
          </table:table-cell>
          <table:table-cell office:value-type="float" office:value="113.78" calcext:value-type="float">
            <text:p>113.78</text:p>
          </table:table-cell>
        </table:table-row>
        <table:table-row table:style-name="ro1">
          <table:table-cell office:value-type="float" office:value="671963" calcext:value-type="float">
            <text:p>671963</text:p>
          </table:table-cell>
          <table:table-cell table:formula="of:=[.A44]/1000/(60*60*24)" office:value-type="time" office:time-value="PT00H11M11.963S" calcext:value-type="time">
            <text:p>00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0.66" calcext:value-type="float">
            <text:p>610.66</text:p>
          </table:table-cell>
          <table:table-cell office:value-type="float" office:value="93.29" calcext:value-type="float">
            <text:p>93.29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1">
          <table:table-cell office:value-type="float" office:value="687962" calcext:value-type="float">
            <text:p>687962</text:p>
          </table:table-cell>
          <table:table-cell table:formula="of:=[.A45]/1000/(60*60*24)" office:value-type="time" office:time-value="PT00H11M27.962S" calcext:value-type="time">
            <text:p>00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2.87" calcext:value-type="float">
            <text:p>612.87</text:p>
          </table:table-cell>
          <table:table-cell office:value-type="float" office:value="95.51" calcext:value-type="float">
            <text:p>95.51</text:p>
          </table:table-cell>
          <table:table-cell office:value-type="float" office:value="119.22" calcext:value-type="float">
            <text:p>119.22</text:p>
          </table:table-cell>
        </table:table-row>
        <table:table-row table:style-name="ro1">
          <table:table-cell office:value-type="float" office:value="703962" calcext:value-type="float">
            <text:p>703962</text:p>
          </table:table-cell>
          <table:table-cell table:formula="of:=[.A46]/1000/(60*60*24)" office:value-type="time" office:time-value="PT00H11M43.962S" calcext:value-type="time">
            <text:p>00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500" calcext:value-type="float">
            <text:p>500</text:p>
          </table:table-cell>
          <table:table-cell office:value-type="float" office:value="610.98" calcext:value-type="float">
            <text:p>610.98</text:p>
          </table:table-cell>
          <table:table-cell office:value-type="float" office:value="97.74" calcext:value-type="float">
            <text:p>97.74</text:p>
          </table:table-cell>
          <table:table-cell office:value-type="float" office:value="121.94" calcext:value-type="float">
            <text:p>121.94</text:p>
          </table:table-cell>
        </table:table-row>
        <table:table-row table:style-name="ro1">
          <table:table-cell office:value-type="float" office:value="719962" calcext:value-type="float">
            <text:p>719962</text:p>
          </table:table-cell>
          <table:table-cell table:formula="of:=[.A47]/1000/(60*60*24)" office:value-type="time" office:time-value="PT00H11M59.962S" calcext:value-type="time">
            <text:p>00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500" calcext:value-type="float">
            <text:p>500</text:p>
          </table:table-cell>
          <table:table-cell office:value-type="float" office:value="611" calcext:value-type="float">
            <text:p>611</text:p>
          </table:table-cell>
          <table:table-cell office:value-type="float" office:value="99.96" calcext:value-type="float">
            <text:p>99.96</text:p>
          </table:table-cell>
          <table:table-cell office:value-type="float" office:value="124.65" calcext:value-type="float">
            <text:p>124.65</text:p>
          </table:table-cell>
        </table:table-row>
        <table:table-row table:style-name="ro1">
          <table:table-cell office:value-type="float" office:value="735962" calcext:value-type="float">
            <text:p>735962</text:p>
          </table:table-cell>
          <table:table-cell table:formula="of:=[.A48]/1000/(60*60*24)" office:value-type="time" office:time-value="PT00H12M15.962S" calcext:value-type="time">
            <text:p>00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102.18" calcext:value-type="float">
            <text:p>102.18</text:p>
          </table:table-cell>
          <table:table-cell office:value-type="float" office:value="127.36" calcext:value-type="float">
            <text:p>127.36</text:p>
          </table:table-cell>
        </table:table-row>
        <table:table-row table:style-name="ro1">
          <table:table-cell office:value-type="float" office:value="751963" calcext:value-type="float">
            <text:p>751963</text:p>
          </table:table-cell>
          <table:table-cell table:formula="of:=[.A49]/1000/(60*60*24)" office:value-type="time" office:time-value="PT00H12M31.963S" calcext:value-type="time">
            <text:p>00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0.89" calcext:value-type="float">
            <text:p>610.89</text:p>
          </table:table-cell>
          <table:table-cell office:value-type="float" office:value="104.4" calcext:value-type="float">
            <text:p>104.4</text:p>
          </table:table-cell>
          <table:table-cell office:value-type="float" office:value="130.07" calcext:value-type="float">
            <text:p>130.07</text:p>
          </table:table-cell>
        </table:table-row>
        <table:table-row table:style-name="ro1">
          <table:table-cell office:value-type="float" office:value="767962" calcext:value-type="float">
            <text:p>767962</text:p>
          </table:table-cell>
          <table:table-cell table:formula="of:=[.A50]/1000/(60*60*24)" office:value-type="time" office:time-value="PT00H12M47.962S" calcext:value-type="time">
            <text:p>00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08.74" calcext:value-type="float">
            <text:p>608.74</text:p>
          </table:table-cell>
          <table:table-cell office:value-type="float" office:value="106.62" calcext:value-type="float">
            <text:p>106.62</text:p>
          </table:table-cell>
          <table:table-cell office:value-type="float" office:value="132.78" calcext:value-type="float">
            <text:p>132.78</text:p>
          </table:table-cell>
        </table:table-row>
        <table:table-row table:style-name="ro1">
          <table:table-cell office:value-type="float" office:value="783963" calcext:value-type="float">
            <text:p>783963</text:p>
          </table:table-cell>
          <table:table-cell table:formula="of:=[.A51]/1000/(60*60*24)" office:value-type="time" office:time-value="PT00H13M03.963S" calcext:value-type="time">
            <text:p>00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8.9" calcext:value-type="float">
            <text:p>608.9</text:p>
          </table:table-cell>
          <table:table-cell office:value-type="float" office:value="108.84" calcext:value-type="float">
            <text:p>108.84</text:p>
          </table:table-cell>
          <table:table-cell office:value-type="float" office:value="135.48" calcext:value-type="float">
            <text:p>135.48</text:p>
          </table:table-cell>
        </table:table-row>
        <table:table-row table:style-name="ro1">
          <table:table-cell office:value-type="float" office:value="799962" calcext:value-type="float">
            <text:p>799962</text:p>
          </table:table-cell>
          <table:table-cell table:formula="of:=[.A52]/1000/(60*60*24)" office:value-type="time" office:time-value="PT00H13M19.962S" calcext:value-type="time">
            <text:p>00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5" calcext:value-type="float">
            <text:p>608.65</text:p>
          </table:table-cell>
          <table:table-cell office:value-type="float" office:value="111.06" calcext:value-type="float">
            <text:p>111.06</text:p>
          </table:table-cell>
          <table:table-cell office:value-type="float" office:value="138.19" calcext:value-type="float">
            <text:p>138.19</text:p>
          </table:table-cell>
        </table:table-row>
        <table:table-row table:style-name="ro1">
          <table:table-cell office:value-type="float" office:value="815962" calcext:value-type="float">
            <text:p>815962</text:p>
          </table:table-cell>
          <table:table-cell table:formula="of:=[.A53]/1000/(60*60*24)" office:value-type="time" office:time-value="PT00H13M35.962S" calcext:value-type="time">
            <text:p>00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5" calcext:value-type="float">
            <text:p>608.65</text:p>
          </table:table-cell>
          <table:table-cell office:value-type="float" office:value="113.28" calcext:value-type="float">
            <text:p>113.28</text:p>
          </table:table-cell>
          <table:table-cell office:value-type="float" office:value="140.89" calcext:value-type="float">
            <text:p>140.89</text:p>
          </table:table-cell>
        </table:table-row>
        <table:table-row table:style-name="ro1">
          <table:table-cell office:value-type="float" office:value="831962" calcext:value-type="float">
            <text:p>831962</text:p>
          </table:table-cell>
          <table:table-cell table:formula="of:=[.A54]/1000/(60*60*24)" office:value-type="time" office:time-value="PT00H13M51.962S" calcext:value-type="time">
            <text:p>00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8.9" calcext:value-type="float">
            <text:p>608.9</text:p>
          </table:table-cell>
          <table:table-cell office:value-type="float" office:value="115.5" calcext:value-type="float">
            <text:p>115.5</text:p>
          </table:table-cell>
          <table:table-cell office:value-type="float" office:value="143.59" calcext:value-type="float">
            <text:p>143.59</text:p>
          </table:table-cell>
        </table:table-row>
        <table:table-row table:style-name="ro1">
          <table:table-cell office:value-type="float" office:value="847963" calcext:value-type="float">
            <text:p>847963</text:p>
          </table:table-cell>
          <table:table-cell table:formula="of:=[.A55]/1000/(60*60*24)" office:value-type="time" office:time-value="PT00H14M07.963S" calcext:value-type="time">
            <text:p>00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6.89" calcext:value-type="float">
            <text:p>606.89</text:p>
          </table:table-cell>
          <table:table-cell office:value-type="float" office:value="117.73" calcext:value-type="float">
            <text:p>117.73</text:p>
          </table:table-cell>
          <table:table-cell office:value-type="float" office:value="146.29" calcext:value-type="float">
            <text:p>146.29</text:p>
          </table:table-cell>
        </table:table-row>
        <table:table-row table:style-name="ro1">
          <table:table-cell office:value-type="float" office:value="863962" calcext:value-type="float">
            <text:p>863962</text:p>
          </table:table-cell>
          <table:table-cell table:formula="of:=[.A56]/1000/(60*60*24)" office:value-type="time" office:time-value="PT00H14M23.962S" calcext:value-type="time">
            <text:p>00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6.74" calcext:value-type="float">
            <text:p>606.74</text:p>
          </table:table-cell>
          <table:table-cell office:value-type="float" office:value="119.95" calcext:value-type="float">
            <text:p>119.95</text:p>
          </table:table-cell>
          <table:table-cell office:value-type="float" office:value="148.99" calcext:value-type="float">
            <text:p>148.99</text:p>
          </table:table-cell>
        </table:table-row>
        <table:table-row table:style-name="ro1">
          <table:table-cell office:value-type="float" office:value="879963" calcext:value-type="float">
            <text:p>879963</text:p>
          </table:table-cell>
          <table:table-cell table:formula="of:=[.A57]/1000/(60*60*24)" office:value-type="time" office:time-value="PT00H14M39.963S" calcext:value-type="time">
            <text:p>00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5" calcext:value-type="float">
            <text:p>608.5</text:p>
          </table:table-cell>
          <table:table-cell office:value-type="float" office:value="122.17" calcext:value-type="float">
            <text:p>122.17</text:p>
          </table:table-cell>
          <table:table-cell office:value-type="float" office:value="151.69" calcext:value-type="float">
            <text:p>151.69</text:p>
          </table:table-cell>
        </table:table-row>
        <table:table-row table:style-name="ro1">
          <table:table-cell office:value-type="float" office:value="895962" calcext:value-type="float">
            <text:p>895962</text:p>
          </table:table-cell>
          <table:table-cell table:formula="of:=[.A58]/1000/(60*60*24)" office:value-type="time" office:time-value="PT00H14M55.962S" calcext:value-type="time">
            <text:p>00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500" calcext:value-type="float">
            <text:p>500</text:p>
          </table:table-cell>
          <table:table-cell office:value-type="float" office:value="606.99" calcext:value-type="float">
            <text:p>606.99</text:p>
          </table:table-cell>
          <table:table-cell office:value-type="float" office:value="124.39" calcext:value-type="float">
            <text:p>124.39</text:p>
          </table:table-cell>
          <table:table-cell office:value-type="float" office:value="154.39" calcext:value-type="float">
            <text:p>154.39</text:p>
          </table:table-cell>
        </table:table-row>
        <table:table-row table:style-name="ro1">
          <table:table-cell office:value-type="float" office:value="911962" calcext:value-type="float">
            <text:p>911962</text:p>
          </table:table-cell>
          <table:table-cell table:formula="of:=[.A59]/1000/(60*60*24)" office:value-type="time" office:time-value="PT00H15M11.962S" calcext:value-type="time">
            <text:p>00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08.74" calcext:value-type="float">
            <text:p>608.74</text:p>
          </table:table-cell>
          <table:table-cell office:value-type="float" office:value="126.61" calcext:value-type="float">
            <text:p>126.61</text:p>
          </table:table-cell>
          <table:table-cell office:value-type="float" office:value="157.09" calcext:value-type="float">
            <text:p>157.09</text:p>
          </table:table-cell>
        </table:table-row>
        <table:table-row table:style-name="ro1">
          <table:table-cell office:value-type="float" office:value="927962" calcext:value-type="float">
            <text:p>927962</text:p>
          </table:table-cell>
          <table:table-cell table:formula="of:=[.A60]/1000/(60*60*24)" office:value-type="time" office:time-value="PT00H15M27.962S" calcext:value-type="time">
            <text:p>00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6.75" calcext:value-type="float">
            <text:p>606.75</text:p>
          </table:table-cell>
          <table:table-cell office:value-type="float" office:value="128.83" calcext:value-type="float">
            <text:p>128.83</text:p>
          </table:table-cell>
          <table:table-cell office:value-type="float" office:value="159.78" calcext:value-type="float">
            <text:p>159.78</text:p>
          </table:table-cell>
        </table:table-row>
        <table:table-row table:style-name="ro1">
          <table:table-cell office:value-type="float" office:value="943963" calcext:value-type="float">
            <text:p>943963</text:p>
          </table:table-cell>
          <table:table-cell table:formula="of:=[.A61]/1000/(60*60*24)" office:value-type="time" office:time-value="PT00H15M43.963S" calcext:value-type="time">
            <text:p>00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4.74" calcext:value-type="float">
            <text:p>604.74</text:p>
          </table:table-cell>
          <table:table-cell office:value-type="float" office:value="131.05" calcext:value-type="float">
            <text:p>131.05</text:p>
          </table:table-cell>
          <table:table-cell office:value-type="float" office:value="162.48" calcext:value-type="float">
            <text:p>162.48</text:p>
          </table:table-cell>
        </table:table-row>
        <table:table-row table:style-name="ro1">
          <table:table-cell office:value-type="float" office:value="959962" calcext:value-type="float">
            <text:p>959962</text:p>
          </table:table-cell>
          <table:table-cell table:formula="of:=[.A62]/1000/(60*60*24)" office:value-type="time" office:time-value="PT00H15M59.962S" calcext:value-type="time">
            <text:p>00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6.75" calcext:value-type="float">
            <text:p>606.75</text:p>
          </table:table-cell>
          <table:table-cell office:value-type="float" office:value="133.27" calcext:value-type="float">
            <text:p>133.27</text:p>
          </table:table-cell>
          <table:table-cell office:value-type="float" office:value="165.17" calcext:value-type="float">
            <text:p>165.17</text:p>
          </table:table-cell>
        </table:table-row>
        <table:table-row table:style-name="ro1">
          <table:table-cell office:value-type="float" office:value="975963" calcext:value-type="float">
            <text:p>975963</text:p>
          </table:table-cell>
          <table:table-cell table:formula="of:=[.A63]/1000/(60*60*24)" office:value-type="time" office:time-value="PT00H16M15.963S" calcext:value-type="time">
            <text:p>00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5" calcext:value-type="float">
            <text:p>606.5</text:p>
          </table:table-cell>
          <table:table-cell office:value-type="float" office:value="135.49" calcext:value-type="float">
            <text:p>135.49</text:p>
          </table:table-cell>
          <table:table-cell office:value-type="float" office:value="167.86" calcext:value-type="float">
            <text:p>167.86</text:p>
          </table:table-cell>
        </table:table-row>
        <table:table-row table:style-name="ro1">
          <table:table-cell office:value-type="float" office:value="991962" calcext:value-type="float">
            <text:p>991962</text:p>
          </table:table-cell>
          <table:table-cell table:formula="of:=[.A64]/1000/(60*60*24)" office:value-type="time" office:time-value="PT00H16M31.962S" calcext:value-type="time">
            <text:p>00:16:32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4.74" calcext:value-type="float">
            <text:p>604.74</text:p>
          </table:table-cell>
          <table:table-cell office:value-type="float" office:value="137.72" calcext:value-type="float">
            <text:p>137.72</text:p>
          </table:table-cell>
          <table:table-cell office:value-type="float" office:value="170.55" calcext:value-type="float">
            <text:p>170.55</text:p>
          </table:table-cell>
        </table:table-row>
        <table:table-row table:style-name="ro1">
          <table:table-cell office:value-type="float" office:value="1007962" calcext:value-type="float">
            <text:p>1007962</text:p>
          </table:table-cell>
          <table:table-cell table:formula="of:=[.A65]/1000/(60*60*24)" office:value-type="time" office:time-value="PT00H16M47.962S" calcext:value-type="time">
            <text:p>00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4.91" calcext:value-type="float">
            <text:p>604.91</text:p>
          </table:table-cell>
          <table:table-cell office:value-type="float" office:value="139.94" calcext:value-type="float">
            <text:p>139.94</text:p>
          </table:table-cell>
          <table:table-cell office:value-type="float" office:value="173.24" calcext:value-type="float">
            <text:p>173.24</text:p>
          </table:table-cell>
        </table:table-row>
        <table:table-row table:style-name="ro1">
          <table:table-cell office:value-type="float" office:value="1023962" calcext:value-type="float">
            <text:p>1023962</text:p>
          </table:table-cell>
          <table:table-cell table:formula="of:=[.A66]/1000/(60*60*24)" office:value-type="time" office:time-value="PT00H17M03.962S" calcext:value-type="time">
            <text:p>00:17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4.76" calcext:value-type="float">
            <text:p>604.76</text:p>
          </table:table-cell>
          <table:table-cell office:value-type="float" office:value="142.16" calcext:value-type="float">
            <text:p>142.16</text:p>
          </table:table-cell>
          <table:table-cell office:value-type="float" office:value="175.93" calcext:value-type="float">
            <text:p>175.93</text:p>
          </table:table-cell>
        </table:table-row>
        <table:table-row table:style-name="ro1">
          <table:table-cell office:value-type="float" office:value="1039962" calcext:value-type="float">
            <text:p>1039962</text:p>
          </table:table-cell>
          <table:table-cell table:formula="of:=[.A67]/1000/(60*60*24)" office:value-type="time" office:time-value="PT00H17M19.962S" calcext:value-type="time">
            <text:p>00:17:20</text:p>
          </table:table-cell>
          <table:table-cell office:value-type="float" office:value="1.21" calcext:value-type="float">
            <text:p>1.21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4.88" calcext:value-type="float">
            <text:p>604.88</text:p>
          </table:table-cell>
          <table:table-cell office:value-type="float" office:value="144.38" calcext:value-type="float">
            <text:p>144.38</text:p>
          </table:table-cell>
          <table:table-cell office:value-type="float" office:value="178.62" calcext:value-type="float">
            <text:p>178.62</text:p>
          </table:table-cell>
        </table:table-row>
        <table:table-row table:style-name="ro1">
          <table:table-cell office:value-type="float" office:value="1055962" calcext:value-type="float">
            <text:p>1055962</text:p>
          </table:table-cell>
          <table:table-cell table:formula="of:=[.A68]/1000/(60*60*24)" office:value-type="time" office:time-value="PT00H17M35.962S" calcext:value-type="time">
            <text:p>00:17:36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4.74" calcext:value-type="float">
            <text:p>604.74</text:p>
          </table:table-cell>
          <table:table-cell office:value-type="float" office:value="146.6" calcext:value-type="float">
            <text:p>146.6</text:p>
          </table:table-cell>
          <table:table-cell office:value-type="float" office:value="181.31" calcext:value-type="float">
            <text:p>181.31</text:p>
          </table:table-cell>
        </table:table-row>
        <table:table-row table:style-name="ro1">
          <table:table-cell office:value-type="float" office:value="1071962" calcext:value-type="float">
            <text:p>1071962</text:p>
          </table:table-cell>
          <table:table-cell table:formula="of:=[.A69]/1000/(60*60*24)" office:value-type="time" office:time-value="PT00H17M51.962S" calcext:value-type="time">
            <text:p>00:17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41" calcext:value-type="float">
            <text:p>604.41</text:p>
          </table:table-cell>
          <table:table-cell office:value-type="float" office:value="148.82" calcext:value-type="float">
            <text:p>148.8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87962" calcext:value-type="float">
            <text:p>1087962</text:p>
          </table:table-cell>
          <table:table-cell table:formula="of:=[.A70]/1000/(60*60*24)" office:value-type="time" office:time-value="PT00H18M07.962S" calcext:value-type="time">
            <text:p>00:18:08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9" calcext:value-type="float">
            <text:p>604.49</text:p>
          </table:table-cell>
          <table:table-cell office:value-type="float" office:value="151.04" calcext:value-type="float">
            <text:p>151.04</text:p>
          </table:table-cell>
          <table:table-cell office:value-type="float" office:value="186.69" calcext:value-type="float">
            <text:p>186.69</text:p>
          </table:table-cell>
        </table:table-row>
        <table:table-row table:style-name="ro1">
          <table:table-cell office:value-type="float" office:value="1103962" calcext:value-type="float">
            <text:p>1103962</text:p>
          </table:table-cell>
          <table:table-cell table:formula="of:=[.A71]/1000/(60*60*24)" office:value-type="time" office:time-value="PT00H18M23.962S" calcext:value-type="time">
            <text:p>00:18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4.75" calcext:value-type="float">
            <text:p>604.75</text:p>
          </table:table-cell>
          <table:table-cell office:value-type="float" office:value="153.27" calcext:value-type="float">
            <text:p>153.27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119962" calcext:value-type="float">
            <text:p>1119962</text:p>
          </table:table-cell>
          <table:table-cell table:formula="of:=[.A72]/1000/(60*60*24)" office:value-type="time" office:time-value="PT00H18M39.962S" calcext:value-type="time">
            <text:p>00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4" calcext:value-type="float">
            <text:p>604.64</text:p>
          </table:table-cell>
          <table:table-cell office:value-type="float" office:value="155.49" calcext:value-type="float">
            <text:p>155.49</text:p>
          </table:table-cell>
          <table:table-cell office:value-type="float" office:value="192.06" calcext:value-type="float">
            <text:p>192.06</text:p>
          </table:table-cell>
        </table:table-row>
        <table:table-row table:style-name="ro1">
          <table:table-cell office:value-type="float" office:value="1135963" calcext:value-type="float">
            <text:p>1135963</text:p>
          </table:table-cell>
          <table:table-cell table:formula="of:=[.A73]/1000/(60*60*24)" office:value-type="time" office:time-value="PT00H18M55.963S" calcext:value-type="time">
            <text:p>00:18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5" calcext:value-type="float">
            <text:p>604.65</text:p>
          </table:table-cell>
          <table:table-cell office:value-type="float" office:value="157.71" calcext:value-type="float">
            <text:p>157.71</text:p>
          </table:table-cell>
          <table:table-cell office:value-type="float" office:value="194.75" calcext:value-type="float">
            <text:p>194.75</text:p>
          </table:table-cell>
        </table:table-row>
        <table:table-row table:style-name="ro1">
          <table:table-cell office:value-type="float" office:value="1151963" calcext:value-type="float">
            <text:p>1151963</text:p>
          </table:table-cell>
          <table:table-cell table:formula="of:=[.A74]/1000/(60*60*24)" office:value-type="time" office:time-value="PT00H19M11.963S" calcext:value-type="time">
            <text:p>00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4" calcext:value-type="float">
            <text:p>604.64</text:p>
          </table:table-cell>
          <table:table-cell office:value-type="float" office:value="159.93" calcext:value-type="float">
            <text:p>159.93</text:p>
          </table:table-cell>
          <table:table-cell office:value-type="float" office:value="197.43" calcext:value-type="float">
            <text:p>197.43</text:p>
          </table:table-cell>
        </table:table-row>
        <table:table-row table:style-name="ro1">
          <table:table-cell office:value-type="float" office:value="1167962" calcext:value-type="float">
            <text:p>1167962</text:p>
          </table:table-cell>
          <table:table-cell table:formula="of:=[.A75]/1000/(60*60*24)" office:value-type="time" office:time-value="PT00H19M27.962S" calcext:value-type="time">
            <text:p>00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41" calcext:value-type="float">
            <text:p>602.41</text:p>
          </table:table-cell>
          <table:table-cell office:value-type="float" office:value="162.15" calcext:value-type="float">
            <text:p>162.15</text:p>
          </table:table-cell>
          <table:table-cell office:value-type="float" office:value="200.11" calcext:value-type="float">
            <text:p>200.11</text:p>
          </table:table-cell>
        </table:table-row>
        <table:table-row table:style-name="ro1">
          <table:table-cell office:value-type="float" office:value="1183962" calcext:value-type="float">
            <text:p>1183962</text:p>
          </table:table-cell>
          <table:table-cell table:formula="of:=[.A76]/1000/(60*60*24)" office:value-type="time" office:time-value="PT00H19M43.962S" calcext:value-type="time">
            <text:p>00:19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2.75" calcext:value-type="float">
            <text:p>602.75</text:p>
          </table:table-cell>
          <table:table-cell office:value-type="float" office:value="164.37" calcext:value-type="float">
            <text:p>164.37</text:p>
          </table:table-cell>
          <table:table-cell office:value-type="float" office:value="202.79" calcext:value-type="float">
            <text:p>202.79</text:p>
          </table:table-cell>
        </table:table-row>
        <table:table-row table:style-name="ro1">
          <table:table-cell office:value-type="float" office:value="1199963" calcext:value-type="float">
            <text:p>1199963</text:p>
          </table:table-cell>
          <table:table-cell table:formula="of:=[.A77]/1000/(60*60*24)" office:value-type="time" office:time-value="PT00H19M59.963S" calcext:value-type="time">
            <text:p>00:20:00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0.89" calcext:value-type="float">
            <text:p>600.89</text:p>
          </table:table-cell>
          <table:table-cell office:value-type="float" office:value="166.59" calcext:value-type="float">
            <text:p>166.59</text:p>
          </table:table-cell>
          <table:table-cell office:value-type="float" office:value="205.47" calcext:value-type="float">
            <text:p>205.47</text:p>
          </table:table-cell>
        </table:table-row>
        <table:table-row table:style-name="ro1">
          <table:table-cell office:value-type="float" office:value="1215962" calcext:value-type="float">
            <text:p>1215962</text:p>
          </table:table-cell>
          <table:table-cell table:formula="of:=[.A78]/1000/(60*60*24)" office:value-type="time" office:time-value="PT00H20M15.962S" calcext:value-type="time">
            <text:p>00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2.9" calcext:value-type="float">
            <text:p>602.9</text:p>
          </table:table-cell>
          <table:table-cell office:value-type="float" office:value="168.81" calcext:value-type="float">
            <text:p>168.81</text:p>
          </table:table-cell>
          <table:table-cell office:value-type="float" office:value="208.14" calcext:value-type="float">
            <text:p>208.14</text:p>
          </table:table-cell>
        </table:table-row>
        <table:table-row table:style-name="ro1">
          <table:table-cell office:value-type="float" office:value="1231963" calcext:value-type="float">
            <text:p>1231963</text:p>
          </table:table-cell>
          <table:table-cell table:formula="of:=[.A79]/1000/(60*60*24)" office:value-type="time" office:time-value="PT00H20M31.963S" calcext:value-type="time">
            <text:p>00:20:3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6" calcext:value-type="float">
            <text:p>600.66</text:p>
          </table:table-cell>
          <table:table-cell office:value-type="float" office:value="171.03" calcext:value-type="float">
            <text:p>171.03</text:p>
          </table:table-cell>
          <table:table-cell office:value-type="float" office:value="210.82" calcext:value-type="float">
            <text:p>210.82</text:p>
          </table:table-cell>
        </table:table-row>
        <table:table-row table:style-name="ro1">
          <table:table-cell office:value-type="float" office:value="1247962" calcext:value-type="float">
            <text:p>1247962</text:p>
          </table:table-cell>
          <table:table-cell table:formula="of:=[.A80]/1000/(60*60*24)" office:value-type="time" office:time-value="PT00H20M47.962S" calcext:value-type="time">
            <text:p>00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5" calcext:value-type="float">
            <text:p>602.5</text:p>
          </table:table-cell>
          <table:table-cell office:value-type="float" office:value="173.26" calcext:value-type="float">
            <text:p>173.26</text:p>
          </table:table-cell>
          <table:table-cell office:value-type="float" office:value="213.49" calcext:value-type="float">
            <text:p>213.49</text:p>
          </table:table-cell>
        </table:table-row>
        <table:table-row table:style-name="ro1">
          <table:table-cell office:value-type="float" office:value="1263963" calcext:value-type="float">
            <text:p>1263963</text:p>
          </table:table-cell>
          <table:table-cell table:formula="of:=[.A81]/1000/(60*60*24)" office:value-type="time" office:time-value="PT00H21M03.963S" calcext:value-type="time">
            <text:p>00:21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5" calcext:value-type="float">
            <text:p>602.5</text:p>
          </table:table-cell>
          <table:table-cell office:value-type="float" office:value="175.48" calcext:value-type="float">
            <text:p>175.48</text:p>
          </table:table-cell>
          <table:table-cell office:value-type="float" office:value="216.16" calcext:value-type="float">
            <text:p>216.16</text:p>
          </table:table-cell>
        </table:table-row>
        <table:table-row table:style-name="ro1">
          <table:table-cell office:value-type="float" office:value="1279962" calcext:value-type="float">
            <text:p>1279962</text:p>
          </table:table-cell>
          <table:table-cell table:formula="of:=[.A82]/1000/(60*60*24)" office:value-type="time" office:time-value="PT00H21M19.962S" calcext:value-type="time">
            <text:p>00:21:20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0.9" calcext:value-type="float">
            <text:p>600.9</text:p>
          </table:table-cell>
          <table:table-cell office:value-type="float" office:value="177.7" calcext:value-type="float">
            <text:p>177.7</text:p>
          </table:table-cell>
          <table:table-cell office:value-type="float" office:value="218.84" calcext:value-type="float">
            <text:p>218.84</text:p>
          </table:table-cell>
        </table:table-row>
        <table:table-row table:style-name="ro1">
          <table:table-cell office:value-type="float" office:value="1295962" calcext:value-type="float">
            <text:p>1295962</text:p>
          </table:table-cell>
          <table:table-cell table:formula="of:=[.A83]/1000/(60*60*24)" office:value-type="time" office:time-value="PT00H21M35.962S" calcext:value-type="time">
            <text:p>00:21:36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5" calcext:value-type="float">
            <text:p>600.5</text:p>
          </table:table-cell>
          <table:table-cell office:value-type="float" office:value="179.92" calcext:value-type="float">
            <text:p>179.92</text:p>
          </table:table-cell>
          <table:table-cell office:value-type="float" office:value="221.51" calcext:value-type="float">
            <text:p>221.51</text:p>
          </table:table-cell>
        </table:table-row>
        <table:table-row table:style-name="ro1">
          <table:table-cell office:value-type="float" office:value="1311962" calcext:value-type="float">
            <text:p>1311962</text:p>
          </table:table-cell>
          <table:table-cell table:formula="of:=[.A84]/1000/(60*60*24)" office:value-type="time" office:time-value="PT00H21M51.962S" calcext:value-type="time">
            <text:p>00:21:5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5" calcext:value-type="float">
            <text:p>600.65</text:p>
          </table:table-cell>
          <table:table-cell office:value-type="float" office:value="182.14" calcext:value-type="float">
            <text:p>182.14</text:p>
          </table:table-cell>
          <table:table-cell office:value-type="float" office:value="224.18" calcext:value-type="float">
            <text:p>224.18</text:p>
          </table:table-cell>
        </table:table-row>
        <table:table-row table:style-name="ro1">
          <table:table-cell office:value-type="float" office:value="1327963" calcext:value-type="float">
            <text:p>1327963</text:p>
          </table:table-cell>
          <table:table-cell table:formula="of:=[.A85]/1000/(60*60*24)" office:value-type="time" office:time-value="PT00H22M07.963S" calcext:value-type="time">
            <text:p>00:22:08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184.36" calcext:value-type="float">
            <text:p>184.36</text:p>
          </table:table-cell>
          <table:table-cell office:value-type="float" office:value="226.85" calcext:value-type="float">
            <text:p>226.85</text:p>
          </table:table-cell>
        </table:table-row>
        <table:table-row table:style-name="ro1">
          <table:table-cell office:value-type="float" office:value="1343962" calcext:value-type="float">
            <text:p>1343962</text:p>
          </table:table-cell>
          <table:table-cell table:formula="of:=[.A86]/1000/(60*60*24)" office:value-type="time" office:time-value="PT00H22M23.962S" calcext:value-type="time">
            <text:p>00:22:24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5" calcext:value-type="float">
            <text:p>600.5</text:p>
          </table:table-cell>
          <table:table-cell office:value-type="float" office:value="186.58" calcext:value-type="float">
            <text:p>186.58</text:p>
          </table:table-cell>
          <table:table-cell office:value-type="float" office:value="229.52" calcext:value-type="float">
            <text:p>229.52</text:p>
          </table:table-cell>
        </table:table-row>
        <table:table-row table:style-name="ro1">
          <table:table-cell office:value-type="float" office:value="1359962" calcext:value-type="float">
            <text:p>1359962</text:p>
          </table:table-cell>
          <table:table-cell table:formula="of:=[.A87]/1000/(60*60*24)" office:value-type="time" office:time-value="PT00H22M39.962S" calcext:value-type="time">
            <text:p>00:22:40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0.88" calcext:value-type="float">
            <text:p>600.88</text:p>
          </table:table-cell>
          <table:table-cell office:value-type="float" office:value="188.8" calcext:value-type="float">
            <text:p>188.8</text:p>
          </table:table-cell>
          <table:table-cell office:value-type="float" office:value="232.19" calcext:value-type="float">
            <text:p>232.19</text:p>
          </table:table-cell>
        </table:table-row>
        <table:table-row table:style-name="ro1">
          <table:table-cell office:value-type="float" office:value="1375962" calcext:value-type="float">
            <text:p>1375962</text:p>
          </table:table-cell>
          <table:table-cell table:formula="of:=[.A88]/1000/(60*60*24)" office:value-type="time" office:time-value="PT00H22M55.962S" calcext:value-type="time">
            <text:p>00:22:56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0.89" calcext:value-type="float">
            <text:p>600.89</text:p>
          </table:table-cell>
          <table:table-cell office:value-type="float" office:value="191.02" calcext:value-type="float">
            <text:p>191.02</text:p>
          </table:table-cell>
          <table:table-cell office:value-type="float" office:value="234.86" calcext:value-type="float">
            <text:p>234.86</text:p>
          </table:table-cell>
        </table:table-row>
        <table:table-row table:style-name="ro1">
          <table:table-cell office:value-type="float" office:value="1391963" calcext:value-type="float">
            <text:p>1391963</text:p>
          </table:table-cell>
          <table:table-cell table:formula="of:=[.A89]/1000/(60*60*24)" office:value-type="time" office:time-value="PT00H23M11.963S" calcext:value-type="time">
            <text:p>00:23:12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51" calcext:value-type="float">
            <text:p>600.51</text:p>
          </table:table-cell>
          <table:table-cell office:value-type="float" office:value="193.24" calcext:value-type="float">
            <text:p>193.24</text:p>
          </table:table-cell>
          <table:table-cell office:value-type="float" office:value="237.53" calcext:value-type="float">
            <text:p>237.53</text:p>
          </table:table-cell>
        </table:table-row>
        <table:table-row table:style-name="ro1">
          <table:table-cell office:value-type="float" office:value="1407962" calcext:value-type="float">
            <text:p>1407962</text:p>
          </table:table-cell>
          <table:table-cell table:formula="of:=[.A90]/1000/(60*60*24)" office:value-type="time" office:time-value="PT00H23M27.962S" calcext:value-type="time">
            <text:p>00:23:28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195.47" calcext:value-type="float">
            <text:p>195.47</text:p>
          </table:table-cell>
          <table:table-cell office:value-type="float" office:value="240.2" calcext:value-type="float">
            <text:p>240.2</text:p>
          </table:table-cell>
        </table:table-row>
        <table:table-row table:style-name="ro1">
          <table:table-cell office:value-type="float" office:value="1423962" calcext:value-type="float">
            <text:p>1423962</text:p>
          </table:table-cell>
          <table:table-cell table:formula="of:=[.A91]/1000/(60*60*24)" office:value-type="time" office:time-value="PT00H23M43.962S" calcext:value-type="time">
            <text:p>00:23:44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5" calcext:value-type="float">
            <text:p>600.75</text:p>
          </table:table-cell>
          <table:table-cell office:value-type="float" office:value="197.69" calcext:value-type="float">
            <text:p>197.69</text:p>
          </table:table-cell>
          <table:table-cell office:value-type="float" office:value="242.87" calcext:value-type="float">
            <text:p>242.87</text:p>
          </table:table-cell>
        </table:table-row>
        <table:table-row table:style-name="ro1">
          <table:table-cell office:value-type="float" office:value="1439962" calcext:value-type="float">
            <text:p>1439962</text:p>
          </table:table-cell>
          <table:table-cell table:formula="of:=[.A92]/1000/(60*60*24)" office:value-type="time" office:time-value="PT00H23M59.962S" calcext:value-type="time">
            <text:p>00:24:00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6" calcext:value-type="float">
            <text:p>600.76</text:p>
          </table:table-cell>
          <table:table-cell office:value-type="float" office:value="199.91" calcext:value-type="float">
            <text:p>199.91</text:p>
          </table:table-cell>
          <table:table-cell office:value-type="float" office:value="245.54" calcext:value-type="float">
            <text:p>245.54</text:p>
          </table:table-cell>
        </table:table-row>
        <table:table-row table:style-name="ro1">
          <table:table-cell office:value-type="float" office:value="1455963" calcext:value-type="float">
            <text:p>1455963</text:p>
          </table:table-cell>
          <table:table-cell table:formula="of:=[.A93]/1000/(60*60*24)" office:value-type="time" office:time-value="PT00H24M15.963S" calcext:value-type="time">
            <text:p>00:24:16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202.13" calcext:value-type="float">
            <text:p>202.13</text:p>
          </table:table-cell>
          <table:table-cell office:value-type="float" office:value="248.21" calcext:value-type="float">
            <text:p>248.21</text:p>
          </table:table-cell>
        </table:table-row>
        <table:table-row table:style-name="ro1">
          <table:table-cell office:value-type="float" office:value="1471963" calcext:value-type="float">
            <text:p>1471963</text:p>
          </table:table-cell>
          <table:table-cell table:formula="of:=[.A94]/1000/(60*60*24)" office:value-type="time" office:time-value="PT00H24M31.963S" calcext:value-type="time">
            <text:p>00:24:32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5" calcext:value-type="float">
            <text:p>600.5</text:p>
          </table:table-cell>
          <table:table-cell office:value-type="float" office:value="204.35" calcext:value-type="float">
            <text:p>204.35</text:p>
          </table:table-cell>
          <table:table-cell office:value-type="float" office:value="250.88" calcext:value-type="float">
            <text:p>250.88</text:p>
          </table:table-cell>
        </table:table-row>
        <table:table-row table:style-name="ro1">
          <table:table-cell office:value-type="float" office:value="1487962" calcext:value-type="float">
            <text:p>1487962</text:p>
          </table:table-cell>
          <table:table-cell table:formula="of:=[.A95]/1000/(60*60*24)" office:value-type="time" office:time-value="PT00H24M47.962S" calcext:value-type="time">
            <text:p>00:24:48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206.57" calcext:value-type="float">
            <text:p>206.57</text:p>
          </table:table-cell>
          <table:table-cell office:value-type="float" office:value="253.55" calcext:value-type="float">
            <text:p>253.55</text:p>
          </table:table-cell>
        </table:table-row>
        <table:table-row table:style-name="ro1">
          <table:table-cell office:value-type="float" office:value="1503962" calcext:value-type="float">
            <text:p>1503962</text:p>
          </table:table-cell>
          <table:table-cell table:formula="of:=[.A96]/1000/(60*60*24)" office:value-type="time" office:time-value="PT00H25M03.962S" calcext:value-type="time">
            <text:p>00:25:04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208.79" calcext:value-type="float">
            <text:p>208.79</text:p>
          </table:table-cell>
          <table:table-cell office:value-type="float" office:value="256.22" calcext:value-type="float">
            <text:p>256.22</text:p>
          </table:table-cell>
        </table:table-row>
        <table:table-row table:style-name="ro1">
          <table:table-cell office:value-type="float" office:value="1519962" calcext:value-type="float">
            <text:p>1519962</text:p>
          </table:table-cell>
          <table:table-cell table:formula="of:=[.A97]/1000/(60*60*24)" office:value-type="time" office:time-value="PT00H25M19.962S" calcext:value-type="time">
            <text:p>00:25:20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6" calcext:value-type="float">
            <text:p>600.66</text:p>
          </table:table-cell>
          <table:table-cell office:value-type="float" office:value="211.01" calcext:value-type="float">
            <text:p>211.01</text:p>
          </table:table-cell>
          <table:table-cell office:value-type="float" office:value="258.89" calcext:value-type="float">
            <text:p>258.89</text:p>
          </table:table-cell>
        </table:table-row>
        <table:table-row table:style-name="ro1">
          <table:table-cell office:value-type="float" office:value="1535962" calcext:value-type="float">
            <text:p>1535962</text:p>
          </table:table-cell>
          <table:table-cell table:formula="of:=[.A98]/1000/(60*60*24)" office:value-type="time" office:time-value="PT00H25M35.962S" calcext:value-type="time">
            <text:p>00:25:36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213.23" calcext:value-type="float">
            <text:p>213.23</text:p>
          </table:table-cell>
          <table:table-cell office:value-type="float" office:value="261.56" calcext:value-type="float">
            <text:p>261.56</text:p>
          </table:table-cell>
        </table:table-row>
        <table:table-row table:style-name="ro1">
          <table:table-cell office:value-type="float" office:value="1551962" calcext:value-type="float">
            <text:p>1551962</text:p>
          </table:table-cell>
          <table:table-cell table:formula="of:=[.A99]/1000/(60*60*24)" office:value-type="time" office:time-value="PT00H25M51.962S" calcext:value-type="time">
            <text:p>00:25:52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0.89" calcext:value-type="float">
            <text:p>600.89</text:p>
          </table:table-cell>
          <table:table-cell office:value-type="float" office:value="215.45" calcext:value-type="float">
            <text:p>215.45</text:p>
          </table:table-cell>
          <table:table-cell office:value-type="float" office:value="264.23" calcext:value-type="float">
            <text:p>264.23</text:p>
          </table:table-cell>
        </table:table-row>
        <table:table-row table:style-name="ro1">
          <table:table-cell office:value-type="float" office:value="1567962" calcext:value-type="float">
            <text:p>1567962</text:p>
          </table:table-cell>
          <table:table-cell table:formula="of:=[.A100]/1000/(60*60*24)" office:value-type="time" office:time-value="PT00H26M07.962S" calcext:value-type="time">
            <text:p>00:26:08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5" calcext:value-type="float">
            <text:p>600.75</text:p>
          </table:table-cell>
          <table:table-cell office:value-type="float" office:value="217.68" calcext:value-type="float">
            <text:p>217.68</text:p>
          </table:table-cell>
          <table:table-cell office:value-type="float" office:value="266.89" calcext:value-type="float">
            <text:p>266.89</text:p>
          </table:table-cell>
        </table:table-row>
        <table:table-row table:style-name="ro1">
          <table:table-cell office:value-type="float" office:value="1583962" calcext:value-type="float">
            <text:p>1583962</text:p>
          </table:table-cell>
          <table:table-cell table:formula="of:=[.A101]/1000/(60*60*24)" office:value-type="time" office:time-value="PT00H26M23.962S" calcext:value-type="time">
            <text:p>00:26:24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4" calcext:value-type="float">
            <text:p>600.74</text:p>
          </table:table-cell>
          <table:table-cell office:value-type="float" office:value="219.9" calcext:value-type="float">
            <text:p>219.9</text:p>
          </table:table-cell>
          <table:table-cell office:value-type="float" office:value="269.56" calcext:value-type="float">
            <text:p>269.56</text:p>
          </table:table-cell>
        </table:table-row>
        <table:table-row table:style-name="ro1">
          <table:table-cell office:value-type="float" office:value="1599962" calcext:value-type="float">
            <text:p>1599962</text:p>
          </table:table-cell>
          <table:table-cell table:formula="of:=[.A102]/1000/(60*60*24)" office:value-type="time" office:time-value="PT00H26M39.962S" calcext:value-type="time">
            <text:p>00:26:40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6" calcext:value-type="float">
            <text:p>600.66</text:p>
          </table:table-cell>
          <table:table-cell office:value-type="float" office:value="222.12" calcext:value-type="float">
            <text:p>222.12</text:p>
          </table:table-cell>
          <table:table-cell office:value-type="float" office:value="272.23" calcext:value-type="float">
            <text:p>272.23</text:p>
          </table:table-cell>
        </table:table-row>
        <table:table-row table:style-name="ro1">
          <table:table-cell office:value-type="float" office:value="1615963" calcext:value-type="float">
            <text:p>1615963</text:p>
          </table:table-cell>
          <table:table-cell table:formula="of:=[.A103]/1000/(60*60*24)" office:value-type="time" office:time-value="PT00H26M55.963S" calcext:value-type="time">
            <text:p>00:26:56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4" calcext:value-type="float">
            <text:p>598.74</text:p>
          </table:table-cell>
          <table:table-cell office:value-type="float" office:value="224.34" calcext:value-type="float">
            <text:p>224.34</text:p>
          </table:table-cell>
          <table:table-cell office:value-type="float" office:value="274.9" calcext:value-type="float">
            <text:p>274.9</text:p>
          </table:table-cell>
        </table:table-row>
        <table:table-row table:style-name="ro1">
          <table:table-cell office:value-type="float" office:value="1631963" calcext:value-type="float">
            <text:p>1631963</text:p>
          </table:table-cell>
          <table:table-cell table:formula="of:=[.A104]/1000/(60*60*24)" office:value-type="time" office:time-value="PT00H27M11.963S" calcext:value-type="time">
            <text:p>00:27:1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226.56" calcext:value-type="float">
            <text:p>226.56</text:p>
          </table:table-cell>
          <table:table-cell office:value-type="float" office:value="277.57" calcext:value-type="float">
            <text:p>277.57</text:p>
          </table:table-cell>
        </table:table-row>
        <table:table-row table:style-name="ro1">
          <table:table-cell office:value-type="float" office:value="1647962" calcext:value-type="float">
            <text:p>1647962</text:p>
          </table:table-cell>
          <table:table-cell table:formula="of:=[.A105]/1000/(60*60*24)" office:value-type="time" office:time-value="PT00H27M27.962S" calcext:value-type="time">
            <text:p>00:27:2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228.78" calcext:value-type="float">
            <text:p>228.78</text:p>
          </table:table-cell>
          <table:table-cell office:value-type="float" office:value="280.23" calcext:value-type="float">
            <text:p>280.23</text:p>
          </table:table-cell>
        </table:table-row>
        <table:table-row table:style-name="ro1">
          <table:table-cell office:value-type="float" office:value="1663962" calcext:value-type="float">
            <text:p>1663962</text:p>
          </table:table-cell>
          <table:table-cell table:formula="of:=[.A106]/1000/(60*60*24)" office:value-type="time" office:time-value="PT00H27M43.962S" calcext:value-type="time">
            <text:p>00:27:44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3" calcext:value-type="float">
            <text:p>600.73</text:p>
          </table:table-cell>
          <table:table-cell office:value-type="float" office:value="231" calcext:value-type="float">
            <text:p>231</text:p>
          </table:table-cell>
          <table:table-cell office:value-type="float" office:value="282.9" calcext:value-type="float">
            <text:p>282.9</text:p>
          </table:table-cell>
        </table:table-row>
        <table:table-row table:style-name="ro1">
          <table:table-cell office:value-type="float" office:value="1679962" calcext:value-type="float">
            <text:p>1679962</text:p>
          </table:table-cell>
          <table:table-cell table:formula="of:=[.A107]/1000/(60*60*24)" office:value-type="time" office:time-value="PT00H27M59.962S" calcext:value-type="time">
            <text:p>00:28:0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1" calcext:value-type="float">
            <text:p>600.41</text:p>
          </table:table-cell>
          <table:table-cell office:value-type="float" office:value="233.22" calcext:value-type="float">
            <text:p>233.22</text:p>
          </table:table-cell>
          <table:table-cell office:value-type="float" office:value="285.56" calcext:value-type="float">
            <text:p>285.56</text:p>
          </table:table-cell>
        </table:table-row>
        <table:table-row table:style-name="ro1">
          <table:table-cell office:value-type="float" office:value="1695962" calcext:value-type="float">
            <text:p>1695962</text:p>
          </table:table-cell>
          <table:table-cell table:formula="of:=[.A108]/1000/(60*60*24)" office:value-type="time" office:time-value="PT00H28M15.962S" calcext:value-type="time">
            <text:p>00:28:16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235.44" calcext:value-type="float">
            <text:p>235.44</text:p>
          </table:table-cell>
          <table:table-cell office:value-type="float" office:value="288.23" calcext:value-type="float">
            <text:p>288.23</text:p>
          </table:table-cell>
        </table:table-row>
        <table:table-row table:style-name="ro1">
          <table:table-cell office:value-type="float" office:value="1711962" calcext:value-type="float">
            <text:p>1711962</text:p>
          </table:table-cell>
          <table:table-cell table:formula="of:=[.A109]/1000/(60*60*24)" office:value-type="time" office:time-value="PT00H28M31.962S" calcext:value-type="time">
            <text:p>00:28:3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237.66" calcext:value-type="float">
            <text:p>237.66</text:p>
          </table:table-cell>
          <table:table-cell office:value-type="float" office:value="290.89" calcext:value-type="float">
            <text:p>290.89</text:p>
          </table:table-cell>
        </table:table-row>
        <table:table-row table:style-name="ro1">
          <table:table-cell office:value-type="float" office:value="1727962" calcext:value-type="float">
            <text:p>1727962</text:p>
          </table:table-cell>
          <table:table-cell table:formula="of:=[.A110]/1000/(60*60*24)" office:value-type="time" office:time-value="PT00H28M47.962S" calcext:value-type="time">
            <text:p>00:28:48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239.89" calcext:value-type="float">
            <text:p>239.89</text:p>
          </table:table-cell>
          <table:table-cell office:value-type="float" office:value="293.55" calcext:value-type="float">
            <text:p>293.55</text:p>
          </table:table-cell>
        </table:table-row>
        <table:table-row table:style-name="ro1">
          <table:table-cell office:value-type="float" office:value="1743962" calcext:value-type="float">
            <text:p>1743962</text:p>
          </table:table-cell>
          <table:table-cell table:formula="of:=[.A111]/1000/(60*60*24)" office:value-type="time" office:time-value="PT00H29M03.962S" calcext:value-type="time">
            <text:p>00:29:04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91" calcext:value-type="float">
            <text:p>598.91</text:p>
          </table:table-cell>
          <table:table-cell office:value-type="float" office:value="242.11" calcext:value-type="float">
            <text:p>242.11</text:p>
          </table:table-cell>
          <table:table-cell office:value-type="float" office:value="296.21" calcext:value-type="float">
            <text:p>296.21</text:p>
          </table:table-cell>
        </table:table-row>
        <table:table-row table:style-name="ro1">
          <table:table-cell office:value-type="float" office:value="1759962" calcext:value-type="float">
            <text:p>1759962</text:p>
          </table:table-cell>
          <table:table-cell table:formula="of:=[.A112]/1000/(60*60*24)" office:value-type="time" office:time-value="PT00H29M19.962S" calcext:value-type="time">
            <text:p>00:29:20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244.33" calcext:value-type="float">
            <text:p>244.33</text:p>
          </table:table-cell>
          <table:table-cell office:value-type="float" office:value="298.88" calcext:value-type="float">
            <text:p>298.88</text:p>
          </table:table-cell>
        </table:table-row>
        <table:table-row table:style-name="ro1">
          <table:table-cell office:value-type="float" office:value="1775962" calcext:value-type="float">
            <text:p>1775962</text:p>
          </table:table-cell>
          <table:table-cell table:formula="of:=[.A113]/1000/(60*60*24)" office:value-type="time" office:time-value="PT00H29M35.962S" calcext:value-type="time">
            <text:p>00:29:36</text:p>
          </table:table-cell>
          <table:table-cell office:value-type="float" office:value="1.2" calcext:value-type="float">
            <text:p>1.2</text:p>
          </table:table-cell>
          <table:table-cell office:value-type="float" office:value="500" calcext:value-type="float">
            <text:p>500</text:p>
          </table:table-cell>
          <table:table-cell office:value-type="float" office:value="599" calcext:value-type="float">
            <text:p>599</text:p>
          </table:table-cell>
          <table:table-cell office:value-type="float" office:value="246.55" calcext:value-type="float">
            <text:p>246.55</text:p>
          </table:table-cell>
          <table:table-cell office:value-type="float" office:value="301.54" calcext:value-type="float">
            <text:p>301.54</text:p>
          </table:table-cell>
        </table:table-row>
        <table:table-row table:style-name="ro1">
          <table:table-cell office:value-type="float" office:value="1791962" calcext:value-type="float">
            <text:p>1791962</text:p>
          </table:table-cell>
          <table:table-cell table:formula="of:=[.A114]/1000/(60*60*24)" office:value-type="time" office:time-value="PT00H29M51.962S" calcext:value-type="time">
            <text:p>00:29:52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7" calcext:value-type="float">
            <text:p>598.27</text:p>
          </table:table-cell>
          <table:table-cell office:value-type="float" office:value="248.77" calcext:value-type="float">
            <text:p>248.77</text:p>
          </table:table-cell>
          <table:table-cell office:value-type="float" office:value="304.19" calcext:value-type="float">
            <text:p>304.19</text:p>
          </table:table-cell>
        </table:table-row>
        <table:table-row table:style-name="ro1">
          <table:table-cell office:value-type="float" office:value="1807962" calcext:value-type="float">
            <text:p>1807962</text:p>
          </table:table-cell>
          <table:table-cell table:formula="of:=[.A115]/1000/(60*60*24)" office:value-type="time" office:time-value="PT00H30M07.962S" calcext:value-type="time">
            <text:p>00:30:08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250.99" calcext:value-type="float">
            <text:p>250.99</text:p>
          </table:table-cell>
          <table:table-cell office:value-type="float" office:value="306.85" calcext:value-type="float">
            <text:p>306.85</text:p>
          </table:table-cell>
        </table:table-row>
        <table:table-row table:style-name="ro1">
          <table:table-cell office:value-type="float" office:value="1823963" calcext:value-type="float">
            <text:p>1823963</text:p>
          </table:table-cell>
          <table:table-cell table:formula="of:=[.A116]/1000/(60*60*24)" office:value-type="time" office:time-value="PT00H30M23.963S" calcext:value-type="time">
            <text:p>00:30:24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1" calcext:value-type="float">
            <text:p>598.41</text:p>
          </table:table-cell>
          <table:table-cell office:value-type="float" office:value="253.21" calcext:value-type="float">
            <text:p>253.21</text:p>
          </table:table-cell>
          <table:table-cell office:value-type="float" office:value="309.51" calcext:value-type="float">
            <text:p>309.51</text:p>
          </table:table-cell>
        </table:table-row>
        <table:table-row table:style-name="ro1">
          <table:table-cell office:value-type="float" office:value="1839962" calcext:value-type="float">
            <text:p>1839962</text:p>
          </table:table-cell>
          <table:table-cell table:formula="of:=[.A117]/1000/(60*60*24)" office:value-type="time" office:time-value="PT00H30M39.962S" calcext:value-type="time">
            <text:p>00:30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255.43" calcext:value-type="float">
            <text:p>255.43</text:p>
          </table:table-cell>
          <table:table-cell office:value-type="float" office:value="312.16" calcext:value-type="float">
            <text:p>312.16</text:p>
          </table:table-cell>
        </table:table-row>
        <table:table-row table:style-name="ro1">
          <table:table-cell office:value-type="float" office:value="1855962" calcext:value-type="float">
            <text:p>1855962</text:p>
          </table:table-cell>
          <table:table-cell table:formula="of:=[.A118]/1000/(60*60*24)" office:value-type="time" office:time-value="PT00H30M55.962S" calcext:value-type="time">
            <text:p>00:30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257.65" calcext:value-type="float">
            <text:p>257.65</text:p>
          </table:table-cell>
          <table:table-cell office:value-type="float" office:value="314.82" calcext:value-type="float">
            <text:p>314.82</text:p>
          </table:table-cell>
        </table:table-row>
        <table:table-row table:style-name="ro1">
          <table:table-cell office:value-type="float" office:value="1871962" calcext:value-type="float">
            <text:p>1871962</text:p>
          </table:table-cell>
          <table:table-cell table:formula="of:=[.A119]/1000/(60*60*24)" office:value-type="time" office:time-value="PT00H31M11.962S" calcext:value-type="time">
            <text:p>00:31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7" calcext:value-type="float">
            <text:p>596.17</text:p>
          </table:table-cell>
          <table:table-cell office:value-type="float" office:value="259.87" calcext:value-type="float">
            <text:p>259.87</text:p>
          </table:table-cell>
          <table:table-cell office:value-type="float" office:value="317.47" calcext:value-type="float">
            <text:p>317.47</text:p>
          </table:table-cell>
        </table:table-row>
        <table:table-row table:style-name="ro1">
          <table:table-cell office:value-type="float" office:value="1887962" calcext:value-type="float">
            <text:p>1887962</text:p>
          </table:table-cell>
          <table:table-cell table:formula="of:=[.A120]/1000/(60*60*24)" office:value-type="time" office:time-value="PT00H31M27.962S" calcext:value-type="time">
            <text:p>00:31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262.1" calcext:value-type="float">
            <text:p>262.1</text:p>
          </table:table-cell>
          <table:table-cell office:value-type="float" office:value="320.13" calcext:value-type="float">
            <text:p>320.13</text:p>
          </table:table-cell>
        </table:table-row>
        <table:table-row table:style-name="ro1">
          <table:table-cell office:value-type="float" office:value="1903962" calcext:value-type="float">
            <text:p>1903962</text:p>
          </table:table-cell>
          <table:table-cell table:formula="of:=[.A121]/1000/(60*60*24)" office:value-type="time" office:time-value="PT00H31M43.962S" calcext:value-type="time">
            <text:p>00:31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264.32" calcext:value-type="float">
            <text:p>264.32</text:p>
          </table:table-cell>
          <table:table-cell office:value-type="float" office:value="322.78" calcext:value-type="float">
            <text:p>322.78</text:p>
          </table:table-cell>
        </table:table-row>
        <table:table-row table:style-name="ro1">
          <table:table-cell office:value-type="float" office:value="1919963" calcext:value-type="float">
            <text:p>1919963</text:p>
          </table:table-cell>
          <table:table-cell table:formula="of:=[.A122]/1000/(60*60*24)" office:value-type="time" office:time-value="PT00H31M59.963S" calcext:value-type="time">
            <text:p>00:32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266.54" calcext:value-type="float">
            <text:p>266.54</text:p>
          </table:table-cell>
          <table:table-cell office:value-type="float" office:value="325.43" calcext:value-type="float">
            <text:p>325.43</text:p>
          </table:table-cell>
        </table:table-row>
        <table:table-row table:style-name="ro1">
          <table:table-cell office:value-type="float" office:value="1935962" calcext:value-type="float">
            <text:p>1935962</text:p>
          </table:table-cell>
          <table:table-cell table:formula="of:=[.A123]/1000/(60*60*24)" office:value-type="time" office:time-value="PT00H32M15.962S" calcext:value-type="time">
            <text:p>00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268.76" calcext:value-type="float">
            <text:p>268.76</text:p>
          </table:table-cell>
          <table:table-cell office:value-type="float" office:value="328.08" calcext:value-type="float">
            <text:p>328.08</text:p>
          </table:table-cell>
        </table:table-row>
        <table:table-row table:style-name="ro1">
          <table:table-cell office:value-type="float" office:value="1951962" calcext:value-type="float">
            <text:p>1951962</text:p>
          </table:table-cell>
          <table:table-cell table:formula="of:=[.A124]/1000/(60*60*24)" office:value-type="time" office:time-value="PT00H32M31.962S" calcext:value-type="time">
            <text:p>00:32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6.88" calcext:value-type="float">
            <text:p>596.88</text:p>
          </table:table-cell>
          <table:table-cell office:value-type="float" office:value="270.98" calcext:value-type="float">
            <text:p>270.98</text:p>
          </table:table-cell>
          <table:table-cell office:value-type="float" office:value="330.74" calcext:value-type="float">
            <text:p>330.74</text:p>
          </table:table-cell>
        </table:table-row>
        <table:table-row table:style-name="ro1">
          <table:table-cell office:value-type="float" office:value="1967963" calcext:value-type="float">
            <text:p>1967963</text:p>
          </table:table-cell>
          <table:table-cell table:formula="of:=[.A125]/1000/(60*60*24)" office:value-type="time" office:time-value="PT00H32M47.963S" calcext:value-type="time">
            <text:p>00:32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273.2" calcext:value-type="float">
            <text:p>273.2</text:p>
          </table:table-cell>
          <table:table-cell office:value-type="float" office:value="333.39" calcext:value-type="float">
            <text:p>333.39</text:p>
          </table:table-cell>
        </table:table-row>
        <table:table-row table:style-name="ro1">
          <table:table-cell office:value-type="float" office:value="1983963" calcext:value-type="float">
            <text:p>1983963</text:p>
          </table:table-cell>
          <table:table-cell table:formula="of:=[.A126]/1000/(60*60*24)" office:value-type="time" office:time-value="PT00H33M03.963S" calcext:value-type="time">
            <text:p>00:33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1" calcext:value-type="float">
            <text:p>594.51</text:p>
          </table:table-cell>
          <table:table-cell office:value-type="float" office:value="275.42" calcext:value-type="float">
            <text:p>275.42</text:p>
          </table:table-cell>
          <table:table-cell office:value-type="float" office:value="336.04" calcext:value-type="float">
            <text:p>336.04</text:p>
          </table:table-cell>
        </table:table-row>
        <table:table-row table:style-name="ro1">
          <table:table-cell office:value-type="float" office:value="1999962" calcext:value-type="float">
            <text:p>1999962</text:p>
          </table:table-cell>
          <table:table-cell table:formula="of:=[.A127]/1000/(60*60*24)" office:value-type="time" office:time-value="PT00H33M19.962S" calcext:value-type="time">
            <text:p>00:33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277.64" calcext:value-type="float">
            <text:p>277.64</text:p>
          </table:table-cell>
          <table:table-cell office:value-type="float" office:value="338.69" calcext:value-type="float">
            <text:p>338.69</text:p>
          </table:table-cell>
        </table:table-row>
        <table:table-row table:style-name="ro1">
          <table:table-cell office:value-type="float" office:value="2015962" calcext:value-type="float">
            <text:p>2015962</text:p>
          </table:table-cell>
          <table:table-cell table:formula="of:=[.A128]/1000/(60*60*24)" office:value-type="time" office:time-value="PT00H33M35.962S" calcext:value-type="time">
            <text:p>00:33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279.86" calcext:value-type="float">
            <text:p>279.86</text:p>
          </table:table-cell>
          <table:table-cell office:value-type="float" office:value="341.33" calcext:value-type="float">
            <text:p>341.33</text:p>
          </table:table-cell>
        </table:table-row>
        <table:table-row table:style-name="ro1">
          <table:table-cell office:value-type="float" office:value="2031962" calcext:value-type="float">
            <text:p>2031962</text:p>
          </table:table-cell>
          <table:table-cell table:formula="of:=[.A129]/1000/(60*60*24)" office:value-type="time" office:time-value="PT00H33M51.962S" calcext:value-type="time">
            <text:p>00:33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4" calcext:value-type="float">
            <text:p>594.74</text:p>
          </table:table-cell>
          <table:table-cell office:value-type="float" office:value="282.08" calcext:value-type="float">
            <text:p>282.08</text:p>
          </table:table-cell>
          <table:table-cell office:value-type="float" office:value="343.98" calcext:value-type="float">
            <text:p>343.98</text:p>
          </table:table-cell>
        </table:table-row>
        <table:table-row table:style-name="ro1">
          <table:table-cell office:value-type="float" office:value="2047963" calcext:value-type="float">
            <text:p>2047963</text:p>
          </table:table-cell>
          <table:table-cell table:formula="of:=[.A130]/1000/(60*60*24)" office:value-type="time" office:time-value="PT00H34M07.963S" calcext:value-type="time">
            <text:p>00:34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4" calcext:value-type="float">
            <text:p>596.64</text:p>
          </table:table-cell>
          <table:table-cell office:value-type="float" office:value="284.3" calcext:value-type="float">
            <text:p>284.3</text:p>
          </table:table-cell>
          <table:table-cell office:value-type="float" office:value="346.63" calcext:value-type="float">
            <text:p>346.63</text:p>
          </table:table-cell>
        </table:table-row>
        <table:table-row table:style-name="ro1">
          <table:table-cell office:value-type="float" office:value="2063963" calcext:value-type="float">
            <text:p>2063963</text:p>
          </table:table-cell>
          <table:table-cell table:formula="of:=[.A131]/1000/(60*60*24)" office:value-type="time" office:time-value="PT00H34M23.963S" calcext:value-type="time">
            <text:p>00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5" calcext:value-type="float">
            <text:p>594.75</text:p>
          </table:table-cell>
          <table:table-cell office:value-type="float" office:value="286.53" calcext:value-type="float">
            <text:p>286.53</text:p>
          </table:table-cell>
          <table:table-cell office:value-type="float" office:value="349.28" calcext:value-type="float">
            <text:p>349.28</text:p>
          </table:table-cell>
        </table:table-row>
        <table:table-row table:style-name="ro1">
          <table:table-cell office:value-type="float" office:value="2079962" calcext:value-type="float">
            <text:p>2079962</text:p>
          </table:table-cell>
          <table:table-cell table:formula="of:=[.A132]/1000/(60*60*24)" office:value-type="time" office:time-value="PT00H34M39.962S" calcext:value-type="time">
            <text:p>00:34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4" calcext:value-type="float">
            <text:p>594.64</text:p>
          </table:table-cell>
          <table:table-cell office:value-type="float" office:value="288.75" calcext:value-type="float">
            <text:p>288.75</text:p>
          </table:table-cell>
          <table:table-cell office:value-type="float" office:value="351.92" calcext:value-type="float">
            <text:p>351.92</text:p>
          </table:table-cell>
        </table:table-row>
        <table:table-row table:style-name="ro1">
          <table:table-cell office:value-type="float" office:value="2095963" calcext:value-type="float">
            <text:p>2095963</text:p>
          </table:table-cell>
          <table:table-cell table:formula="of:=[.A133]/1000/(60*60*24)" office:value-type="time" office:time-value="PT00H34M55.963S" calcext:value-type="time">
            <text:p>00:34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290.97" calcext:value-type="float">
            <text:p>290.97</text:p>
          </table:table-cell>
          <table:table-cell office:value-type="float" office:value="354.57" calcext:value-type="float">
            <text:p>354.57</text:p>
          </table:table-cell>
        </table:table-row>
        <table:table-row table:style-name="ro1">
          <table:table-cell office:value-type="float" office:value="2111963" calcext:value-type="float">
            <text:p>2111963</text:p>
          </table:table-cell>
          <table:table-cell table:formula="of:=[.A134]/1000/(60*60*24)" office:value-type="time" office:time-value="PT00H35M11.963S" calcext:value-type="time">
            <text:p>00:35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293.19" calcext:value-type="float">
            <text:p>293.19</text:p>
          </table:table-cell>
          <table:table-cell office:value-type="float" office:value="357.21" calcext:value-type="float">
            <text:p>357.21</text:p>
          </table:table-cell>
        </table:table-row>
        <table:table-row table:style-name="ro1">
          <table:table-cell office:value-type="float" office:value="2127962" calcext:value-type="float">
            <text:p>2127962</text:p>
          </table:table-cell>
          <table:table-cell table:formula="of:=[.A135]/1000/(60*60*24)" office:value-type="time" office:time-value="PT00H35M27.962S" calcext:value-type="time">
            <text:p>00:35:28</text:p>
          </table:table-cell>
          <table:table-cell office:value-type="float" office:value="1.19" calcext:value-type="float">
            <text:p>1.19</text:p>
          </table:table-cell>
          <table:table-cell office:value-type="float" office:value="500" calcext:value-type="float">
            <text:p>500</text:p>
          </table:table-cell>
          <table:table-cell office:value-type="float" office:value="594.96" calcext:value-type="float">
            <text:p>594.96</text:p>
          </table:table-cell>
          <table:table-cell office:value-type="float" office:value="295.41" calcext:value-type="float">
            <text:p>295.41</text:p>
          </table:table-cell>
          <table:table-cell office:value-type="float" office:value="359.85" calcext:value-type="float">
            <text:p>359.85</text:p>
          </table:table-cell>
        </table:table-row>
        <table:table-row table:style-name="ro1">
          <table:table-cell office:value-type="float" office:value="2143962" calcext:value-type="float">
            <text:p>2143962</text:p>
          </table:table-cell>
          <table:table-cell table:formula="of:=[.A136]/1000/(60*60*24)" office:value-type="time" office:time-value="PT00H35M43.962S" calcext:value-type="time">
            <text:p>00:35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297.63" calcext:value-type="float">
            <text:p>297.63</text:p>
          </table:table-cell>
          <table:table-cell office:value-type="float" office:value="362.5" calcext:value-type="float">
            <text:p>362.5</text:p>
          </table:table-cell>
        </table:table-row>
        <table:table-row table:style-name="ro1">
          <table:table-cell office:value-type="float" office:value="2159962" calcext:value-type="float">
            <text:p>2159962</text:p>
          </table:table-cell>
          <table:table-cell table:formula="of:=[.A137]/1000/(60*60*24)" office:value-type="time" office:time-value="PT00H35M59.962S" calcext:value-type="time">
            <text:p>00:36:00</text:p>
          </table:table-cell>
          <table:table-cell office:value-type="float" office:value="1.19" calcext:value-type="float">
            <text:p>1.19</text:p>
          </table:table-cell>
          <table:table-cell office:value-type="float" office:value="500" calcext:value-type="float">
            <text:p>500</text:p>
          </table:table-cell>
          <table:table-cell office:value-type="float" office:value="595" calcext:value-type="float">
            <text:p>595</text:p>
          </table:table-cell>
          <table:table-cell office:value-type="float" office:value="299.85" calcext:value-type="float">
            <text:p>299.85</text:p>
          </table:table-cell>
          <table:table-cell office:value-type="float" office:value="365.14" calcext:value-type="float">
            <text:p>365.14</text:p>
          </table:table-cell>
        </table:table-row>
        <table:table-row table:style-name="ro1">
          <table:table-cell office:value-type="float" office:value="2175962" calcext:value-type="float">
            <text:p>2175962</text:p>
          </table:table-cell>
          <table:table-cell table:formula="of:=[.A138]/1000/(60*60*24)" office:value-type="time" office:time-value="PT00H36M15.962S" calcext:value-type="time">
            <text:p>00:36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1" calcext:value-type="float">
            <text:p>594.51</text:p>
          </table:table-cell>
          <table:table-cell office:value-type="float" office:value="302.07" calcext:value-type="float">
            <text:p>302.07</text:p>
          </table:table-cell>
          <table:table-cell office:value-type="float" office:value="367.78" calcext:value-type="float">
            <text:p>367.78</text:p>
          </table:table-cell>
        </table:table-row>
        <table:table-row table:style-name="ro1">
          <table:table-cell office:value-type="float" office:value="2191962" calcext:value-type="float">
            <text:p>2191962</text:p>
          </table:table-cell>
          <table:table-cell table:formula="of:=[.A139]/1000/(60*60*24)" office:value-type="time" office:time-value="PT00H36M31.962S" calcext:value-type="time">
            <text:p>00:36:32</text:p>
          </table:table-cell>
          <table:table-cell office:value-type="float" office:value="1.19" calcext:value-type="float">
            <text:p>1.19</text:p>
          </table:table-cell>
          <table:table-cell office:value-type="float" office:value="500" calcext:value-type="float">
            <text:p>500</text:p>
          </table:table-cell>
          <table:table-cell office:value-type="float" office:value="594.99" calcext:value-type="float">
            <text:p>594.99</text:p>
          </table:table-cell>
          <table:table-cell office:value-type="float" office:value="304.29" calcext:value-type="float">
            <text:p>304.29</text:p>
          </table:table-cell>
          <table:table-cell office:value-type="float" office:value="370.43" calcext:value-type="float">
            <text:p>370.43</text:p>
          </table:table-cell>
        </table:table-row>
        <table:table-row table:style-name="ro1">
          <table:table-cell office:value-type="float" office:value="2207963" calcext:value-type="float">
            <text:p>2207963</text:p>
          </table:table-cell>
          <table:table-cell table:formula="of:=[.A140]/1000/(60*60*24)" office:value-type="time" office:time-value="PT00H36M47.963S" calcext:value-type="time">
            <text:p>00:36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6" calcext:value-type="float">
            <text:p>594.66</text:p>
          </table:table-cell>
          <table:table-cell office:value-type="float" office:value="306.51" calcext:value-type="float">
            <text:p>306.51</text:p>
          </table:table-cell>
          <table:table-cell office:value-type="float" office:value="373.07" calcext:value-type="float">
            <text:p>373.07</text:p>
          </table:table-cell>
        </table:table-row>
        <table:table-row table:style-name="ro1">
          <table:table-cell office:value-type="float" office:value="2223962" calcext:value-type="float">
            <text:p>2223962</text:p>
          </table:table-cell>
          <table:table-cell table:formula="of:=[.A141]/1000/(60*60*24)" office:value-type="time" office:time-value="PT00H37M03.962S" calcext:value-type="time">
            <text:p>00:37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6" calcext:value-type="float">
            <text:p>594.66</text:p>
          </table:table-cell>
          <table:table-cell office:value-type="float" office:value="308.73" calcext:value-type="float">
            <text:p>308.73</text:p>
          </table:table-cell>
          <table:table-cell office:value-type="float" office:value="375.71" calcext:value-type="float">
            <text:p>375.71</text:p>
          </table:table-cell>
        </table:table-row>
        <table:table-row table:style-name="ro1">
          <table:table-cell office:value-type="float" office:value="2239962" calcext:value-type="float">
            <text:p>2239962</text:p>
          </table:table-cell>
          <table:table-cell table:formula="of:=[.A142]/1000/(60*60*24)" office:value-type="time" office:time-value="PT00H37M19.962S" calcext:value-type="time">
            <text:p>00:37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3" calcext:value-type="float">
            <text:p>596.03</text:p>
          </table:table-cell>
          <table:table-cell office:value-type="float" office:value="310.95" calcext:value-type="float">
            <text:p>310.95</text:p>
          </table:table-cell>
          <table:table-cell office:value-type="float" office:value="378.35" calcext:value-type="float">
            <text:p>378.35</text:p>
          </table:table-cell>
        </table:table-row>
        <table:table-row table:style-name="ro1">
          <table:table-cell office:value-type="float" office:value="2255962" calcext:value-type="float">
            <text:p>2255962</text:p>
          </table:table-cell>
          <table:table-cell table:formula="of:=[.A143]/1000/(60*60*24)" office:value-type="time" office:time-value="PT00H37M35.962S" calcext:value-type="time">
            <text:p>00:37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313.17" calcext:value-type="float">
            <text:p>313.1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271963" calcext:value-type="float">
            <text:p>2271963</text:p>
          </table:table-cell>
          <table:table-cell table:formula="of:=[.A144]/1000/(60*60*24)" office:value-type="time" office:time-value="PT00H37M51.963S" calcext:value-type="time">
            <text:p>00:37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4" calcext:value-type="float">
            <text:p>594.64</text:p>
          </table:table-cell>
          <table:table-cell office:value-type="float" office:value="315.4" calcext:value-type="float">
            <text:p>315.4</text:p>
          </table:table-cell>
          <table:table-cell office:value-type="float" office:value="383.64" calcext:value-type="float">
            <text:p>383.64</text:p>
          </table:table-cell>
        </table:table-row>
        <table:table-row table:style-name="ro1">
          <table:table-cell office:value-type="float" office:value="2287962" calcext:value-type="float">
            <text:p>2287962</text:p>
          </table:table-cell>
          <table:table-cell table:formula="of:=[.A145]/1000/(60*60*24)" office:value-type="time" office:time-value="PT00H38M07.962S" calcext:value-type="time">
            <text:p>00:38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317.62" calcext:value-type="float">
            <text:p>317.62</text:p>
          </table:table-cell>
          <table:table-cell office:value-type="float" office:value="386.28" calcext:value-type="float">
            <text:p>386.28</text:p>
          </table:table-cell>
        </table:table-row>
        <table:table-row table:style-name="ro1">
          <table:table-cell office:value-type="float" office:value="2303962" calcext:value-type="float">
            <text:p>2303962</text:p>
          </table:table-cell>
          <table:table-cell table:formula="of:=[.A146]/1000/(60*60*24)" office:value-type="time" office:time-value="PT00H38M23.962S" calcext:value-type="time">
            <text:p>00:38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1" calcext:value-type="float">
            <text:p>594.51</text:p>
          </table:table-cell>
          <table:table-cell office:value-type="float" office:value="319.84" calcext:value-type="float">
            <text:p>319.84</text:p>
          </table:table-cell>
          <table:table-cell office:value-type="float" office:value="388.91" calcext:value-type="float">
            <text:p>388.91</text:p>
          </table:table-cell>
        </table:table-row>
        <table:table-row table:style-name="ro1">
          <table:table-cell office:value-type="float" office:value="2319963" calcext:value-type="float">
            <text:p>2319963</text:p>
          </table:table-cell>
          <table:table-cell table:formula="of:=[.A147]/1000/(60*60*24)" office:value-type="time" office:time-value="PT00H38M39.963S" calcext:value-type="time">
            <text:p>00:38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5" calcext:value-type="float">
            <text:p>592.65</text:p>
          </table:table-cell>
          <table:table-cell office:value-type="float" office:value="322.06" calcext:value-type="float">
            <text:p>322.06</text:p>
          </table:table-cell>
          <table:table-cell office:value-type="float" office:value="391.55" calcext:value-type="float">
            <text:p>391.55</text:p>
          </table:table-cell>
        </table:table-row>
        <table:table-row table:style-name="ro1">
          <table:table-cell office:value-type="float" office:value="2335962" calcext:value-type="float">
            <text:p>2335962</text:p>
          </table:table-cell>
          <table:table-cell table:formula="of:=[.A148]/1000/(60*60*24)" office:value-type="time" office:time-value="PT00H38M55.962S" calcext:value-type="time">
            <text:p>00:38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324.28" calcext:value-type="float">
            <text:p>324.28</text:p>
          </table:table-cell>
          <table:table-cell office:value-type="float" office:value="394.19" calcext:value-type="float">
            <text:p>394.19</text:p>
          </table:table-cell>
        </table:table-row>
        <table:table-row table:style-name="ro1">
          <table:table-cell office:value-type="float" office:value="2351962" calcext:value-type="float">
            <text:p>2351962</text:p>
          </table:table-cell>
          <table:table-cell table:formula="of:=[.A149]/1000/(60*60*24)" office:value-type="time" office:time-value="PT00H39M11.962S" calcext:value-type="time">
            <text:p>00:39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326.5" calcext:value-type="float">
            <text:p>326.5</text:p>
          </table:table-cell>
          <table:table-cell office:value-type="float" office:value="396.83" calcext:value-type="float">
            <text:p>396.83</text:p>
          </table:table-cell>
        </table:table-row>
        <table:table-row table:style-name="ro1">
          <table:table-cell office:value-type="float" office:value="2367963" calcext:value-type="float">
            <text:p>2367963</text:p>
          </table:table-cell>
          <table:table-cell table:formula="of:=[.A150]/1000/(60*60*24)" office:value-type="time" office:time-value="PT00H39M27.963S" calcext:value-type="time">
            <text:p>00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328.72" calcext:value-type="float">
            <text:p>328.72</text:p>
          </table:table-cell>
          <table:table-cell office:value-type="float" office:value="399.46" calcext:value-type="float">
            <text:p>399.46</text:p>
          </table:table-cell>
        </table:table-row>
        <table:table-row table:style-name="ro1">
          <table:table-cell office:value-type="float" office:value="2383963" calcext:value-type="float">
            <text:p>2383963</text:p>
          </table:table-cell>
          <table:table-cell table:formula="of:=[.A151]/1000/(60*60*24)" office:value-type="time" office:time-value="PT00H39M43.963S" calcext:value-type="time">
            <text:p>00:39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330.94" calcext:value-type="float">
            <text:p>330.94</text:p>
          </table:table-cell>
          <table:table-cell office:value-type="float" office:value="402.1" calcext:value-type="float">
            <text:p>402.1</text:p>
          </table:table-cell>
        </table:table-row>
        <table:table-row table:style-name="ro1">
          <table:table-cell office:value-type="float" office:value="2399962" calcext:value-type="float">
            <text:p>2399962</text:p>
          </table:table-cell>
          <table:table-cell table:formula="of:=[.A152]/1000/(60*60*24)" office:value-type="time" office:time-value="PT00H39M59.962S" calcext:value-type="time">
            <text:p>00:40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7" calcext:value-type="float">
            <text:p>594.67</text:p>
          </table:table-cell>
          <table:table-cell office:value-type="float" office:value="333.16" calcext:value-type="float">
            <text:p>333.16</text:p>
          </table:table-cell>
          <table:table-cell office:value-type="float" office:value="404.74" calcext:value-type="float">
            <text:p>404.74</text:p>
          </table:table-cell>
        </table:table-row>
        <table:table-row table:style-name="ro1">
          <table:table-cell office:value-type="float" office:value="2415962" calcext:value-type="float">
            <text:p>2415962</text:p>
          </table:table-cell>
          <table:table-cell table:formula="of:=[.A153]/1000/(60*60*24)" office:value-type="time" office:time-value="PT00H40M15.962S" calcext:value-type="time">
            <text:p>00:40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4.89" calcext:value-type="float">
            <text:p>594.89</text:p>
          </table:table-cell>
          <table:table-cell office:value-type="float" office:value="335.38" calcext:value-type="float">
            <text:p>335.38</text:p>
          </table:table-cell>
          <table:table-cell office:value-type="float" office:value="407.37" calcext:value-type="float">
            <text:p>407.37</text:p>
          </table:table-cell>
        </table:table-row>
        <table:table-row table:style-name="ro1">
          <table:table-cell office:value-type="float" office:value="2431962" calcext:value-type="float">
            <text:p>2431962</text:p>
          </table:table-cell>
          <table:table-cell table:formula="of:=[.A154]/1000/(60*60*24)" office:value-type="time" office:time-value="PT00H40M31.962S" calcext:value-type="time">
            <text:p>00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5" calcext:value-type="float">
            <text:p>592.65</text:p>
          </table:table-cell>
          <table:table-cell office:value-type="float" office:value="337.6" calcext:value-type="float">
            <text:p>337.6</text:p>
          </table:table-cell>
          <table:table-cell office:value-type="float" office:value="410.01" calcext:value-type="float">
            <text:p>410.01</text:p>
          </table:table-cell>
        </table:table-row>
        <table:table-row table:style-name="ro1">
          <table:table-cell office:value-type="float" office:value="2447962" calcext:value-type="float">
            <text:p>2447962</text:p>
          </table:table-cell>
          <table:table-cell table:formula="of:=[.A155]/1000/(60*60*24)" office:value-type="time" office:time-value="PT00H40M47.962S" calcext:value-type="time">
            <text:p>00:40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339.82" calcext:value-type="float">
            <text:p>339.82</text:p>
          </table:table-cell>
          <table:table-cell office:value-type="float" office:value="412.64" calcext:value-type="float">
            <text:p>412.64</text:p>
          </table:table-cell>
        </table:table-row>
        <table:table-row table:style-name="ro1">
          <table:table-cell office:value-type="float" office:value="2463962" calcext:value-type="float">
            <text:p>2463962</text:p>
          </table:table-cell>
          <table:table-cell table:formula="of:=[.A156]/1000/(60*60*24)" office:value-type="time" office:time-value="PT00H41M03.962S" calcext:value-type="time">
            <text:p>00:41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342.04" calcext:value-type="float">
            <text:p>342.04</text:p>
          </table:table-cell>
          <table:table-cell office:value-type="float" office:value="415.28" calcext:value-type="float">
            <text:p>415.28</text:p>
          </table:table-cell>
        </table:table-row>
        <table:table-row table:style-name="ro1">
          <table:table-cell office:value-type="float" office:value="2479963" calcext:value-type="float">
            <text:p>2479963</text:p>
          </table:table-cell>
          <table:table-cell table:formula="of:=[.A157]/1000/(60*60*24)" office:value-type="time" office:time-value="PT00H41M19.963S" calcext:value-type="time">
            <text:p>00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344.26" calcext:value-type="float">
            <text:p>344.26</text:p>
          </table:table-cell>
          <table:table-cell office:value-type="float" office:value="417.92" calcext:value-type="float">
            <text:p>417.92</text:p>
          </table:table-cell>
        </table:table-row>
        <table:table-row table:style-name="ro1">
          <table:table-cell office:value-type="float" office:value="2495962" calcext:value-type="float">
            <text:p>2495962</text:p>
          </table:table-cell>
          <table:table-cell table:formula="of:=[.A158]/1000/(60*60*24)" office:value-type="time" office:time-value="PT00H41M35.962S" calcext:value-type="time">
            <text:p>00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2" calcext:value-type="float">
            <text:p>592.42</text:p>
          </table:table-cell>
          <table:table-cell office:value-type="float" office:value="346.49" calcext:value-type="float">
            <text:p>346.49</text:p>
          </table:table-cell>
          <table:table-cell office:value-type="float" office:value="420.55" calcext:value-type="float">
            <text:p>420.55</text:p>
          </table:table-cell>
        </table:table-row>
        <table:table-row table:style-name="ro1">
          <table:table-cell office:value-type="float" office:value="2511962" calcext:value-type="float">
            <text:p>2511962</text:p>
          </table:table-cell>
          <table:table-cell table:formula="of:=[.A159]/1000/(60*60*24)" office:value-type="time" office:time-value="PT00H41M51.962S" calcext:value-type="time">
            <text:p>00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3" calcext:value-type="float">
            <text:p>592.43</text:p>
          </table:table-cell>
          <table:table-cell office:value-type="float" office:value="348.71" calcext:value-type="float">
            <text:p>348.71</text:p>
          </table:table-cell>
          <table:table-cell office:value-type="float" office:value="423.19" calcext:value-type="float">
            <text:p>423.19</text:p>
          </table:table-cell>
        </table:table-row>
        <table:table-row table:style-name="ro1">
          <table:table-cell office:value-type="float" office:value="2527962" calcext:value-type="float">
            <text:p>2527962</text:p>
          </table:table-cell>
          <table:table-cell table:formula="of:=[.A160]/1000/(60*60*24)" office:value-type="time" office:time-value="PT00H42M07.962S" calcext:value-type="time">
            <text:p>00:42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350.93" calcext:value-type="float">
            <text:p>350.93</text:p>
          </table:table-cell>
          <table:table-cell office:value-type="float" office:value="425.82" calcext:value-type="float">
            <text:p>425.82</text:p>
          </table:table-cell>
        </table:table-row>
        <table:table-row table:style-name="ro1">
          <table:table-cell office:value-type="float" office:value="2543962" calcext:value-type="float">
            <text:p>2543962</text:p>
          </table:table-cell>
          <table:table-cell table:formula="of:=[.A161]/1000/(60*60*24)" office:value-type="time" office:time-value="PT00H42M23.962S" calcext:value-type="time">
            <text:p>00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6" calcext:value-type="float">
            <text:p>594.76</text:p>
          </table:table-cell>
          <table:table-cell office:value-type="float" office:value="353.15" calcext:value-type="float">
            <text:p>353.15</text:p>
          </table:table-cell>
          <table:table-cell office:value-type="float" office:value="428.46" calcext:value-type="float">
            <text:p>428.46</text:p>
          </table:table-cell>
        </table:table-row>
        <table:table-row table:style-name="ro1">
          <table:table-cell office:value-type="float" office:value="2559962" calcext:value-type="float">
            <text:p>2559962</text:p>
          </table:table-cell>
          <table:table-cell table:formula="of:=[.A162]/1000/(60*60*24)" office:value-type="time" office:time-value="PT00H42M39.962S" calcext:value-type="time">
            <text:p>00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2.87" calcext:value-type="float">
            <text:p>592.87</text:p>
          </table:table-cell>
          <table:table-cell office:value-type="float" office:value="355.37" calcext:value-type="float">
            <text:p>355.37</text:p>
          </table:table-cell>
          <table:table-cell office:value-type="float" office:value="431.09" calcext:value-type="float">
            <text:p>431.09</text:p>
          </table:table-cell>
        </table:table-row>
        <table:table-row table:style-name="ro1">
          <table:table-cell office:value-type="float" office:value="2575962" calcext:value-type="float">
            <text:p>2575962</text:p>
          </table:table-cell>
          <table:table-cell table:formula="of:=[.A163]/1000/(60*60*24)" office:value-type="time" office:time-value="PT00H42M55.962S" calcext:value-type="time">
            <text:p>00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357.59" calcext:value-type="float">
            <text:p>357.59</text:p>
          </table:table-cell>
          <table:table-cell office:value-type="float" office:value="433.72" calcext:value-type="float">
            <text:p>433.72</text:p>
          </table:table-cell>
        </table:table-row>
        <table:table-row table:style-name="ro1">
          <table:table-cell office:value-type="float" office:value="2591963" calcext:value-type="float">
            <text:p>2591963</text:p>
          </table:table-cell>
          <table:table-cell table:formula="of:=[.A164]/1000/(60*60*24)" office:value-type="time" office:time-value="PT00H43M11.963S" calcext:value-type="time">
            <text:p>00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5" calcext:value-type="float">
            <text:p>590.75</text:p>
          </table:table-cell>
          <table:table-cell office:value-type="float" office:value="359.81" calcext:value-type="float">
            <text:p>359.81</text:p>
          </table:table-cell>
          <table:table-cell office:value-type="float" office:value="436.36" calcext:value-type="float">
            <text:p>436.36</text:p>
          </table:table-cell>
        </table:table-row>
        <table:table-row table:style-name="ro1">
          <table:table-cell office:value-type="float" office:value="2607962" calcext:value-type="float">
            <text:p>2607962</text:p>
          </table:table-cell>
          <table:table-cell table:formula="of:=[.A165]/1000/(60*60*24)" office:value-type="time" office:time-value="PT00H43M27.962S" calcext:value-type="time">
            <text:p>00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2.89" calcext:value-type="float">
            <text:p>592.89</text:p>
          </table:table-cell>
          <table:table-cell office:value-type="float" office:value="362.03" calcext:value-type="float">
            <text:p>362.03</text:p>
          </table:table-cell>
          <table:table-cell office:value-type="float" office:value="438.99" calcext:value-type="float">
            <text:p>438.99</text:p>
          </table:table-cell>
        </table:table-row>
        <table:table-row table:style-name="ro1">
          <table:table-cell office:value-type="float" office:value="2623962" calcext:value-type="float">
            <text:p>2623962</text:p>
          </table:table-cell>
          <table:table-cell table:formula="of:=[.A166]/1000/(60*60*24)" office:value-type="time" office:time-value="PT00H43M43.962S" calcext:value-type="time">
            <text:p>00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5" calcext:value-type="float">
            <text:p>592.75</text:p>
          </table:table-cell>
          <table:table-cell office:value-type="float" office:value="364.26" calcext:value-type="float">
            <text:p>364.26</text:p>
          </table:table-cell>
          <table:table-cell office:value-type="float" office:value="441.63" calcext:value-type="float">
            <text:p>441.63</text:p>
          </table:table-cell>
        </table:table-row>
        <table:table-row table:style-name="ro1">
          <table:table-cell office:value-type="float" office:value="2639963" calcext:value-type="float">
            <text:p>2639963</text:p>
          </table:table-cell>
          <table:table-cell table:formula="of:=[.A167]/1000/(60*60*24)" office:value-type="time" office:time-value="PT00H43M59.963S" calcext:value-type="time">
            <text:p>00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5" calcext:value-type="float">
            <text:p>592.75</text:p>
          </table:table-cell>
          <table:table-cell office:value-type="float" office:value="366.48" calcext:value-type="float">
            <text:p>366.48</text:p>
          </table:table-cell>
          <table:table-cell office:value-type="float" office:value="444.26" calcext:value-type="float">
            <text:p>444.26</text:p>
          </table:table-cell>
        </table:table-row>
        <table:table-row table:style-name="ro1">
          <table:table-cell office:value-type="float" office:value="2655962" calcext:value-type="float">
            <text:p>2655962</text:p>
          </table:table-cell>
          <table:table-cell table:formula="of:=[.A168]/1000/(60*60*24)" office:value-type="time" office:time-value="PT00H44M15.962S" calcext:value-type="time">
            <text:p>00:44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5" calcext:value-type="float">
            <text:p>590.75</text:p>
          </table:table-cell>
          <table:table-cell office:value-type="float" office:value="368.7" calcext:value-type="float">
            <text:p>368.7</text:p>
          </table:table-cell>
          <table:table-cell office:value-type="float" office:value="446.89" calcext:value-type="float">
            <text:p>446.89</text:p>
          </table:table-cell>
        </table:table-row>
        <table:table-row table:style-name="ro1">
          <table:table-cell office:value-type="float" office:value="2671962" calcext:value-type="float">
            <text:p>2671962</text:p>
          </table:table-cell>
          <table:table-cell table:formula="of:=[.A169]/1000/(60*60*24)" office:value-type="time" office:time-value="PT00H44M31.962S" calcext:value-type="time">
            <text:p>00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370.92" calcext:value-type="float">
            <text:p>370.92</text:p>
          </table:table-cell>
          <table:table-cell office:value-type="float" office:value="449.52" calcext:value-type="float">
            <text:p>449.52</text:p>
          </table:table-cell>
        </table:table-row>
        <table:table-row table:style-name="ro1">
          <table:table-cell office:value-type="float" office:value="2687962" calcext:value-type="float">
            <text:p>2687962</text:p>
          </table:table-cell>
          <table:table-cell table:formula="of:=[.A170]/1000/(60*60*24)" office:value-type="time" office:time-value="PT00H44M47.962S" calcext:value-type="time">
            <text:p>00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373.14" calcext:value-type="float">
            <text:p>373.14</text:p>
          </table:table-cell>
          <table:table-cell office:value-type="float" office:value="452.16" calcext:value-type="float">
            <text:p>452.16</text:p>
          </table:table-cell>
        </table:table-row>
        <table:table-row table:style-name="ro1">
          <table:table-cell office:value-type="float" office:value="2703962" calcext:value-type="float">
            <text:p>2703962</text:p>
          </table:table-cell>
          <table:table-cell table:formula="of:=[.A171]/1000/(60*60*24)" office:value-type="time" office:time-value="PT00H45M03.962S" calcext:value-type="time">
            <text:p>00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5" calcext:value-type="float">
            <text:p>592.75</text:p>
          </table:table-cell>
          <table:table-cell office:value-type="float" office:value="375.36" calcext:value-type="float">
            <text:p>375.36</text:p>
          </table:table-cell>
          <table:table-cell office:value-type="float" office:value="454.79" calcext:value-type="float">
            <text:p>454.79</text:p>
          </table:table-cell>
        </table:table-row>
        <table:table-row table:style-name="ro1">
          <table:table-cell office:value-type="float" office:value="2719962" calcext:value-type="float">
            <text:p>2719962</text:p>
          </table:table-cell>
          <table:table-cell table:formula="of:=[.A172]/1000/(60*60*24)" office:value-type="time" office:time-value="PT00H45M19.962S" calcext:value-type="time">
            <text:p>00:45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6" calcext:value-type="float">
            <text:p>590.66</text:p>
          </table:table-cell>
          <table:table-cell office:value-type="float" office:value="377.58" calcext:value-type="float">
            <text:p>377.58</text:p>
          </table:table-cell>
          <table:table-cell office:value-type="float" office:value="457.42" calcext:value-type="float">
            <text:p>457.42</text:p>
          </table:table-cell>
        </table:table-row>
        <table:table-row table:style-name="ro1">
          <table:table-cell office:value-type="float" office:value="2735962" calcext:value-type="float">
            <text:p>2735962</text:p>
          </table:table-cell>
          <table:table-cell table:formula="of:=[.A173]/1000/(60*60*24)" office:value-type="time" office:time-value="PT00H45M35.962S" calcext:value-type="time">
            <text:p>00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5" calcext:value-type="float">
            <text:p>592.65</text:p>
          </table:table-cell>
          <table:table-cell office:value-type="float" office:value="379.8" calcext:value-type="float">
            <text:p>379.8</text:p>
          </table:table-cell>
          <table:table-cell office:value-type="float" office:value="460.05" calcext:value-type="float">
            <text:p>460.05</text:p>
          </table:table-cell>
        </table:table-row>
        <table:table-row table:style-name="ro1">
          <table:table-cell office:value-type="float" office:value="2751962" calcext:value-type="float">
            <text:p>2751962</text:p>
          </table:table-cell>
          <table:table-cell table:formula="of:=[.A174]/1000/(60*60*24)" office:value-type="time" office:time-value="PT00H45M51.962S" calcext:value-type="time">
            <text:p>00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7" calcext:value-type="float">
            <text:p>592.67</text:p>
          </table:table-cell>
          <table:table-cell office:value-type="float" office:value="382.03" calcext:value-type="float">
            <text:p>382.03</text:p>
          </table:table-cell>
          <table:table-cell office:value-type="float" office:value="462.68" calcext:value-type="float">
            <text:p>462.68</text:p>
          </table:table-cell>
        </table:table-row>
        <table:table-row table:style-name="ro1">
          <table:table-cell office:value-type="float" office:value="2767962" calcext:value-type="float">
            <text:p>2767962</text:p>
          </table:table-cell>
          <table:table-cell table:formula="of:=[.A175]/1000/(60*60*24)" office:value-type="time" office:time-value="PT00H46M07.962S" calcext:value-type="time">
            <text:p>00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5" calcext:value-type="float">
            <text:p>592.75</text:p>
          </table:table-cell>
          <table:table-cell office:value-type="float" office:value="384.25" calcext:value-type="float">
            <text:p>384.25</text:p>
          </table:table-cell>
          <table:table-cell office:value-type="float" office:value="465.31" calcext:value-type="float">
            <text:p>465.31</text:p>
          </table:table-cell>
        </table:table-row>
        <table:table-row table:style-name="ro1">
          <table:table-cell office:value-type="float" office:value="2783962" calcext:value-type="float">
            <text:p>2783962</text:p>
          </table:table-cell>
          <table:table-cell table:formula="of:=[.A176]/1000/(60*60*24)" office:value-type="time" office:time-value="PT00H46M23.962S" calcext:value-type="time">
            <text:p>00:46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386.47" calcext:value-type="float">
            <text:p>386.47</text:p>
          </table:table-cell>
          <table:table-cell office:value-type="float" office:value="467.94" calcext:value-type="float">
            <text:p>467.94</text:p>
          </table:table-cell>
        </table:table-row>
        <table:table-row table:style-name="ro1">
          <table:table-cell office:value-type="float" office:value="2799962" calcext:value-type="float">
            <text:p>2799962</text:p>
          </table:table-cell>
          <table:table-cell table:formula="of:=[.A177]/1000/(60*60*24)" office:value-type="time" office:time-value="PT00H46M39.962S" calcext:value-type="time">
            <text:p>00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500.12" calcext:value-type="float">
            <text:p>500.12</text:p>
          </table:table-cell>
          <table:table-cell office:value-type="float" office:value="593.14" calcext:value-type="float">
            <text:p>593.14</text:p>
          </table:table-cell>
          <table:table-cell office:value-type="float" office:value="388.69" calcext:value-type="float">
            <text:p>388.69</text:p>
          </table:table-cell>
          <table:table-cell office:value-type="float" office:value="470.57" calcext:value-type="float">
            <text:p>470.57</text:p>
          </table:table-cell>
        </table:table-row>
        <table:table-row table:style-name="ro1">
          <table:table-cell office:value-type="float" office:value="2815962" calcext:value-type="float">
            <text:p>2815962</text:p>
          </table:table-cell>
          <table:table-cell table:formula="of:=[.A178]/1000/(60*60*24)" office:value-type="time" office:time-value="PT00H46M55.962S" calcext:value-type="time">
            <text:p>00:46:56</text:p>
          </table:table-cell>
          <table:table-cell office:value-type="float" office:value="1.18" calcext:value-type="float">
            <text:p>1.18</text:p>
          </table:table-cell>
          <table:table-cell office:value-type="float" office:value="500" calcext:value-type="float">
            <text:p>500</text:p>
          </table:table-cell>
          <table:table-cell office:value-type="float" office:value="591" calcext:value-type="float">
            <text:p>591</text:p>
          </table:table-cell>
          <table:table-cell office:value-type="float" office:value="390.91" calcext:value-type="float">
            <text:p>390.91</text:p>
          </table:table-cell>
          <table:table-cell office:value-type="float" office:value="473.2" calcext:value-type="float">
            <text:p>473.2</text:p>
          </table:table-cell>
        </table:table-row>
        <table:table-row table:style-name="ro1">
          <table:table-cell office:value-type="float" office:value="2831962" calcext:value-type="float">
            <text:p>2831962</text:p>
          </table:table-cell>
          <table:table-cell table:formula="of:=[.A179]/1000/(60*60*24)" office:value-type="time" office:time-value="PT00H47M11.962S" calcext:value-type="time">
            <text:p>00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6" calcext:value-type="float">
            <text:p>592.66</text:p>
          </table:table-cell>
          <table:table-cell office:value-type="float" office:value="393.13" calcext:value-type="float">
            <text:p>393.13</text:p>
          </table:table-cell>
          <table:table-cell office:value-type="float" office:value="475.83" calcext:value-type="float">
            <text:p>475.83</text:p>
          </table:table-cell>
        </table:table-row>
        <table:table-row table:style-name="ro1">
          <table:table-cell office:value-type="float" office:value="2847962" calcext:value-type="float">
            <text:p>2847962</text:p>
          </table:table-cell>
          <table:table-cell table:formula="of:=[.A180]/1000/(60*60*24)" office:value-type="time" office:time-value="PT00H47M27.962S" calcext:value-type="time">
            <text:p>00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2.88" calcext:value-type="float">
            <text:p>592.88</text:p>
          </table:table-cell>
          <table:table-cell office:value-type="float" office:value="395.35" calcext:value-type="float">
            <text:p>395.35</text:p>
          </table:table-cell>
          <table:table-cell office:value-type="float" office:value="478.46" calcext:value-type="float">
            <text:p>478.46</text:p>
          </table:table-cell>
        </table:table-row>
        <table:table-row table:style-name="ro1">
          <table:table-cell office:value-type="float" office:value="2863962" calcext:value-type="float">
            <text:p>2863962</text:p>
          </table:table-cell>
          <table:table-cell table:formula="of:=[.A181]/1000/(60*60*24)" office:value-type="time" office:time-value="PT00H47M43.962S" calcext:value-type="time">
            <text:p>00:47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397.57" calcext:value-type="float">
            <text:p>397.57</text:p>
          </table:table-cell>
          <table:table-cell office:value-type="float" office:value="481.09" calcext:value-type="float">
            <text:p>481.09</text:p>
          </table:table-cell>
        </table:table-row>
        <table:table-row table:style-name="ro1">
          <table:table-cell office:value-type="float" office:value="2879963" calcext:value-type="float">
            <text:p>2879963</text:p>
          </table:table-cell>
          <table:table-cell table:formula="of:=[.A182]/1000/(60*60*24)" office:value-type="time" office:time-value="PT00H47M59.963S" calcext:value-type="time">
            <text:p>00:48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6" calcext:value-type="float">
            <text:p>590.66</text:p>
          </table:table-cell>
          <table:table-cell office:value-type="float" office:value="399.8" calcext:value-type="float">
            <text:p>399.8</text:p>
          </table:table-cell>
          <table:table-cell office:value-type="float" office:value="483.72" calcext:value-type="float">
            <text:p>483.72</text:p>
          </table:table-cell>
        </table:table-row>
        <table:table-row table:style-name="ro1">
          <table:table-cell office:value-type="float" office:value="2895962" calcext:value-type="float">
            <text:p>2895962</text:p>
          </table:table-cell>
          <table:table-cell table:formula="of:=[.A183]/1000/(60*60*24)" office:value-type="time" office:time-value="PT00H48M15.962S" calcext:value-type="time">
            <text:p>00:48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402.02" calcext:value-type="float">
            <text:p>402.02</text:p>
          </table:table-cell>
          <table:table-cell office:value-type="float" office:value="486.34" calcext:value-type="float">
            <text:p>486.34</text:p>
          </table:table-cell>
        </table:table-row>
        <table:table-row table:style-name="ro1">
          <table:table-cell office:value-type="float" office:value="2911962" calcext:value-type="float">
            <text:p>2911962</text:p>
          </table:table-cell>
          <table:table-cell table:formula="of:=[.A184]/1000/(60*60*24)" office:value-type="time" office:time-value="PT00H48M31.962S" calcext:value-type="time">
            <text:p>00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404.24" calcext:value-type="float">
            <text:p>404.24</text:p>
          </table:table-cell>
          <table:table-cell office:value-type="float" office:value="488.97" calcext:value-type="float">
            <text:p>488.97</text:p>
          </table:table-cell>
        </table:table-row>
        <table:table-row table:style-name="ro1">
          <table:table-cell office:value-type="float" office:value="2927963" calcext:value-type="float">
            <text:p>2927963</text:p>
          </table:table-cell>
          <table:table-cell table:formula="of:=[.A185]/1000/(60*60*24)" office:value-type="time" office:time-value="PT00H48M47.963S" calcext:value-type="time">
            <text:p>00:48:48</text:p>
          </table:table-cell>
          <table:table-cell office:value-type="float" office:value="1.18" calcext:value-type="float">
            <text:p>1.18</text:p>
          </table:table-cell>
          <table:table-cell office:value-type="float" office:value="500" calcext:value-type="float">
            <text:p>500</text:p>
          </table:table-cell>
          <table:table-cell office:value-type="float" office:value="591" calcext:value-type="float">
            <text:p>591</text:p>
          </table:table-cell>
          <table:table-cell office:value-type="float" office:value="406.46" calcext:value-type="float">
            <text:p>406.46</text:p>
          </table:table-cell>
          <table:table-cell office:value-type="float" office:value="491.6" calcext:value-type="float">
            <text:p>491.6</text:p>
          </table:table-cell>
        </table:table-row>
        <table:table-row table:style-name="ro1">
          <table:table-cell office:value-type="float" office:value="2943962" calcext:value-type="float">
            <text:p>2943962</text:p>
          </table:table-cell>
          <table:table-cell table:formula="of:=[.A186]/1000/(60*60*24)" office:value-type="time" office:time-value="PT00H49M03.962S" calcext:value-type="time">
            <text:p>00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2.92" calcext:value-type="float">
            <text:p>592.92</text:p>
          </table:table-cell>
          <table:table-cell office:value-type="float" office:value="408.68" calcext:value-type="float">
            <text:p>408.68</text:p>
          </table:table-cell>
          <table:table-cell office:value-type="float" office:value="494.22" calcext:value-type="float">
            <text:p>494.22</text:p>
          </table:table-cell>
        </table:table-row>
        <table:table-row table:style-name="ro1">
          <table:table-cell office:value-type="float" office:value="2959962" calcext:value-type="float">
            <text:p>2959962</text:p>
          </table:table-cell>
          <table:table-cell table:formula="of:=[.A187]/1000/(60*60*24)" office:value-type="time" office:time-value="PT00H49M19.962S" calcext:value-type="time">
            <text:p>00:49:20</text:p>
          </table:table-cell>
          <table:table-cell office:value-type="float" office:value="1.18" calcext:value-type="float">
            <text:p>1.18</text:p>
          </table:table-cell>
          <table:table-cell office:value-type="float" office:value="500" calcext:value-type="float">
            <text:p>500</text:p>
          </table:table-cell>
          <table:table-cell office:value-type="float" office:value="590.99" calcext:value-type="float">
            <text:p>590.99</text:p>
          </table:table-cell>
          <table:table-cell office:value-type="float" office:value="410.9" calcext:value-type="float">
            <text:p>410.9</text:p>
          </table:table-cell>
          <table:table-cell office:value-type="float" office:value="496.85" calcext:value-type="float">
            <text:p>496.85</text:p>
          </table:table-cell>
        </table:table-row>
        <table:table-row table:style-name="ro1">
          <table:table-cell office:value-type="float" office:value="2975962" calcext:value-type="float">
            <text:p>2975962</text:p>
          </table:table-cell>
          <table:table-cell table:formula="of:=[.A188]/1000/(60*60*24)" office:value-type="time" office:time-value="PT00H49M35.962S" calcext:value-type="time">
            <text:p>00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2.91" calcext:value-type="float">
            <text:p>592.91</text:p>
          </table:table-cell>
          <table:table-cell office:value-type="float" office:value="413.12" calcext:value-type="float">
            <text:p>413.12</text:p>
          </table:table-cell>
          <table:table-cell office:value-type="float" office:value="499.48" calcext:value-type="float">
            <text:p>499.48</text:p>
          </table:table-cell>
        </table:table-row>
        <table:table-row table:style-name="ro1">
          <table:table-cell office:value-type="float" office:value="2991962" calcext:value-type="float">
            <text:p>2991962</text:p>
          </table:table-cell>
          <table:table-cell table:formula="of:=[.A189]/1000/(60*60*24)" office:value-type="time" office:time-value="PT00H49M51.962S" calcext:value-type="time">
            <text:p>00:49:5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6" calcext:value-type="float">
            <text:p>590.76</text:p>
          </table:table-cell>
          <table:table-cell office:value-type="float" office:value="415.35" calcext:value-type="float">
            <text:p>415.35</text:p>
          </table:table-cell>
          <table:table-cell office:value-type="float" office:value="502.11" calcext:value-type="float">
            <text:p>502.11</text:p>
          </table:table-cell>
        </table:table-row>
        <table:table-row table:style-name="ro1">
          <table:table-cell office:value-type="float" office:value="3007962" calcext:value-type="float">
            <text:p>3007962</text:p>
          </table:table-cell>
          <table:table-cell table:formula="of:=[.A190]/1000/(60*60*24)" office:value-type="time" office:time-value="PT00H50M07.962S" calcext:value-type="time">
            <text:p>00:50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0.9" calcext:value-type="float">
            <text:p>590.9</text:p>
          </table:table-cell>
          <table:table-cell office:value-type="float" office:value="417.57" calcext:value-type="float">
            <text:p>417.57</text:p>
          </table:table-cell>
          <table:table-cell office:value-type="float" office:value="504.73" calcext:value-type="float">
            <text:p>504.73</text:p>
          </table:table-cell>
        </table:table-row>
        <table:table-row table:style-name="ro1">
          <table:table-cell office:value-type="float" office:value="3023962" calcext:value-type="float">
            <text:p>3023962</text:p>
          </table:table-cell>
          <table:table-cell table:formula="of:=[.A191]/1000/(60*60*24)" office:value-type="time" office:time-value="PT00H50M23.962S" calcext:value-type="time">
            <text:p>00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2.89" calcext:value-type="float">
            <text:p>592.89</text:p>
          </table:table-cell>
          <table:table-cell office:value-type="float" office:value="419.79" calcext:value-type="float">
            <text:p>419.79</text:p>
          </table:table-cell>
          <table:table-cell office:value-type="float" office:value="507.36" calcext:value-type="float">
            <text:p>507.36</text:p>
          </table:table-cell>
        </table:table-row>
        <table:table-row table:style-name="ro1">
          <table:table-cell office:value-type="float" office:value="3039963" calcext:value-type="float">
            <text:p>3039963</text:p>
          </table:table-cell>
          <table:table-cell table:formula="of:=[.A192]/1000/(60*60*24)" office:value-type="time" office:time-value="PT00H50M39.963S" calcext:value-type="time">
            <text:p>00:50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5" calcext:value-type="float">
            <text:p>590.75</text:p>
          </table:table-cell>
          <table:table-cell office:value-type="float" office:value="422.01" calcext:value-type="float">
            <text:p>422.01</text:p>
          </table:table-cell>
          <table:table-cell office:value-type="float" office:value="509.99" calcext:value-type="float">
            <text:p>509.99</text:p>
          </table:table-cell>
        </table:table-row>
        <table:table-row table:style-name="ro1">
          <table:table-cell office:value-type="float" office:value="3055963" calcext:value-type="float">
            <text:p>3055963</text:p>
          </table:table-cell>
          <table:table-cell table:formula="of:=[.A193]/1000/(60*60*24)" office:value-type="time" office:time-value="PT00H50M55.963S" calcext:value-type="time">
            <text:p>00:50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2" calcext:value-type="float">
            <text:p>590.52</text:p>
          </table:table-cell>
          <table:table-cell office:value-type="float" office:value="424.23" calcext:value-type="float">
            <text:p>424.23</text:p>
          </table:table-cell>
          <table:table-cell office:value-type="float" office:value="512.61" calcext:value-type="float">
            <text:p>512.61</text:p>
          </table:table-cell>
        </table:table-row>
        <table:table-row table:style-name="ro1">
          <table:table-cell office:value-type="float" office:value="3071963" calcext:value-type="float">
            <text:p>3071963</text:p>
          </table:table-cell>
          <table:table-cell table:formula="of:=[.A194]/1000/(60*60*24)" office:value-type="time" office:time-value="PT00H51M11.963S" calcext:value-type="time">
            <text:p>00:51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6" calcext:value-type="float">
            <text:p>590.66</text:p>
          </table:table-cell>
          <table:table-cell office:value-type="float" office:value="426.45" calcext:value-type="float">
            <text:p>426.45</text:p>
          </table:table-cell>
          <table:table-cell office:value-type="float" office:value="515.24" calcext:value-type="float">
            <text:p>515.24</text:p>
          </table:table-cell>
        </table:table-row>
        <table:table-row table:style-name="ro1">
          <table:table-cell office:value-type="float" office:value="3087962" calcext:value-type="float">
            <text:p>3087962</text:p>
          </table:table-cell>
          <table:table-cell table:formula="of:=[.A195]/1000/(60*60*24)" office:value-type="time" office:time-value="PT00H51M27.962S" calcext:value-type="time">
            <text:p>00:51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5" calcext:value-type="float">
            <text:p>590.75</text:p>
          </table:table-cell>
          <table:table-cell office:value-type="float" office:value="428.67" calcext:value-type="float">
            <text:p>428.67</text:p>
          </table:table-cell>
          <table:table-cell office:value-type="float" office:value="517.86" calcext:value-type="float">
            <text:p>517.86</text:p>
          </table:table-cell>
        </table:table-row>
        <table:table-row table:style-name="ro1">
          <table:table-cell office:value-type="float" office:value="3103962" calcext:value-type="float">
            <text:p>3103962</text:p>
          </table:table-cell>
          <table:table-cell table:formula="of:=[.A196]/1000/(60*60*24)" office:value-type="time" office:time-value="PT00H51M43.962S" calcext:value-type="time">
            <text:p>00:51:44</text:p>
          </table:table-cell>
          <table:table-cell office:value-type="float" office:value="1.18" calcext:value-type="float">
            <text:p>1.18</text:p>
          </table:table-cell>
          <table:table-cell office:value-type="float" office:value="500.32" calcext:value-type="float">
            <text:p>500.32</text:p>
          </table:table-cell>
          <table:table-cell office:value-type="float" office:value="591.36" calcext:value-type="float">
            <text:p>591.36</text:p>
          </table:table-cell>
          <table:table-cell office:value-type="float" office:value="430.89" calcext:value-type="float">
            <text:p>430.89</text:p>
          </table:table-cell>
          <table:table-cell office:value-type="float" office:value="520.49" calcext:value-type="float">
            <text:p>520.49</text:p>
          </table:table-cell>
        </table:table-row>
        <table:table-row table:style-name="ro1">
          <table:table-cell office:value-type="float" office:value="3119962" calcext:value-type="float">
            <text:p>3119962</text:p>
          </table:table-cell>
          <table:table-cell table:formula="of:=[.A197]/1000/(60*60*24)" office:value-type="time" office:time-value="PT00H51M59.962S" calcext:value-type="time">
            <text:p>00:52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0.9" calcext:value-type="float">
            <text:p>590.9</text:p>
          </table:table-cell>
          <table:table-cell office:value-type="float" office:value="433.12" calcext:value-type="float">
            <text:p>433.12</text:p>
          </table:table-cell>
          <table:table-cell office:value-type="float" office:value="523.12" calcext:value-type="float">
            <text:p>523.12</text:p>
          </table:table-cell>
        </table:table-row>
        <table:table-row table:style-name="ro1">
          <table:table-cell office:value-type="float" office:value="3135963" calcext:value-type="float">
            <text:p>3135963</text:p>
          </table:table-cell>
          <table:table-cell table:formula="of:=[.A198]/1000/(60*60*24)" office:value-type="time" office:time-value="PT00H52M15.963S" calcext:value-type="time">
            <text:p>00:52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435.34" calcext:value-type="float">
            <text:p>435.34</text:p>
          </table:table-cell>
          <table:table-cell office:value-type="float" office:value="525.74" calcext:value-type="float">
            <text:p>525.74</text:p>
          </table:table-cell>
        </table:table-row>
        <table:table-row table:style-name="ro1">
          <table:table-cell office:value-type="float" office:value="3151962" calcext:value-type="float">
            <text:p>3151962</text:p>
          </table:table-cell>
          <table:table-cell table:formula="of:=[.A199]/1000/(60*60*24)" office:value-type="time" office:time-value="PT00H52M31.962S" calcext:value-type="time">
            <text:p>00:52:32</text:p>
          </table:table-cell>
          <table:table-cell office:value-type="float" office:value="1.18" calcext:value-type="float">
            <text:p>1.18</text:p>
          </table:table-cell>
          <table:table-cell office:value-type="float" office:value="500" calcext:value-type="float">
            <text:p>500</text:p>
          </table:table-cell>
          <table:table-cell office:value-type="float" office:value="591" calcext:value-type="float">
            <text:p>591</text:p>
          </table:table-cell>
          <table:table-cell office:value-type="float" office:value="437.56" calcext:value-type="float">
            <text:p>437.56</text:p>
          </table:table-cell>
          <table:table-cell office:value-type="float" office:value="528.37" calcext:value-type="float">
            <text:p>528.37</text:p>
          </table:table-cell>
        </table:table-row>
        <table:table-row table:style-name="ro1">
          <table:table-cell office:value-type="float" office:value="3167962" calcext:value-type="float">
            <text:p>3167962</text:p>
          </table:table-cell>
          <table:table-cell table:formula="of:=[.A200]/1000/(60*60*24)" office:value-type="time" office:time-value="PT00H52M47.962S" calcext:value-type="time">
            <text:p>00:52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5" calcext:value-type="float">
            <text:p>590.75</text:p>
          </table:table-cell>
          <table:table-cell office:value-type="float" office:value="439.78" calcext:value-type="float">
            <text:p>439.78</text:p>
          </table:table-cell>
          <table:table-cell office:value-type="float" office:value="530.99" calcext:value-type="float">
            <text:p>530.99</text:p>
          </table:table-cell>
        </table:table-row>
        <table:table-row table:style-name="ro1">
          <table:table-cell office:value-type="float" office:value="3183962" calcext:value-type="float">
            <text:p>3183962</text:p>
          </table:table-cell>
          <table:table-cell table:formula="of:=[.A201]/1000/(60*60*24)" office:value-type="time" office:time-value="PT00H53M03.962S" calcext:value-type="time">
            <text:p>00:53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442" calcext:value-type="float">
            <text:p>442</text:p>
          </table:table-cell>
          <table:table-cell office:value-type="float" office:value="533.62" calcext:value-type="float">
            <text:p>533.62</text:p>
          </table:table-cell>
        </table:table-row>
        <table:table-row table:style-name="ro1">
          <table:table-cell office:value-type="float" office:value="3199963" calcext:value-type="float">
            <text:p>3199963</text:p>
          </table:table-cell>
          <table:table-cell table:formula="of:=[.A202]/1000/(60*60*24)" office:value-type="time" office:time-value="PT00H53M19.963S" calcext:value-type="time">
            <text:p>00:53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4" calcext:value-type="float">
            <text:p>590.74</text:p>
          </table:table-cell>
          <table:table-cell office:value-type="float" office:value="444.22" calcext:value-type="float">
            <text:p>444.22</text:p>
          </table:table-cell>
          <table:table-cell office:value-type="float" office:value="536.24" calcext:value-type="float">
            <text:p>536.24</text:p>
          </table:table-cell>
        </table:table-row>
        <table:table-row table:style-name="ro1">
          <table:table-cell office:value-type="float" office:value="3215962" calcext:value-type="float">
            <text:p>3215962</text:p>
          </table:table-cell>
          <table:table-cell table:formula="of:=[.A203]/1000/(60*60*24)" office:value-type="time" office:time-value="PT00H53M35.962S" calcext:value-type="time">
            <text:p>00:53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446.44" calcext:value-type="float">
            <text:p>446.44</text:p>
          </table:table-cell>
          <table:table-cell office:value-type="float" office:value="538.87" calcext:value-type="float">
            <text:p>538.87</text:p>
          </table:table-cell>
        </table:table-row>
        <table:table-row table:style-name="ro1">
          <table:table-cell office:value-type="float" office:value="3231962" calcext:value-type="float">
            <text:p>3231962</text:p>
          </table:table-cell>
          <table:table-cell table:formula="of:=[.A204]/1000/(60*60*24)" office:value-type="time" office:time-value="PT00H53M51.962S" calcext:value-type="time">
            <text:p>00:53:52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6" calcext:value-type="float">
            <text:p>590.66</text:p>
          </table:table-cell>
          <table:table-cell office:value-type="float" office:value="448.66" calcext:value-type="float">
            <text:p>448.66</text:p>
          </table:table-cell>
          <table:table-cell office:value-type="float" office:value="541.49" calcext:value-type="float">
            <text:p>541.49</text:p>
          </table:table-cell>
        </table:table-row>
        <table:table-row table:style-name="ro1">
          <table:table-cell office:value-type="float" office:value="3247962" calcext:value-type="float">
            <text:p>3247962</text:p>
          </table:table-cell>
          <table:table-cell table:formula="of:=[.A205]/1000/(60*60*24)" office:value-type="time" office:time-value="PT00H54M07.962S" calcext:value-type="time">
            <text:p>00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450.88" calcext:value-type="float">
            <text:p>450.88</text:p>
          </table:table-cell>
          <table:table-cell office:value-type="float" office:value="544.12" calcext:value-type="float">
            <text:p>544.12</text:p>
          </table:table-cell>
        </table:table-row>
        <table:table-row table:style-name="ro1">
          <table:table-cell office:value-type="float" office:value="3263962" calcext:value-type="float">
            <text:p>3263962</text:p>
          </table:table-cell>
          <table:table-cell table:formula="of:=[.A206]/1000/(60*60*24)" office:value-type="time" office:time-value="PT00H54M23.962S" calcext:value-type="time">
            <text:p>00:54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5" calcext:value-type="float">
            <text:p>590.75</text:p>
          </table:table-cell>
          <table:table-cell office:value-type="float" office:value="453.11" calcext:value-type="float">
            <text:p>453.11</text:p>
          </table:table-cell>
          <table:table-cell office:value-type="float" office:value="546.74" calcext:value-type="float">
            <text:p>546.74</text:p>
          </table:table-cell>
        </table:table-row>
        <table:table-row table:style-name="ro1">
          <table:table-cell office:value-type="float" office:value="3279962" calcext:value-type="float">
            <text:p>3279962</text:p>
          </table:table-cell>
          <table:table-cell table:formula="of:=[.A207]/1000/(60*60*24)" office:value-type="time" office:time-value="PT00H54M39.962S" calcext:value-type="time">
            <text:p>00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455.33" calcext:value-type="float">
            <text:p>455.33</text:p>
          </table:table-cell>
          <table:table-cell office:value-type="float" office:value="549.37" calcext:value-type="float">
            <text:p>549.37</text:p>
          </table:table-cell>
        </table:table-row>
        <table:table-row table:style-name="ro1">
          <table:table-cell office:value-type="float" office:value="3295962" calcext:value-type="float">
            <text:p>3295962</text:p>
          </table:table-cell>
          <table:table-cell table:formula="of:=[.A208]/1000/(60*60*24)" office:value-type="time" office:time-value="PT00H54M55.962S" calcext:value-type="time">
            <text:p>00:54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7" calcext:value-type="float">
            <text:p>590.67</text:p>
          </table:table-cell>
          <table:table-cell office:value-type="float" office:value="457.55" calcext:value-type="float">
            <text:p>457.55</text:p>
          </table:table-cell>
          <table:table-cell office:value-type="float" office:value="551.99" calcext:value-type="float">
            <text:p>551.99</text:p>
          </table:table-cell>
        </table:table-row>
        <table:table-row table:style-name="ro1">
          <table:table-cell office:value-type="float" office:value="3311962" calcext:value-type="float">
            <text:p>3311962</text:p>
          </table:table-cell>
          <table:table-cell table:formula="of:=[.A209]/1000/(60*60*24)" office:value-type="time" office:time-value="PT00H55M11.962S" calcext:value-type="time">
            <text:p>00:55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8.9" calcext:value-type="float">
            <text:p>588.9</text:p>
          </table:table-cell>
          <table:table-cell office:value-type="float" office:value="459.77" calcext:value-type="float">
            <text:p>459.77</text:p>
          </table:table-cell>
          <table:table-cell office:value-type="float" office:value="554.61" calcext:value-type="float">
            <text:p>554.61</text:p>
          </table:table-cell>
        </table:table-row>
        <table:table-row table:style-name="ro1">
          <table:table-cell office:value-type="float" office:value="3327963" calcext:value-type="float">
            <text:p>3327963</text:p>
          </table:table-cell>
          <table:table-cell table:formula="of:=[.A210]/1000/(60*60*24)" office:value-type="time" office:time-value="PT00H55M27.963S" calcext:value-type="time">
            <text:p>00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8.9" calcext:value-type="float">
            <text:p>588.9</text:p>
          </table:table-cell>
          <table:table-cell office:value-type="float" office:value="461.99" calcext:value-type="float">
            <text:p>461.99</text:p>
          </table:table-cell>
          <table:table-cell office:value-type="float" office:value="557.24" calcext:value-type="float">
            <text:p>557.24</text:p>
          </table:table-cell>
        </table:table-row>
        <table:table-row table:style-name="ro1">
          <table:table-cell office:value-type="float" office:value="3343962" calcext:value-type="float">
            <text:p>3343962</text:p>
          </table:table-cell>
          <table:table-cell table:formula="of:=[.A211]/1000/(60*60*24)" office:value-type="time" office:time-value="PT00H55M43.962S" calcext:value-type="time">
            <text:p>00:55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6" calcext:value-type="float">
            <text:p>590.76</text:p>
          </table:table-cell>
          <table:table-cell office:value-type="float" office:value="464.21" calcext:value-type="float">
            <text:p>464.21</text:p>
          </table:table-cell>
          <table:table-cell office:value-type="float" office:value="559.86" calcext:value-type="float">
            <text:p>559.86</text:p>
          </table:table-cell>
        </table:table-row>
        <table:table-row table:style-name="ro1">
          <table:table-cell office:value-type="float" office:value="3359962" calcext:value-type="float">
            <text:p>3359962</text:p>
          </table:table-cell>
          <table:table-cell table:formula="of:=[.A212]/1000/(60*60*24)" office:value-type="time" office:time-value="PT00H55M59.962S" calcext:value-type="time">
            <text:p>00:56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466.43" calcext:value-type="float">
            <text:p>466.43</text:p>
          </table:table-cell>
          <table:table-cell office:value-type="float" office:value="562.48" calcext:value-type="float">
            <text:p>562.48</text:p>
          </table:table-cell>
        </table:table-row>
        <table:table-row table:style-name="ro1">
          <table:table-cell office:value-type="float" office:value="3375962" calcext:value-type="float">
            <text:p>3375962</text:p>
          </table:table-cell>
          <table:table-cell table:formula="of:=[.A213]/1000/(60*60*24)" office:value-type="time" office:time-value="PT00H56M15.962S" calcext:value-type="time">
            <text:p>00:56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468.65" calcext:value-type="float">
            <text:p>468.65</text:p>
          </table:table-cell>
          <table:table-cell office:value-type="float" office:value="565.1" calcext:value-type="float">
            <text:p>565.1</text:p>
          </table:table-cell>
        </table:table-row>
        <table:table-row table:style-name="ro1">
          <table:table-cell office:value-type="float" office:value="3391962" calcext:value-type="float">
            <text:p>3391962</text:p>
          </table:table-cell>
          <table:table-cell table:formula="of:=[.A214]/1000/(60*60*24)" office:value-type="time" office:time-value="PT00H56M31.962S" calcext:value-type="time">
            <text:p>00:56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470.88" calcext:value-type="float">
            <text:p>470.88</text:p>
          </table:table-cell>
          <table:table-cell office:value-type="float" office:value="567.73" calcext:value-type="float">
            <text:p>567.73</text:p>
          </table:table-cell>
        </table:table-row>
        <table:table-row table:style-name="ro1">
          <table:table-cell office:value-type="float" office:value="3407962" calcext:value-type="float">
            <text:p>3407962</text:p>
          </table:table-cell>
          <table:table-cell table:formula="of:=[.A215]/1000/(60*60*24)" office:value-type="time" office:time-value="PT00H56M47.962S" calcext:value-type="time">
            <text:p>00:56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473.1" calcext:value-type="float">
            <text:p>473.1</text:p>
          </table:table-cell>
          <table:table-cell office:value-type="float" office:value="570.35" calcext:value-type="float">
            <text:p>570.35</text:p>
          </table:table-cell>
        </table:table-row>
        <table:table-row table:style-name="ro1">
          <table:table-cell office:value-type="float" office:value="3423962" calcext:value-type="float">
            <text:p>3423962</text:p>
          </table:table-cell>
          <table:table-cell table:formula="of:=[.A216]/1000/(60*60*24)" office:value-type="time" office:time-value="PT00H57M03.962S" calcext:value-type="time">
            <text:p>00:57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475.32" calcext:value-type="float">
            <text:p>475.32</text:p>
          </table:table-cell>
          <table:table-cell office:value-type="float" office:value="572.97" calcext:value-type="float">
            <text:p>572.97</text:p>
          </table:table-cell>
        </table:table-row>
        <table:table-row table:style-name="ro1">
          <table:table-cell office:value-type="float" office:value="3439963" calcext:value-type="float">
            <text:p>3439963</text:p>
          </table:table-cell>
          <table:table-cell table:formula="of:=[.A217]/1000/(60*60*24)" office:value-type="time" office:time-value="PT00H57M19.963S" calcext:value-type="time">
            <text:p>00:57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8" calcext:value-type="float">
            <text:p>588.28</text:p>
          </table:table-cell>
          <table:table-cell office:value-type="float" office:value="477.54" calcext:value-type="float">
            <text:p>477.54</text:p>
          </table:table-cell>
          <table:table-cell office:value-type="float" office:value="575.59" calcext:value-type="float">
            <text:p>575.59</text:p>
          </table:table-cell>
        </table:table-row>
        <table:table-row table:style-name="ro1">
          <table:table-cell office:value-type="float" office:value="3455962" calcext:value-type="float">
            <text:p>3455962</text:p>
          </table:table-cell>
          <table:table-cell table:formula="of:=[.A218]/1000/(60*60*24)" office:value-type="time" office:time-value="PT00H57M35.962S" calcext:value-type="time">
            <text:p>00:57:36</text:p>
          </table:table-cell>
          <table:table-cell office:value-type="float" office:value="1.18" calcext:value-type="float">
            <text:p>1.18</text:p>
          </table:table-cell>
          <table:table-cell office:value-type="float" office:value="500" calcext:value-type="float">
            <text:p>500</text:p>
          </table:table-cell>
          <table:table-cell office:value-type="float" office:value="588.99" calcext:value-type="float">
            <text:p>588.99</text:p>
          </table:table-cell>
          <table:table-cell office:value-type="float" office:value="479.76" calcext:value-type="float">
            <text:p>479.76</text:p>
          </table:table-cell>
          <table:table-cell office:value-type="float" office:value="578.22" calcext:value-type="float">
            <text:p>578.22</text:p>
          </table:table-cell>
        </table:table-row>
        <table:table-row table:style-name="ro1">
          <table:table-cell office:value-type="float" office:value="3471962" calcext:value-type="float">
            <text:p>3471962</text:p>
          </table:table-cell>
          <table:table-cell table:formula="of:=[.A219]/1000/(60*60*24)" office:value-type="time" office:time-value="PT00H57M51.962S" calcext:value-type="time">
            <text:p>00:57:5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481.98" calcext:value-type="float">
            <text:p>481.98</text:p>
          </table:table-cell>
          <table:table-cell office:value-type="float" office:value="580.84" calcext:value-type="float">
            <text:p>580.84</text:p>
          </table:table-cell>
        </table:table-row>
        <table:table-row table:style-name="ro1">
          <table:table-cell office:value-type="float" office:value="3487963" calcext:value-type="float">
            <text:p>3487963</text:p>
          </table:table-cell>
          <table:table-cell table:formula="of:=[.A220]/1000/(60*60*24)" office:value-type="time" office:time-value="PT00H58M07.963S" calcext:value-type="time">
            <text:p>00:58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3" calcext:value-type="float">
            <text:p>590.53</text:p>
          </table:table-cell>
          <table:table-cell office:value-type="float" office:value="484.2" calcext:value-type="float">
            <text:p>484.2</text:p>
          </table:table-cell>
          <table:table-cell office:value-type="float" office:value="583.46" calcext:value-type="float">
            <text:p>583.46</text:p>
          </table:table-cell>
        </table:table-row>
        <table:table-row table:style-name="ro1">
          <table:table-cell office:value-type="float" office:value="3503962" calcext:value-type="float">
            <text:p>3503962</text:p>
          </table:table-cell>
          <table:table-cell table:formula="of:=[.A221]/1000/(60*60*24)" office:value-type="time" office:time-value="PT00H58M23.962S" calcext:value-type="time">
            <text:p>00:58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6" calcext:value-type="float">
            <text:p>590.66</text:p>
          </table:table-cell>
          <table:table-cell office:value-type="float" office:value="486.42" calcext:value-type="float">
            <text:p>486.42</text:p>
          </table:table-cell>
          <table:table-cell office:value-type="float" office:value="586.08" calcext:value-type="float">
            <text:p>586.08</text:p>
          </table:table-cell>
        </table:table-row>
        <table:table-row table:style-name="ro1">
          <table:table-cell office:value-type="float" office:value="3519962" calcext:value-type="float">
            <text:p>3519962</text:p>
          </table:table-cell>
          <table:table-cell table:formula="of:=[.A222]/1000/(60*60*24)" office:value-type="time" office:time-value="PT00H58M39.962S" calcext:value-type="time">
            <text:p>00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488.64" calcext:value-type="float">
            <text:p>488.64</text:p>
          </table:table-cell>
          <table:table-cell office:value-type="float" office:value="588.7" calcext:value-type="float">
            <text:p>588.7</text:p>
          </table:table-cell>
        </table:table-row>
        <table:table-row table:style-name="ro1">
          <table:table-cell office:value-type="float" office:value="3535962" calcext:value-type="float">
            <text:p>3535962</text:p>
          </table:table-cell>
          <table:table-cell table:formula="of:=[.A223]/1000/(60*60*24)" office:value-type="time" office:time-value="PT00H58M55.962S" calcext:value-type="time">
            <text:p>00:58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7" calcext:value-type="float">
            <text:p>588.67</text:p>
          </table:table-cell>
          <table:table-cell office:value-type="float" office:value="490.87" calcext:value-type="float">
            <text:p>490.87</text:p>
          </table:table-cell>
          <table:table-cell office:value-type="float" office:value="591.32" calcext:value-type="float">
            <text:p>591.32</text:p>
          </table:table-cell>
        </table:table-row>
        <table:table-row table:style-name="ro1">
          <table:table-cell office:value-type="float" office:value="3551962" calcext:value-type="float">
            <text:p>3551962</text:p>
          </table:table-cell>
          <table:table-cell table:formula="of:=[.A224]/1000/(60*60*24)" office:value-type="time" office:time-value="PT00H59M11.962S" calcext:value-type="time">
            <text:p>00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3" calcext:value-type="float">
            <text:p>590.53</text:p>
          </table:table-cell>
          <table:table-cell office:value-type="float" office:value="493.09" calcext:value-type="float">
            <text:p>493.09</text:p>
          </table:table-cell>
          <table:table-cell office:value-type="float" office:value="593.94" calcext:value-type="float">
            <text:p>593.94</text:p>
          </table:table-cell>
        </table:table-row>
        <table:table-row table:style-name="ro1">
          <table:table-cell office:value-type="float" office:value="3567963" calcext:value-type="float">
            <text:p>3567963</text:p>
          </table:table-cell>
          <table:table-cell table:formula="of:=[.A225]/1000/(60*60*24)" office:value-type="time" office:time-value="PT00H59M27.963S" calcext:value-type="time">
            <text:p>00:59:28</text:p>
          </table:table-cell>
          <table:table-cell office:value-type="float" office:value="1.18" calcext:value-type="float">
            <text:p>1.18</text:p>
          </table:table-cell>
          <table:table-cell office:value-type="float" office:value="500" calcext:value-type="float">
            <text:p>500</text:p>
          </table:table-cell>
          <table:table-cell office:value-type="float" office:value="590.98" calcext:value-type="float">
            <text:p>590.98</text:p>
          </table:table-cell>
          <table:table-cell office:value-type="float" office:value="495.31" calcext:value-type="float">
            <text:p>495.31</text:p>
          </table:table-cell>
          <table:table-cell office:value-type="float" office:value="596.55" calcext:value-type="float">
            <text:p>596.55</text:p>
          </table:table-cell>
        </table:table-row>
        <table:table-row table:style-name="ro1">
          <table:table-cell office:value-type="float" office:value="3583962" calcext:value-type="float">
            <text:p>3583962</text:p>
          </table:table-cell>
          <table:table-cell table:formula="of:=[.A226]/1000/(60*60*24)" office:value-type="time" office:time-value="PT00H59M43.962S" calcext:value-type="time">
            <text:p>00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497.53" calcext:value-type="float">
            <text:p>497.53</text:p>
          </table:table-cell>
          <table:table-cell office:value-type="float" office:value="599.17" calcext:value-type="float">
            <text:p>599.17</text:p>
          </table:table-cell>
        </table:table-row>
        <table:table-row table:style-name="ro1">
          <table:table-cell office:value-type="float" office:value="3599962" calcext:value-type="float">
            <text:p>3599962</text:p>
          </table:table-cell>
          <table:table-cell table:formula="of:=[.A227]/1000/(60*60*24)" office:value-type="time" office:time-value="PT00H59M59.962S" calcext:value-type="time">
            <text:p>01:00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499.75" calcext:value-type="float">
            <text:p>499.75</text:p>
          </table:table-cell>
          <table:table-cell office:value-type="float" office:value="601.79" calcext:value-type="float">
            <text:p>601.79</text:p>
          </table:table-cell>
        </table:table-row>
        <table:table-row table:style-name="ro1">
          <table:table-cell office:value-type="float" office:value="3615962" calcext:value-type="float">
            <text:p>3615962</text:p>
          </table:table-cell>
          <table:table-cell table:formula="of:=[.A228]/1000/(60*60*24)" office:value-type="time" office:time-value="PT01H00M15.962S" calcext:value-type="time">
            <text:p>01:00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2" calcext:value-type="float">
            <text:p>590.42</text:p>
          </table:table-cell>
          <table:table-cell office:value-type="float" office:value="501.97" calcext:value-type="float">
            <text:p>501.97</text:p>
          </table:table-cell>
          <table:table-cell office:value-type="float" office:value="604.41" calcext:value-type="float">
            <text:p>604.41</text:p>
          </table:table-cell>
        </table:table-row>
        <table:table-row table:style-name="ro1">
          <table:table-cell office:value-type="float" office:value="3631962" calcext:value-type="float">
            <text:p>3631962</text:p>
          </table:table-cell>
          <table:table-cell table:formula="of:=[.A229]/1000/(60*60*24)" office:value-type="time" office:time-value="PT01H00M31.962S" calcext:value-type="time">
            <text:p>01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504.19" calcext:value-type="float">
            <text:p>504.19</text:p>
          </table:table-cell>
          <table:table-cell office:value-type="float" office:value="607.03" calcext:value-type="float">
            <text:p>607.03</text:p>
          </table:table-cell>
        </table:table-row>
        <table:table-row table:style-name="ro1">
          <table:table-cell office:value-type="float" office:value="3647962" calcext:value-type="float">
            <text:p>3647962</text:p>
          </table:table-cell>
          <table:table-cell table:formula="of:=[.A230]/1000/(60*60*24)" office:value-type="time" office:time-value="PT01H00M47.962S" calcext:value-type="time">
            <text:p>01:00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506.41" calcext:value-type="float">
            <text:p>506.41</text:p>
          </table:table-cell>
          <table:table-cell office:value-type="float" office:value="609.65" calcext:value-type="float">
            <text:p>609.65</text:p>
          </table:table-cell>
        </table:table-row>
        <table:table-row table:style-name="ro1">
          <table:table-cell office:value-type="float" office:value="3663962" calcext:value-type="float">
            <text:p>3663962</text:p>
          </table:table-cell>
          <table:table-cell table:formula="of:=[.A231]/1000/(60*60*24)" office:value-type="time" office:time-value="PT01H01M03.962S" calcext:value-type="time">
            <text:p>01:01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508.63" calcext:value-type="float">
            <text:p>508.63</text:p>
          </table:table-cell>
          <table:table-cell office:value-type="float" office:value="612.27" calcext:value-type="float">
            <text:p>612.27</text:p>
          </table:table-cell>
        </table:table-row>
        <table:table-row table:style-name="ro1">
          <table:table-cell office:value-type="float" office:value="3679962" calcext:value-type="float">
            <text:p>3679962</text:p>
          </table:table-cell>
          <table:table-cell table:formula="of:=[.A232]/1000/(60*60*24)" office:value-type="time" office:time-value="PT01H01M19.962S" calcext:value-type="time">
            <text:p>01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3" calcext:value-type="float">
            <text:p>588.53</text:p>
          </table:table-cell>
          <table:table-cell office:value-type="float" office:value="510.85" calcext:value-type="float">
            <text:p>510.85</text:p>
          </table:table-cell>
          <table:table-cell office:value-type="float" office:value="614.88" calcext:value-type="float">
            <text:p>614.88</text:p>
          </table:table-cell>
        </table:table-row>
        <table:table-row table:style-name="ro1">
          <table:table-cell office:value-type="float" office:value="3695962" calcext:value-type="float">
            <text:p>3695962</text:p>
          </table:table-cell>
          <table:table-cell table:formula="of:=[.A233]/1000/(60*60*24)" office:value-type="time" office:time-value="PT01H01M35.962S" calcext:value-type="time">
            <text:p>01:01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513.07" calcext:value-type="float">
            <text:p>513.07</text:p>
          </table:table-cell>
          <table:table-cell office:value-type="float" office:value="617.5" calcext:value-type="float">
            <text:p>617.5</text:p>
          </table:table-cell>
        </table:table-row>
        <table:table-row table:style-name="ro1">
          <table:table-cell office:value-type="float" office:value="3711962" calcext:value-type="float">
            <text:p>3711962</text:p>
          </table:table-cell>
          <table:table-cell table:formula="of:=[.A234]/1000/(60*60*24)" office:value-type="time" office:time-value="PT01H01M51.962S" calcext:value-type="time">
            <text:p>01:01:5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515.3" calcext:value-type="float">
            <text:p>515.3</text:p>
          </table:table-cell>
          <table:table-cell office:value-type="float" office:value="620.12" calcext:value-type="float">
            <text:p>620.12</text:p>
          </table:table-cell>
        </table:table-row>
        <table:table-row table:style-name="ro1">
          <table:table-cell office:value-type="float" office:value="3727962" calcext:value-type="float">
            <text:p>3727962</text:p>
          </table:table-cell>
          <table:table-cell table:formula="of:=[.A235]/1000/(60*60*24)" office:value-type="time" office:time-value="PT01H02M07.962S" calcext:value-type="time">
            <text:p>01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517.52" calcext:value-type="float">
            <text:p>517.52</text:p>
          </table:table-cell>
          <table:table-cell office:value-type="float" office:value="622.74" calcext:value-type="float">
            <text:p>622.74</text:p>
          </table:table-cell>
        </table:table-row>
        <table:table-row table:style-name="ro1">
          <table:table-cell office:value-type="float" office:value="3743962" calcext:value-type="float">
            <text:p>3743962</text:p>
          </table:table-cell>
          <table:table-cell table:formula="of:=[.A236]/1000/(60*60*24)" office:value-type="time" office:time-value="PT01H02M23.962S" calcext:value-type="time">
            <text:p>01:02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519.74" calcext:value-type="float">
            <text:p>519.74</text:p>
          </table:table-cell>
          <table:table-cell office:value-type="float" office:value="625.36" calcext:value-type="float">
            <text:p>625.36</text:p>
          </table:table-cell>
        </table:table-row>
        <table:table-row table:style-name="ro1">
          <table:table-cell office:value-type="float" office:value="3759962" calcext:value-type="float">
            <text:p>3759962</text:p>
          </table:table-cell>
          <table:table-cell table:formula="of:=[.A237]/1000/(60*60*24)" office:value-type="time" office:time-value="PT01H02M39.962S" calcext:value-type="time">
            <text:p>01:02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4" calcext:value-type="float">
            <text:p>586.44</text:p>
          </table:table-cell>
          <table:table-cell office:value-type="float" office:value="521.96" calcext:value-type="float">
            <text:p>521.96</text:p>
          </table:table-cell>
          <table:table-cell office:value-type="float" office:value="627.97" calcext:value-type="float">
            <text:p>627.97</text:p>
          </table:table-cell>
        </table:table-row>
        <table:table-row table:style-name="ro1">
          <table:table-cell office:value-type="float" office:value="3775962" calcext:value-type="float">
            <text:p>3775962</text:p>
          </table:table-cell>
          <table:table-cell table:formula="of:=[.A238]/1000/(60*60*24)" office:value-type="time" office:time-value="PT01H02M55.962S" calcext:value-type="time">
            <text:p>01:02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8.9" calcext:value-type="float">
            <text:p>588.9</text:p>
          </table:table-cell>
          <table:table-cell office:value-type="float" office:value="524.18" calcext:value-type="float">
            <text:p>524.18</text:p>
          </table:table-cell>
          <table:table-cell office:value-type="float" office:value="630.59" calcext:value-type="float">
            <text:p>630.59</text:p>
          </table:table-cell>
        </table:table-row>
        <table:table-row table:style-name="ro1">
          <table:table-cell office:value-type="float" office:value="3791962" calcext:value-type="float">
            <text:p>3791962</text:p>
          </table:table-cell>
          <table:table-cell table:formula="of:=[.A239]/1000/(60*60*24)" office:value-type="time" office:time-value="PT01H03M11.962S" calcext:value-type="time">
            <text:p>01:03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526.4" calcext:value-type="float">
            <text:p>526.4</text:p>
          </table:table-cell>
          <table:table-cell office:value-type="float" office:value="633.21" calcext:value-type="float">
            <text:p>633.21</text:p>
          </table:table-cell>
        </table:table-row>
        <table:table-row table:style-name="ro1">
          <table:table-cell office:value-type="float" office:value="3807962" calcext:value-type="float">
            <text:p>3807962</text:p>
          </table:table-cell>
          <table:table-cell table:formula="of:=[.A240]/1000/(60*60*24)" office:value-type="time" office:time-value="PT01H03M27.962S" calcext:value-type="time">
            <text:p>01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528.62" calcext:value-type="float">
            <text:p>528.62</text:p>
          </table:table-cell>
          <table:table-cell office:value-type="float" office:value="635.82" calcext:value-type="float">
            <text:p>635.82</text:p>
          </table:table-cell>
        </table:table-row>
        <table:table-row table:style-name="ro1">
          <table:table-cell office:value-type="float" office:value="3823963" calcext:value-type="float">
            <text:p>3823963</text:p>
          </table:table-cell>
          <table:table-cell table:formula="of:=[.A241]/1000/(60*60*24)" office:value-type="time" office:time-value="PT01H03M43.963S" calcext:value-type="time">
            <text:p>01:03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5" calcext:value-type="float">
            <text:p>590.75</text:p>
          </table:table-cell>
          <table:table-cell office:value-type="float" office:value="530.84" calcext:value-type="float">
            <text:p>530.84</text:p>
          </table:table-cell>
          <table:table-cell office:value-type="float" office:value="638.44" calcext:value-type="float">
            <text:p>638.44</text:p>
          </table:table-cell>
        </table:table-row>
        <table:table-row table:style-name="ro1">
          <table:table-cell office:value-type="float" office:value="3839962" calcext:value-type="float">
            <text:p>3839962</text:p>
          </table:table-cell>
          <table:table-cell table:formula="of:=[.A242]/1000/(60*60*24)" office:value-type="time" office:time-value="PT01H03M59.962S" calcext:value-type="time">
            <text:p>01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8" calcext:value-type="float">
            <text:p>588.28</text:p>
          </table:table-cell>
          <table:table-cell office:value-type="float" office:value="533.06" calcext:value-type="float">
            <text:p>533.06</text:p>
          </table:table-cell>
          <table:table-cell office:value-type="float" office:value="641.05" calcext:value-type="float">
            <text:p>641.05</text:p>
          </table:table-cell>
        </table:table-row>
        <table:table-row table:style-name="ro1">
          <table:table-cell office:value-type="float" office:value="3855962" calcext:value-type="float">
            <text:p>3855962</text:p>
          </table:table-cell>
          <table:table-cell table:formula="of:=[.A243]/1000/(60*60*24)" office:value-type="time" office:time-value="PT01H04M15.962S" calcext:value-type="time">
            <text:p>01:04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6.98" calcext:value-type="float">
            <text:p>586.98</text:p>
          </table:table-cell>
          <table:table-cell office:value-type="float" office:value="535.28" calcext:value-type="float">
            <text:p>535.28</text:p>
          </table:table-cell>
          <table:table-cell office:value-type="float" office:value="643.67" calcext:value-type="float">
            <text:p>643.67</text:p>
          </table:table-cell>
        </table:table-row>
        <table:table-row table:style-name="ro1">
          <table:table-cell office:value-type="float" office:value="3871962" calcext:value-type="float">
            <text:p>3871962</text:p>
          </table:table-cell>
          <table:table-cell table:formula="of:=[.A244]/1000/(60*60*24)" office:value-type="time" office:time-value="PT01H04M31.962S" calcext:value-type="time">
            <text:p>01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537.5" calcext:value-type="float">
            <text:p>537.5</text:p>
          </table:table-cell>
          <table:table-cell office:value-type="float" office:value="646.29" calcext:value-type="float">
            <text:p>646.29</text:p>
          </table:table-cell>
        </table:table-row>
        <table:table-row table:style-name="ro1">
          <table:table-cell office:value-type="float" office:value="3887962" calcext:value-type="float">
            <text:p>3887962</text:p>
          </table:table-cell>
          <table:table-cell table:formula="of:=[.A245]/1000/(60*60*24)" office:value-type="time" office:time-value="PT01H04M47.962S" calcext:value-type="time">
            <text:p>01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539.73" calcext:value-type="float">
            <text:p>539.73</text:p>
          </table:table-cell>
          <table:table-cell office:value-type="float" office:value="648.9" calcext:value-type="float">
            <text:p>648.9</text:p>
          </table:table-cell>
        </table:table-row>
        <table:table-row table:style-name="ro1">
          <table:table-cell office:value-type="float" office:value="3903962" calcext:value-type="float">
            <text:p>3903962</text:p>
          </table:table-cell>
          <table:table-cell table:formula="of:=[.A246]/1000/(60*60*24)" office:value-type="time" office:time-value="PT01H05M03.962S" calcext:value-type="time">
            <text:p>01:05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541.95" calcext:value-type="float">
            <text:p>541.95</text:p>
          </table:table-cell>
          <table:table-cell office:value-type="float" office:value="651.52" calcext:value-type="float">
            <text:p>651.52</text:p>
          </table:table-cell>
        </table:table-row>
        <table:table-row table:style-name="ro1">
          <table:table-cell office:value-type="float" office:value="3919962" calcext:value-type="float">
            <text:p>3919962</text:p>
          </table:table-cell>
          <table:table-cell table:formula="of:=[.A247]/1000/(60*60*24)" office:value-type="time" office:time-value="PT01H05M19.962S" calcext:value-type="time">
            <text:p>01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4" calcext:value-type="float">
            <text:p>588.74</text:p>
          </table:table-cell>
          <table:table-cell office:value-type="float" office:value="544.17" calcext:value-type="float">
            <text:p>544.17</text:p>
          </table:table-cell>
          <table:table-cell office:value-type="float" office:value="654.13" calcext:value-type="float">
            <text:p>654.13</text:p>
          </table:table-cell>
        </table:table-row>
        <table:table-row table:style-name="ro1">
          <table:table-cell office:value-type="float" office:value="3935962" calcext:value-type="float">
            <text:p>3935962</text:p>
          </table:table-cell>
          <table:table-cell table:formula="of:=[.A248]/1000/(60*60*24)" office:value-type="time" office:time-value="PT01H05M35.962S" calcext:value-type="time">
            <text:p>01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546.39" calcext:value-type="float">
            <text:p>546.39</text:p>
          </table:table-cell>
          <table:table-cell office:value-type="float" office:value="656.75" calcext:value-type="float">
            <text:p>656.75</text:p>
          </table:table-cell>
        </table:table-row>
        <table:table-row table:style-name="ro1">
          <table:table-cell office:value-type="float" office:value="3951963" calcext:value-type="float">
            <text:p>3951963</text:p>
          </table:table-cell>
          <table:table-cell table:formula="of:=[.A249]/1000/(60*60*24)" office:value-type="time" office:time-value="PT01H05M51.963S" calcext:value-type="time">
            <text:p>01:05:52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548.61" calcext:value-type="float">
            <text:p>548.61</text:p>
          </table:table-cell>
          <table:table-cell office:value-type="float" office:value="659.37" calcext:value-type="float">
            <text:p>659.37</text:p>
          </table:table-cell>
        </table:table-row>
        <table:table-row table:style-name="ro1">
          <table:table-cell office:value-type="float" office:value="3967962" calcext:value-type="float">
            <text:p>3967962</text:p>
          </table:table-cell>
          <table:table-cell table:formula="of:=[.A250]/1000/(60*60*24)" office:value-type="time" office:time-value="PT01H06M07.962S" calcext:value-type="time">
            <text:p>01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6" calcext:value-type="float">
            <text:p>588.76</text:p>
          </table:table-cell>
          <table:table-cell office:value-type="float" office:value="550.83" calcext:value-type="float">
            <text:p>550.83</text:p>
          </table:table-cell>
          <table:table-cell office:value-type="float" office:value="661.98" calcext:value-type="float">
            <text:p>661.98</text:p>
          </table:table-cell>
        </table:table-row>
        <table:table-row table:style-name="ro1">
          <table:table-cell office:value-type="float" office:value="3983962" calcext:value-type="float">
            <text:p>3983962</text:p>
          </table:table-cell>
          <table:table-cell table:formula="of:=[.A251]/1000/(60*60*24)" office:value-type="time" office:time-value="PT01H06M23.962S" calcext:value-type="time">
            <text:p>01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8.89" calcext:value-type="float">
            <text:p>588.89</text:p>
          </table:table-cell>
          <table:table-cell office:value-type="float" office:value="553.05" calcext:value-type="float">
            <text:p>553.05</text:p>
          </table:table-cell>
          <table:table-cell office:value-type="float" office:value="664.6" calcext:value-type="float">
            <text:p>664.6</text:p>
          </table:table-cell>
        </table:table-row>
        <table:table-row table:style-name="ro1">
          <table:table-cell office:value-type="float" office:value="3999962" calcext:value-type="float">
            <text:p>3999962</text:p>
          </table:table-cell>
          <table:table-cell table:formula="of:=[.A252]/1000/(60*60*24)" office:value-type="time" office:time-value="PT01H06M39.962S" calcext:value-type="time">
            <text:p>01:06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555.27" calcext:value-type="float">
            <text:p>555.27</text:p>
          </table:table-cell>
          <table:table-cell office:value-type="float" office:value="667.21" calcext:value-type="float">
            <text:p>667.21</text:p>
          </table:table-cell>
        </table:table-row>
        <table:table-row table:style-name="ro1">
          <table:table-cell office:value-type="float" office:value="4015962" calcext:value-type="float">
            <text:p>4015962</text:p>
          </table:table-cell>
          <table:table-cell table:formula="of:=[.A253]/1000/(60*60*24)" office:value-type="time" office:time-value="PT01H06M55.962S" calcext:value-type="time">
            <text:p>01:06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557.49" calcext:value-type="float">
            <text:p>557.49</text:p>
          </table:table-cell>
          <table:table-cell office:value-type="float" office:value="669.83" calcext:value-type="float">
            <text:p>669.83</text:p>
          </table:table-cell>
        </table:table-row>
        <table:table-row table:style-name="ro1">
          <table:table-cell office:value-type="float" office:value="4031962" calcext:value-type="float">
            <text:p>4031962</text:p>
          </table:table-cell>
          <table:table-cell table:formula="of:=[.A254]/1000/(60*60*24)" office:value-type="time" office:time-value="PT01H07M11.962S" calcext:value-type="time">
            <text:p>01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559.71" calcext:value-type="float">
            <text:p>559.71</text:p>
          </table:table-cell>
          <table:table-cell office:value-type="float" office:value="672.44" calcext:value-type="float">
            <text:p>672.44</text:p>
          </table:table-cell>
        </table:table-row>
        <table:table-row table:style-name="ro1">
          <table:table-cell office:value-type="float" office:value="4047962" calcext:value-type="float">
            <text:p>4047962</text:p>
          </table:table-cell>
          <table:table-cell table:formula="of:=[.A255]/1000/(60*60*24)" office:value-type="time" office:time-value="PT01H07M27.962S" calcext:value-type="time">
            <text:p>01:07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561.93" calcext:value-type="float">
            <text:p>561.93</text:p>
          </table:table-cell>
          <table:table-cell office:value-type="float" office:value="675.06" calcext:value-type="float">
            <text:p>675.06</text:p>
          </table:table-cell>
        </table:table-row>
        <table:table-row table:style-name="ro1">
          <table:table-cell office:value-type="float" office:value="4063962" calcext:value-type="float">
            <text:p>4063962</text:p>
          </table:table-cell>
          <table:table-cell table:formula="of:=[.A256]/1000/(60*60*24)" office:value-type="time" office:time-value="PT01H07M43.962S" calcext:value-type="time">
            <text:p>01:07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564.16" calcext:value-type="float">
            <text:p>564.16</text:p>
          </table:table-cell>
          <table:table-cell office:value-type="float" office:value="677.67" calcext:value-type="float">
            <text:p>677.67</text:p>
          </table:table-cell>
        </table:table-row>
        <table:table-row table:style-name="ro1">
          <table:table-cell office:value-type="float" office:value="4079962" calcext:value-type="float">
            <text:p>4079962</text:p>
          </table:table-cell>
          <table:table-cell table:formula="of:=[.A257]/1000/(60*60*24)" office:value-type="time" office:time-value="PT01H07M59.962S" calcext:value-type="time">
            <text:p>01:08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566.38" calcext:value-type="float">
            <text:p>566.38</text:p>
          </table:table-cell>
          <table:table-cell office:value-type="float" office:value="680.29" calcext:value-type="float">
            <text:p>680.29</text:p>
          </table:table-cell>
        </table:table-row>
        <table:table-row table:style-name="ro1">
          <table:table-cell office:value-type="float" office:value="4095962" calcext:value-type="float">
            <text:p>4095962</text:p>
          </table:table-cell>
          <table:table-cell table:formula="of:=[.A258]/1000/(60*60*24)" office:value-type="time" office:time-value="PT01H08M15.962S" calcext:value-type="time">
            <text:p>01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568.6" calcext:value-type="float">
            <text:p>568.6</text:p>
          </table:table-cell>
          <table:table-cell office:value-type="float" office:value="682.9" calcext:value-type="float">
            <text:p>682.9</text:p>
          </table:table-cell>
        </table:table-row>
        <table:table-row table:style-name="ro1">
          <table:table-cell office:value-type="float" office:value="4111962" calcext:value-type="float">
            <text:p>4111962</text:p>
          </table:table-cell>
          <table:table-cell table:formula="of:=[.A259]/1000/(60*60*24)" office:value-type="time" office:time-value="PT01H08M31.962S" calcext:value-type="time">
            <text:p>01:08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6" calcext:value-type="float">
            <text:p>586.66</text:p>
          </table:table-cell>
          <table:table-cell office:value-type="float" office:value="570.82" calcext:value-type="float">
            <text:p>570.82</text:p>
          </table:table-cell>
          <table:table-cell office:value-type="float" office:value="685.52" calcext:value-type="float">
            <text:p>685.52</text:p>
          </table:table-cell>
        </table:table-row>
        <table:table-row table:style-name="ro1">
          <table:table-cell office:value-type="float" office:value="4127962" calcext:value-type="float">
            <text:p>4127962</text:p>
          </table:table-cell>
          <table:table-cell table:formula="of:=[.A260]/1000/(60*60*24)" office:value-type="time" office:time-value="PT01H08M47.962S" calcext:value-type="time">
            <text:p>01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2" calcext:value-type="float">
            <text:p>588.52</text:p>
          </table:table-cell>
          <table:table-cell office:value-type="float" office:value="573.04" calcext:value-type="float">
            <text:p>573.04</text:p>
          </table:table-cell>
          <table:table-cell office:value-type="float" office:value="688.13" calcext:value-type="float">
            <text:p>688.13</text:p>
          </table:table-cell>
        </table:table-row>
        <table:table-row table:style-name="ro1">
          <table:table-cell office:value-type="float" office:value="4143962" calcext:value-type="float">
            <text:p>4143962</text:p>
          </table:table-cell>
          <table:table-cell table:formula="of:=[.A261]/1000/(60*60*24)" office:value-type="time" office:time-value="PT01H09M03.962S" calcext:value-type="time">
            <text:p>01:09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575.26" calcext:value-type="float">
            <text:p>575.26</text:p>
          </table:table-cell>
          <table:table-cell office:value-type="float" office:value="690.74" calcext:value-type="float">
            <text:p>690.74</text:p>
          </table:table-cell>
        </table:table-row>
        <table:table-row table:style-name="ro1">
          <table:table-cell office:value-type="float" office:value="4159962" calcext:value-type="float">
            <text:p>4159962</text:p>
          </table:table-cell>
          <table:table-cell table:formula="of:=[.A262]/1000/(60*60*24)" office:value-type="time" office:time-value="PT01H09M19.962S" calcext:value-type="time">
            <text:p>01:09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4" calcext:value-type="float">
            <text:p>588.74</text:p>
          </table:table-cell>
          <table:table-cell office:value-type="float" office:value="577.48" calcext:value-type="float">
            <text:p>577.48</text:p>
          </table:table-cell>
          <table:table-cell office:value-type="float" office:value="693.36" calcext:value-type="float">
            <text:p>693.36</text:p>
          </table:table-cell>
        </table:table-row>
        <table:table-row table:style-name="ro1">
          <table:table-cell office:value-type="float" office:value="4175963" calcext:value-type="float">
            <text:p>4175963</text:p>
          </table:table-cell>
          <table:table-cell table:formula="of:=[.A263]/1000/(60*60*24)" office:value-type="time" office:time-value="PT01H09M35.963S" calcext:value-type="time">
            <text:p>01:09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6" calcext:value-type="float">
            <text:p>586.66</text:p>
          </table:table-cell>
          <table:table-cell office:value-type="float" office:value="579.7" calcext:value-type="float">
            <text:p>579.7</text:p>
          </table:table-cell>
          <table:table-cell office:value-type="float" office:value="695.97" calcext:value-type="float">
            <text:p>695.97</text:p>
          </table:table-cell>
        </table:table-row>
        <table:table-row table:style-name="ro1">
          <table:table-cell office:value-type="float" office:value="4191963" calcext:value-type="float">
            <text:p>4191963</text:p>
          </table:table-cell>
          <table:table-cell table:formula="of:=[.A264]/1000/(60*60*24)" office:value-type="time" office:time-value="PT01H09M51.963S" calcext:value-type="time">
            <text:p>01:09:52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7" calcext:value-type="float">
            <text:p>588.67</text:p>
          </table:table-cell>
          <table:table-cell office:value-type="float" office:value="581.92" calcext:value-type="float">
            <text:p>581.92</text:p>
          </table:table-cell>
          <table:table-cell office:value-type="float" office:value="698.59" calcext:value-type="float">
            <text:p>698.59</text:p>
          </table:table-cell>
        </table:table-row>
        <table:table-row table:style-name="ro1">
          <table:table-cell office:value-type="float" office:value="4207962" calcext:value-type="float">
            <text:p>4207962</text:p>
          </table:table-cell>
          <table:table-cell table:formula="of:=[.A265]/1000/(60*60*24)" office:value-type="time" office:time-value="PT01H10M07.962S" calcext:value-type="time">
            <text:p>01:10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6" calcext:value-type="float">
            <text:p>586.66</text:p>
          </table:table-cell>
          <table:table-cell office:value-type="float" office:value="584.14" calcext:value-type="float">
            <text:p>584.14</text:p>
          </table:table-cell>
          <table:table-cell office:value-type="float" office:value="701.2" calcext:value-type="float">
            <text:p>701.2</text:p>
          </table:table-cell>
        </table:table-row>
        <table:table-row table:style-name="ro1">
          <table:table-cell office:value-type="float" office:value="4223962" calcext:value-type="float">
            <text:p>4223962</text:p>
          </table:table-cell>
          <table:table-cell table:formula="of:=[.A266]/1000/(60*60*24)" office:value-type="time" office:time-value="PT01H10M23.962S" calcext:value-type="time">
            <text:p>01:10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586.36" calcext:value-type="float">
            <text:p>586.36</text:p>
          </table:table-cell>
          <table:table-cell office:value-type="float" office:value="703.82" calcext:value-type="float">
            <text:p>703.82</text:p>
          </table:table-cell>
        </table:table-row>
        <table:table-row table:style-name="ro1">
          <table:table-cell office:value-type="float" office:value="4239962" calcext:value-type="float">
            <text:p>4239962</text:p>
          </table:table-cell>
          <table:table-cell table:formula="of:=[.A267]/1000/(60*60*24)" office:value-type="time" office:time-value="PT01H10M39.962S" calcext:value-type="time">
            <text:p>01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588.58" calcext:value-type="float">
            <text:p>588.58</text:p>
          </table:table-cell>
          <table:table-cell office:value-type="float" office:value="706.43" calcext:value-type="float">
            <text:p>706.43</text:p>
          </table:table-cell>
        </table:table-row>
        <table:table-row table:style-name="ro1">
          <table:table-cell office:value-type="float" office:value="4255962" calcext:value-type="float">
            <text:p>4255962</text:p>
          </table:table-cell>
          <table:table-cell table:formula="of:=[.A268]/1000/(60*60*24)" office:value-type="time" office:time-value="PT01H10M55.962S" calcext:value-type="time">
            <text:p>01:10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590.81" calcext:value-type="float">
            <text:p>590.81</text:p>
          </table:table-cell>
          <table:table-cell office:value-type="float" office:value="709.04" calcext:value-type="float">
            <text:p>709.04</text:p>
          </table:table-cell>
        </table:table-row>
        <table:table-row table:style-name="ro1">
          <table:table-cell office:value-type="float" office:value="4271962" calcext:value-type="float">
            <text:p>4271962</text:p>
          </table:table-cell>
          <table:table-cell table:formula="of:=[.A269]/1000/(60*60*24)" office:value-type="time" office:time-value="PT01H11M11.962S" calcext:value-type="time">
            <text:p>01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4" calcext:value-type="float">
            <text:p>588.74</text:p>
          </table:table-cell>
          <table:table-cell office:value-type="float" office:value="593.03" calcext:value-type="float">
            <text:p>593.03</text:p>
          </table:table-cell>
          <table:table-cell office:value-type="float" office:value="711.66" calcext:value-type="float">
            <text:p>711.66</text:p>
          </table:table-cell>
        </table:table-row>
        <table:table-row table:style-name="ro1">
          <table:table-cell office:value-type="float" office:value="4287962" calcext:value-type="float">
            <text:p>4287962</text:p>
          </table:table-cell>
          <table:table-cell table:formula="of:=[.A270]/1000/(60*60*24)" office:value-type="time" office:time-value="PT01H11M27.962S" calcext:value-type="time">
            <text:p>01:11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6" calcext:value-type="float">
            <text:p>588.76</text:p>
          </table:table-cell>
          <table:table-cell office:value-type="float" office:value="595.25" calcext:value-type="float">
            <text:p>595.25</text:p>
          </table:table-cell>
          <table:table-cell office:value-type="float" office:value="714.27" calcext:value-type="float">
            <text:p>714.27</text:p>
          </table:table-cell>
        </table:table-row>
        <table:table-row table:style-name="ro1">
          <table:table-cell office:value-type="float" office:value="4303963" calcext:value-type="float">
            <text:p>4303963</text:p>
          </table:table-cell>
          <table:table-cell table:formula="of:=[.A271]/1000/(60*60*24)" office:value-type="time" office:time-value="PT01H11M43.963S" calcext:value-type="time">
            <text:p>01:11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597.47" calcext:value-type="float">
            <text:p>597.47</text:p>
          </table:table-cell>
          <table:table-cell office:value-type="float" office:value="716.89" calcext:value-type="float">
            <text:p>716.89</text:p>
          </table:table-cell>
        </table:table-row>
        <table:table-row table:style-name="ro1">
          <table:table-cell office:value-type="float" office:value="4319963" calcext:value-type="float">
            <text:p>4319963</text:p>
          </table:table-cell>
          <table:table-cell table:formula="of:=[.A272]/1000/(60*60*24)" office:value-type="time" office:time-value="PT01H11M59.963S" calcext:value-type="time">
            <text:p>01:12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8.9" calcext:value-type="float">
            <text:p>588.9</text:p>
          </table:table-cell>
          <table:table-cell office:value-type="float" office:value="599.69" calcext:value-type="float">
            <text:p>599.69</text:p>
          </table:table-cell>
          <table:table-cell office:value-type="float" office:value="719.5" calcext:value-type="float">
            <text:p>719.5</text:p>
          </table:table-cell>
        </table:table-row>
        <table:table-row table:style-name="ro1">
          <table:table-cell office:value-type="float" office:value="4335962" calcext:value-type="float">
            <text:p>4335962</text:p>
          </table:table-cell>
          <table:table-cell table:formula="of:=[.A273]/1000/(60*60*24)" office:value-type="time" office:time-value="PT01H12M15.962S" calcext:value-type="time">
            <text:p>01:12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601.91" calcext:value-type="float">
            <text:p>601.91</text:p>
          </table:table-cell>
          <table:table-cell office:value-type="float" office:value="722.11" calcext:value-type="float">
            <text:p>722.11</text:p>
          </table:table-cell>
        </table:table-row>
        <table:table-row table:style-name="ro1">
          <table:table-cell office:value-type="float" office:value="4351963" calcext:value-type="float">
            <text:p>4351963</text:p>
          </table:table-cell>
          <table:table-cell table:formula="of:=[.A274]/1000/(60*60*24)" office:value-type="time" office:time-value="PT01H12M31.963S" calcext:value-type="time">
            <text:p>01:12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6" calcext:value-type="float">
            <text:p>586.66</text:p>
          </table:table-cell>
          <table:table-cell office:value-type="float" office:value="604.13" calcext:value-type="float">
            <text:p>604.13</text:p>
          </table:table-cell>
          <table:table-cell office:value-type="float" office:value="724.73" calcext:value-type="float">
            <text:p>724.73</text:p>
          </table:table-cell>
        </table:table-row>
        <table:table-row table:style-name="ro1">
          <table:table-cell office:value-type="float" office:value="4367962" calcext:value-type="float">
            <text:p>4367962</text:p>
          </table:table-cell>
          <table:table-cell table:formula="of:=[.A275]/1000/(60*60*24)" office:value-type="time" office:time-value="PT01H12M47.962S" calcext:value-type="time">
            <text:p>01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606.35" calcext:value-type="float">
            <text:p>606.35</text:p>
          </table:table-cell>
          <table:table-cell office:value-type="float" office:value="727.34" calcext:value-type="float">
            <text:p>727.34</text:p>
          </table:table-cell>
        </table:table-row>
        <table:table-row table:style-name="ro1">
          <table:table-cell office:value-type="float" office:value="4383962" calcext:value-type="float">
            <text:p>4383962</text:p>
          </table:table-cell>
          <table:table-cell table:formula="of:=[.A276]/1000/(60*60*24)" office:value-type="time" office:time-value="PT01H13M03.962S" calcext:value-type="time">
            <text:p>01:13:04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6.97" calcext:value-type="float">
            <text:p>586.97</text:p>
          </table:table-cell>
          <table:table-cell office:value-type="float" office:value="608.58" calcext:value-type="float">
            <text:p>608.58</text:p>
          </table:table-cell>
          <table:table-cell office:value-type="float" office:value="729.96" calcext:value-type="float">
            <text:p>729.96</text:p>
          </table:table-cell>
        </table:table-row>
        <table:table-row table:style-name="ro1">
          <table:table-cell office:value-type="float" office:value="4399962" calcext:value-type="float">
            <text:p>4399962</text:p>
          </table:table-cell>
          <table:table-cell table:formula="of:=[.A277]/1000/(60*60*24)" office:value-type="time" office:time-value="PT01H13M19.962S" calcext:value-type="time">
            <text:p>01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610.8" calcext:value-type="float">
            <text:p>610.8</text:p>
          </table:table-cell>
          <table:table-cell office:value-type="float" office:value="732.57" calcext:value-type="float">
            <text:p>732.57</text:p>
          </table:table-cell>
        </table:table-row>
        <table:table-row table:style-name="ro1">
          <table:table-cell office:value-type="float" office:value="4415963" calcext:value-type="float">
            <text:p>4415963</text:p>
          </table:table-cell>
          <table:table-cell table:formula="of:=[.A278]/1000/(60*60*24)" office:value-type="time" office:time-value="PT01H13M35.963S" calcext:value-type="time">
            <text:p>01:13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613.02" calcext:value-type="float">
            <text:p>613.02</text:p>
          </table:table-cell>
          <table:table-cell office:value-type="float" office:value="735.18" calcext:value-type="float">
            <text:p>735.18</text:p>
          </table:table-cell>
        </table:table-row>
        <table:table-row table:style-name="ro1">
          <table:table-cell office:value-type="float" office:value="4431962" calcext:value-type="float">
            <text:p>4431962</text:p>
          </table:table-cell>
          <table:table-cell table:formula="of:=[.A279]/1000/(60*60*24)" office:value-type="time" office:time-value="PT01H13M51.962S" calcext:value-type="time">
            <text:p>01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8" calcext:value-type="float">
            <text:p>588.68</text:p>
          </table:table-cell>
          <table:table-cell office:value-type="float" office:value="615.24" calcext:value-type="float">
            <text:p>615.24</text:p>
          </table:table-cell>
          <table:table-cell office:value-type="float" office:value="737.8" calcext:value-type="float">
            <text:p>737.8</text:p>
          </table:table-cell>
        </table:table-row>
        <table:table-row table:style-name="ro1">
          <table:table-cell office:value-type="float" office:value="4447962" calcext:value-type="float">
            <text:p>4447962</text:p>
          </table:table-cell>
          <table:table-cell table:formula="of:=[.A280]/1000/(60*60*24)" office:value-type="time" office:time-value="PT01H14M07.962S" calcext:value-type="time">
            <text:p>01:14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617.46" calcext:value-type="float">
            <text:p>617.46</text:p>
          </table:table-cell>
          <table:table-cell office:value-type="float" office:value="740.41" calcext:value-type="float">
            <text:p>740.41</text:p>
          </table:table-cell>
        </table:table-row>
        <table:table-row table:style-name="ro1">
          <table:table-cell office:value-type="float" office:value="4463962" calcext:value-type="float">
            <text:p>4463962</text:p>
          </table:table-cell>
          <table:table-cell table:formula="of:=[.A281]/1000/(60*60*24)" office:value-type="time" office:time-value="PT01H14M23.962S" calcext:value-type="time">
            <text:p>01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619.68" calcext:value-type="float">
            <text:p>619.68</text:p>
          </table:table-cell>
          <table:table-cell office:value-type="float" office:value="743.02" calcext:value-type="float">
            <text:p>743.02</text:p>
          </table:table-cell>
        </table:table-row>
        <table:table-row table:style-name="ro1">
          <table:table-cell office:value-type="float" office:value="4479962" calcext:value-type="float">
            <text:p>4479962</text:p>
          </table:table-cell>
          <table:table-cell table:formula="of:=[.A282]/1000/(60*60*24)" office:value-type="time" office:time-value="PT01H14M39.962S" calcext:value-type="time">
            <text:p>01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500" calcext:value-type="float">
            <text:p>500</text:p>
          </table:table-cell>
          <table:table-cell office:value-type="float" office:value="588.99" calcext:value-type="float">
            <text:p>588.99</text:p>
          </table:table-cell>
          <table:table-cell office:value-type="float" office:value="621.9" calcext:value-type="float">
            <text:p>621.9</text:p>
          </table:table-cell>
          <table:table-cell office:value-type="float" office:value="745.64" calcext:value-type="float">
            <text:p>745.64</text:p>
          </table:table-cell>
        </table:table-row>
        <table:table-row table:style-name="ro1">
          <table:table-cell office:value-type="float" office:value="4495962" calcext:value-type="float">
            <text:p>4495962</text:p>
          </table:table-cell>
          <table:table-cell table:formula="of:=[.A283]/1000/(60*60*24)" office:value-type="time" office:time-value="PT01H14M55.962S" calcext:value-type="time">
            <text:p>01:14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624.13" calcext:value-type="float">
            <text:p>624.13</text:p>
          </table:table-cell>
          <table:table-cell office:value-type="float" office:value="748.25" calcext:value-type="float">
            <text:p>748.25</text:p>
          </table:table-cell>
        </table:table-row>
        <table:table-row table:style-name="ro1">
          <table:table-cell office:value-type="float" office:value="4511962" calcext:value-type="float">
            <text:p>4511962</text:p>
          </table:table-cell>
          <table:table-cell table:formula="of:=[.A284]/1000/(60*60*24)" office:value-type="time" office:time-value="PT01H15M11.962S" calcext:value-type="time">
            <text:p>01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626.35" calcext:value-type="float">
            <text:p>626.35</text:p>
          </table:table-cell>
          <table:table-cell office:value-type="float" office:value="750.86" calcext:value-type="float">
            <text:p>750.86</text:p>
          </table:table-cell>
        </table:table-row>
        <table:table-row table:style-name="ro1">
          <table:table-cell office:value-type="float" office:value="4527963" calcext:value-type="float">
            <text:p>4527963</text:p>
          </table:table-cell>
          <table:table-cell table:formula="of:=[.A285]/1000/(60*60*24)" office:value-type="time" office:time-value="PT01H15M27.963S" calcext:value-type="time">
            <text:p>01:15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8.9" calcext:value-type="float">
            <text:p>588.9</text:p>
          </table:table-cell>
          <table:table-cell office:value-type="float" office:value="628.57" calcext:value-type="float">
            <text:p>628.57</text:p>
          </table:table-cell>
          <table:table-cell office:value-type="float" office:value="753.47" calcext:value-type="float">
            <text:p>753.47</text:p>
          </table:table-cell>
        </table:table-row>
        <table:table-row table:style-name="ro1">
          <table:table-cell office:value-type="float" office:value="4543962" calcext:value-type="float">
            <text:p>4543962</text:p>
          </table:table-cell>
          <table:table-cell table:formula="of:=[.A286]/1000/(60*60*24)" office:value-type="time" office:time-value="PT01H15M43.962S" calcext:value-type="time">
            <text:p>01:15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630.79" calcext:value-type="float">
            <text:p>630.79</text:p>
          </table:table-cell>
          <table:table-cell office:value-type="float" office:value="756.08" calcext:value-type="float">
            <text:p>756.08</text:p>
          </table:table-cell>
        </table:table-row>
        <table:table-row table:style-name="ro1">
          <table:table-cell office:value-type="float" office:value="4559962" calcext:value-type="float">
            <text:p>4559962</text:p>
          </table:table-cell>
          <table:table-cell table:formula="of:=[.A287]/1000/(60*60*24)" office:value-type="time" office:time-value="PT01H15M59.962S" calcext:value-type="time">
            <text:p>01:16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4" calcext:value-type="float">
            <text:p>586.74</text:p>
          </table:table-cell>
          <table:table-cell office:value-type="float" office:value="633.01" calcext:value-type="float">
            <text:p>633.01</text:p>
          </table:table-cell>
          <table:table-cell office:value-type="float" office:value="758.69" calcext:value-type="float">
            <text:p>758.69</text:p>
          </table:table-cell>
        </table:table-row>
        <table:table-row table:style-name="ro1">
          <table:table-cell office:value-type="float" office:value="4575962" calcext:value-type="float">
            <text:p>4575962</text:p>
          </table:table-cell>
          <table:table-cell table:formula="of:=[.A288]/1000/(60*60*24)" office:value-type="time" office:time-value="PT01H16M15.962S" calcext:value-type="time">
            <text:p>01:16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635.23" calcext:value-type="float">
            <text:p>635.23</text:p>
          </table:table-cell>
          <table:table-cell office:value-type="float" office:value="761.3" calcext:value-type="float">
            <text:p>761.3</text:p>
          </table:table-cell>
        </table:table-row>
        <table:table-row table:style-name="ro1">
          <table:table-cell office:value-type="float" office:value="4591962" calcext:value-type="float">
            <text:p>4591962</text:p>
          </table:table-cell>
          <table:table-cell table:formula="of:=[.A289]/1000/(60*60*24)" office:value-type="time" office:time-value="PT01H16M31.962S" calcext:value-type="time">
            <text:p>01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4" calcext:value-type="float">
            <text:p>588.74</text:p>
          </table:table-cell>
          <table:table-cell office:value-type="float" office:value="637.45" calcext:value-type="float">
            <text:p>637.45</text:p>
          </table:table-cell>
          <table:table-cell office:value-type="float" office:value="763.91" calcext:value-type="float">
            <text:p>763.91</text:p>
          </table:table-cell>
        </table:table-row>
        <table:table-row table:style-name="ro1">
          <table:table-cell office:value-type="float" office:value="4607962" calcext:value-type="float">
            <text:p>4607962</text:p>
          </table:table-cell>
          <table:table-cell table:formula="of:=[.A290]/1000/(60*60*24)" office:value-type="time" office:time-value="PT01H16M47.962S" calcext:value-type="time">
            <text:p>01:16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639.67" calcext:value-type="float">
            <text:p>639.67</text:p>
          </table:table-cell>
          <table:table-cell office:value-type="float" office:value="766.52" calcext:value-type="float">
            <text:p>766.52</text:p>
          </table:table-cell>
        </table:table-row>
        <table:table-row table:style-name="ro1">
          <table:table-cell office:value-type="float" office:value="4623962" calcext:value-type="float">
            <text:p>4623962</text:p>
          </table:table-cell>
          <table:table-cell table:formula="of:=[.A291]/1000/(60*60*24)" office:value-type="time" office:time-value="PT01H17M03.962S" calcext:value-type="time">
            <text:p>01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8.88" calcext:value-type="float">
            <text:p>588.88</text:p>
          </table:table-cell>
          <table:table-cell office:value-type="float" office:value="641.9" calcext:value-type="float">
            <text:p>641.9</text:p>
          </table:table-cell>
          <table:table-cell office:value-type="float" office:value="769.14" calcext:value-type="float">
            <text:p>769.14</text:p>
          </table:table-cell>
        </table:table-row>
        <table:table-row table:style-name="ro1">
          <table:table-cell office:value-type="float" office:value="4639962" calcext:value-type="float">
            <text:p>4639962</text:p>
          </table:table-cell>
          <table:table-cell table:formula="of:=[.A292]/1000/(60*60*24)" office:value-type="time" office:time-value="PT01H17M19.962S" calcext:value-type="time">
            <text:p>01:17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6" calcext:value-type="float">
            <text:p>586.66</text:p>
          </table:table-cell>
          <table:table-cell office:value-type="float" office:value="644.12" calcext:value-type="float">
            <text:p>644.12</text:p>
          </table:table-cell>
          <table:table-cell office:value-type="float" office:value="771.75" calcext:value-type="float">
            <text:p>771.75</text:p>
          </table:table-cell>
        </table:table-row>
        <table:table-row table:style-name="ro1">
          <table:table-cell office:value-type="float" office:value="4655962" calcext:value-type="float">
            <text:p>4655962</text:p>
          </table:table-cell>
          <table:table-cell table:formula="of:=[.A293]/1000/(60*60*24)" office:value-type="time" office:time-value="PT01H17M35.962S" calcext:value-type="time">
            <text:p>01:17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646.34" calcext:value-type="float">
            <text:p>646.34</text:p>
          </table:table-cell>
          <table:table-cell office:value-type="float" office:value="774.36" calcext:value-type="float">
            <text:p>774.36</text:p>
          </table:table-cell>
        </table:table-row>
        <table:table-row table:style-name="ro1">
          <table:table-cell office:value-type="float" office:value="4671963" calcext:value-type="float">
            <text:p>4671963</text:p>
          </table:table-cell>
          <table:table-cell table:formula="of:=[.A294]/1000/(60*60*24)" office:value-type="time" office:time-value="PT01H17M51.963S" calcext:value-type="time">
            <text:p>01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500" calcext:value-type="float">
            <text:p>500</text:p>
          </table:table-cell>
          <table:table-cell office:value-type="float" office:value="589" calcext:value-type="float">
            <text:p>589</text:p>
          </table:table-cell>
          <table:table-cell office:value-type="float" office:value="648.56" calcext:value-type="float">
            <text:p>648.56</text:p>
          </table:table-cell>
          <table:table-cell office:value-type="float" office:value="776.97" calcext:value-type="float">
            <text:p>776.97</text:p>
          </table:table-cell>
        </table:table-row>
        <table:table-row table:style-name="ro1">
          <table:table-cell office:value-type="float" office:value="4687963" calcext:value-type="float">
            <text:p>4687963</text:p>
          </table:table-cell>
          <table:table-cell table:formula="of:=[.A295]/1000/(60*60*24)" office:value-type="time" office:time-value="PT01H18M07.963S" calcext:value-type="time">
            <text:p>01:18:08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6.99" calcext:value-type="float">
            <text:p>586.99</text:p>
          </table:table-cell>
          <table:table-cell office:value-type="float" office:value="650.78" calcext:value-type="float">
            <text:p>650.78</text:p>
          </table:table-cell>
          <table:table-cell office:value-type="float" office:value="779.58" calcext:value-type="float">
            <text:p>779.58</text:p>
          </table:table-cell>
        </table:table-row>
        <table:table-row table:style-name="ro1">
          <table:table-cell office:value-type="float" office:value="4703962" calcext:value-type="float">
            <text:p>4703962</text:p>
          </table:table-cell>
          <table:table-cell table:formula="of:=[.A296]/1000/(60*60*24)" office:value-type="time" office:time-value="PT01H18M23.962S" calcext:value-type="time">
            <text:p>01:18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653" calcext:value-type="float">
            <text:p>653</text:p>
          </table:table-cell>
          <table:table-cell office:value-type="float" office:value="782.19" calcext:value-type="float">
            <text:p>782.19</text:p>
          </table:table-cell>
        </table:table-row>
        <table:table-row table:style-name="ro1">
          <table:table-cell office:value-type="float" office:value="4719962" calcext:value-type="float">
            <text:p>4719962</text:p>
          </table:table-cell>
          <table:table-cell table:formula="of:=[.A297]/1000/(60*60*24)" office:value-type="time" office:time-value="PT01H18M39.962S" calcext:value-type="time">
            <text:p>01:18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3" calcext:value-type="float">
            <text:p>586.53</text:p>
          </table:table-cell>
          <table:table-cell office:value-type="float" office:value="655.22" calcext:value-type="float">
            <text:p>655.22</text:p>
          </table:table-cell>
          <table:table-cell office:value-type="float" office:value="784.8" calcext:value-type="float">
            <text:p>784.8</text:p>
          </table:table-cell>
        </table:table-row>
        <table:table-row table:style-name="ro1">
          <table:table-cell office:value-type="float" office:value="4735962" calcext:value-type="float">
            <text:p>4735962</text:p>
          </table:table-cell>
          <table:table-cell table:formula="of:=[.A298]/1000/(60*60*24)" office:value-type="time" office:time-value="PT01H18M55.962S" calcext:value-type="time">
            <text:p>01:18:56</text:p>
          </table:table-cell>
          <table:table-cell office:value-type="float" office:value="1.18" calcext:value-type="float">
            <text:p>1.18</text:p>
          </table:table-cell>
          <table:table-cell office:value-type="float" office:value="500.2" calcext:value-type="float">
            <text:p>500.2</text:p>
          </table:table-cell>
          <table:table-cell office:value-type="float" office:value="589.24" calcext:value-type="float">
            <text:p>589.24</text:p>
          </table:table-cell>
          <table:table-cell office:value-type="float" office:value="657.45" calcext:value-type="float">
            <text:p>657.45</text:p>
          </table:table-cell>
          <table:table-cell office:value-type="float" office:value="787.41" calcext:value-type="float">
            <text:p>787.41</text:p>
          </table:table-cell>
        </table:table-row>
        <table:table-row table:style-name="ro1">
          <table:table-cell office:value-type="float" office:value="4751963" calcext:value-type="float">
            <text:p>4751963</text:p>
          </table:table-cell>
          <table:table-cell table:formula="of:=[.A299]/1000/(60*60*24)" office:value-type="time" office:time-value="PT01H19M11.963S" calcext:value-type="time">
            <text:p>01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659.67" calcext:value-type="float">
            <text:p>659.67</text:p>
          </table:table-cell>
          <table:table-cell office:value-type="float" office:value="790.02" calcext:value-type="float">
            <text:p>790.02</text:p>
          </table:table-cell>
        </table:table-row>
        <table:table-row table:style-name="ro1">
          <table:table-cell office:value-type="float" office:value="4767962" calcext:value-type="float">
            <text:p>4767962</text:p>
          </table:table-cell>
          <table:table-cell table:formula="of:=[.A300]/1000/(60*60*24)" office:value-type="time" office:time-value="PT01H19M27.962S" calcext:value-type="time">
            <text:p>01:19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661.89" calcext:value-type="float">
            <text:p>661.89</text:p>
          </table:table-cell>
          <table:table-cell office:value-type="float" office:value="792.63" calcext:value-type="float">
            <text:p>792.63</text:p>
          </table:table-cell>
        </table:table-row>
        <table:table-row table:style-name="ro1">
          <table:table-cell office:value-type="float" office:value="4783962" calcext:value-type="float">
            <text:p>4783962</text:p>
          </table:table-cell>
          <table:table-cell table:formula="of:=[.A301]/1000/(60*60*24)" office:value-type="time" office:time-value="PT01H19M43.962S" calcext:value-type="time">
            <text:p>01:19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89" calcext:value-type="float">
            <text:p>586.89</text:p>
          </table:table-cell>
          <table:table-cell office:value-type="float" office:value="664.11" calcext:value-type="float">
            <text:p>664.11</text:p>
          </table:table-cell>
          <table:table-cell office:value-type="float" office:value="795.24" calcext:value-type="float">
            <text:p>795.24</text:p>
          </table:table-cell>
        </table:table-row>
        <table:table-row table:style-name="ro1">
          <table:table-cell office:value-type="float" office:value="4799963" calcext:value-type="float">
            <text:p>4799963</text:p>
          </table:table-cell>
          <table:table-cell table:formula="of:=[.A302]/1000/(60*60*24)" office:value-type="time" office:time-value="PT01H19M59.963S" calcext:value-type="time">
            <text:p>01:20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666.33" calcext:value-type="float">
            <text:p>666.33</text:p>
          </table:table-cell>
          <table:table-cell office:value-type="float" office:value="797.85" calcext:value-type="float">
            <text:p>797.85</text:p>
          </table:table-cell>
        </table:table-row>
        <table:table-row table:style-name="ro1">
          <table:table-cell office:value-type="float" office:value="4815963" calcext:value-type="float">
            <text:p>4815963</text:p>
          </table:table-cell>
          <table:table-cell table:formula="of:=[.A303]/1000/(60*60*24)" office:value-type="time" office:time-value="PT01H20M15.963S" calcext:value-type="time">
            <text:p>01:20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668.55" calcext:value-type="float">
            <text:p>668.55</text:p>
          </table:table-cell>
          <table:table-cell office:value-type="float" office:value="800.46" calcext:value-type="float">
            <text:p>800.46</text:p>
          </table:table-cell>
        </table:table-row>
        <table:table-row table:style-name="ro1">
          <table:table-cell office:value-type="float" office:value="4831962" calcext:value-type="float">
            <text:p>4831962</text:p>
          </table:table-cell>
          <table:table-cell table:formula="of:=[.A304]/1000/(60*60*24)" office:value-type="time" office:time-value="PT01H20M31.962S" calcext:value-type="time">
            <text:p>01:20:32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6.99" calcext:value-type="float">
            <text:p>586.99</text:p>
          </table:table-cell>
          <table:table-cell office:value-type="float" office:value="670.77" calcext:value-type="float">
            <text:p>670.77</text:p>
          </table:table-cell>
          <table:table-cell office:value-type="float" office:value="803.06" calcext:value-type="float">
            <text:p>803.06</text:p>
          </table:table-cell>
        </table:table-row>
        <table:table-row table:style-name="ro1">
          <table:table-cell office:value-type="float" office:value="4847962" calcext:value-type="float">
            <text:p>4847962</text:p>
          </table:table-cell>
          <table:table-cell table:formula="of:=[.A305]/1000/(60*60*24)" office:value-type="time" office:time-value="PT01H20M47.962S" calcext:value-type="time">
            <text:p>01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2" calcext:value-type="float">
            <text:p>588.52</text:p>
          </table:table-cell>
          <table:table-cell office:value-type="float" office:value="672.99" calcext:value-type="float">
            <text:p>672.99</text:p>
          </table:table-cell>
          <table:table-cell office:value-type="float" office:value="805.67" calcext:value-type="float">
            <text:p>805.67</text:p>
          </table:table-cell>
        </table:table-row>
        <table:table-row table:style-name="ro1">
          <table:table-cell office:value-type="float" office:value="4863963" calcext:value-type="float">
            <text:p>4863963</text:p>
          </table:table-cell>
          <table:table-cell table:formula="of:=[.A306]/1000/(60*60*24)" office:value-type="time" office:time-value="PT01H21M03.963S" calcext:value-type="time">
            <text:p>01:21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3" calcext:value-type="float">
            <text:p>586.43</text:p>
          </table:table-cell>
          <table:table-cell office:value-type="float" office:value="675.22" calcext:value-type="float">
            <text:p>675.22</text:p>
          </table:table-cell>
          <table:table-cell office:value-type="float" office:value="808.28" calcext:value-type="float">
            <text:p>808.28</text:p>
          </table:table-cell>
        </table:table-row>
        <table:table-row table:style-name="ro1">
          <table:table-cell office:value-type="float" office:value="4879962" calcext:value-type="float">
            <text:p>4879962</text:p>
          </table:table-cell>
          <table:table-cell table:formula="of:=[.A307]/1000/(60*60*24)" office:value-type="time" office:time-value="PT01H21M19.962S" calcext:value-type="time">
            <text:p>01:21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677.44" calcext:value-type="float">
            <text:p>677.44</text:p>
          </table:table-cell>
          <table:table-cell office:value-type="float" office:value="810.89" calcext:value-type="float">
            <text:p>810.89</text:p>
          </table:table-cell>
        </table:table-row>
        <table:table-row table:style-name="ro1">
          <table:table-cell office:value-type="float" office:value="4895963" calcext:value-type="float">
            <text:p>4895963</text:p>
          </table:table-cell>
          <table:table-cell table:formula="of:=[.A308]/1000/(60*60*24)" office:value-type="time" office:time-value="PT01H21M35.963S" calcext:value-type="time">
            <text:p>01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679.66" calcext:value-type="float">
            <text:p>679.66</text:p>
          </table:table-cell>
          <table:table-cell office:value-type="float" office:value="813.5" calcext:value-type="float">
            <text:p>813.5</text:p>
          </table:table-cell>
        </table:table-row>
        <table:table-row table:style-name="ro1">
          <table:table-cell office:value-type="float" office:value="4911962" calcext:value-type="float">
            <text:p>4911962</text:p>
          </table:table-cell>
          <table:table-cell table:formula="of:=[.A309]/1000/(60*60*24)" office:value-type="time" office:time-value="PT01H21M51.962S" calcext:value-type="time">
            <text:p>01:21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89" calcext:value-type="float">
            <text:p>586.89</text:p>
          </table:table-cell>
          <table:table-cell office:value-type="float" office:value="681.88" calcext:value-type="float">
            <text:p>681.88</text:p>
          </table:table-cell>
          <table:table-cell office:value-type="float" office:value="816.11" calcext:value-type="float">
            <text:p>816.11</text:p>
          </table:table-cell>
        </table:table-row>
        <table:table-row table:style-name="ro1">
          <table:table-cell office:value-type="float" office:value="4927962" calcext:value-type="float">
            <text:p>4927962</text:p>
          </table:table-cell>
          <table:table-cell table:formula="of:=[.A310]/1000/(60*60*24)" office:value-type="time" office:time-value="PT01H22M07.962S" calcext:value-type="time">
            <text:p>01:22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684.1" calcext:value-type="float">
            <text:p>684.1</text:p>
          </table:table-cell>
          <table:table-cell office:value-type="float" office:value="818.71" calcext:value-type="float">
            <text:p>818.71</text:p>
          </table:table-cell>
        </table:table-row>
        <table:table-row table:style-name="ro1">
          <table:table-cell office:value-type="float" office:value="4943962" calcext:value-type="float">
            <text:p>4943962</text:p>
          </table:table-cell>
          <table:table-cell table:formula="of:=[.A311]/1000/(60*60*24)" office:value-type="time" office:time-value="PT01H22M23.962S" calcext:value-type="time">
            <text:p>01:22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91" calcext:value-type="float">
            <text:p>586.91</text:p>
          </table:table-cell>
          <table:table-cell office:value-type="float" office:value="686.32" calcext:value-type="float">
            <text:p>686.32</text:p>
          </table:table-cell>
          <table:table-cell office:value-type="float" office:value="821.32" calcext:value-type="float">
            <text:p>821.32</text:p>
          </table:table-cell>
        </table:table-row>
        <table:table-row table:style-name="ro1">
          <table:table-cell office:value-type="float" office:value="4959963" calcext:value-type="float">
            <text:p>4959963</text:p>
          </table:table-cell>
          <table:table-cell table:formula="of:=[.A312]/1000/(60*60*24)" office:value-type="time" office:time-value="PT01H22M39.963S" calcext:value-type="time">
            <text:p>01:22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3" calcext:value-type="float">
            <text:p>586.53</text:p>
          </table:table-cell>
          <table:table-cell office:value-type="float" office:value="688.54" calcext:value-type="float">
            <text:p>688.54</text:p>
          </table:table-cell>
          <table:table-cell office:value-type="float" office:value="823.93" calcext:value-type="float">
            <text:p>823.93</text:p>
          </table:table-cell>
        </table:table-row>
        <table:table-row table:style-name="ro1">
          <table:table-cell office:value-type="float" office:value="4975962" calcext:value-type="float">
            <text:p>4975962</text:p>
          </table:table-cell>
          <table:table-cell table:formula="of:=[.A313]/1000/(60*60*24)" office:value-type="time" office:time-value="PT01H22M55.962S" calcext:value-type="time">
            <text:p>01:22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690.77" calcext:value-type="float">
            <text:p>690.77</text:p>
          </table:table-cell>
          <table:table-cell office:value-type="float" office:value="826.54" calcext:value-type="float">
            <text:p>826.54</text:p>
          </table:table-cell>
        </table:table-row>
        <table:table-row table:style-name="ro1">
          <table:table-cell office:value-type="float" office:value="4991963" calcext:value-type="float">
            <text:p>4991963</text:p>
          </table:table-cell>
          <table:table-cell table:formula="of:=[.A314]/1000/(60*60*24)" office:value-type="time" office:time-value="PT01H23M11.963S" calcext:value-type="time">
            <text:p>01:23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692.99" calcext:value-type="float">
            <text:p>692.99</text:p>
          </table:table-cell>
          <table:table-cell office:value-type="float" office:value="829.14" calcext:value-type="float">
            <text:p>829.14</text:p>
          </table:table-cell>
        </table:table-row>
        <table:table-row table:style-name="ro1">
          <table:table-cell office:value-type="float" office:value="5007962" calcext:value-type="float">
            <text:p>5007962</text:p>
          </table:table-cell>
          <table:table-cell table:formula="of:=[.A315]/1000/(60*60*24)" office:value-type="time" office:time-value="PT01H23M27.962S" calcext:value-type="time">
            <text:p>01:23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9" calcext:value-type="float">
            <text:p>586.9</text:p>
          </table:table-cell>
          <table:table-cell office:value-type="float" office:value="695.21" calcext:value-type="float">
            <text:p>695.21</text:p>
          </table:table-cell>
          <table:table-cell office:value-type="float" office:value="831.75" calcext:value-type="float">
            <text:p>831.75</text:p>
          </table:table-cell>
        </table:table-row>
        <table:table-row table:style-name="ro1">
          <table:table-cell office:value-type="float" office:value="5023962" calcext:value-type="float">
            <text:p>5023962</text:p>
          </table:table-cell>
          <table:table-cell table:formula="of:=[.A316]/1000/(60*60*24)" office:value-type="time" office:time-value="PT01H23M43.962S" calcext:value-type="time">
            <text:p>01:23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697.43" calcext:value-type="float">
            <text:p>697.43</text:p>
          </table:table-cell>
          <table:table-cell office:value-type="float" office:value="834.36" calcext:value-type="float">
            <text:p>834.36</text:p>
          </table:table-cell>
        </table:table-row>
        <table:table-row table:style-name="ro1">
          <table:table-cell office:value-type="float" office:value="5039962" calcext:value-type="float">
            <text:p>5039962</text:p>
          </table:table-cell>
          <table:table-cell table:formula="of:=[.A317]/1000/(60*60*24)" office:value-type="time" office:time-value="PT01H23M59.962S" calcext:value-type="time">
            <text:p>01:24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9" calcext:value-type="float">
            <text:p>586.9</text:p>
          </table:table-cell>
          <table:table-cell office:value-type="float" office:value="699.65" calcext:value-type="float">
            <text:p>699.65</text:p>
          </table:table-cell>
          <table:table-cell office:value-type="float" office:value="836.97" calcext:value-type="float">
            <text:p>836.97</text:p>
          </table:table-cell>
        </table:table-row>
        <table:table-row table:style-name="ro1">
          <table:table-cell office:value-type="float" office:value="5055962" calcext:value-type="float">
            <text:p>5055962</text:p>
          </table:table-cell>
          <table:table-cell table:formula="of:=[.A318]/1000/(60*60*24)" office:value-type="time" office:time-value="PT01H24M15.962S" calcext:value-type="time">
            <text:p>01:24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7" calcext:value-type="float">
            <text:p>587</text:p>
          </table:table-cell>
          <table:table-cell office:value-type="float" office:value="701.87" calcext:value-type="float">
            <text:p>701.87</text:p>
          </table:table-cell>
          <table:table-cell office:value-type="float" office:value="839.58" calcext:value-type="float">
            <text:p>839.58</text:p>
          </table:table-cell>
        </table:table-row>
        <table:table-row table:style-name="ro1">
          <table:table-cell office:value-type="float" office:value="5071962" calcext:value-type="float">
            <text:p>5071962</text:p>
          </table:table-cell>
          <table:table-cell table:formula="of:=[.A319]/1000/(60*60*24)" office:value-type="time" office:time-value="PT01H24M31.962S" calcext:value-type="time">
            <text:p>01:24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704.09" calcext:value-type="float">
            <text:p>704.09</text:p>
          </table:table-cell>
          <table:table-cell office:value-type="float" office:value="842.18" calcext:value-type="float">
            <text:p>842.18</text:p>
          </table:table-cell>
        </table:table-row>
        <table:table-row table:style-name="ro1">
          <table:table-cell office:value-type="float" office:value="5087962" calcext:value-type="float">
            <text:p>5087962</text:p>
          </table:table-cell>
          <table:table-cell table:formula="of:=[.A320]/1000/(60*60*24)" office:value-type="time" office:time-value="PT01H24M47.962S" calcext:value-type="time">
            <text:p>01:24:48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6.99" calcext:value-type="float">
            <text:p>586.99</text:p>
          </table:table-cell>
          <table:table-cell office:value-type="float" office:value="706.31" calcext:value-type="float">
            <text:p>706.31</text:p>
          </table:table-cell>
          <table:table-cell office:value-type="float" office:value="844.79" calcext:value-type="float">
            <text:p>844.79</text:p>
          </table:table-cell>
        </table:table-row>
        <table:table-row table:style-name="ro1">
          <table:table-cell office:value-type="float" office:value="5103962" calcext:value-type="float">
            <text:p>5103962</text:p>
          </table:table-cell>
          <table:table-cell table:formula="of:=[.A321]/1000/(60*60*24)" office:value-type="time" office:time-value="PT01H25M03.962S" calcext:value-type="time">
            <text:p>01:25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9" calcext:value-type="float">
            <text:p>586.9</text:p>
          </table:table-cell>
          <table:table-cell office:value-type="float" office:value="708.54" calcext:value-type="float">
            <text:p>708.54</text:p>
          </table:table-cell>
          <table:table-cell office:value-type="float" office:value="847.4" calcext:value-type="float">
            <text:p>847.4</text:p>
          </table:table-cell>
        </table:table-row>
        <table:table-row table:style-name="ro1">
          <table:table-cell office:value-type="float" office:value="5119962" calcext:value-type="float">
            <text:p>5119962</text:p>
          </table:table-cell>
          <table:table-cell table:formula="of:=[.A322]/1000/(60*60*24)" office:value-type="time" office:time-value="PT01H25M19.962S" calcext:value-type="time">
            <text:p>01:25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710.76" calcext:value-type="float">
            <text:p>710.7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35962" calcext:value-type="float">
            <text:p>5135962</text:p>
          </table:table-cell>
          <table:table-cell table:formula="of:=[.A323]/1000/(60*60*24)" office:value-type="time" office:time-value="PT01H25M35.962S" calcext:value-type="time">
            <text:p>01:25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712.98" calcext:value-type="float">
            <text:p>712.98</text:p>
          </table:table-cell>
          <table:table-cell office:value-type="float" office:value="852.61" calcext:value-type="float">
            <text:p>852.61</text:p>
          </table:table-cell>
        </table:table-row>
        <table:table-row table:style-name="ro1">
          <table:table-cell office:value-type="float" office:value="5151962" calcext:value-type="float">
            <text:p>5151962</text:p>
          </table:table-cell>
          <table:table-cell table:formula="of:=[.A324]/1000/(60*60*24)" office:value-type="time" office:time-value="PT01H25M51.962S" calcext:value-type="time">
            <text:p>01:25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715.2" calcext:value-type="float">
            <text:p>715.2</text:p>
          </table:table-cell>
          <table:table-cell office:value-type="float" office:value="855.22" calcext:value-type="float">
            <text:p>855.22</text:p>
          </table:table-cell>
        </table:table-row>
        <table:table-row table:style-name="ro1">
          <table:table-cell office:value-type="float" office:value="5167962" calcext:value-type="float">
            <text:p>5167962</text:p>
          </table:table-cell>
          <table:table-cell table:formula="of:=[.A325]/1000/(60*60*24)" office:value-type="time" office:time-value="PT01H26M07.962S" calcext:value-type="time">
            <text:p>01:26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717.42" calcext:value-type="float">
            <text:p>717.42</text:p>
          </table:table-cell>
          <table:table-cell office:value-type="float" office:value="857.82" calcext:value-type="float">
            <text:p>857.82</text:p>
          </table:table-cell>
        </table:table-row>
        <table:table-row table:style-name="ro1">
          <table:table-cell office:value-type="float" office:value="5183962" calcext:value-type="float">
            <text:p>5183962</text:p>
          </table:table-cell>
          <table:table-cell table:formula="of:=[.A326]/1000/(60*60*24)" office:value-type="time" office:time-value="PT01H26M23.962S" calcext:value-type="time">
            <text:p>01:26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719.64" calcext:value-type="float">
            <text:p>719.64</text:p>
          </table:table-cell>
          <table:table-cell office:value-type="float" office:value="860.43" calcext:value-type="float">
            <text:p>860.43</text:p>
          </table:table-cell>
        </table:table-row>
        <table:table-row table:style-name="ro1">
          <table:table-cell office:value-type="float" office:value="5199962" calcext:value-type="float">
            <text:p>5199962</text:p>
          </table:table-cell>
          <table:table-cell table:formula="of:=[.A327]/1000/(60*60*24)" office:value-type="time" office:time-value="PT01H26M39.962S" calcext:value-type="time">
            <text:p>01:26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7" calcext:value-type="float">
            <text:p>586.67</text:p>
          </table:table-cell>
          <table:table-cell office:value-type="float" office:value="721.86" calcext:value-type="float">
            <text:p>721.86</text:p>
          </table:table-cell>
          <table:table-cell office:value-type="float" office:value="863.04" calcext:value-type="float">
            <text:p>863.04</text:p>
          </table:table-cell>
        </table:table-row>
        <table:table-row table:style-name="ro1">
          <table:table-cell office:value-type="float" office:value="5215962" calcext:value-type="float">
            <text:p>5215962</text:p>
          </table:table-cell>
          <table:table-cell table:formula="of:=[.A328]/1000/(60*60*24)" office:value-type="time" office:time-value="PT01H26M55.962S" calcext:value-type="time">
            <text:p>01:26:56</text:p>
          </table:table-cell>
          <table:table-cell office:value-type="float" office:value="1.17" calcext:value-type="float">
            <text:p>1.17</text:p>
          </table:table-cell>
          <table:table-cell office:value-type="float" office:value="500.12" calcext:value-type="float">
            <text:p>500.12</text:p>
          </table:table-cell>
          <table:table-cell office:value-type="float" office:value="587.14" calcext:value-type="float">
            <text:p>587.14</text:p>
          </table:table-cell>
          <table:table-cell office:value-type="float" office:value="724.08" calcext:value-type="float">
            <text:p>724.08</text:p>
          </table:table-cell>
          <table:table-cell office:value-type="float" office:value="865.64" calcext:value-type="float">
            <text:p>865.64</text:p>
          </table:table-cell>
        </table:table-row>
        <table:table-row table:style-name="ro1">
          <table:table-cell office:value-type="float" office:value="5231962" calcext:value-type="float">
            <text:p>5231962</text:p>
          </table:table-cell>
          <table:table-cell table:formula="of:=[.A329]/1000/(60*60*24)" office:value-type="time" office:time-value="PT01H27M11.962S" calcext:value-type="time">
            <text:p>01:27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726.31" calcext:value-type="float">
            <text:p>726.31</text:p>
          </table:table-cell>
          <table:table-cell office:value-type="float" office:value="868.25" calcext:value-type="float">
            <text:p>868.25</text:p>
          </table:table-cell>
        </table:table-row>
        <table:table-row table:style-name="ro1">
          <table:table-cell office:value-type="float" office:value="5247962" calcext:value-type="float">
            <text:p>5247962</text:p>
          </table:table-cell>
          <table:table-cell table:formula="of:=[.A330]/1000/(60*60*24)" office:value-type="time" office:time-value="PT01H27M27.962S" calcext:value-type="time">
            <text:p>01:27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3" calcext:value-type="float">
            <text:p>586.53</text:p>
          </table:table-cell>
          <table:table-cell office:value-type="float" office:value="728.53" calcext:value-type="float">
            <text:p>728.53</text:p>
          </table:table-cell>
          <table:table-cell office:value-type="float" office:value="870.86" calcext:value-type="float">
            <text:p>870.86</text:p>
          </table:table-cell>
        </table:table-row>
        <table:table-row table:style-name="ro1">
          <table:table-cell office:value-type="float" office:value="5263962" calcext:value-type="float">
            <text:p>5263962</text:p>
          </table:table-cell>
          <table:table-cell table:formula="of:=[.A331]/1000/(60*60*24)" office:value-type="time" office:time-value="PT01H27M43.962S" calcext:value-type="time">
            <text:p>01:27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730.75" calcext:value-type="float">
            <text:p>730.75</text:p>
          </table:table-cell>
          <table:table-cell office:value-type="float" office:value="873.47" calcext:value-type="float">
            <text:p>873.47</text:p>
          </table:table-cell>
        </table:table-row>
        <table:table-row table:style-name="ro1">
          <table:table-cell office:value-type="float" office:value="5279962" calcext:value-type="float">
            <text:p>5279962</text:p>
          </table:table-cell>
          <table:table-cell table:formula="of:=[.A332]/1000/(60*60*24)" office:value-type="time" office:time-value="PT01H27M59.962S" calcext:value-type="time">
            <text:p>01:28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732.97" calcext:value-type="float">
            <text:p>732.97</text:p>
          </table:table-cell>
          <table:table-cell office:value-type="float" office:value="876.07" calcext:value-type="float">
            <text:p>876.07</text:p>
          </table:table-cell>
        </table:table-row>
        <table:table-row table:style-name="ro1">
          <table:table-cell office:value-type="float" office:value="5295962" calcext:value-type="float">
            <text:p>5295962</text:p>
          </table:table-cell>
          <table:table-cell table:formula="of:=[.A333]/1000/(60*60*24)" office:value-type="time" office:time-value="PT01H28M15.962S" calcext:value-type="time">
            <text:p>01:28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735.19" calcext:value-type="float">
            <text:p>735.19</text:p>
          </table:table-cell>
          <table:table-cell office:value-type="float" office:value="878.68" calcext:value-type="float">
            <text:p>878.68</text:p>
          </table:table-cell>
        </table:table-row>
        <table:table-row table:style-name="ro1">
          <table:table-cell office:value-type="float" office:value="5311962" calcext:value-type="float">
            <text:p>5311962</text:p>
          </table:table-cell>
          <table:table-cell table:formula="of:=[.A334]/1000/(60*60*24)" office:value-type="time" office:time-value="PT01H28M31.962S" calcext:value-type="time">
            <text:p>01:28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737.41" calcext:value-type="float">
            <text:p>737.41</text:p>
          </table:table-cell>
          <table:table-cell office:value-type="float" office:value="881.28" calcext:value-type="float">
            <text:p>881.28</text:p>
          </table:table-cell>
        </table:table-row>
        <table:table-row table:style-name="ro1">
          <table:table-cell office:value-type="float" office:value="5327962" calcext:value-type="float">
            <text:p>5327962</text:p>
          </table:table-cell>
          <table:table-cell table:formula="of:=[.A335]/1000/(60*60*24)" office:value-type="time" office:time-value="PT01H28M47.962S" calcext:value-type="time">
            <text:p>01:28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739.63" calcext:value-type="float">
            <text:p>739.63</text:p>
          </table:table-cell>
          <table:table-cell office:value-type="float" office:value="883.89" calcext:value-type="float">
            <text:p>883.89</text:p>
          </table:table-cell>
        </table:table-row>
        <table:table-row table:style-name="ro1">
          <table:table-cell office:value-type="float" office:value="5343962" calcext:value-type="float">
            <text:p>5343962</text:p>
          </table:table-cell>
          <table:table-cell table:formula="of:=[.A336]/1000/(60*60*24)" office:value-type="time" office:time-value="PT01H29M03.962S" calcext:value-type="time">
            <text:p>01:29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741.85" calcext:value-type="float">
            <text:p>741.85</text:p>
          </table:table-cell>
          <table:table-cell office:value-type="float" office:value="886.5" calcext:value-type="float">
            <text:p>886.5</text:p>
          </table:table-cell>
        </table:table-row>
        <table:table-row table:style-name="ro1">
          <table:table-cell office:value-type="float" office:value="5359962" calcext:value-type="float">
            <text:p>5359962</text:p>
          </table:table-cell>
          <table:table-cell table:formula="of:=[.A337]/1000/(60*60*24)" office:value-type="time" office:time-value="PT01H29M19.962S" calcext:value-type="time">
            <text:p>01:29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4" calcext:value-type="float">
            <text:p>586.74</text:p>
          </table:table-cell>
          <table:table-cell office:value-type="float" office:value="744.07" calcext:value-type="float">
            <text:p>744.07</text:p>
          </table:table-cell>
          <table:table-cell office:value-type="float" office:value="889.1" calcext:value-type="float">
            <text:p>889.1</text:p>
          </table:table-cell>
        </table:table-row>
        <table:table-row table:style-name="ro1">
          <table:table-cell office:value-type="float" office:value="5375963" calcext:value-type="float">
            <text:p>5375963</text:p>
          </table:table-cell>
          <table:table-cell table:formula="of:=[.A338]/1000/(60*60*24)" office:value-type="time" office:time-value="PT01H29M35.963S" calcext:value-type="time">
            <text:p>01:29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3" calcext:value-type="float">
            <text:p>584.43</text:p>
          </table:table-cell>
          <table:table-cell office:value-type="float" office:value="746.3" calcext:value-type="float">
            <text:p>746.3</text:p>
          </table:table-cell>
          <table:table-cell office:value-type="float" office:value="891.71" calcext:value-type="float">
            <text:p>891.71</text:p>
          </table:table-cell>
        </table:table-row>
        <table:table-row table:style-name="ro1">
          <table:table-cell office:value-type="float" office:value="5391962" calcext:value-type="float">
            <text:p>5391962</text:p>
          </table:table-cell>
          <table:table-cell table:formula="of:=[.A339]/1000/(60*60*24)" office:value-type="time" office:time-value="PT01H29M51.962S" calcext:value-type="time">
            <text:p>01:29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748.52" calcext:value-type="float">
            <text:p>748.52</text:p>
          </table:table-cell>
          <table:table-cell office:value-type="float" office:value="894.32" calcext:value-type="float">
            <text:p>894.32</text:p>
          </table:table-cell>
        </table:table-row>
        <table:table-row table:style-name="ro1">
          <table:table-cell office:value-type="float" office:value="5407962" calcext:value-type="float">
            <text:p>5407962</text:p>
          </table:table-cell>
          <table:table-cell table:formula="of:=[.A340]/1000/(60*60*24)" office:value-type="time" office:time-value="PT01H30M07.962S" calcext:value-type="time">
            <text:p>01:30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750.74" calcext:value-type="float">
            <text:p>750.74</text:p>
          </table:table-cell>
          <table:table-cell office:value-type="float" office:value="896.92" calcext:value-type="float">
            <text:p>896.92</text:p>
          </table:table-cell>
        </table:table-row>
        <table:table-row table:style-name="ro1">
          <table:table-cell office:value-type="float" office:value="5423962" calcext:value-type="float">
            <text:p>5423962</text:p>
          </table:table-cell>
          <table:table-cell table:formula="of:=[.A341]/1000/(60*60*24)" office:value-type="time" office:time-value="PT01H30M23.962S" calcext:value-type="time">
            <text:p>01:30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7" calcext:value-type="float">
            <text:p>586.67</text:p>
          </table:table-cell>
          <table:table-cell office:value-type="float" office:value="752.96" calcext:value-type="float">
            <text:p>752.96</text:p>
          </table:table-cell>
          <table:table-cell office:value-type="float" office:value="899.53" calcext:value-type="float">
            <text:p>899.53</text:p>
          </table:table-cell>
        </table:table-row>
        <table:table-row table:style-name="ro1">
          <table:table-cell office:value-type="float" office:value="5439962" calcext:value-type="float">
            <text:p>5439962</text:p>
          </table:table-cell>
          <table:table-cell table:formula="of:=[.A342]/1000/(60*60*24)" office:value-type="time" office:time-value="PT01H30M39.962S" calcext:value-type="time">
            <text:p>01:30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4" calcext:value-type="float">
            <text:p>586.64</text:p>
          </table:table-cell>
          <table:table-cell office:value-type="float" office:value="755.18" calcext:value-type="float">
            <text:p>755.18</text:p>
          </table:table-cell>
          <table:table-cell office:value-type="float" office:value="902.14" calcext:value-type="float">
            <text:p>902.14</text:p>
          </table:table-cell>
        </table:table-row>
        <table:table-row table:style-name="ro1">
          <table:table-cell office:value-type="float" office:value="5455962" calcext:value-type="float">
            <text:p>5455962</text:p>
          </table:table-cell>
          <table:table-cell table:formula="of:=[.A343]/1000/(60*60*24)" office:value-type="time" office:time-value="PT01H30M55.962S" calcext:value-type="time">
            <text:p>01:30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757.4" calcext:value-type="float">
            <text:p>757.4</text:p>
          </table:table-cell>
          <table:table-cell office:value-type="float" office:value="904.74" calcext:value-type="float">
            <text:p>904.74</text:p>
          </table:table-cell>
        </table:table-row>
        <table:table-row table:style-name="ro1">
          <table:table-cell office:value-type="float" office:value="5471962" calcext:value-type="float">
            <text:p>5471962</text:p>
          </table:table-cell>
          <table:table-cell table:formula="of:=[.A344]/1000/(60*60*24)" office:value-type="time" office:time-value="PT01H31M11.962S" calcext:value-type="time">
            <text:p>01:31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759.62" calcext:value-type="float">
            <text:p>759.62</text:p>
          </table:table-cell>
          <table:table-cell office:value-type="float" office:value="907.35" calcext:value-type="float">
            <text:p>907.35</text:p>
          </table:table-cell>
        </table:table-row>
        <table:table-row table:style-name="ro1">
          <table:table-cell office:value-type="float" office:value="5487962" calcext:value-type="float">
            <text:p>5487962</text:p>
          </table:table-cell>
          <table:table-cell table:formula="of:=[.A345]/1000/(60*60*24)" office:value-type="time" office:time-value="PT01H31M27.962S" calcext:value-type="time">
            <text:p>01:31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761.84" calcext:value-type="float">
            <text:p>761.84</text:p>
          </table:table-cell>
          <table:table-cell office:value-type="float" office:value="909.95" calcext:value-type="float">
            <text:p>909.95</text:p>
          </table:table-cell>
        </table:table-row>
        <table:table-row table:style-name="ro1">
          <table:table-cell office:value-type="float" office:value="5503962" calcext:value-type="float">
            <text:p>5503962</text:p>
          </table:table-cell>
          <table:table-cell table:formula="of:=[.A346]/1000/(60*60*24)" office:value-type="time" office:time-value="PT01H31M43.962S" calcext:value-type="time">
            <text:p>01:31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764.06" calcext:value-type="float">
            <text:p>764.06</text:p>
          </table:table-cell>
          <table:table-cell office:value-type="float" office:value="912.56" calcext:value-type="float">
            <text:p>912.56</text:p>
          </table:table-cell>
        </table:table-row>
        <table:table-row table:style-name="ro1">
          <table:table-cell office:value-type="float" office:value="5519962" calcext:value-type="float">
            <text:p>5519962</text:p>
          </table:table-cell>
          <table:table-cell table:formula="of:=[.A347]/1000/(60*60*24)" office:value-type="time" office:time-value="PT01H31M59.962S" calcext:value-type="time">
            <text:p>01:32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6" calcext:value-type="float">
            <text:p>586.66</text:p>
          </table:table-cell>
          <table:table-cell office:value-type="float" office:value="766.29" calcext:value-type="float">
            <text:p>766.29</text:p>
          </table:table-cell>
          <table:table-cell office:value-type="float" office:value="915.17" calcext:value-type="float">
            <text:p>915.17</text:p>
          </table:table-cell>
        </table:table-row>
        <table:table-row table:style-name="ro1">
          <table:table-cell office:value-type="float" office:value="5535962" calcext:value-type="float">
            <text:p>5535962</text:p>
          </table:table-cell>
          <table:table-cell table:formula="of:=[.A348]/1000/(60*60*24)" office:value-type="time" office:time-value="PT01H32M15.962S" calcext:value-type="time">
            <text:p>01:32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6" calcext:value-type="float">
            <text:p>586.66</text:p>
          </table:table-cell>
          <table:table-cell office:value-type="float" office:value="768.51" calcext:value-type="float">
            <text:p>768.51</text:p>
          </table:table-cell>
          <table:table-cell office:value-type="float" office:value="917.77" calcext:value-type="float">
            <text:p>917.77</text:p>
          </table:table-cell>
        </table:table-row>
        <table:table-row table:style-name="ro1">
          <table:table-cell office:value-type="float" office:value="5551962" calcext:value-type="float">
            <text:p>5551962</text:p>
          </table:table-cell>
          <table:table-cell table:formula="of:=[.A349]/1000/(60*60*24)" office:value-type="time" office:time-value="PT01H32M31.962S" calcext:value-type="time">
            <text:p>01:32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770.73" calcext:value-type="float">
            <text:p>770.73</text:p>
          </table:table-cell>
          <table:table-cell office:value-type="float" office:value="920.38" calcext:value-type="float">
            <text:p>920.38</text:p>
          </table:table-cell>
        </table:table-row>
        <table:table-row table:style-name="ro1">
          <table:table-cell office:value-type="float" office:value="5567963" calcext:value-type="float">
            <text:p>5567963</text:p>
          </table:table-cell>
          <table:table-cell table:formula="of:=[.A350]/1000/(60*60*24)" office:value-type="time" office:time-value="PT01H32M47.963S" calcext:value-type="time">
            <text:p>01:32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772.95" calcext:value-type="float">
            <text:p>772.95</text:p>
          </table:table-cell>
          <table:table-cell office:value-type="float" office:value="922.98" calcext:value-type="float">
            <text:p>922.98</text:p>
          </table:table-cell>
        </table:table-row>
        <table:table-row table:style-name="ro1">
          <table:table-cell office:value-type="float" office:value="5583962" calcext:value-type="float">
            <text:p>5583962</text:p>
          </table:table-cell>
          <table:table-cell table:formula="of:=[.A351]/1000/(60*60*24)" office:value-type="time" office:time-value="PT01H33M03.962S" calcext:value-type="time">
            <text:p>01:33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775.17" calcext:value-type="float">
            <text:p>775.17</text:p>
          </table:table-cell>
          <table:table-cell office:value-type="float" office:value="925.59" calcext:value-type="float">
            <text:p>925.59</text:p>
          </table:table-cell>
        </table:table-row>
        <table:table-row table:style-name="ro1">
          <table:table-cell office:value-type="float" office:value="5599962" calcext:value-type="float">
            <text:p>5599962</text:p>
          </table:table-cell>
          <table:table-cell table:formula="of:=[.A352]/1000/(60*60*24)" office:value-type="time" office:time-value="PT01H33M19.962S" calcext:value-type="time">
            <text:p>01:33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4" calcext:value-type="float">
            <text:p>586.74</text:p>
          </table:table-cell>
          <table:table-cell office:value-type="float" office:value="777.39" calcext:value-type="float">
            <text:p>777.39</text:p>
          </table:table-cell>
          <table:table-cell office:value-type="float" office:value="928.19" calcext:value-type="float">
            <text:p>928.19</text:p>
          </table:table-cell>
        </table:table-row>
        <table:table-row table:style-name="ro1">
          <table:table-cell office:value-type="float" office:value="5615963" calcext:value-type="float">
            <text:p>5615963</text:p>
          </table:table-cell>
          <table:table-cell table:formula="of:=[.A353]/1000/(60*60*24)" office:value-type="time" office:time-value="PT01H33M35.963S" calcext:value-type="time">
            <text:p>01:33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9" calcext:value-type="float">
            <text:p>584.89</text:p>
          </table:table-cell>
          <table:table-cell office:value-type="float" office:value="779.61" calcext:value-type="float">
            <text:p>779.61</text:p>
          </table:table-cell>
          <table:table-cell office:value-type="float" office:value="930.8" calcext:value-type="float">
            <text:p>930.8</text:p>
          </table:table-cell>
        </table:table-row>
        <table:table-row table:style-name="ro1">
          <table:table-cell office:value-type="float" office:value="5631962" calcext:value-type="float">
            <text:p>5631962</text:p>
          </table:table-cell>
          <table:table-cell table:formula="of:=[.A354]/1000/(60*60*24)" office:value-type="time" office:time-value="PT01H33M51.962S" calcext:value-type="time">
            <text:p>01:33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781.83" calcext:value-type="float">
            <text:p>781.83</text:p>
          </table:table-cell>
          <table:table-cell office:value-type="float" office:value="933.4" calcext:value-type="float">
            <text:p>933.4</text:p>
          </table:table-cell>
        </table:table-row>
        <table:table-row table:style-name="ro1">
          <table:table-cell office:value-type="float" office:value="5647963" calcext:value-type="float">
            <text:p>5647963</text:p>
          </table:table-cell>
          <table:table-cell table:formula="of:=[.A355]/1000/(60*60*24)" office:value-type="time" office:time-value="PT01H34M07.963S" calcext:value-type="time">
            <text:p>01:34:08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4.98" calcext:value-type="float">
            <text:p>584.98</text:p>
          </table:table-cell>
          <table:table-cell office:value-type="float" office:value="784.05" calcext:value-type="float">
            <text:p>784.05</text:p>
          </table:table-cell>
          <table:table-cell office:value-type="float" office:value="936.01" calcext:value-type="float">
            <text:p>936.01</text:p>
          </table:table-cell>
        </table:table-row>
        <table:table-row table:style-name="ro1">
          <table:table-cell office:value-type="float" office:value="5663962" calcext:value-type="float">
            <text:p>5663962</text:p>
          </table:table-cell>
          <table:table-cell table:formula="of:=[.A356]/1000/(60*60*24)" office:value-type="time" office:time-value="PT01H34M23.962S" calcext:value-type="time">
            <text:p>01:34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7" calcext:value-type="float">
            <text:p>586.77</text:p>
          </table:table-cell>
          <table:table-cell office:value-type="float" office:value="786.27" calcext:value-type="float">
            <text:p>786.27</text:p>
          </table:table-cell>
          <table:table-cell office:value-type="float" office:value="938.61" calcext:value-type="float">
            <text:p>938.61</text:p>
          </table:table-cell>
        </table:table-row>
        <table:table-row table:style-name="ro1">
          <table:table-cell office:value-type="float" office:value="5679963" calcext:value-type="float">
            <text:p>5679963</text:p>
          </table:table-cell>
          <table:table-cell table:formula="of:=[.A357]/1000/(60*60*24)" office:value-type="time" office:time-value="PT01H34M39.963S" calcext:value-type="time">
            <text:p>01:34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788.5" calcext:value-type="float">
            <text:p>788.5</text:p>
          </table:table-cell>
          <table:table-cell office:value-type="float" office:value="941.22" calcext:value-type="float">
            <text:p>941.22</text:p>
          </table:table-cell>
        </table:table-row>
        <table:table-row table:style-name="ro1">
          <table:table-cell office:value-type="float" office:value="5695962" calcext:value-type="float">
            <text:p>5695962</text:p>
          </table:table-cell>
          <table:table-cell table:formula="of:=[.A358]/1000/(60*60*24)" office:value-type="time" office:time-value="PT01H34M55.962S" calcext:value-type="time">
            <text:p>01:34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790.72" calcext:value-type="float">
            <text:p>790.72</text:p>
          </table:table-cell>
          <table:table-cell office:value-type="float" office:value="943.82" calcext:value-type="float">
            <text:p>943.82</text:p>
          </table:table-cell>
        </table:table-row>
        <table:table-row table:style-name="ro1">
          <table:table-cell office:value-type="float" office:value="5711962" calcext:value-type="float">
            <text:p>5711962</text:p>
          </table:table-cell>
          <table:table-cell table:formula="of:=[.A359]/1000/(60*60*24)" office:value-type="time" office:time-value="PT01H35M11.962S" calcext:value-type="time">
            <text:p>01:35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792.94" calcext:value-type="float">
            <text:p>792.94</text:p>
          </table:table-cell>
          <table:table-cell office:value-type="float" office:value="946.43" calcext:value-type="float">
            <text:p>946.43</text:p>
          </table:table-cell>
        </table:table-row>
        <table:table-row table:style-name="ro1">
          <table:table-cell office:value-type="float" office:value="5727963" calcext:value-type="float">
            <text:p>5727963</text:p>
          </table:table-cell>
          <table:table-cell table:formula="of:=[.A360]/1000/(60*60*24)" office:value-type="time" office:time-value="PT01H35M27.963S" calcext:value-type="time">
            <text:p>01:35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795.16" calcext:value-type="float">
            <text:p>795.16</text:p>
          </table:table-cell>
          <table:table-cell office:value-type="float" office:value="949.03" calcext:value-type="float">
            <text:p>949.03</text:p>
          </table:table-cell>
        </table:table-row>
        <table:table-row table:style-name="ro1">
          <table:table-cell office:value-type="float" office:value="5743962" calcext:value-type="float">
            <text:p>5743962</text:p>
          </table:table-cell>
          <table:table-cell table:formula="of:=[.A361]/1000/(60*60*24)" office:value-type="time" office:time-value="PT01H35M43.962S" calcext:value-type="time">
            <text:p>01:35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797.38" calcext:value-type="float">
            <text:p>797.38</text:p>
          </table:table-cell>
          <table:table-cell office:value-type="float" office:value="951.63" calcext:value-type="float">
            <text:p>951.63</text:p>
          </table:table-cell>
        </table:table-row>
        <table:table-row table:style-name="ro1">
          <table:table-cell office:value-type="float" office:value="5759963" calcext:value-type="float">
            <text:p>5759963</text:p>
          </table:table-cell>
          <table:table-cell table:formula="of:=[.A362]/1000/(60*60*24)" office:value-type="time" office:time-value="PT01H35M59.963S" calcext:value-type="time">
            <text:p>01:36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7" calcext:value-type="float">
            <text:p>586.77</text:p>
          </table:table-cell>
          <table:table-cell office:value-type="float" office:value="799.6" calcext:value-type="float">
            <text:p>799.6</text:p>
          </table:table-cell>
          <table:table-cell office:value-type="float" office:value="954.24" calcext:value-type="float">
            <text:p>954.24</text:p>
          </table:table-cell>
        </table:table-row>
        <table:table-row table:style-name="ro1">
          <table:table-cell office:value-type="float" office:value="5775962" calcext:value-type="float">
            <text:p>5775962</text:p>
          </table:table-cell>
          <table:table-cell table:formula="of:=[.A363]/1000/(60*60*24)" office:value-type="time" office:time-value="PT01H36M15.962S" calcext:value-type="time">
            <text:p>01:36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801.82" calcext:value-type="float">
            <text:p>801.82</text:p>
          </table:table-cell>
          <table:table-cell office:value-type="float" office:value="956.84" calcext:value-type="float">
            <text:p>956.84</text:p>
          </table:table-cell>
        </table:table-row>
        <table:table-row table:style-name="ro1">
          <table:table-cell office:value-type="float" office:value="5791962" calcext:value-type="float">
            <text:p>5791962</text:p>
          </table:table-cell>
          <table:table-cell table:formula="of:=[.A364]/1000/(60*60*24)" office:value-type="time" office:time-value="PT01H36M31.962S" calcext:value-type="time">
            <text:p>01:36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804.04" calcext:value-type="float">
            <text:p>804.04</text:p>
          </table:table-cell>
          <table:table-cell office:value-type="float" office:value="959.45" calcext:value-type="float">
            <text:p>959.45</text:p>
          </table:table-cell>
        </table:table-row>
        <table:table-row table:style-name="ro1">
          <table:table-cell office:value-type="float" office:value="5807963" calcext:value-type="float">
            <text:p>5807963</text:p>
          </table:table-cell>
          <table:table-cell table:formula="of:=[.A365]/1000/(60*60*24)" office:value-type="time" office:time-value="PT01H36M47.963S" calcext:value-type="time">
            <text:p>01:36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7" calcext:value-type="float">
            <text:p>586.67</text:p>
          </table:table-cell>
          <table:table-cell office:value-type="float" office:value="806.26" calcext:value-type="float">
            <text:p>806.26</text:p>
          </table:table-cell>
          <table:table-cell office:value-type="float" office:value="962.05" calcext:value-type="float">
            <text:p>962.05</text:p>
          </table:table-cell>
        </table:table-row>
        <table:table-row table:style-name="ro1">
          <table:table-cell office:value-type="float" office:value="5823962" calcext:value-type="float">
            <text:p>5823962</text:p>
          </table:table-cell>
          <table:table-cell table:formula="of:=[.A366]/1000/(60*60*24)" office:value-type="time" office:time-value="PT01H37M03.962S" calcext:value-type="time">
            <text:p>01:37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4" calcext:value-type="float">
            <text:p>586.64</text:p>
          </table:table-cell>
          <table:table-cell office:value-type="float" office:value="808.48" calcext:value-type="float">
            <text:p>808.48</text:p>
          </table:table-cell>
          <table:table-cell office:value-type="float" office:value="964.66" calcext:value-type="float">
            <text:p>964.66</text:p>
          </table:table-cell>
        </table:table-row>
        <table:table-row table:style-name="ro1">
          <table:table-cell office:value-type="float" office:value="5839962" calcext:value-type="float">
            <text:p>5839962</text:p>
          </table:table-cell>
          <table:table-cell table:formula="of:=[.A367]/1000/(60*60*24)" office:value-type="time" office:time-value="PT01H37M19.962S" calcext:value-type="time">
            <text:p>01:37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89" calcext:value-type="float">
            <text:p>586.89</text:p>
          </table:table-cell>
          <table:table-cell office:value-type="float" office:value="810.71" calcext:value-type="float">
            <text:p>810.71</text:p>
          </table:table-cell>
          <table:table-cell office:value-type="float" office:value="967.26" calcext:value-type="float">
            <text:p>967.26</text:p>
          </table:table-cell>
        </table:table-row>
        <table:table-row table:style-name="ro1">
          <table:table-cell office:value-type="float" office:value="5855962" calcext:value-type="float">
            <text:p>5855962</text:p>
          </table:table-cell>
          <table:table-cell table:formula="of:=[.A368]/1000/(60*60*24)" office:value-type="time" office:time-value="PT01H37M35.962S" calcext:value-type="time">
            <text:p>01:37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812.93" calcext:value-type="float">
            <text:p>812.93</text:p>
          </table:table-cell>
          <table:table-cell office:value-type="float" office:value="969.86" calcext:value-type="float">
            <text:p>969.86</text:p>
          </table:table-cell>
        </table:table-row>
        <table:table-row table:style-name="ro1">
          <table:table-cell office:value-type="float" office:value="5871962" calcext:value-type="float">
            <text:p>5871962</text:p>
          </table:table-cell>
          <table:table-cell table:formula="of:=[.A369]/1000/(60*60*24)" office:value-type="time" office:time-value="PT01H37M51.962S" calcext:value-type="time">
            <text:p>01:37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7" calcext:value-type="float">
            <text:p>586.67</text:p>
          </table:table-cell>
          <table:table-cell office:value-type="float" office:value="815.15" calcext:value-type="float">
            <text:p>815.15</text:p>
          </table:table-cell>
          <table:table-cell office:value-type="float" office:value="972.47" calcext:value-type="float">
            <text:p>972.47</text:p>
          </table:table-cell>
        </table:table-row>
        <table:table-row table:style-name="ro1">
          <table:table-cell office:value-type="float" office:value="5887962" calcext:value-type="float">
            <text:p>5887962</text:p>
          </table:table-cell>
          <table:table-cell table:formula="of:=[.A370]/1000/(60*60*24)" office:value-type="time" office:time-value="PT01H38M07.962S" calcext:value-type="time">
            <text:p>01:38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817.37" calcext:value-type="float">
            <text:p>817.37</text:p>
          </table:table-cell>
          <table:table-cell office:value-type="float" office:value="975.08" calcext:value-type="float">
            <text:p>975.08</text:p>
          </table:table-cell>
        </table:table-row>
        <table:table-row table:style-name="ro1">
          <table:table-cell office:value-type="float" office:value="5903962" calcext:value-type="float">
            <text:p>5903962</text:p>
          </table:table-cell>
          <table:table-cell table:formula="of:=[.A371]/1000/(60*60*24)" office:value-type="time" office:time-value="PT01H38M23.962S" calcext:value-type="time">
            <text:p>01:38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819.59" calcext:value-type="float">
            <text:p>819.59</text:p>
          </table:table-cell>
          <table:table-cell office:value-type="float" office:value="977.68" calcext:value-type="float">
            <text:p>977.68</text:p>
          </table:table-cell>
        </table:table-row>
        <table:table-row table:style-name="ro1">
          <table:table-cell office:value-type="float" office:value="5919962" calcext:value-type="float">
            <text:p>5919962</text:p>
          </table:table-cell>
          <table:table-cell table:formula="of:=[.A372]/1000/(60*60*24)" office:value-type="time" office:time-value="PT01H38M39.962S" calcext:value-type="time">
            <text:p>01:38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821.81" calcext:value-type="float">
            <text:p>821.81</text:p>
          </table:table-cell>
          <table:table-cell office:value-type="float" office:value="980.29" calcext:value-type="float">
            <text:p>980.29</text:p>
          </table:table-cell>
        </table:table-row>
        <table:table-row table:style-name="ro1">
          <table:table-cell office:value-type="float" office:value="5935963" calcext:value-type="float">
            <text:p>5935963</text:p>
          </table:table-cell>
          <table:table-cell table:formula="of:=[.A373]/1000/(60*60*24)" office:value-type="time" office:time-value="PT01H38M55.963S" calcext:value-type="time">
            <text:p>01:38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824.03" calcext:value-type="float">
            <text:p>824.03</text:p>
          </table:table-cell>
          <table:table-cell office:value-type="float" office:value="982.89" calcext:value-type="float">
            <text:p>982.89</text:p>
          </table:table-cell>
        </table:table-row>
        <table:table-row table:style-name="ro1">
          <table:table-cell office:value-type="float" office:value="5951962" calcext:value-type="float">
            <text:p>5951962</text:p>
          </table:table-cell>
          <table:table-cell table:formula="of:=[.A374]/1000/(60*60*24)" office:value-type="time" office:time-value="PT01H39M11.962S" calcext:value-type="time">
            <text:p>01:39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6" calcext:value-type="float">
            <text:p>586.66</text:p>
          </table:table-cell>
          <table:table-cell office:value-type="float" office:value="826.25" calcext:value-type="float">
            <text:p>826.25</text:p>
          </table:table-cell>
          <table:table-cell office:value-type="float" office:value="985.5" calcext:value-type="float">
            <text:p>985.5</text:p>
          </table:table-cell>
        </table:table-row>
        <table:table-row table:style-name="ro1">
          <table:table-cell office:value-type="float" office:value="5967962" calcext:value-type="float">
            <text:p>5967962</text:p>
          </table:table-cell>
          <table:table-cell table:formula="of:=[.A375]/1000/(60*60*24)" office:value-type="time" office:time-value="PT01H39M27.962S" calcext:value-type="time">
            <text:p>01:39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828.47" calcext:value-type="float">
            <text:p>828.47</text:p>
          </table:table-cell>
          <table:table-cell office:value-type="float" office:value="988.1" calcext:value-type="float">
            <text:p>988.1</text:p>
          </table:table-cell>
        </table:table-row>
        <table:table-row table:style-name="ro1">
          <table:table-cell office:value-type="float" office:value="5983962" calcext:value-type="float">
            <text:p>5983962</text:p>
          </table:table-cell>
          <table:table-cell table:formula="of:=[.A376]/1000/(60*60*24)" office:value-type="time" office:time-value="PT01H39M43.962S" calcext:value-type="time">
            <text:p>01:39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830.69" calcext:value-type="float">
            <text:p>830.69</text:p>
          </table:table-cell>
          <table:table-cell office:value-type="float" office:value="990.71" calcext:value-type="float">
            <text:p>990.71</text:p>
          </table:table-cell>
        </table:table-row>
        <table:table-row table:style-name="ro1">
          <table:table-cell office:value-type="float" office:value="5999962" calcext:value-type="float">
            <text:p>5999962</text:p>
          </table:table-cell>
          <table:table-cell table:formula="of:=[.A377]/1000/(60*60*24)" office:value-type="time" office:time-value="PT01H39M59.962S" calcext:value-type="time">
            <text:p>01:40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832.91" calcext:value-type="float">
            <text:p>832.91</text:p>
          </table:table-cell>
          <table:table-cell office:value-type="float" office:value="993.31" calcext:value-type="float">
            <text:p>993.31</text:p>
          </table:table-cell>
        </table:table-row>
        <table:table-row table:style-name="ro1">
          <table:table-cell office:value-type="float" office:value="6015962" calcext:value-type="float">
            <text:p>6015962</text:p>
          </table:table-cell>
          <table:table-cell table:formula="of:=[.A378]/1000/(60*60*24)" office:value-type="time" office:time-value="PT01H40M15.962S" calcext:value-type="time">
            <text:p>01:40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835.14" calcext:value-type="float">
            <text:p>835.14</text:p>
          </table:table-cell>
          <table:table-cell office:value-type="float" office:value="995.91" calcext:value-type="float">
            <text:p>995.91</text:p>
          </table:table-cell>
        </table:table-row>
        <table:table-row table:style-name="ro1">
          <table:table-cell office:value-type="float" office:value="6031962" calcext:value-type="float">
            <text:p>6031962</text:p>
          </table:table-cell>
          <table:table-cell table:formula="of:=[.A379]/1000/(60*60*24)" office:value-type="time" office:time-value="PT01H40M31.962S" calcext:value-type="time">
            <text:p>01:40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837.36" calcext:value-type="float">
            <text:p>837.36</text:p>
          </table:table-cell>
          <table:table-cell office:value-type="float" office:value="998.52" calcext:value-type="float">
            <text:p>998.52</text:p>
          </table:table-cell>
        </table:table-row>
        <table:table-row table:style-name="ro1">
          <table:table-cell office:value-type="float" office:value="6047962" calcext:value-type="float">
            <text:p>6047962</text:p>
          </table:table-cell>
          <table:table-cell table:formula="of:=[.A380]/1000/(60*60*24)" office:value-type="time" office:time-value="PT01H40M47.962S" calcext:value-type="time">
            <text:p>01:40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839.58" calcext:value-type="float">
            <text:p>839.58</text:p>
          </table:table-cell>
          <table:table-cell office:value-type="float" office:value="1001.12" calcext:value-type="float">
            <text:p>1001.12</text:p>
          </table:table-cell>
        </table:table-row>
        <table:table-row table:style-name="ro1">
          <table:table-cell office:value-type="float" office:value="6063963" calcext:value-type="float">
            <text:p>6063963</text:p>
          </table:table-cell>
          <table:table-cell table:formula="of:=[.A381]/1000/(60*60*24)" office:value-type="time" office:time-value="PT01H41M03.963S" calcext:value-type="time">
            <text:p>01:41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841.8" calcext:value-type="float">
            <text:p>841.8</text:p>
          </table:table-cell>
          <table:table-cell office:value-type="float" office:value="1003.73" calcext:value-type="float">
            <text:p>1003.73</text:p>
          </table:table-cell>
        </table:table-row>
        <table:table-row table:style-name="ro1">
          <table:table-cell office:value-type="float" office:value="6079962" calcext:value-type="float">
            <text:p>6079962</text:p>
          </table:table-cell>
          <table:table-cell table:formula="of:=[.A382]/1000/(60*60*24)" office:value-type="time" office:time-value="PT01H41M19.962S" calcext:value-type="time">
            <text:p>01:41:20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4.98" calcext:value-type="float">
            <text:p>584.98</text:p>
          </table:table-cell>
          <table:table-cell office:value-type="float" office:value="844.02" calcext:value-type="float">
            <text:p>844.02</text:p>
          </table:table-cell>
          <table:table-cell office:value-type="float" office:value="1006.33" calcext:value-type="float">
            <text:p>1006.33</text:p>
          </table:table-cell>
        </table:table-row>
        <table:table-row table:style-name="ro1">
          <table:table-cell office:value-type="float" office:value="6095962" calcext:value-type="float">
            <text:p>6095962</text:p>
          </table:table-cell>
          <table:table-cell table:formula="of:=[.A383]/1000/(60*60*24)" office:value-type="time" office:time-value="PT01H41M35.962S" calcext:value-type="time">
            <text:p>01:41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846.24" calcext:value-type="float">
            <text:p>846.24</text:p>
          </table:table-cell>
          <table:table-cell office:value-type="float" office:value="1008.94" calcext:value-type="float">
            <text:p>1008.94</text:p>
          </table:table-cell>
        </table:table-row>
        <table:table-row table:style-name="ro1">
          <table:table-cell office:value-type="float" office:value="6111963" calcext:value-type="float">
            <text:p>6111963</text:p>
          </table:table-cell>
          <table:table-cell table:formula="of:=[.A384]/1000/(60*60*24)" office:value-type="time" office:time-value="PT01H41M51.963S" calcext:value-type="time">
            <text:p>01:41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848.46" calcext:value-type="float">
            <text:p>848.46</text:p>
          </table:table-cell>
          <table:table-cell office:value-type="float" office:value="1011.54" calcext:value-type="float">
            <text:p>1011.54</text:p>
          </table:table-cell>
        </table:table-row>
        <table:table-row table:style-name="ro1">
          <table:table-cell office:value-type="float" office:value="6127962" calcext:value-type="float">
            <text:p>6127962</text:p>
          </table:table-cell>
          <table:table-cell table:formula="of:=[.A385]/1000/(60*60*24)" office:value-type="time" office:time-value="PT01H42M07.962S" calcext:value-type="time">
            <text:p>01:42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850.68" calcext:value-type="float">
            <text:p>850.68</text:p>
          </table:table-cell>
          <table:table-cell office:value-type="float" office:value="1014.14" calcext:value-type="float">
            <text:p>1014.14</text:p>
          </table:table-cell>
        </table:table-row>
        <table:table-row table:style-name="ro1">
          <table:table-cell office:value-type="float" office:value="6143962" calcext:value-type="float">
            <text:p>6143962</text:p>
          </table:table-cell>
          <table:table-cell table:formula="of:=[.A386]/1000/(60*60*24)" office:value-type="time" office:time-value="PT01H42M23.962S" calcext:value-type="time">
            <text:p>01:42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852.9" calcext:value-type="float">
            <text:p>852.9</text:p>
          </table:table-cell>
          <table:table-cell office:value-type="float" office:value="1016.75" calcext:value-type="float">
            <text:p>1016.75</text:p>
          </table:table-cell>
        </table:table-row>
        <table:table-row table:style-name="ro1">
          <table:table-cell office:value-type="float" office:value="6159962" calcext:value-type="float">
            <text:p>6159962</text:p>
          </table:table-cell>
          <table:table-cell table:formula="of:=[.A387]/1000/(60*60*24)" office:value-type="time" office:time-value="PT01H42M39.962S" calcext:value-type="time">
            <text:p>01:42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3" calcext:value-type="float">
            <text:p>586.53</text:p>
          </table:table-cell>
          <table:table-cell office:value-type="float" office:value="855.12" calcext:value-type="float">
            <text:p>855.12</text:p>
          </table:table-cell>
          <table:table-cell office:value-type="float" office:value="1019.35" calcext:value-type="float">
            <text:p>1019.35</text:p>
          </table:table-cell>
        </table:table-row>
        <table:table-row table:style-name="ro1">
          <table:table-cell office:value-type="float" office:value="6175962" calcext:value-type="float">
            <text:p>6175962</text:p>
          </table:table-cell>
          <table:table-cell table:formula="of:=[.A388]/1000/(60*60*24)" office:value-type="time" office:time-value="PT01H42M55.962S" calcext:value-type="time">
            <text:p>01:42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857.34" calcext:value-type="float">
            <text:p>857.34</text:p>
          </table:table-cell>
          <table:table-cell office:value-type="float" office:value="1021.96" calcext:value-type="float">
            <text:p>1021.96</text:p>
          </table:table-cell>
        </table:table-row>
        <table:table-row table:style-name="ro1">
          <table:table-cell office:value-type="float" office:value="6191962" calcext:value-type="float">
            <text:p>6191962</text:p>
          </table:table-cell>
          <table:table-cell table:formula="of:=[.A389]/1000/(60*60*24)" office:value-type="time" office:time-value="PT01H43M11.962S" calcext:value-type="time">
            <text:p>01:43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859.57" calcext:value-type="float">
            <text:p>859.57</text:p>
          </table:table-cell>
          <table:table-cell office:value-type="float" office:value="1024.56" calcext:value-type="float">
            <text:p>1024.56</text:p>
          </table:table-cell>
        </table:table-row>
        <table:table-row table:style-name="ro1">
          <table:table-cell office:value-type="float" office:value="6207962" calcext:value-type="float">
            <text:p>6207962</text:p>
          </table:table-cell>
          <table:table-cell table:formula="of:=[.A390]/1000/(60*60*24)" office:value-type="time" office:time-value="PT01H43M27.962S" calcext:value-type="time">
            <text:p>01:43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861.79" calcext:value-type="float">
            <text:p>861.79</text:p>
          </table:table-cell>
          <table:table-cell office:value-type="float" office:value="1027.16" calcext:value-type="float">
            <text:p>1027.16</text:p>
          </table:table-cell>
        </table:table-row>
        <table:table-row table:style-name="ro1">
          <table:table-cell office:value-type="float" office:value="6223963" calcext:value-type="float">
            <text:p>6223963</text:p>
          </table:table-cell>
          <table:table-cell table:formula="of:=[.A391]/1000/(60*60*24)" office:value-type="time" office:time-value="PT01H43M43.963S" calcext:value-type="time">
            <text:p>01:43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9" calcext:value-type="float">
            <text:p>584.9</text:p>
          </table:table-cell>
          <table:table-cell office:value-type="float" office:value="864.01" calcext:value-type="float">
            <text:p>864.01</text:p>
          </table:table-cell>
          <table:table-cell office:value-type="float" office:value="1029.77" calcext:value-type="float">
            <text:p>1029.77</text:p>
          </table:table-cell>
        </table:table-row>
        <table:table-row table:style-name="ro1">
          <table:table-cell office:value-type="float" office:value="6239962" calcext:value-type="float">
            <text:p>6239962</text:p>
          </table:table-cell>
          <table:table-cell table:formula="of:=[.A392]/1000/(60*60*24)" office:value-type="time" office:time-value="PT01H43M59.962S" calcext:value-type="time">
            <text:p>01:44:00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4.98" calcext:value-type="float">
            <text:p>584.98</text:p>
          </table:table-cell>
          <table:table-cell office:value-type="float" office:value="866.23" calcext:value-type="float">
            <text:p>866.23</text:p>
          </table:table-cell>
          <table:table-cell office:value-type="float" office:value="1032.37" calcext:value-type="float">
            <text:p>1032.37</text:p>
          </table:table-cell>
        </table:table-row>
        <table:table-row table:style-name="ro1">
          <table:table-cell office:value-type="float" office:value="6255963" calcext:value-type="float">
            <text:p>6255963</text:p>
          </table:table-cell>
          <table:table-cell table:formula="of:=[.A393]/1000/(60*60*24)" office:value-type="time" office:time-value="PT01H44M15.963S" calcext:value-type="time">
            <text:p>01:44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868.45" calcext:value-type="float">
            <text:p>868.45</text:p>
          </table:table-cell>
          <table:table-cell office:value-type="float" office:value="1034.97" calcext:value-type="float">
            <text:p>1034.97</text:p>
          </table:table-cell>
        </table:table-row>
        <table:table-row table:style-name="ro1">
          <table:table-cell office:value-type="float" office:value="6271963" calcext:value-type="float">
            <text:p>6271963</text:p>
          </table:table-cell>
          <table:table-cell table:formula="of:=[.A394]/1000/(60*60*24)" office:value-type="time" office:time-value="PT01H44M31.963S" calcext:value-type="time">
            <text:p>01:44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870.67" calcext:value-type="float">
            <text:p>870.67</text:p>
          </table:table-cell>
          <table:table-cell office:value-type="float" office:value="1037.58" calcext:value-type="float">
            <text:p>1037.58</text:p>
          </table:table-cell>
        </table:table-row>
        <table:table-row table:style-name="ro1">
          <table:table-cell office:value-type="float" office:value="6287962" calcext:value-type="float">
            <text:p>6287962</text:p>
          </table:table-cell>
          <table:table-cell table:formula="of:=[.A395]/1000/(60*60*24)" office:value-type="time" office:time-value="PT01H44M47.962S" calcext:value-type="time">
            <text:p>01:44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872.89" calcext:value-type="float">
            <text:p>872.89</text:p>
          </table:table-cell>
          <table:table-cell office:value-type="float" office:value="1040.18" calcext:value-type="float">
            <text:p>1040.18</text:p>
          </table:table-cell>
        </table:table-row>
        <table:table-row table:style-name="ro1">
          <table:table-cell office:value-type="float" office:value="6303962" calcext:value-type="float">
            <text:p>6303962</text:p>
          </table:table-cell>
          <table:table-cell table:formula="of:=[.A396]/1000/(60*60*24)" office:value-type="time" office:time-value="PT01H45M03.962S" calcext:value-type="time">
            <text:p>01:45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875.11" calcext:value-type="float">
            <text:p>875.11</text:p>
          </table:table-cell>
          <table:table-cell office:value-type="float" office:value="1042.78" calcext:value-type="float">
            <text:p>1042.78</text:p>
          </table:table-cell>
        </table:table-row>
        <table:table-row table:style-name="ro1">
          <table:table-cell office:value-type="float" office:value="6319962" calcext:value-type="float">
            <text:p>6319962</text:p>
          </table:table-cell>
          <table:table-cell table:formula="of:=[.A397]/1000/(60*60*24)" office:value-type="time" office:time-value="PT01H45M19.962S" calcext:value-type="time">
            <text:p>01:45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877.34" calcext:value-type="float">
            <text:p>877.34</text:p>
          </table:table-cell>
          <table:table-cell office:value-type="float" office:value="1045.39" calcext:value-type="float">
            <text:p>1045.39</text:p>
          </table:table-cell>
        </table:table-row>
        <table:table-row table:style-name="ro1">
          <table:table-cell office:value-type="float" office:value="6335962" calcext:value-type="float">
            <text:p>6335962</text:p>
          </table:table-cell>
          <table:table-cell table:formula="of:=[.A398]/1000/(60*60*24)" office:value-type="time" office:time-value="PT01H45M35.962S" calcext:value-type="time">
            <text:p>01:45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879.56" calcext:value-type="float">
            <text:p>879.56</text:p>
          </table:table-cell>
          <table:table-cell office:value-type="float" office:value="1047.99" calcext:value-type="float">
            <text:p>1047.99</text:p>
          </table:table-cell>
        </table:table-row>
        <table:table-row table:style-name="ro1">
          <table:table-cell office:value-type="float" office:value="6351963" calcext:value-type="float">
            <text:p>6351963</text:p>
          </table:table-cell>
          <table:table-cell table:formula="of:=[.A399]/1000/(60*60*24)" office:value-type="time" office:time-value="PT01H45M51.963S" calcext:value-type="time">
            <text:p>01:45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6" calcext:value-type="float">
            <text:p>586.66</text:p>
          </table:table-cell>
          <table:table-cell office:value-type="float" office:value="881.78" calcext:value-type="float">
            <text:p>881.78</text:p>
          </table:table-cell>
          <table:table-cell office:value-type="float" office:value="1050.59" calcext:value-type="float">
            <text:p>1050.59</text:p>
          </table:table-cell>
        </table:table-row>
        <table:table-row table:style-name="ro1">
          <table:table-cell office:value-type="float" office:value="6367963" calcext:value-type="float">
            <text:p>6367963</text:p>
          </table:table-cell>
          <table:table-cell table:formula="of:=[.A400]/1000/(60*60*24)" office:value-type="time" office:time-value="PT01H46M07.963S" calcext:value-type="time">
            <text:p>01:46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7" calcext:value-type="float">
            <text:p>584.77</text:p>
          </table:table-cell>
          <table:table-cell office:value-type="float" office:value="884" calcext:value-type="float">
            <text:p>884</text:p>
          </table:table-cell>
          <table:table-cell office:value-type="float" office:value="1053.2" calcext:value-type="float">
            <text:p>1053.2</text:p>
          </table:table-cell>
        </table:table-row>
        <table:table-row table:style-name="ro1">
          <table:table-cell office:value-type="float" office:value="6383963" calcext:value-type="float">
            <text:p>6383963</text:p>
          </table:table-cell>
          <table:table-cell table:formula="of:=[.A401]/1000/(60*60*24)" office:value-type="time" office:time-value="PT01H46M23.963S" calcext:value-type="time">
            <text:p>01:46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9" calcext:value-type="float">
            <text:p>584.9</text:p>
          </table:table-cell>
          <table:table-cell office:value-type="float" office:value="886.22" calcext:value-type="float">
            <text:p>886.22</text:p>
          </table:table-cell>
          <table:table-cell office:value-type="float" office:value="1055.8" calcext:value-type="float">
            <text:p>1055.8</text:p>
          </table:table-cell>
        </table:table-row>
        <table:table-row table:style-name="ro1">
          <table:table-cell office:value-type="float" office:value="6399962" calcext:value-type="float">
            <text:p>6399962</text:p>
          </table:table-cell>
          <table:table-cell table:formula="of:=[.A402]/1000/(60*60*24)" office:value-type="time" office:time-value="PT01H46M39.962S" calcext:value-type="time">
            <text:p>01:46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89" calcext:value-type="float">
            <text:p>586.89</text:p>
          </table:table-cell>
          <table:table-cell office:value-type="float" office:value="888.44" calcext:value-type="float">
            <text:p>888.44</text:p>
          </table:table-cell>
          <table:table-cell office:value-type="float" office:value="1058.4" calcext:value-type="float">
            <text:p>1058.4</text:p>
          </table:table-cell>
        </table:table-row>
        <table:table-row table:style-name="ro1">
          <table:table-cell office:value-type="float" office:value="6415963" calcext:value-type="float">
            <text:p>6415963</text:p>
          </table:table-cell>
          <table:table-cell table:formula="of:=[.A403]/1000/(60*60*24)" office:value-type="time" office:time-value="PT01H46M55.963S" calcext:value-type="time">
            <text:p>01:46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9" calcext:value-type="float">
            <text:p>584.89</text:p>
          </table:table-cell>
          <table:table-cell office:value-type="float" office:value="890.66" calcext:value-type="float">
            <text:p>890.66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6431963" calcext:value-type="float">
            <text:p>6431963</text:p>
          </table:table-cell>
          <table:table-cell table:formula="of:=[.A404]/1000/(60*60*24)" office:value-type="time" office:time-value="PT01H47M11.963S" calcext:value-type="time">
            <text:p>01:47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892.89" calcext:value-type="float">
            <text:p>892.89</text:p>
          </table:table-cell>
          <table:table-cell office:value-type="float" office:value="1063.6" calcext:value-type="float">
            <text:p>1063.6</text:p>
          </table:table-cell>
        </table:table-row>
        <table:table-row table:style-name="ro1">
          <table:table-cell office:value-type="float" office:value="6447962" calcext:value-type="float">
            <text:p>6447962</text:p>
          </table:table-cell>
          <table:table-cell table:formula="of:=[.A405]/1000/(60*60*24)" office:value-type="time" office:time-value="PT01H47M27.962S" calcext:value-type="time">
            <text:p>01:47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3" calcext:value-type="float">
            <text:p>584.53</text:p>
          </table:table-cell>
          <table:table-cell office:value-type="float" office:value="895.11" calcext:value-type="float">
            <text:p>895.11</text:p>
          </table:table-cell>
          <table:table-cell office:value-type="float" office:value="1066.21" calcext:value-type="float">
            <text:p>1066.21</text:p>
          </table:table-cell>
        </table:table-row>
        <table:table-row table:style-name="ro1">
          <table:table-cell office:value-type="float" office:value="6463962" calcext:value-type="float">
            <text:p>6463962</text:p>
          </table:table-cell>
          <table:table-cell table:formula="of:=[.A406]/1000/(60*60*24)" office:value-type="time" office:time-value="PT01H47M43.962S" calcext:value-type="time">
            <text:p>01:47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897.33" calcext:value-type="float">
            <text:p>897.33</text:p>
          </table:table-cell>
          <table:table-cell office:value-type="float" office:value="1068.81" calcext:value-type="float">
            <text:p>1068.81</text:p>
          </table:table-cell>
        </table:table-row>
        <table:table-row table:style-name="ro1">
          <table:table-cell office:value-type="float" office:value="6479962" calcext:value-type="float">
            <text:p>6479962</text:p>
          </table:table-cell>
          <table:table-cell table:formula="of:=[.A407]/1000/(60*60*24)" office:value-type="time" office:time-value="PT01H47M59.962S" calcext:value-type="time">
            <text:p>01:48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899.55" calcext:value-type="float">
            <text:p>899.55</text:p>
          </table:table-cell>
          <table:table-cell office:value-type="float" office:value="1071.41" calcext:value-type="float">
            <text:p>1071.41</text:p>
          </table:table-cell>
        </table:table-row>
        <table:table-row table:style-name="ro1">
          <table:table-cell office:value-type="float" office:value="6495963" calcext:value-type="float">
            <text:p>6495963</text:p>
          </table:table-cell>
          <table:table-cell table:formula="of:=[.A408]/1000/(60*60*24)" office:value-type="time" office:time-value="PT01H48M15.963S" calcext:value-type="time">
            <text:p>01:48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3" calcext:value-type="float">
            <text:p>584.53</text:p>
          </table:table-cell>
          <table:table-cell office:value-type="float" office:value="901.77" calcext:value-type="float">
            <text:p>901.77</text:p>
          </table:table-cell>
          <table:table-cell office:value-type="float" office:value="1074.01" calcext:value-type="float">
            <text:p>1074.01</text:p>
          </table:table-cell>
        </table:table-row>
        <table:table-row table:style-name="ro1">
          <table:table-cell office:value-type="float" office:value="6511963" calcext:value-type="float">
            <text:p>6511963</text:p>
          </table:table-cell>
          <table:table-cell table:formula="of:=[.A409]/1000/(60*60*24)" office:value-type="time" office:time-value="PT01H48M31.963S" calcext:value-type="time">
            <text:p>01:48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3" calcext:value-type="float">
            <text:p>584.53</text:p>
          </table:table-cell>
          <table:table-cell office:value-type="float" office:value="903.99" calcext:value-type="float">
            <text:p>903.99</text:p>
          </table:table-cell>
          <table:table-cell office:value-type="float" office:value="1076.62" calcext:value-type="float">
            <text:p>1076.62</text:p>
          </table:table-cell>
        </table:table-row>
        <table:table-row table:style-name="ro1">
          <table:table-cell office:value-type="float" office:value="6527962" calcext:value-type="float">
            <text:p>6527962</text:p>
          </table:table-cell>
          <table:table-cell table:formula="of:=[.A410]/1000/(60*60*24)" office:value-type="time" office:time-value="PT01H48M47.962S" calcext:value-type="time">
            <text:p>01:48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906.21" calcext:value-type="float">
            <text:p>906.21</text:p>
          </table:table-cell>
          <table:table-cell office:value-type="float" office:value="1079.22" calcext:value-type="float">
            <text:p>1079.22</text:p>
          </table:table-cell>
        </table:table-row>
        <table:table-row table:style-name="ro1">
          <table:table-cell office:value-type="float" office:value="6543962" calcext:value-type="float">
            <text:p>6543962</text:p>
          </table:table-cell>
          <table:table-cell table:formula="of:=[.A411]/1000/(60*60*24)" office:value-type="time" office:time-value="PT01H49M03.962S" calcext:value-type="time">
            <text:p>01:49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908.43" calcext:value-type="float">
            <text:p>908.43</text:p>
          </table:table-cell>
          <table:table-cell office:value-type="float" office:value="1081.82" calcext:value-type="float">
            <text:p>1081.82</text:p>
          </table:table-cell>
        </table:table-row>
        <table:table-row table:style-name="ro1">
          <table:table-cell office:value-type="float" office:value="6559962" calcext:value-type="float">
            <text:p>6559962</text:p>
          </table:table-cell>
          <table:table-cell table:formula="of:=[.A412]/1000/(60*60*24)" office:value-type="time" office:time-value="PT01H49M19.962S" calcext:value-type="time">
            <text:p>01:49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9" calcext:value-type="float">
            <text:p>584.9</text:p>
          </table:table-cell>
          <table:table-cell office:value-type="float" office:value="910.66" calcext:value-type="float">
            <text:p>910.66</text:p>
          </table:table-cell>
          <table:table-cell office:value-type="float" office:value="1084.42" calcext:value-type="float">
            <text:p>1084.42</text:p>
          </table:table-cell>
        </table:table-row>
        <table:table-row table:style-name="ro1">
          <table:table-cell office:value-type="float" office:value="6575962" calcext:value-type="float">
            <text:p>6575962</text:p>
          </table:table-cell>
          <table:table-cell table:formula="of:=[.A413]/1000/(60*60*24)" office:value-type="time" office:time-value="PT01H49M35.962S" calcext:value-type="time">
            <text:p>01:49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912.88" calcext:value-type="float">
            <text:p>912.88</text:p>
          </table:table-cell>
          <table:table-cell office:value-type="float" office:value="1087.02" calcext:value-type="float">
            <text:p>1087.02</text:p>
          </table:table-cell>
        </table:table-row>
        <table:table-row table:style-name="ro1">
          <table:table-cell office:value-type="float" office:value="6591962" calcext:value-type="float">
            <text:p>6591962</text:p>
          </table:table-cell>
          <table:table-cell table:formula="of:=[.A414]/1000/(60*60*24)" office:value-type="time" office:time-value="PT01H49M51.962S" calcext:value-type="time">
            <text:p>01:49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91" calcext:value-type="float">
            <text:p>586.91</text:p>
          </table:table-cell>
          <table:table-cell office:value-type="float" office:value="915.1" calcext:value-type="float">
            <text:p>915.1</text:p>
          </table:table-cell>
          <table:table-cell office:value-type="float" office:value="1089.62" calcext:value-type="float">
            <text:p>1089.62</text:p>
          </table:table-cell>
        </table:table-row>
        <table:table-row table:style-name="ro1">
          <table:table-cell office:value-type="float" office:value="6607962" calcext:value-type="float">
            <text:p>6607962</text:p>
          </table:table-cell>
          <table:table-cell table:formula="of:=[.A415]/1000/(60*60*24)" office:value-type="time" office:time-value="PT01H50M07.962S" calcext:value-type="time">
            <text:p>01:50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917.32" calcext:value-type="float">
            <text:p>917.32</text:p>
          </table:table-cell>
          <table:table-cell office:value-type="float" office:value="1092.22" calcext:value-type="float">
            <text:p>1092.22</text:p>
          </table:table-cell>
        </table:table-row>
        <table:table-row table:style-name="ro1">
          <table:table-cell office:value-type="float" office:value="6623963" calcext:value-type="float">
            <text:p>6623963</text:p>
          </table:table-cell>
          <table:table-cell table:formula="of:=[.A416]/1000/(60*60*24)" office:value-type="time" office:time-value="PT01H50M23.963S" calcext:value-type="time">
            <text:p>01:50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919.54" calcext:value-type="float">
            <text:p>919.54</text:p>
          </table:table-cell>
          <table:table-cell office:value-type="float" office:value="1094.82" calcext:value-type="float">
            <text:p>1094.82</text:p>
          </table:table-cell>
        </table:table-row>
        <table:table-row table:style-name="ro1">
          <table:table-cell office:value-type="float" office:value="6639962" calcext:value-type="float">
            <text:p>6639962</text:p>
          </table:table-cell>
          <table:table-cell table:formula="of:=[.A417]/1000/(60*60*24)" office:value-type="time" office:time-value="PT01H50M39.962S" calcext:value-type="time">
            <text:p>01:50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7" calcext:value-type="float">
            <text:p>586.67</text:p>
          </table:table-cell>
          <table:table-cell office:value-type="float" office:value="921.76" calcext:value-type="float">
            <text:p>921.76</text:p>
          </table:table-cell>
          <table:table-cell office:value-type="float" office:value="1097.42" calcext:value-type="float">
            <text:p>1097.42</text:p>
          </table:table-cell>
        </table:table-row>
        <table:table-row table:style-name="ro1">
          <table:table-cell office:value-type="float" office:value="6655962" calcext:value-type="float">
            <text:p>6655962</text:p>
          </table:table-cell>
          <table:table-cell table:formula="of:=[.A418]/1000/(60*60*24)" office:value-type="time" office:time-value="PT01H50M55.962S" calcext:value-type="time">
            <text:p>01:50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923.98" calcext:value-type="float">
            <text:p>923.98</text:p>
          </table:table-cell>
          <table:table-cell office:value-type="float" office:value="1100.02" calcext:value-type="float">
            <text:p>1100.02</text:p>
          </table:table-cell>
        </table:table-row>
        <table:table-row table:style-name="ro1">
          <table:table-cell office:value-type="float" office:value="6671962" calcext:value-type="float">
            <text:p>6671962</text:p>
          </table:table-cell>
          <table:table-cell table:formula="of:=[.A419]/1000/(60*60*24)" office:value-type="time" office:time-value="PT01H51M11.962S" calcext:value-type="time">
            <text:p>01:51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926.2" calcext:value-type="float">
            <text:p>926.2</text:p>
          </table:table-cell>
          <table:table-cell office:value-type="float" office:value="1102.62" calcext:value-type="float">
            <text:p>1102.62</text:p>
          </table:table-cell>
        </table:table-row>
        <table:table-row table:style-name="ro1">
          <table:table-cell office:value-type="float" office:value="6687962" calcext:value-type="float">
            <text:p>6687962</text:p>
          </table:table-cell>
          <table:table-cell table:formula="of:=[.A420]/1000/(60*60*24)" office:value-type="time" office:time-value="PT01H51M27.962S" calcext:value-type="time">
            <text:p>01:51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4" calcext:value-type="float">
            <text:p>584.74</text:p>
          </table:table-cell>
          <table:table-cell office:value-type="float" office:value="928.43" calcext:value-type="float">
            <text:p>928.43</text:p>
          </table:table-cell>
          <table:table-cell office:value-type="float" office:value="1105.22" calcext:value-type="float">
            <text:p>1105.22</text:p>
          </table:table-cell>
        </table:table-row>
        <table:table-row table:style-name="ro1">
          <table:table-cell office:value-type="float" office:value="6703962" calcext:value-type="float">
            <text:p>6703962</text:p>
          </table:table-cell>
          <table:table-cell table:formula="of:=[.A421]/1000/(60*60*24)" office:value-type="time" office:time-value="PT01H51M43.962S" calcext:value-type="time">
            <text:p>01:51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7" calcext:value-type="float">
            <text:p>584.67</text:p>
          </table:table-cell>
          <table:table-cell office:value-type="float" office:value="930.65" calcext:value-type="float">
            <text:p>930.65</text:p>
          </table:table-cell>
          <table:table-cell office:value-type="float" office:value="1107.82" calcext:value-type="float">
            <text:p>1107.82</text:p>
          </table:table-cell>
        </table:table-row>
        <table:table-row table:style-name="ro1">
          <table:table-cell office:value-type="float" office:value="6719962" calcext:value-type="float">
            <text:p>6719962</text:p>
          </table:table-cell>
          <table:table-cell table:formula="of:=[.A422]/1000/(60*60*24)" office:value-type="time" office:time-value="PT01H51M59.962S" calcext:value-type="time">
            <text:p>01:52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932.87" calcext:value-type="float">
            <text:p>932.87</text:p>
          </table:table-cell>
          <table:table-cell office:value-type="float" office:value="1110.42" calcext:value-type="float">
            <text:p>1110.42</text:p>
          </table:table-cell>
        </table:table-row>
        <table:table-row table:style-name="ro1">
          <table:table-cell office:value-type="float" office:value="6735962" calcext:value-type="float">
            <text:p>6735962</text:p>
          </table:table-cell>
          <table:table-cell table:formula="of:=[.A423]/1000/(60*60*24)" office:value-type="time" office:time-value="PT01H52M15.962S" calcext:value-type="time">
            <text:p>01:52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9" calcext:value-type="float">
            <text:p>584.89</text:p>
          </table:table-cell>
          <table:table-cell office:value-type="float" office:value="935.09" calcext:value-type="float">
            <text:p>935.09</text:p>
          </table:table-cell>
          <table:table-cell office:value-type="float" office:value="1113.02" calcext:value-type="float">
            <text:p>1113.02</text:p>
          </table:table-cell>
        </table:table-row>
        <table:table-row table:style-name="ro1">
          <table:table-cell office:value-type="float" office:value="6751963" calcext:value-type="float">
            <text:p>6751963</text:p>
          </table:table-cell>
          <table:table-cell table:formula="of:=[.A424]/1000/(60*60*24)" office:value-type="time" office:time-value="PT01H52M31.963S" calcext:value-type="time">
            <text:p>01:52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7" calcext:value-type="float">
            <text:p>584.67</text:p>
          </table:table-cell>
          <table:table-cell office:value-type="float" office:value="937.31" calcext:value-type="float">
            <text:p>937.31</text:p>
          </table:table-cell>
          <table:table-cell office:value-type="float" office:value="1115.62" calcext:value-type="float">
            <text:p>1115.62</text:p>
          </table:table-cell>
        </table:table-row>
        <table:table-row table:style-name="ro1">
          <table:table-cell office:value-type="float" office:value="6767962" calcext:value-type="float">
            <text:p>6767962</text:p>
          </table:table-cell>
          <table:table-cell table:formula="of:=[.A425]/1000/(60*60*24)" office:value-type="time" office:time-value="PT01H52M47.962S" calcext:value-type="time">
            <text:p>01:52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3" calcext:value-type="float">
            <text:p>584.53</text:p>
          </table:table-cell>
          <table:table-cell office:value-type="float" office:value="939.53" calcext:value-type="float">
            <text:p>939.53</text:p>
          </table:table-cell>
          <table:table-cell office:value-type="float" office:value="1118.22" calcext:value-type="float">
            <text:p>1118.22</text:p>
          </table:table-cell>
        </table:table-row>
        <table:table-row table:style-name="ro1">
          <table:table-cell office:value-type="float" office:value="6783963" calcext:value-type="float">
            <text:p>6783963</text:p>
          </table:table-cell>
          <table:table-cell table:formula="of:=[.A426]/1000/(60*60*24)" office:value-type="time" office:time-value="PT01H53M03.963S" calcext:value-type="time">
            <text:p>01:53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941.75" calcext:value-type="float">
            <text:p>941.75</text:p>
          </table:table-cell>
          <table:table-cell office:value-type="float" office:value="1120.82" calcext:value-type="float">
            <text:p>1120.82</text:p>
          </table:table-cell>
        </table:table-row>
        <table:table-row table:style-name="ro1">
          <table:table-cell office:value-type="float" office:value="6799962" calcext:value-type="float">
            <text:p>6799962</text:p>
          </table:table-cell>
          <table:table-cell table:formula="of:=[.A427]/1000/(60*60*24)" office:value-type="time" office:time-value="PT01H53M19.962S" calcext:value-type="time">
            <text:p>01:53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88" calcext:value-type="float">
            <text:p>586.88</text:p>
          </table:table-cell>
          <table:table-cell office:value-type="float" office:value="943.97" calcext:value-type="float">
            <text:p>943.97</text:p>
          </table:table-cell>
          <table:table-cell office:value-type="float" office:value="1123.42" calcext:value-type="float">
            <text:p>1123.42</text:p>
          </table:table-cell>
        </table:table-row>
        <table:table-row table:style-name="ro1">
          <table:table-cell office:value-type="float" office:value="6815962" calcext:value-type="float">
            <text:p>6815962</text:p>
          </table:table-cell>
          <table:table-cell table:formula="of:=[.A428]/1000/(60*60*24)" office:value-type="time" office:time-value="PT01H53M35.962S" calcext:value-type="time">
            <text:p>01:53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946.19" calcext:value-type="float">
            <text:p>946.19</text:p>
          </table:table-cell>
          <table:table-cell office:value-type="float" office:value="1126.01" calcext:value-type="float">
            <text:p>1126.01</text:p>
          </table:table-cell>
        </table:table-row>
        <table:table-row table:style-name="ro1">
          <table:table-cell office:value-type="float" office:value="6831962" calcext:value-type="float">
            <text:p>6831962</text:p>
          </table:table-cell>
          <table:table-cell table:formula="of:=[.A429]/1000/(60*60*24)" office:value-type="time" office:time-value="PT01H53M51.962S" calcext:value-type="time">
            <text:p>01:53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948.42" calcext:value-type="float">
            <text:p>948.42</text:p>
          </table:table-cell>
          <table:table-cell office:value-type="float" office:value="1128.61" calcext:value-type="float">
            <text:p>1128.61</text:p>
          </table:table-cell>
        </table:table-row>
        <table:table-row table:style-name="ro1">
          <table:table-cell office:value-type="float" office:value="6847962" calcext:value-type="float">
            <text:p>6847962</text:p>
          </table:table-cell>
          <table:table-cell table:formula="of:=[.A430]/1000/(60*60*24)" office:value-type="time" office:time-value="PT01H54M07.962S" calcext:value-type="time">
            <text:p>01:54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950.64" calcext:value-type="float">
            <text:p>950.64</text:p>
          </table:table-cell>
          <table:table-cell office:value-type="float" office:value="1131.21" calcext:value-type="float">
            <text:p>1131.21</text:p>
          </table:table-cell>
        </table:table-row>
        <table:table-row table:style-name="ro1">
          <table:table-cell office:value-type="float" office:value="6863962" calcext:value-type="float">
            <text:p>6863962</text:p>
          </table:table-cell>
          <table:table-cell table:formula="of:=[.A431]/1000/(60*60*24)" office:value-type="time" office:time-value="PT01H54M23.962S" calcext:value-type="time">
            <text:p>01:54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952.86" calcext:value-type="float">
            <text:p>952.86</text:p>
          </table:table-cell>
          <table:table-cell office:value-type="float" office:value="1133.81" calcext:value-type="float">
            <text:p>1133.81</text:p>
          </table:table-cell>
        </table:table-row>
        <table:table-row table:style-name="ro1">
          <table:table-cell office:value-type="float" office:value="6879962" calcext:value-type="float">
            <text:p>6879962</text:p>
          </table:table-cell>
          <table:table-cell table:formula="of:=[.A432]/1000/(60*60*24)" office:value-type="time" office:time-value="PT01H54M39.962S" calcext:value-type="time">
            <text:p>01:54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955.08" calcext:value-type="float">
            <text:p>955.08</text:p>
          </table:table-cell>
          <table:table-cell office:value-type="float" office:value="1136.41" calcext:value-type="float">
            <text:p>1136.41</text:p>
          </table:table-cell>
        </table:table-row>
        <table:table-row table:style-name="ro1">
          <table:table-cell office:value-type="float" office:value="6895963" calcext:value-type="float">
            <text:p>6895963</text:p>
          </table:table-cell>
          <table:table-cell table:formula="of:=[.A433]/1000/(60*60*24)" office:value-type="time" office:time-value="PT01H54M55.963S" calcext:value-type="time">
            <text:p>01:54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957.3" calcext:value-type="float">
            <text:p>957.3</text:p>
          </table:table-cell>
          <table:table-cell office:value-type="float" office:value="1139.01" calcext:value-type="float">
            <text:p>1139.01</text:p>
          </table:table-cell>
        </table:table-row>
        <table:table-row table:style-name="ro1">
          <table:table-cell office:value-type="float" office:value="6911962" calcext:value-type="float">
            <text:p>6911962</text:p>
          </table:table-cell>
          <table:table-cell table:formula="of:=[.A434]/1000/(60*60*24)" office:value-type="time" office:time-value="PT01H55M11.962S" calcext:value-type="time">
            <text:p>01:55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959.52" calcext:value-type="float">
            <text:p>959.52</text:p>
          </table:table-cell>
          <table:table-cell office:value-type="float" office:value="1141.6" calcext:value-type="float">
            <text:p>1141.6</text:p>
          </table:table-cell>
        </table:table-row>
        <table:table-row table:style-name="ro1">
          <table:table-cell office:value-type="float" office:value="6927962" calcext:value-type="float">
            <text:p>6927962</text:p>
          </table:table-cell>
          <table:table-cell table:formula="of:=[.A435]/1000/(60*60*24)" office:value-type="time" office:time-value="PT01H55M27.962S" calcext:value-type="time">
            <text:p>01:55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961.74" calcext:value-type="float">
            <text:p>961.74</text:p>
          </table:table-cell>
          <table:table-cell office:value-type="float" office:value="1144.2" calcext:value-type="float">
            <text:p>1144.2</text:p>
          </table:table-cell>
        </table:table-row>
        <table:table-row table:style-name="ro1">
          <table:table-cell office:value-type="float" office:value="6943963" calcext:value-type="float">
            <text:p>6943963</text:p>
          </table:table-cell>
          <table:table-cell table:formula="of:=[.A436]/1000/(60*60*24)" office:value-type="time" office:time-value="PT01H55M43.963S" calcext:value-type="time">
            <text:p>01:55:44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4.99" calcext:value-type="float">
            <text:p>584.99</text:p>
          </table:table-cell>
          <table:table-cell office:value-type="float" office:value="963.96" calcext:value-type="float">
            <text:p>963.96</text:p>
          </table:table-cell>
          <table:table-cell office:value-type="float" office:value="1146.8" calcext:value-type="float">
            <text:p>1146.8</text:p>
          </table:table-cell>
        </table:table-row>
        <table:table-row table:style-name="ro1">
          <table:table-cell office:value-type="float" office:value="6959962" calcext:value-type="float">
            <text:p>6959962</text:p>
          </table:table-cell>
          <table:table-cell table:formula="of:=[.A437]/1000/(60*60*24)" office:value-type="time" office:time-value="PT01H55M59.962S" calcext:value-type="time">
            <text:p>01:56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9" calcext:value-type="float">
            <text:p>584.9</text:p>
          </table:table-cell>
          <table:table-cell office:value-type="float" office:value="966.18" calcext:value-type="float">
            <text:p>966.18</text:p>
          </table:table-cell>
          <table:table-cell office:value-type="float" office:value="1149.4" calcext:value-type="float">
            <text:p>1149.4</text:p>
          </table:table-cell>
        </table:table-row>
        <table:table-row table:style-name="ro1">
          <table:table-cell office:value-type="float" office:value="6975962" calcext:value-type="float">
            <text:p>6975962</text:p>
          </table:table-cell>
          <table:table-cell table:formula="of:=[.A438]/1000/(60*60*24)" office:value-type="time" office:time-value="PT01H56M15.962S" calcext:value-type="time">
            <text:p>01:56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4.98" calcext:value-type="float">
            <text:p>584.98</text:p>
          </table:table-cell>
          <table:table-cell office:value-type="float" office:value="968.41" calcext:value-type="float">
            <text:p>968.4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6991962" calcext:value-type="float">
            <text:p>6991962</text:p>
          </table:table-cell>
          <table:table-cell table:formula="of:=[.A439]/1000/(60*60*24)" office:value-type="time" office:time-value="PT01H56M31.962S" calcext:value-type="time">
            <text:p>01:56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970.63" calcext:value-type="float">
            <text:p>970.63</text:p>
          </table:table-cell>
          <table:table-cell office:value-type="float" office:value="1154.59" calcext:value-type="float">
            <text:p>1154.59</text:p>
          </table:table-cell>
        </table:table-row>
        <table:table-row table:style-name="ro1">
          <table:table-cell office:value-type="float" office:value="7007962" calcext:value-type="float">
            <text:p>7007962</text:p>
          </table:table-cell>
          <table:table-cell table:formula="of:=[.A440]/1000/(60*60*24)" office:value-type="time" office:time-value="PT01H56M47.962S" calcext:value-type="time">
            <text:p>01:56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8" calcext:value-type="float">
            <text:p>584.88</text:p>
          </table:table-cell>
          <table:table-cell office:value-type="float" office:value="972.85" calcext:value-type="float">
            <text:p>972.85</text:p>
          </table:table-cell>
          <table:table-cell office:value-type="float" office:value="1157.19" calcext:value-type="float">
            <text:p>1157.19</text:p>
          </table:table-cell>
        </table:table-row>
        <table:table-row table:style-name="ro1">
          <table:table-cell office:value-type="float" office:value="7023963" calcext:value-type="float">
            <text:p>7023963</text:p>
          </table:table-cell>
          <table:table-cell table:formula="of:=[.A441]/1000/(60*60*24)" office:value-type="time" office:time-value="PT01H57M03.963S" calcext:value-type="time">
            <text:p>01:57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975.07" calcext:value-type="float">
            <text:p>975.07</text:p>
          </table:table-cell>
          <table:table-cell office:value-type="float" office:value="1159.79" calcext:value-type="float">
            <text:p>1159.79</text:p>
          </table:table-cell>
        </table:table-row>
        <table:table-row table:style-name="ro1">
          <table:table-cell office:value-type="float" office:value="7039962" calcext:value-type="float">
            <text:p>7039962</text:p>
          </table:table-cell>
          <table:table-cell table:formula="of:=[.A442]/1000/(60*60*24)" office:value-type="time" office:time-value="PT01H57M19.962S" calcext:value-type="time">
            <text:p>01:57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977.29" calcext:value-type="float">
            <text:p>977.29</text:p>
          </table:table-cell>
          <table:table-cell office:value-type="float" office:value="1162.39" calcext:value-type="float">
            <text:p>1162.39</text:p>
          </table:table-cell>
        </table:table-row>
        <table:table-row table:style-name="ro1">
          <table:table-cell office:value-type="float" office:value="7055962" calcext:value-type="float">
            <text:p>7055962</text:p>
          </table:table-cell>
          <table:table-cell table:formula="of:=[.A443]/1000/(60*60*24)" office:value-type="time" office:time-value="PT01H57M35.962S" calcext:value-type="time">
            <text:p>01:57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8" calcext:value-type="float">
            <text:p>584.88</text:p>
          </table:table-cell>
          <table:table-cell office:value-type="float" office:value="979.51" calcext:value-type="float">
            <text:p>979.51</text:p>
          </table:table-cell>
          <table:table-cell office:value-type="float" office:value="1164.98" calcext:value-type="float">
            <text:p>1164.98</text:p>
          </table:table-cell>
        </table:table-row>
        <table:table-row table:style-name="ro1">
          <table:table-cell office:value-type="float" office:value="7071962" calcext:value-type="float">
            <text:p>7071962</text:p>
          </table:table-cell>
          <table:table-cell table:formula="of:=[.A444]/1000/(60*60*24)" office:value-type="time" office:time-value="PT01H57M51.962S" calcext:value-type="time">
            <text:p>01:57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981.73" calcext:value-type="float">
            <text:p>981.73</text:p>
          </table:table-cell>
          <table:table-cell office:value-type="float" office:value="1167.58" calcext:value-type="float">
            <text:p>1167.58</text:p>
          </table:table-cell>
        </table:table-row>
        <table:table-row table:style-name="ro1">
          <table:table-cell office:value-type="float" office:value="7087962" calcext:value-type="float">
            <text:p>7087962</text:p>
          </table:table-cell>
          <table:table-cell table:formula="of:=[.A445]/1000/(60*60*24)" office:value-type="time" office:time-value="PT01H58M07.962S" calcext:value-type="time">
            <text:p>01:58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9" calcext:value-type="float">
            <text:p>584.89</text:p>
          </table:table-cell>
          <table:table-cell office:value-type="float" office:value="983.95" calcext:value-type="float">
            <text:p>983.95</text:p>
          </table:table-cell>
          <table:table-cell office:value-type="float" office:value="1170.17" calcext:value-type="float">
            <text:p>1170.17</text:p>
          </table:table-cell>
        </table:table-row>
        <table:table-row table:style-name="ro1">
          <table:table-cell office:value-type="float" office:value="7103962" calcext:value-type="float">
            <text:p>7103962</text:p>
          </table:table-cell>
          <table:table-cell table:formula="of:=[.A446]/1000/(60*60*24)" office:value-type="time" office:time-value="PT01H58M23.962S" calcext:value-type="time">
            <text:p>01:58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986.17" calcext:value-type="float">
            <text:p>986.17</text:p>
          </table:table-cell>
          <table:table-cell office:value-type="float" office:value="1172.77" calcext:value-type="float">
            <text:p>1172.77</text:p>
          </table:table-cell>
        </table:table-row>
        <table:table-row table:style-name="ro1">
          <table:table-cell office:value-type="float" office:value="7119962" calcext:value-type="float">
            <text:p>7119962</text:p>
          </table:table-cell>
          <table:table-cell table:formula="of:=[.A447]/1000/(60*60*24)" office:value-type="time" office:time-value="PT01H58M39.962S" calcext:value-type="time">
            <text:p>01:58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988.39" calcext:value-type="float">
            <text:p>988.39</text:p>
          </table:table-cell>
          <table:table-cell office:value-type="float" office:value="1175.37" calcext:value-type="float">
            <text:p>1175.37</text:p>
          </table:table-cell>
        </table:table-row>
        <table:table-row table:style-name="ro1">
          <table:table-cell office:value-type="float" office:value="7135962" calcext:value-type="float">
            <text:p>7135962</text:p>
          </table:table-cell>
          <table:table-cell table:formula="of:=[.A448]/1000/(60*60*24)" office:value-type="time" office:time-value="PT01H58M55.962S" calcext:value-type="time">
            <text:p>01:58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990.62" calcext:value-type="float">
            <text:p>990.62</text:p>
          </table:table-cell>
          <table:table-cell office:value-type="float" office:value="1177.96" calcext:value-type="float">
            <text:p>1177.96</text:p>
          </table:table-cell>
        </table:table-row>
        <table:table-row table:style-name="ro1">
          <table:table-cell office:value-type="float" office:value="7151962" calcext:value-type="float">
            <text:p>7151962</text:p>
          </table:table-cell>
          <table:table-cell table:formula="of:=[.A449]/1000/(60*60*24)" office:value-type="time" office:time-value="PT01H59M11.962S" calcext:value-type="time">
            <text:p>01:59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992.84" calcext:value-type="float">
            <text:p>992.84</text:p>
          </table:table-cell>
          <table:table-cell office:value-type="float" office:value="1180.56" calcext:value-type="float">
            <text:p>1180.56</text:p>
          </table:table-cell>
        </table:table-row>
        <table:table-row table:style-name="ro1">
          <table:table-cell office:value-type="float" office:value="7167962" calcext:value-type="float">
            <text:p>7167962</text:p>
          </table:table-cell>
          <table:table-cell table:formula="of:=[.A450]/1000/(60*60*24)" office:value-type="time" office:time-value="PT01H59M27.962S" calcext:value-type="time">
            <text:p>01:59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995.06" calcext:value-type="float">
            <text:p>995.06</text:p>
          </table:table-cell>
          <table:table-cell office:value-type="float" office:value="1183.15" calcext:value-type="float">
            <text:p>1183.15</text:p>
          </table:table-cell>
        </table:table-row>
        <table:table-row table:style-name="ro1">
          <table:table-cell office:value-type="float" office:value="7183963" calcext:value-type="float">
            <text:p>7183963</text:p>
          </table:table-cell>
          <table:table-cell table:formula="of:=[.A451]/1000/(60*60*24)" office:value-type="time" office:time-value="PT01H59M43.963S" calcext:value-type="time">
            <text:p>01:59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997.28" calcext:value-type="float">
            <text:p>997.28</text:p>
          </table:table-cell>
          <table:table-cell office:value-type="float" office:value="1185.75" calcext:value-type="float">
            <text:p>1185.75</text:p>
          </table:table-cell>
        </table:table-row>
        <table:table-row table:style-name="ro1">
          <table:table-cell office:value-type="float" office:value="7199962" calcext:value-type="float">
            <text:p>7199962</text:p>
          </table:table-cell>
          <table:table-cell table:formula="of:=[.A452]/1000/(60*60*24)" office:value-type="time" office:time-value="PT01H59M59.962S" calcext:value-type="time">
            <text:p>02:00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999.5" calcext:value-type="float">
            <text:p>999.5</text:p>
          </table:table-cell>
          <table:table-cell office:value-type="float" office:value="1188.34" calcext:value-type="float">
            <text:p>1188.34</text:p>
          </table:table-cell>
        </table:table-row>
        <table:table-row table:style-name="ro1">
          <table:table-cell office:value-type="float" office:value="7215962" calcext:value-type="float">
            <text:p>7215962</text:p>
          </table:table-cell>
          <table:table-cell table:formula="of:=[.A453]/1000/(60*60*24)" office:value-type="time" office:time-value="PT02H00M15.962S" calcext:value-type="time">
            <text:p>02:00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001.72" calcext:value-type="float">
            <text:p>1001.72</text:p>
          </table:table-cell>
          <table:table-cell office:value-type="float" office:value="1190.94" calcext:value-type="float">
            <text:p>1190.94</text:p>
          </table:table-cell>
        </table:table-row>
        <table:table-row table:style-name="ro1">
          <table:table-cell office:value-type="float" office:value="7231962" calcext:value-type="float">
            <text:p>7231962</text:p>
          </table:table-cell>
          <table:table-cell table:formula="of:=[.A454]/1000/(60*60*24)" office:value-type="time" office:time-value="PT02H00M31.962S" calcext:value-type="time">
            <text:p>02:00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3" calcext:value-type="float">
            <text:p>582.43</text:p>
          </table:table-cell>
          <table:table-cell office:value-type="float" office:value="1003.94" calcext:value-type="float">
            <text:p>1003.94</text:p>
          </table:table-cell>
          <table:table-cell office:value-type="float" office:value="1193.53" calcext:value-type="float">
            <text:p>1193.53</text:p>
          </table:table-cell>
        </table:table-row>
        <table:table-row table:style-name="ro1">
          <table:table-cell office:value-type="float" office:value="7247962" calcext:value-type="float">
            <text:p>7247962</text:p>
          </table:table-cell>
          <table:table-cell table:formula="of:=[.A455]/1000/(60*60*24)" office:value-type="time" office:time-value="PT02H00M47.962S" calcext:value-type="time">
            <text:p>02:00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8" calcext:value-type="float">
            <text:p>584.88</text:p>
          </table:table-cell>
          <table:table-cell office:value-type="float" office:value="1006.16" calcext:value-type="float">
            <text:p>1006.16</text:p>
          </table:table-cell>
          <table:table-cell office:value-type="float" office:value="1196.12" calcext:value-type="float">
            <text:p>1196.12</text:p>
          </table:table-cell>
        </table:table-row>
        <table:table-row table:style-name="ro1">
          <table:table-cell office:value-type="float" office:value="7263962" calcext:value-type="float">
            <text:p>7263962</text:p>
          </table:table-cell>
          <table:table-cell table:formula="of:=[.A456]/1000/(60*60*24)" office:value-type="time" office:time-value="PT02H01M03.962S" calcext:value-type="time">
            <text:p>02:01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1008.38" calcext:value-type="float">
            <text:p>1008.38</text:p>
          </table:table-cell>
          <table:table-cell office:value-type="float" office:value="1198.72" calcext:value-type="float">
            <text:p>1198.72</text:p>
          </table:table-cell>
        </table:table-row>
        <table:table-row table:style-name="ro1">
          <table:table-cell office:value-type="float" office:value="7279963" calcext:value-type="float">
            <text:p>7279963</text:p>
          </table:table-cell>
          <table:table-cell table:formula="of:=[.A457]/1000/(60*60*24)" office:value-type="time" office:time-value="PT02H01M19.963S" calcext:value-type="time">
            <text:p>02:01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1010.6" calcext:value-type="float">
            <text:p>1010.6</text:p>
          </table:table-cell>
          <table:table-cell office:value-type="float" office:value="1201.31" calcext:value-type="float">
            <text:p>1201.31</text:p>
          </table:table-cell>
        </table:table-row>
        <table:table-row table:style-name="ro1">
          <table:table-cell office:value-type="float" office:value="7295962" calcext:value-type="float">
            <text:p>7295962</text:p>
          </table:table-cell>
          <table:table-cell table:formula="of:=[.A458]/1000/(60*60*24)" office:value-type="time" office:time-value="PT02H01M35.962S" calcext:value-type="time">
            <text:p>02:01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012.82" calcext:value-type="float">
            <text:p>1012.82</text:p>
          </table:table-cell>
          <table:table-cell office:value-type="float" office:value="1203.9" calcext:value-type="float">
            <text:p>1203.9</text:p>
          </table:table-cell>
        </table:table-row>
        <table:table-row table:style-name="ro1">
          <table:table-cell office:value-type="float" office:value="7311962" calcext:value-type="float">
            <text:p>7311962</text:p>
          </table:table-cell>
          <table:table-cell table:formula="of:=[.A459]/1000/(60*60*24)" office:value-type="time" office:time-value="PT02H01M51.962S" calcext:value-type="time">
            <text:p>02:01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4" calcext:value-type="float">
            <text:p>582.44</text:p>
          </table:table-cell>
          <table:table-cell office:value-type="float" office:value="1015.04" calcext:value-type="float">
            <text:p>1015.04</text:p>
          </table:table-cell>
          <table:table-cell office:value-type="float" office:value="1206.5" calcext:value-type="float">
            <text:p>1206.5</text:p>
          </table:table-cell>
        </table:table-row>
        <table:table-row table:style-name="ro1">
          <table:table-cell office:value-type="float" office:value="7327963" calcext:value-type="float">
            <text:p>7327963</text:p>
          </table:table-cell>
          <table:table-cell table:formula="of:=[.A460]/1000/(60*60*24)" office:value-type="time" office:time-value="PT02H02M07.963S" calcext:value-type="time">
            <text:p>02:02:08</text:p>
          </table:table-cell>
          <table:table-cell office:value-type="float" office:value="1.17" calcext:value-type="float">
            <text:p>1.17</text:p>
          </table:table-cell>
          <table:table-cell office:value-type="float" office:value="500.12" calcext:value-type="float">
            <text:p>500.12</text:p>
          </table:table-cell>
          <table:table-cell office:value-type="float" office:value="583.13" calcext:value-type="float">
            <text:p>583.13</text:p>
          </table:table-cell>
          <table:table-cell office:value-type="float" office:value="1017.27" calcext:value-type="float">
            <text:p>1017.27</text:p>
          </table:table-cell>
          <table:table-cell office:value-type="float" office:value="1209.09" calcext:value-type="float">
            <text:p>1209.09</text:p>
          </table:table-cell>
        </table:table-row>
        <table:table-row table:style-name="ro1">
          <table:table-cell office:value-type="float" office:value="7343962" calcext:value-type="float">
            <text:p>7343962</text:p>
          </table:table-cell>
          <table:table-cell table:formula="of:=[.A461]/1000/(60*60*24)" office:value-type="time" office:time-value="PT02H02M23.962S" calcext:value-type="time">
            <text:p>02:02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8" calcext:value-type="float">
            <text:p>584.88</text:p>
          </table:table-cell>
          <table:table-cell office:value-type="float" office:value="1019.49" calcext:value-type="float">
            <text:p>1019.49</text:p>
          </table:table-cell>
          <table:table-cell office:value-type="float" office:value="1211.69" calcext:value-type="float">
            <text:p>1211.69</text:p>
          </table:table-cell>
        </table:table-row>
        <table:table-row table:style-name="ro1">
          <table:table-cell office:value-type="float" office:value="7359962" calcext:value-type="float">
            <text:p>7359962</text:p>
          </table:table-cell>
          <table:table-cell table:formula="of:=[.A462]/1000/(60*60*24)" office:value-type="time" office:time-value="PT02H02M39.962S" calcext:value-type="time">
            <text:p>02:02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1021.71" calcext:value-type="float">
            <text:p>1021.71</text:p>
          </table:table-cell>
          <table:table-cell office:value-type="float" office:value="1214.28" calcext:value-type="float">
            <text:p>1214.28</text:p>
          </table:table-cell>
        </table:table-row>
        <table:table-row table:style-name="ro1">
          <table:table-cell office:value-type="float" office:value="7375962" calcext:value-type="float">
            <text:p>7375962</text:p>
          </table:table-cell>
          <table:table-cell table:formula="of:=[.A463]/1000/(60*60*24)" office:value-type="time" office:time-value="PT02H02M55.962S" calcext:value-type="time">
            <text:p>02:02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1023.93" calcext:value-type="float">
            <text:p>1023.93</text:p>
          </table:table-cell>
          <table:table-cell office:value-type="float" office:value="1216.87" calcext:value-type="float">
            <text:p>1216.87</text:p>
          </table:table-cell>
        </table:table-row>
        <table:table-row table:style-name="ro1">
          <table:table-cell office:value-type="float" office:value="7391963" calcext:value-type="float">
            <text:p>7391963</text:p>
          </table:table-cell>
          <table:table-cell table:formula="of:=[.A464]/1000/(60*60*24)" office:value-type="time" office:time-value="PT02H03M11.963S" calcext:value-type="time">
            <text:p>02:03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1026.15" calcext:value-type="float">
            <text:p>1026.15</text:p>
          </table:table-cell>
          <table:table-cell office:value-type="float" office:value="1219.46" calcext:value-type="float">
            <text:p>1219.46</text:p>
          </table:table-cell>
        </table:table-row>
        <table:table-row table:style-name="ro1">
          <table:table-cell office:value-type="float" office:value="7407962" calcext:value-type="float">
            <text:p>7407962</text:p>
          </table:table-cell>
          <table:table-cell table:formula="of:=[.A465]/1000/(60*60*24)" office:value-type="time" office:time-value="PT02H03M27.962S" calcext:value-type="time">
            <text:p>02:03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028.37" calcext:value-type="float">
            <text:p>1028.37</text:p>
          </table:table-cell>
          <table:table-cell office:value-type="float" office:value="1222.06" calcext:value-type="float">
            <text:p>1222.06</text:p>
          </table:table-cell>
        </table:table-row>
        <table:table-row table:style-name="ro1">
          <table:table-cell office:value-type="float" office:value="7423962" calcext:value-type="float">
            <text:p>7423962</text:p>
          </table:table-cell>
          <table:table-cell table:formula="of:=[.A466]/1000/(60*60*24)" office:value-type="time" office:time-value="PT02H03M43.962S" calcext:value-type="time">
            <text:p>02:03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030.59" calcext:value-type="float">
            <text:p>1030.59</text:p>
          </table:table-cell>
          <table:table-cell office:value-type="float" office:value="1224.65" calcext:value-type="float">
            <text:p>1224.65</text:p>
          </table:table-cell>
        </table:table-row>
        <table:table-row table:style-name="ro1">
          <table:table-cell office:value-type="float" office:value="7439962" calcext:value-type="float">
            <text:p>7439962</text:p>
          </table:table-cell>
          <table:table-cell table:formula="of:=[.A467]/1000/(60*60*24)" office:value-type="time" office:time-value="PT02H03M59.962S" calcext:value-type="time">
            <text:p>02:04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1032.81" calcext:value-type="float">
            <text:p>1032.81</text:p>
          </table:table-cell>
          <table:table-cell office:value-type="float" office:value="1227.24" calcext:value-type="float">
            <text:p>1227.24</text:p>
          </table:table-cell>
        </table:table-row>
        <table:table-row table:style-name="ro1">
          <table:table-cell office:value-type="float" office:value="7455962" calcext:value-type="float">
            <text:p>7455962</text:p>
          </table:table-cell>
          <table:table-cell table:formula="of:=[.A468]/1000/(60*60*24)" office:value-type="time" office:time-value="PT02H04M15.962S" calcext:value-type="time">
            <text:p>02:04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9" calcext:value-type="float">
            <text:p>584.9</text:p>
          </table:table-cell>
          <table:table-cell office:value-type="float" office:value="1035.03" calcext:value-type="float">
            <text:p>1035.03</text:p>
          </table:table-cell>
          <table:table-cell office:value-type="float" office:value="1229.83" calcext:value-type="float">
            <text:p>1229.83</text:p>
          </table:table-cell>
        </table:table-row>
        <table:table-row table:style-name="ro1">
          <table:table-cell office:value-type="float" office:value="7471963" calcext:value-type="float">
            <text:p>7471963</text:p>
          </table:table-cell>
          <table:table-cell table:formula="of:=[.A469]/1000/(60*60*24)" office:value-type="time" office:time-value="PT02H04M31.963S" calcext:value-type="time">
            <text:p>02:04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037.25" calcext:value-type="float">
            <text:p>1037.25</text:p>
          </table:table-cell>
          <table:table-cell office:value-type="float" office:value="1232.42" calcext:value-type="float">
            <text:p>1232.42</text:p>
          </table:table-cell>
        </table:table-row>
        <table:table-row table:style-name="ro1">
          <table:table-cell office:value-type="float" office:value="7487962" calcext:value-type="float">
            <text:p>7487962</text:p>
          </table:table-cell>
          <table:table-cell table:formula="of:=[.A470]/1000/(60*60*24)" office:value-type="time" office:time-value="PT02H04M47.962S" calcext:value-type="time">
            <text:p>02:04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3" calcext:value-type="float">
            <text:p>582.43</text:p>
          </table:table-cell>
          <table:table-cell office:value-type="float" office:value="1039.47" calcext:value-type="float">
            <text:p>1039.47</text:p>
          </table:table-cell>
          <table:table-cell office:value-type="float" office:value="1235.01" calcext:value-type="float">
            <text:p>1235.01</text:p>
          </table:table-cell>
        </table:table-row>
        <table:table-row table:style-name="ro1">
          <table:table-cell office:value-type="float" office:value="7503962" calcext:value-type="float">
            <text:p>7503962</text:p>
          </table:table-cell>
          <table:table-cell table:formula="of:=[.A471]/1000/(60*60*24)" office:value-type="time" office:time-value="PT02H05M03.962S" calcext:value-type="time">
            <text:p>02:05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2.89" calcext:value-type="float">
            <text:p>582.89</text:p>
          </table:table-cell>
          <table:table-cell office:value-type="float" office:value="1041.69" calcext:value-type="float">
            <text:p>1041.69</text:p>
          </table:table-cell>
          <table:table-cell office:value-type="float" office:value="1237.6" calcext:value-type="float">
            <text:p>1237.6</text:p>
          </table:table-cell>
        </table:table-row>
        <table:table-row table:style-name="ro1">
          <table:table-cell office:value-type="float" office:value="7519962" calcext:value-type="float">
            <text:p>7519962</text:p>
          </table:table-cell>
          <table:table-cell table:formula="of:=[.A472]/1000/(60*60*24)" office:value-type="time" office:time-value="PT02H05M19.962S" calcext:value-type="time">
            <text:p>02:05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2.89" calcext:value-type="float">
            <text:p>582.89</text:p>
          </table:table-cell>
          <table:table-cell office:value-type="float" office:value="1043.91" calcext:value-type="float">
            <text:p>1043.91</text:p>
          </table:table-cell>
          <table:table-cell office:value-type="float" office:value="1240.19" calcext:value-type="float">
            <text:p>1240.19</text:p>
          </table:table-cell>
        </table:table-row>
        <table:table-row table:style-name="ro1">
          <table:table-cell office:value-type="float" office:value="7535962" calcext:value-type="float">
            <text:p>7535962</text:p>
          </table:table-cell>
          <table:table-cell table:formula="of:=[.A473]/1000/(60*60*24)" office:value-type="time" office:time-value="PT02H05M35.962S" calcext:value-type="time">
            <text:p>02:05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1046.14" calcext:value-type="float">
            <text:p>1046.14</text:p>
          </table:table-cell>
          <table:table-cell office:value-type="float" office:value="1242.78" calcext:value-type="float">
            <text:p>1242.78</text:p>
          </table:table-cell>
        </table:table-row>
        <table:table-row table:style-name="ro1">
          <table:table-cell office:value-type="float" office:value="7551963" calcext:value-type="float">
            <text:p>7551963</text:p>
          </table:table-cell>
          <table:table-cell table:formula="of:=[.A474]/1000/(60*60*24)" office:value-type="time" office:time-value="PT02H05M51.963S" calcext:value-type="time">
            <text:p>02:05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1048.36" calcext:value-type="float">
            <text:p>1048.36</text:p>
          </table:table-cell>
          <table:table-cell office:value-type="float" office:value="1245.38" calcext:value-type="float">
            <text:p>1245.38</text:p>
          </table:table-cell>
        </table:table-row>
        <table:table-row table:style-name="ro1">
          <table:table-cell office:value-type="float" office:value="7567962" calcext:value-type="float">
            <text:p>7567962</text:p>
          </table:table-cell>
          <table:table-cell table:formula="of:=[.A475]/1000/(60*60*24)" office:value-type="time" office:time-value="PT02H06M07.962S" calcext:value-type="time">
            <text:p>02:06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1050.58" calcext:value-type="float">
            <text:p>1050.58</text:p>
          </table:table-cell>
          <table:table-cell office:value-type="float" office:value="1247.97" calcext:value-type="float">
            <text:p>1247.97</text:p>
          </table:table-cell>
        </table:table-row>
        <table:table-row table:style-name="ro1">
          <table:table-cell office:value-type="float" office:value="7583963" calcext:value-type="float">
            <text:p>7583963</text:p>
          </table:table-cell>
          <table:table-cell table:formula="of:=[.A476]/1000/(60*60*24)" office:value-type="time" office:time-value="PT02H06M23.963S" calcext:value-type="time">
            <text:p>02:06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4" calcext:value-type="float">
            <text:p>582.44</text:p>
          </table:table-cell>
          <table:table-cell office:value-type="float" office:value="1052.8" calcext:value-type="float">
            <text:p>1052.8</text:p>
          </table:table-cell>
          <table:table-cell office:value-type="float" office:value="1250.56" calcext:value-type="float">
            <text:p>1250.56</text:p>
          </table:table-cell>
        </table:table-row>
        <table:table-row table:style-name="ro1">
          <table:table-cell office:value-type="float" office:value="7599962" calcext:value-type="float">
            <text:p>7599962</text:p>
          </table:table-cell>
          <table:table-cell table:formula="of:=[.A477]/1000/(60*60*24)" office:value-type="time" office:time-value="PT02H06M39.962S" calcext:value-type="time">
            <text:p>02:06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055.02" calcext:value-type="float">
            <text:p>1055.02</text:p>
          </table:table-cell>
          <table:table-cell office:value-type="float" office:value="1253.15" calcext:value-type="float">
            <text:p>1253.15</text:p>
          </table:table-cell>
        </table:table-row>
        <table:table-row table:style-name="ro1">
          <table:table-cell office:value-type="float" office:value="7615962" calcext:value-type="float">
            <text:p>7615962</text:p>
          </table:table-cell>
          <table:table-cell table:formula="of:=[.A478]/1000/(60*60*24)" office:value-type="time" office:time-value="PT02H06M55.962S" calcext:value-type="time">
            <text:p>02:06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1057.24" calcext:value-type="float">
            <text:p>1057.24</text:p>
          </table:table-cell>
          <table:table-cell office:value-type="float" office:value="1255.74" calcext:value-type="float">
            <text:p>1255.74</text:p>
          </table:table-cell>
        </table:table-row>
        <table:table-row table:style-name="ro1">
          <table:table-cell office:value-type="float" office:value="7631962" calcext:value-type="float">
            <text:p>7631962</text:p>
          </table:table-cell>
          <table:table-cell table:formula="of:=[.A479]/1000/(60*60*24)" office:value-type="time" office:time-value="PT02H07M11.962S" calcext:value-type="time">
            <text:p>02:07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059.46" calcext:value-type="float">
            <text:p>1059.46</text:p>
          </table:table-cell>
          <table:table-cell office:value-type="float" office:value="1258.33" calcext:value-type="float">
            <text:p>1258.33</text:p>
          </table:table-cell>
        </table:table-row>
        <table:table-row table:style-name="ro1">
          <table:table-cell office:value-type="float" office:value="7647962" calcext:value-type="float">
            <text:p>7647962</text:p>
          </table:table-cell>
          <table:table-cell table:formula="of:=[.A480]/1000/(60*60*24)" office:value-type="time" office:time-value="PT02H07M27.962S" calcext:value-type="time">
            <text:p>02:07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3" calcext:value-type="float">
            <text:p>582.43</text:p>
          </table:table-cell>
          <table:table-cell office:value-type="float" office:value="1061.68" calcext:value-type="float">
            <text:p>1061.68</text:p>
          </table:table-cell>
          <table:table-cell office:value-type="float" office:value="1260.92" calcext:value-type="float">
            <text:p>1260.92</text:p>
          </table:table-cell>
        </table:table-row>
        <table:table-row table:style-name="ro1">
          <table:table-cell office:value-type="float" office:value="7663962" calcext:value-type="float">
            <text:p>7663962</text:p>
          </table:table-cell>
          <table:table-cell table:formula="of:=[.A481]/1000/(60*60*24)" office:value-type="time" office:time-value="PT02H07M43.962S" calcext:value-type="time">
            <text:p>02:07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1063.9" calcext:value-type="float">
            <text:p>1063.9</text:p>
          </table:table-cell>
          <table:table-cell office:value-type="float" office:value="1263.51" calcext:value-type="float">
            <text:p>1263.51</text:p>
          </table:table-cell>
        </table:table-row>
        <table:table-row table:style-name="ro1">
          <table:table-cell office:value-type="float" office:value="7679963" calcext:value-type="float">
            <text:p>7679963</text:p>
          </table:table-cell>
          <table:table-cell table:formula="of:=[.A482]/1000/(60*60*24)" office:value-type="time" office:time-value="PT02H07M59.963S" calcext:value-type="time">
            <text:p>02:08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1066.12" calcext:value-type="float">
            <text:p>1066.12</text:p>
          </table:table-cell>
          <table:table-cell office:value-type="float" office:value="1266.1" calcext:value-type="float">
            <text:p>1266.1</text:p>
          </table:table-cell>
        </table:table-row>
        <table:table-row table:style-name="ro1">
          <table:table-cell office:value-type="float" office:value="7695962" calcext:value-type="float">
            <text:p>7695962</text:p>
          </table:table-cell>
          <table:table-cell table:formula="of:=[.A483]/1000/(60*60*24)" office:value-type="time" office:time-value="PT02H08M15.962S" calcext:value-type="time">
            <text:p>02:08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2.89" calcext:value-type="float">
            <text:p>582.89</text:p>
          </table:table-cell>
          <table:table-cell office:value-type="float" office:value="1068.34" calcext:value-type="float">
            <text:p>1068.34</text:p>
          </table:table-cell>
          <table:table-cell office:value-type="float" office:value="1268.69" calcext:value-type="float">
            <text:p>1268.69</text:p>
          </table:table-cell>
        </table:table-row>
        <table:table-row table:style-name="ro1">
          <table:table-cell office:value-type="float" office:value="7711962" calcext:value-type="float">
            <text:p>7711962</text:p>
          </table:table-cell>
          <table:table-cell table:formula="of:=[.A484]/1000/(60*60*24)" office:value-type="time" office:time-value="PT02H08M31.962S" calcext:value-type="time">
            <text:p>02:08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070.56" calcext:value-type="float">
            <text:p>1070.56</text:p>
          </table:table-cell>
          <table:table-cell office:value-type="float" office:value="1271.28" calcext:value-type="float">
            <text:p>1271.28</text:p>
          </table:table-cell>
        </table:table-row>
        <table:table-row table:style-name="ro1">
          <table:table-cell office:value-type="float" office:value="7727962" calcext:value-type="float">
            <text:p>7727962</text:p>
          </table:table-cell>
          <table:table-cell table:formula="of:=[.A485]/1000/(60*60*24)" office:value-type="time" office:time-value="PT02H08M47.962S" calcext:value-type="time">
            <text:p>02:08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072.78" calcext:value-type="float">
            <text:p>1072.78</text:p>
          </table:table-cell>
          <table:table-cell office:value-type="float" office:value="1273.87" calcext:value-type="float">
            <text:p>1273.87</text:p>
          </table:table-cell>
        </table:table-row>
        <table:table-row table:style-name="ro1">
          <table:table-cell office:value-type="float" office:value="7743962" calcext:value-type="float">
            <text:p>7743962</text:p>
          </table:table-cell>
          <table:table-cell table:formula="of:=[.A486]/1000/(60*60*24)" office:value-type="time" office:time-value="PT02H09M03.962S" calcext:value-type="time">
            <text:p>02:09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9" calcext:value-type="float">
            <text:p>584.89</text:p>
          </table:table-cell>
          <table:table-cell office:value-type="float" office:value="1075.01" calcext:value-type="float">
            <text:p>1075.01</text:p>
          </table:table-cell>
          <table:table-cell office:value-type="float" office:value="1276.46" calcext:value-type="float">
            <text:p>1276.46</text:p>
          </table:table-cell>
        </table:table-row>
        <table:table-row table:style-name="ro1">
          <table:table-cell office:value-type="float" office:value="7759962" calcext:value-type="float">
            <text:p>7759962</text:p>
          </table:table-cell>
          <table:table-cell table:formula="of:=[.A487]/1000/(60*60*24)" office:value-type="time" office:time-value="PT02H09M19.962S" calcext:value-type="time">
            <text:p>02:09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4" calcext:value-type="float">
            <text:p>582.74</text:p>
          </table:table-cell>
          <table:table-cell office:value-type="float" office:value="1077.23" calcext:value-type="float">
            <text:p>1077.23</text:p>
          </table:table-cell>
          <table:table-cell office:value-type="float" office:value="1279.05" calcext:value-type="float">
            <text:p>1279.05</text:p>
          </table:table-cell>
        </table:table-row>
        <table:table-row table:style-name="ro1">
          <table:table-cell office:value-type="float" office:value="7775962" calcext:value-type="float">
            <text:p>7775962</text:p>
          </table:table-cell>
          <table:table-cell table:formula="of:=[.A488]/1000/(60*60*24)" office:value-type="time" office:time-value="PT02H09M35.962S" calcext:value-type="time">
            <text:p>02:09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1079.45" calcext:value-type="float">
            <text:p>1079.45</text:p>
          </table:table-cell>
          <table:table-cell office:value-type="float" office:value="1281.64" calcext:value-type="float">
            <text:p>1281.64</text:p>
          </table:table-cell>
        </table:table-row>
        <table:table-row table:style-name="ro1">
          <table:table-cell office:value-type="float" office:value="7791962" calcext:value-type="float">
            <text:p>7791962</text:p>
          </table:table-cell>
          <table:table-cell table:formula="of:=[.A489]/1000/(60*60*24)" office:value-type="time" office:time-value="PT02H09M51.962S" calcext:value-type="time">
            <text:p>02:09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081.67" calcext:value-type="float">
            <text:p>1081.67</text:p>
          </table:table-cell>
          <table:table-cell office:value-type="float" office:value="1284.22" calcext:value-type="float">
            <text:p>1284.22</text:p>
          </table:table-cell>
        </table:table-row>
        <table:table-row table:style-name="ro1">
          <table:table-cell office:value-type="float" office:value="7807962" calcext:value-type="float">
            <text:p>7807962</text:p>
          </table:table-cell>
          <table:table-cell table:formula="of:=[.A490]/1000/(60*60*24)" office:value-type="time" office:time-value="PT02H10M07.962S" calcext:value-type="time">
            <text:p>02:10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4" calcext:value-type="float">
            <text:p>582.44</text:p>
          </table:table-cell>
          <table:table-cell office:value-type="float" office:value="1083.89" calcext:value-type="float">
            <text:p>1083.89</text:p>
          </table:table-cell>
          <table:table-cell office:value-type="float" office:value="1286.81" calcext:value-type="float">
            <text:p>1286.81</text:p>
          </table:table-cell>
        </table:table-row>
        <table:table-row table:style-name="ro1">
          <table:table-cell office:value-type="float" office:value="7823962" calcext:value-type="float">
            <text:p>7823962</text:p>
          </table:table-cell>
          <table:table-cell table:formula="of:=[.A491]/1000/(60*60*24)" office:value-type="time" office:time-value="PT02H10M23.962S" calcext:value-type="time">
            <text:p>02:10:24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2.99" calcext:value-type="float">
            <text:p>582.99</text:p>
          </table:table-cell>
          <table:table-cell office:value-type="float" office:value="1086.11" calcext:value-type="float">
            <text:p>1086.11</text:p>
          </table:table-cell>
          <table:table-cell office:value-type="float" office:value="1289.4" calcext:value-type="float">
            <text:p>1289.4</text:p>
          </table:table-cell>
        </table:table-row>
        <table:table-row table:style-name="ro1">
          <table:table-cell office:value-type="float" office:value="7839962" calcext:value-type="float">
            <text:p>7839962</text:p>
          </table:table-cell>
          <table:table-cell table:formula="of:=[.A492]/1000/(60*60*24)" office:value-type="time" office:time-value="PT02H10M39.962S" calcext:value-type="time">
            <text:p>02:10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1088.33" calcext:value-type="float">
            <text:p>1088.33</text:p>
          </table:table-cell>
          <table:table-cell office:value-type="float" office:value="1291.99" calcext:value-type="float">
            <text:p>1291.99</text:p>
          </table:table-cell>
        </table:table-row>
        <table:table-row table:style-name="ro1">
          <table:table-cell office:value-type="float" office:value="7855962" calcext:value-type="float">
            <text:p>7855962</text:p>
          </table:table-cell>
          <table:table-cell table:formula="of:=[.A493]/1000/(60*60*24)" office:value-type="time" office:time-value="PT02H10M55.962S" calcext:value-type="time">
            <text:p>02:10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090.55" calcext:value-type="float">
            <text:p>1090.55</text:p>
          </table:table-cell>
          <table:table-cell office:value-type="float" office:value="1294.58" calcext:value-type="float">
            <text:p>1294.58</text:p>
          </table:table-cell>
        </table:table-row>
        <table:table-row table:style-name="ro1">
          <table:table-cell office:value-type="float" office:value="7871962" calcext:value-type="float">
            <text:p>7871962</text:p>
          </table:table-cell>
          <table:table-cell table:formula="of:=[.A494]/1000/(60*60*24)" office:value-type="time" office:time-value="PT02H11M11.962S" calcext:value-type="time">
            <text:p>02:11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1092.77" calcext:value-type="float">
            <text:p>1092.77</text:p>
          </table:table-cell>
          <table:table-cell office:value-type="float" office:value="1297.16" calcext:value-type="float">
            <text:p>1297.16</text:p>
          </table:table-cell>
        </table:table-row>
        <table:table-row table:style-name="ro1">
          <table:table-cell office:value-type="float" office:value="7887962" calcext:value-type="float">
            <text:p>7887962</text:p>
          </table:table-cell>
          <table:table-cell table:formula="of:=[.A495]/1000/(60*60*24)" office:value-type="time" office:time-value="PT02H11M27.962S" calcext:value-type="time">
            <text:p>02:11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2.89" calcext:value-type="float">
            <text:p>582.89</text:p>
          </table:table-cell>
          <table:table-cell office:value-type="float" office:value="1094.99" calcext:value-type="float">
            <text:p>1094.99</text:p>
          </table:table-cell>
          <table:table-cell office:value-type="float" office:value="1299.75" calcext:value-type="float">
            <text:p>1299.75</text:p>
          </table:table-cell>
        </table:table-row>
        <table:table-row table:style-name="ro1">
          <table:table-cell office:value-type="float" office:value="7903963" calcext:value-type="float">
            <text:p>7903963</text:p>
          </table:table-cell>
          <table:table-cell table:formula="of:=[.A496]/1000/(60*60*24)" office:value-type="time" office:time-value="PT02H11M43.963S" calcext:value-type="time">
            <text:p>02:11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097.22" calcext:value-type="float">
            <text:p>1097.22</text:p>
          </table:table-cell>
          <table:table-cell office:value-type="float" office:value="1302.34" calcext:value-type="float">
            <text:p>1302.34</text:p>
          </table:table-cell>
        </table:table-row>
        <table:table-row table:style-name="ro1">
          <table:table-cell office:value-type="float" office:value="7919962" calcext:value-type="float">
            <text:p>7919962</text:p>
          </table:table-cell>
          <table:table-cell table:formula="of:=[.A497]/1000/(60*60*24)" office:value-type="time" office:time-value="PT02H11M59.962S" calcext:value-type="time">
            <text:p>02:12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1099.44" calcext:value-type="float">
            <text:p>1099.44</text:p>
          </table:table-cell>
          <table:table-cell office:value-type="float" office:value="1304.93" calcext:value-type="float">
            <text:p>1304.93</text:p>
          </table:table-cell>
        </table:table-row>
        <table:table-row table:style-name="ro1">
          <table:table-cell office:value-type="float" office:value="7935962" calcext:value-type="float">
            <text:p>7935962</text:p>
          </table:table-cell>
          <table:table-cell table:formula="of:=[.A498]/1000/(60*60*24)" office:value-type="time" office:time-value="PT02H12M15.962S" calcext:value-type="time">
            <text:p>02:12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7" calcext:value-type="float">
            <text:p>582.67</text:p>
          </table:table-cell>
          <table:table-cell office:value-type="float" office:value="1101.66" calcext:value-type="float">
            <text:p>1101.66</text:p>
          </table:table-cell>
          <table:table-cell office:value-type="float" office:value="1307.51" calcext:value-type="float">
            <text:p>1307.51</text:p>
          </table:table-cell>
        </table:table-row>
        <table:table-row table:style-name="ro1">
          <table:table-cell office:value-type="float" office:value="7951962" calcext:value-type="float">
            <text:p>7951962</text:p>
          </table:table-cell>
          <table:table-cell table:formula="of:=[.A499]/1000/(60*60*24)" office:value-type="time" office:time-value="PT02H12M31.962S" calcext:value-type="time">
            <text:p>02:12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1103.88" calcext:value-type="float">
            <text:p>1103.88</text:p>
          </table:table-cell>
          <table:table-cell office:value-type="float" office:value="1310.1" calcext:value-type="float">
            <text:p>1310.1</text:p>
          </table:table-cell>
        </table:table-row>
        <table:table-row table:style-name="ro1">
          <table:table-cell office:value-type="float" office:value="7967962" calcext:value-type="float">
            <text:p>7967962</text:p>
          </table:table-cell>
          <table:table-cell table:formula="of:=[.A500]/1000/(60*60*24)" office:value-type="time" office:time-value="PT02H12M47.962S" calcext:value-type="time">
            <text:p>02:12:48</text:p>
          </table:table-cell>
          <table:table-cell office:value-type="float" office:value="1.16" calcext:value-type="float">
            <text:p>1.16</text:p>
          </table:table-cell>
          <table:table-cell office:value-type="float" office:value="500.12" calcext:value-type="float">
            <text:p>500.12</text:p>
          </table:table-cell>
          <table:table-cell office:value-type="float" office:value="581.13" calcext:value-type="float">
            <text:p>581.13</text:p>
          </table:table-cell>
          <table:table-cell office:value-type="float" office:value="1106.1" calcext:value-type="float">
            <text:p>1106.1</text:p>
          </table:table-cell>
          <table:table-cell office:value-type="float" office:value="1312.69" calcext:value-type="float">
            <text:p>1312.69</text:p>
          </table:table-cell>
        </table:table-row>
        <table:table-row table:style-name="ro1">
          <table:table-cell office:value-type="float" office:value="7983962" calcext:value-type="float">
            <text:p>7983962</text:p>
          </table:table-cell>
          <table:table-cell table:formula="of:=[.A501]/1000/(60*60*24)" office:value-type="time" office:time-value="PT02H13M03.962S" calcext:value-type="time">
            <text:p>02:13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7" calcext:value-type="float">
            <text:p>582.77</text:p>
          </table:table-cell>
          <table:table-cell office:value-type="float" office:value="1108.32" calcext:value-type="float">
            <text:p>1108.32</text:p>
          </table:table-cell>
          <table:table-cell office:value-type="float" office:value="1315.27" calcext:value-type="float">
            <text:p>1315.27</text:p>
          </table:table-cell>
        </table:table-row>
        <table:table-row table:style-name="ro1">
          <table:table-cell office:value-type="float" office:value="7999962" calcext:value-type="float">
            <text:p>7999962</text:p>
          </table:table-cell>
          <table:table-cell table:formula="of:=[.A502]/1000/(60*60*24)" office:value-type="time" office:time-value="PT02H13M19.962S" calcext:value-type="time">
            <text:p>02:13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1110.54" calcext:value-type="float">
            <text:p>1110.54</text:p>
          </table:table-cell>
          <table:table-cell office:value-type="float" office:value="1317.86" calcext:value-type="float">
            <text:p>1317.86</text:p>
          </table:table-cell>
        </table:table-row>
        <table:table-row table:style-name="ro1">
          <table:table-cell office:value-type="float" office:value="8015962" calcext:value-type="float">
            <text:p>8015962</text:p>
          </table:table-cell>
          <table:table-cell table:formula="of:=[.A503]/1000/(60*60*24)" office:value-type="time" office:time-value="PT02H13M35.962S" calcext:value-type="time">
            <text:p>02:13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112.76" calcext:value-type="float">
            <text:p>1112.76</text:p>
          </table:table-cell>
          <table:table-cell office:value-type="float" office:value="1320.44" calcext:value-type="float">
            <text:p>1320.44</text:p>
          </table:table-cell>
        </table:table-row>
        <table:table-row table:style-name="ro1">
          <table:table-cell office:value-type="float" office:value="8031962" calcext:value-type="float">
            <text:p>8031962</text:p>
          </table:table-cell>
          <table:table-cell table:formula="of:=[.A504]/1000/(60*60*24)" office:value-type="time" office:time-value="PT02H13M51.962S" calcext:value-type="time">
            <text:p>02:13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1114.98" calcext:value-type="float">
            <text:p>1114.98</text:p>
          </table:table-cell>
          <table:table-cell office:value-type="float" office:value="1323.03" calcext:value-type="float">
            <text:p>1323.03</text:p>
          </table:table-cell>
        </table:table-row>
        <table:table-row table:style-name="ro1">
          <table:table-cell office:value-type="float" office:value="8047963" calcext:value-type="float">
            <text:p>8047963</text:p>
          </table:table-cell>
          <table:table-cell table:formula="of:=[.A505]/1000/(60*60*24)" office:value-type="time" office:time-value="PT02H14M07.963S" calcext:value-type="time">
            <text:p>02:14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117.21" calcext:value-type="float">
            <text:p>1117.21</text:p>
          </table:table-cell>
          <table:table-cell office:value-type="float" office:value="1325.61" calcext:value-type="float">
            <text:p>1325.61</text:p>
          </table:table-cell>
        </table:table-row>
        <table:table-row table:style-name="ro1">
          <table:table-cell office:value-type="float" office:value="8063962" calcext:value-type="float">
            <text:p>8063962</text:p>
          </table:table-cell>
          <table:table-cell table:formula="of:=[.A506]/1000/(60*60*24)" office:value-type="time" office:time-value="PT02H14M23.962S" calcext:value-type="time">
            <text:p>02:14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4" calcext:value-type="float">
            <text:p>582.74</text:p>
          </table:table-cell>
          <table:table-cell office:value-type="float" office:value="1119.43" calcext:value-type="float">
            <text:p>1119.43</text:p>
          </table:table-cell>
          <table:table-cell office:value-type="float" office:value="1328.2" calcext:value-type="float">
            <text:p>1328.2</text:p>
          </table:table-cell>
        </table:table-row>
        <table:table-row table:style-name="ro1">
          <table:table-cell office:value-type="float" office:value="8079963" calcext:value-type="float">
            <text:p>8079963</text:p>
          </table:table-cell>
          <table:table-cell table:formula="of:=[.A507]/1000/(60*60*24)" office:value-type="time" office:time-value="PT02H14M39.963S" calcext:value-type="time">
            <text:p>02:14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1121.65" calcext:value-type="float">
            <text:p>1121.65</text:p>
          </table:table-cell>
          <table:table-cell office:value-type="float" office:value="1330.78" calcext:value-type="float">
            <text:p>1330.78</text:p>
          </table:table-cell>
        </table:table-row>
        <table:table-row table:style-name="ro1">
          <table:table-cell office:value-type="float" office:value="8095962" calcext:value-type="float">
            <text:p>8095962</text:p>
          </table:table-cell>
          <table:table-cell table:formula="of:=[.A508]/1000/(60*60*24)" office:value-type="time" office:time-value="PT02H14M55.962S" calcext:value-type="time">
            <text:p>02:14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1123.87" calcext:value-type="float">
            <text:p>1123.87</text:p>
          </table:table-cell>
          <table:table-cell office:value-type="float" office:value="1333.37" calcext:value-type="float">
            <text:p>1333.37</text:p>
          </table:table-cell>
        </table:table-row>
        <table:table-row table:style-name="ro1">
          <table:table-cell office:value-type="float" office:value="8111963" calcext:value-type="float">
            <text:p>8111963</text:p>
          </table:table-cell>
          <table:table-cell table:formula="of:=[.A509]/1000/(60*60*24)" office:value-type="time" office:time-value="PT02H15M11.963S" calcext:value-type="time">
            <text:p>02:15:12</text:p>
          </table:table-cell>
          <table:table-cell office:value-type="float" office:value="1.16" calcext:value-type="float">
            <text:p>1.16</text:p>
          </table:table-cell>
          <table:table-cell office:value-type="float" office:value="500" calcext:value-type="float">
            <text:p>500</text:p>
          </table:table-cell>
          <table:table-cell office:value-type="float" office:value="580.99" calcext:value-type="float">
            <text:p>580.99</text:p>
          </table:table-cell>
          <table:table-cell office:value-type="float" office:value="1126.09" calcext:value-type="float">
            <text:p>1126.09</text:p>
          </table:table-cell>
          <table:table-cell office:value-type="float" office:value="1335.95" calcext:value-type="float">
            <text:p>1335.95</text:p>
          </table:table-cell>
        </table:table-row>
        <table:table-row table:style-name="ro1">
          <table:table-cell office:value-type="float" office:value="8127963" calcext:value-type="float">
            <text:p>8127963</text:p>
          </table:table-cell>
          <table:table-cell table:formula="of:=[.A510]/1000/(60*60*24)" office:value-type="time" office:time-value="PT02H15M27.963S" calcext:value-type="time">
            <text:p>02:15:28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3" calcext:value-type="float">
            <text:p>583</text:p>
          </table:table-cell>
          <table:table-cell office:value-type="float" office:value="1128.31" calcext:value-type="float">
            <text:p>1128.31</text:p>
          </table:table-cell>
          <table:table-cell office:value-type="float" office:value="1338.54" calcext:value-type="float">
            <text:p>1338.54</text:p>
          </table:table-cell>
        </table:table-row>
        <table:table-row table:style-name="ro1">
          <table:table-cell office:value-type="float" office:value="8143963" calcext:value-type="float">
            <text:p>8143963</text:p>
          </table:table-cell>
          <table:table-cell table:formula="of:=[.A511]/1000/(60*60*24)" office:value-type="time" office:time-value="PT02H15M43.963S" calcext:value-type="time">
            <text:p>02:15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0.89" calcext:value-type="float">
            <text:p>580.89</text:p>
          </table:table-cell>
          <table:table-cell office:value-type="float" office:value="1130.53" calcext:value-type="float">
            <text:p>1130.53</text:p>
          </table:table-cell>
          <table:table-cell office:value-type="float" office:value="1341.12" calcext:value-type="float">
            <text:p>1341.12</text:p>
          </table:table-cell>
        </table:table-row>
        <table:table-row table:style-name="ro1">
          <table:table-cell office:value-type="float" office:value="8159962" calcext:value-type="float">
            <text:p>8159962</text:p>
          </table:table-cell>
          <table:table-cell table:formula="of:=[.A512]/1000/(60*60*24)" office:value-type="time" office:time-value="PT02H15M59.962S" calcext:value-type="time">
            <text:p>02:16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6" calcext:value-type="float">
            <text:p>580.66</text:p>
          </table:table-cell>
          <table:table-cell office:value-type="float" office:value="1132.75" calcext:value-type="float">
            <text:p>1132.75</text:p>
          </table:table-cell>
          <table:table-cell office:value-type="float" office:value="1343.7" calcext:value-type="float">
            <text:p>1343.7</text:p>
          </table:table-cell>
        </table:table-row>
        <table:table-row table:style-name="ro1">
          <table:table-cell office:value-type="float" office:value="8175963" calcext:value-type="float">
            <text:p>8175963</text:p>
          </table:table-cell>
          <table:table-cell table:formula="of:=[.A513]/1000/(60*60*24)" office:value-type="time" office:time-value="PT02H16M15.963S" calcext:value-type="time">
            <text:p>02:16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134.97" calcext:value-type="float">
            <text:p>1134.97</text:p>
          </table:table-cell>
          <table:table-cell office:value-type="float" office:value="1346.29" calcext:value-type="float">
            <text:p>1346.29</text:p>
          </table:table-cell>
        </table:table-row>
        <table:table-row table:style-name="ro1">
          <table:table-cell office:value-type="float" office:value="8191962" calcext:value-type="float">
            <text:p>8191962</text:p>
          </table:table-cell>
          <table:table-cell table:formula="of:=[.A514]/1000/(60*60*24)" office:value-type="time" office:time-value="PT02H16M31.962S" calcext:value-type="time">
            <text:p>02:16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1137.19" calcext:value-type="float">
            <text:p>1137.19</text:p>
          </table:table-cell>
          <table:table-cell office:value-type="float" office:value="1348.87" calcext:value-type="float">
            <text:p>1348.87</text:p>
          </table:table-cell>
        </table:table-row>
        <table:table-row table:style-name="ro1">
          <table:table-cell office:value-type="float" office:value="8207962" calcext:value-type="float">
            <text:p>8207962</text:p>
          </table:table-cell>
          <table:table-cell table:formula="of:=[.A515]/1000/(60*60*24)" office:value-type="time" office:time-value="PT02H16M47.962S" calcext:value-type="time">
            <text:p>02:16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0.89" calcext:value-type="float">
            <text:p>580.89</text:p>
          </table:table-cell>
          <table:table-cell office:value-type="float" office:value="1139.42" calcext:value-type="float">
            <text:p>1139.42</text:p>
          </table:table-cell>
          <table:table-cell office:value-type="float" office:value="1351.45" calcext:value-type="float">
            <text:p>1351.45</text:p>
          </table:table-cell>
        </table:table-row>
        <table:table-row table:style-name="ro1">
          <table:table-cell office:value-type="float" office:value="8223962" calcext:value-type="float">
            <text:p>8223962</text:p>
          </table:table-cell>
          <table:table-cell table:formula="of:=[.A516]/1000/(60*60*24)" office:value-type="time" office:time-value="PT02H17M03.962S" calcext:value-type="time">
            <text:p>02:17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141.64" calcext:value-type="float">
            <text:p>1141.64</text:p>
          </table:table-cell>
          <table:table-cell office:value-type="float" office:value="1354.04" calcext:value-type="float">
            <text:p>1354.04</text:p>
          </table:table-cell>
        </table:table-row>
        <table:table-row table:style-name="ro1">
          <table:table-cell office:value-type="float" office:value="8239962" calcext:value-type="float">
            <text:p>8239962</text:p>
          </table:table-cell>
          <table:table-cell table:formula="of:=[.A517]/1000/(60*60*24)" office:value-type="time" office:time-value="PT02H17M19.962S" calcext:value-type="time">
            <text:p>02:17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0.89" calcext:value-type="float">
            <text:p>580.89</text:p>
          </table:table-cell>
          <table:table-cell office:value-type="float" office:value="1143.86" calcext:value-type="float">
            <text:p>1143.86</text:p>
          </table:table-cell>
          <table:table-cell office:value-type="float" office:value="1356.62" calcext:value-type="float">
            <text:p>1356.62</text:p>
          </table:table-cell>
        </table:table-row>
        <table:table-row table:style-name="ro1">
          <table:table-cell office:value-type="float" office:value="8255962" calcext:value-type="float">
            <text:p>8255962</text:p>
          </table:table-cell>
          <table:table-cell table:formula="of:=[.A518]/1000/(60*60*24)" office:value-type="time" office:time-value="PT02H17M35.962S" calcext:value-type="time">
            <text:p>02:17:3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1146.08" calcext:value-type="float">
            <text:p>1146.08</text:p>
          </table:table-cell>
          <table:table-cell office:value-type="float" office:value="1359.2" calcext:value-type="float">
            <text:p>1359.2</text:p>
          </table:table-cell>
        </table:table-row>
        <table:table-row table:style-name="ro1">
          <table:table-cell office:value-type="float" office:value="8271962" calcext:value-type="float">
            <text:p>8271962</text:p>
          </table:table-cell>
          <table:table-cell table:formula="of:=[.A519]/1000/(60*60*24)" office:value-type="time" office:time-value="PT02H17M51.962S" calcext:value-type="time">
            <text:p>02:17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6" calcext:value-type="float">
            <text:p>580.66</text:p>
          </table:table-cell>
          <table:table-cell office:value-type="float" office:value="1148.3" calcext:value-type="float">
            <text:p>1148.3</text:p>
          </table:table-cell>
          <table:table-cell office:value-type="float" office:value="1361.78" calcext:value-type="float">
            <text:p>1361.78</text:p>
          </table:table-cell>
        </table:table-row>
        <table:table-row table:style-name="ro1">
          <table:table-cell office:value-type="float" office:value="8287962" calcext:value-type="float">
            <text:p>8287962</text:p>
          </table:table-cell>
          <table:table-cell table:formula="of:=[.A520]/1000/(60*60*24)" office:value-type="time" office:time-value="PT02H18M07.962S" calcext:value-type="time">
            <text:p>02:18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150.52" calcext:value-type="float">
            <text:p>1150.52</text:p>
          </table:table-cell>
          <table:table-cell office:value-type="float" office:value="1364.37" calcext:value-type="float">
            <text:p>1364.37</text:p>
          </table:table-cell>
        </table:table-row>
        <table:table-row table:style-name="ro1">
          <table:table-cell office:value-type="float" office:value="8303962" calcext:value-type="float">
            <text:p>8303962</text:p>
          </table:table-cell>
          <table:table-cell table:formula="of:=[.A521]/1000/(60*60*24)" office:value-type="time" office:time-value="PT02H18M23.962S" calcext:value-type="time">
            <text:p>02:18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5" calcext:value-type="float">
            <text:p>580.75</text:p>
          </table:table-cell>
          <table:table-cell office:value-type="float" office:value="1152.74" calcext:value-type="float">
            <text:p>1152.74</text:p>
          </table:table-cell>
          <table:table-cell office:value-type="float" office:value="1366.95" calcext:value-type="float">
            <text:p>1366.95</text:p>
          </table:table-cell>
        </table:table-row>
        <table:table-row table:style-name="ro1">
          <table:table-cell office:value-type="float" office:value="8319962" calcext:value-type="float">
            <text:p>8319962</text:p>
          </table:table-cell>
          <table:table-cell table:formula="of:=[.A522]/1000/(60*60*24)" office:value-type="time" office:time-value="PT02H18M39.962S" calcext:value-type="time">
            <text:p>02:18:40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2.99" calcext:value-type="float">
            <text:p>582.99</text:p>
          </table:table-cell>
          <table:table-cell office:value-type="float" office:value="1154.96" calcext:value-type="float">
            <text:p>1154.96</text:p>
          </table:table-cell>
          <table:table-cell office:value-type="float" office:value="1369.53" calcext:value-type="float">
            <text:p>1369.53</text:p>
          </table:table-cell>
        </table:table-row>
        <table:table-row table:style-name="ro1">
          <table:table-cell office:value-type="float" office:value="8335962" calcext:value-type="float">
            <text:p>8335962</text:p>
          </table:table-cell>
          <table:table-cell table:formula="of:=[.A523]/1000/(60*60*24)" office:value-type="time" office:time-value="PT02H18M55.962S" calcext:value-type="time">
            <text:p>02:18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5" calcext:value-type="float">
            <text:p>580.75</text:p>
          </table:table-cell>
          <table:table-cell office:value-type="float" office:value="1157.18" calcext:value-type="float">
            <text:p>1157.18</text:p>
          </table:table-cell>
          <table:table-cell office:value-type="float" office:value="1372.11" calcext:value-type="float">
            <text:p>1372.11</text:p>
          </table:table-cell>
        </table:table-row>
        <table:table-row table:style-name="ro1">
          <table:table-cell office:value-type="float" office:value="8351962" calcext:value-type="float">
            <text:p>8351962</text:p>
          </table:table-cell>
          <table:table-cell table:formula="of:=[.A524]/1000/(60*60*24)" office:value-type="time" office:time-value="PT02H19M11.962S" calcext:value-type="time">
            <text:p>02:19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0.87" calcext:value-type="float">
            <text:p>580.87</text:p>
          </table:table-cell>
          <table:table-cell office:value-type="float" office:value="1159.4" calcext:value-type="float">
            <text:p>1159.4</text:p>
          </table:table-cell>
          <table:table-cell office:value-type="float" office:value="1374.69" calcext:value-type="float">
            <text:p>1374.69</text:p>
          </table:table-cell>
        </table:table-row>
        <table:table-row table:style-name="ro1">
          <table:table-cell office:value-type="float" office:value="8367962" calcext:value-type="float">
            <text:p>8367962</text:p>
          </table:table-cell>
          <table:table-cell table:formula="of:=[.A525]/1000/(60*60*24)" office:value-type="time" office:time-value="PT02H19M27.962S" calcext:value-type="time">
            <text:p>02:19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6" calcext:value-type="float">
            <text:p>580.76</text:p>
          </table:table-cell>
          <table:table-cell office:value-type="float" office:value="1161.63" calcext:value-type="float">
            <text:p>1161.63</text:p>
          </table:table-cell>
          <table:table-cell office:value-type="float" office:value="1377.28" calcext:value-type="float">
            <text:p>1377.28</text:p>
          </table:table-cell>
        </table:table-row>
        <table:table-row table:style-name="ro1">
          <table:table-cell office:value-type="float" office:value="8383962" calcext:value-type="float">
            <text:p>8383962</text:p>
          </table:table-cell>
          <table:table-cell table:formula="of:=[.A526]/1000/(60*60*24)" office:value-type="time" office:time-value="PT02H19M43.962S" calcext:value-type="time">
            <text:p>02:19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63.85" calcext:value-type="float">
            <text:p>1163.85</text:p>
          </table:table-cell>
          <table:table-cell office:value-type="float" office:value="1379.86" calcext:value-type="float">
            <text:p>1379.86</text:p>
          </table:table-cell>
        </table:table-row>
        <table:table-row table:style-name="ro1">
          <table:table-cell office:value-type="float" office:value="8399962" calcext:value-type="float">
            <text:p>8399962</text:p>
          </table:table-cell>
          <table:table-cell table:formula="of:=[.A527]/1000/(60*60*24)" office:value-type="time" office:time-value="PT02H19M59.962S" calcext:value-type="time">
            <text:p>02:20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4" calcext:value-type="float">
            <text:p>580.74</text:p>
          </table:table-cell>
          <table:table-cell office:value-type="float" office:value="1166.07" calcext:value-type="float">
            <text:p>1166.07</text:p>
          </table:table-cell>
          <table:table-cell office:value-type="float" office:value="1382.44" calcext:value-type="float">
            <text:p>1382.44</text:p>
          </table:table-cell>
        </table:table-row>
        <table:table-row table:style-name="ro1">
          <table:table-cell office:value-type="float" office:value="8415962" calcext:value-type="float">
            <text:p>8415962</text:p>
          </table:table-cell>
          <table:table-cell table:formula="of:=[.A528]/1000/(60*60*24)" office:value-type="time" office:time-value="PT02H20M15.962S" calcext:value-type="time">
            <text:p>02:20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1168.29" calcext:value-type="float">
            <text:p>1168.29</text:p>
          </table:table-cell>
          <table:table-cell office:value-type="float" office:value="1385.02" calcext:value-type="float">
            <text:p>1385.02</text:p>
          </table:table-cell>
        </table:table-row>
        <table:table-row table:style-name="ro1">
          <table:table-cell office:value-type="float" office:value="8431962" calcext:value-type="float">
            <text:p>8431962</text:p>
          </table:table-cell>
          <table:table-cell table:formula="of:=[.A529]/1000/(60*60*24)" office:value-type="time" office:time-value="PT02H20M31.962S" calcext:value-type="time">
            <text:p>02:20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4" calcext:value-type="float">
            <text:p>580.74</text:p>
          </table:table-cell>
          <table:table-cell office:value-type="float" office:value="1170.51" calcext:value-type="float">
            <text:p>1170.51</text:p>
          </table:table-cell>
          <table:table-cell office:value-type="float" office:value="1387.6" calcext:value-type="float">
            <text:p>1387.6</text:p>
          </table:table-cell>
        </table:table-row>
        <table:table-row table:style-name="ro1">
          <table:table-cell office:value-type="float" office:value="8447962" calcext:value-type="float">
            <text:p>8447962</text:p>
          </table:table-cell>
          <table:table-cell table:formula="of:=[.A530]/1000/(60*60*24)" office:value-type="time" office:time-value="PT02H20M47.962S" calcext:value-type="time">
            <text:p>02:20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7" calcext:value-type="float">
            <text:p>580.77</text:p>
          </table:table-cell>
          <table:table-cell office:value-type="float" office:value="1172.73" calcext:value-type="float">
            <text:p>1172.73</text:p>
          </table:table-cell>
          <table:table-cell office:value-type="float" office:value="1390.18" calcext:value-type="float">
            <text:p>1390.18</text:p>
          </table:table-cell>
        </table:table-row>
        <table:table-row table:style-name="ro1">
          <table:table-cell office:value-type="float" office:value="8463963" calcext:value-type="float">
            <text:p>8463963</text:p>
          </table:table-cell>
          <table:table-cell table:formula="of:=[.A531]/1000/(60*60*24)" office:value-type="time" office:time-value="PT02H21M03.963S" calcext:value-type="time">
            <text:p>02:21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174.95" calcext:value-type="float">
            <text:p>1174.95</text:p>
          </table:table-cell>
          <table:table-cell office:value-type="float" office:value="1392.76" calcext:value-type="float">
            <text:p>1392.76</text:p>
          </table:table-cell>
        </table:table-row>
        <table:table-row table:style-name="ro1">
          <table:table-cell office:value-type="float" office:value="8479962" calcext:value-type="float">
            <text:p>8479962</text:p>
          </table:table-cell>
          <table:table-cell table:formula="of:=[.A532]/1000/(60*60*24)" office:value-type="time" office:time-value="PT02H21M19.962S" calcext:value-type="time">
            <text:p>02:21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1177.17" calcext:value-type="float">
            <text:p>1177.17</text:p>
          </table:table-cell>
          <table:table-cell office:value-type="float" office:value="1395.34" calcext:value-type="float">
            <text:p>1395.34</text:p>
          </table:table-cell>
        </table:table-row>
        <table:table-row table:style-name="ro1">
          <table:table-cell office:value-type="float" office:value="8495962" calcext:value-type="float">
            <text:p>8495962</text:p>
          </table:table-cell>
          <table:table-cell table:formula="of:=[.A533]/1000/(60*60*24)" office:value-type="time" office:time-value="PT02H21M35.962S" calcext:value-type="time">
            <text:p>02:21:36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5" calcext:value-type="float">
            <text:p>580.75</text:p>
          </table:table-cell>
          <table:table-cell office:value-type="float" office:value="1179.39" calcext:value-type="float">
            <text:p>1179.39</text:p>
          </table:table-cell>
          <table:table-cell office:value-type="float" office:value="1397.92" calcext:value-type="float">
            <text:p>1397.92</text:p>
          </table:table-cell>
        </table:table-row>
        <table:table-row table:style-name="ro1">
          <table:table-cell office:value-type="float" office:value="8511963" calcext:value-type="float">
            <text:p>8511963</text:p>
          </table:table-cell>
          <table:table-cell table:formula="of:=[.A534]/1000/(60*60*24)" office:value-type="time" office:time-value="PT02H21M51.963S" calcext:value-type="time">
            <text:p>02:21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6" calcext:value-type="float">
            <text:p>580.66</text:p>
          </table:table-cell>
          <table:table-cell office:value-type="float" office:value="1181.61" calcext:value-type="float">
            <text:p>1181.61</text:p>
          </table:table-cell>
          <table:table-cell office:value-type="float" office:value="1400.5" calcext:value-type="float">
            <text:p>1400.5</text:p>
          </table:table-cell>
        </table:table-row>
        <table:table-row table:style-name="ro1">
          <table:table-cell office:value-type="float" office:value="8527962" calcext:value-type="float">
            <text:p>8527962</text:p>
          </table:table-cell>
          <table:table-cell table:formula="of:=[.A535]/1000/(60*60*24)" office:value-type="time" office:time-value="PT02H22M07.962S" calcext:value-type="time">
            <text:p>02:22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5" calcext:value-type="float">
            <text:p>580.75</text:p>
          </table:table-cell>
          <table:table-cell office:value-type="float" office:value="1183.83" calcext:value-type="float">
            <text:p>1183.83</text:p>
          </table:table-cell>
          <table:table-cell office:value-type="float" office:value="1403.08" calcext:value-type="float">
            <text:p>1403.08</text:p>
          </table:table-cell>
        </table:table-row>
        <table:table-row table:style-name="ro1">
          <table:table-cell office:value-type="float" office:value="8543962" calcext:value-type="float">
            <text:p>8543962</text:p>
          </table:table-cell>
          <table:table-cell table:formula="of:=[.A536]/1000/(60*60*24)" office:value-type="time" office:time-value="PT02H22M23.962S" calcext:value-type="time">
            <text:p>02:22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6" calcext:value-type="float">
            <text:p>580.66</text:p>
          </table:table-cell>
          <table:table-cell office:value-type="float" office:value="1186.05" calcext:value-type="float">
            <text:p>1186.05</text:p>
          </table:table-cell>
          <table:table-cell office:value-type="float" office:value="1405.66" calcext:value-type="float">
            <text:p>1405.66</text:p>
          </table:table-cell>
        </table:table-row>
        <table:table-row table:style-name="ro1">
          <table:table-cell office:value-type="float" office:value="8559962" calcext:value-type="float">
            <text:p>8559962</text:p>
          </table:table-cell>
          <table:table-cell table:formula="of:=[.A537]/1000/(60*60*24)" office:value-type="time" office:time-value="PT02H22M39.962S" calcext:value-type="time">
            <text:p>02:22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6" calcext:value-type="float">
            <text:p>580.76</text:p>
          </table:table-cell>
          <table:table-cell office:value-type="float" office:value="1188.27" calcext:value-type="float">
            <text:p>1188.27</text:p>
          </table:table-cell>
          <table:table-cell office:value-type="float" office:value="1408.24" calcext:value-type="float">
            <text:p>1408.24</text:p>
          </table:table-cell>
        </table:table-row>
        <table:table-row table:style-name="ro1">
          <table:table-cell office:value-type="float" office:value="8575962" calcext:value-type="float">
            <text:p>8575962</text:p>
          </table:table-cell>
          <table:table-cell table:formula="of:=[.A538]/1000/(60*60*24)" office:value-type="time" office:time-value="PT02H22M55.962S" calcext:value-type="time">
            <text:p>02:22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7" calcext:value-type="float">
            <text:p>580.67</text:p>
          </table:table-cell>
          <table:table-cell office:value-type="float" office:value="1190.5" calcext:value-type="float">
            <text:p>1190.5</text:p>
          </table:table-cell>
          <table:table-cell office:value-type="float" office:value="1410.82" calcext:value-type="float">
            <text:p>1410.82</text:p>
          </table:table-cell>
        </table:table-row>
        <table:table-row table:style-name="ro1">
          <table:table-cell office:value-type="float" office:value="8591962" calcext:value-type="float">
            <text:p>8591962</text:p>
          </table:table-cell>
          <table:table-cell table:formula="of:=[.A539]/1000/(60*60*24)" office:value-type="time" office:time-value="PT02H23M11.962S" calcext:value-type="time">
            <text:p>02:23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192.72" calcext:value-type="float">
            <text:p>1192.72</text:p>
          </table:table-cell>
          <table:table-cell office:value-type="float" office:value="1413.4" calcext:value-type="float">
            <text:p>1413.4</text:p>
          </table:table-cell>
        </table:table-row>
        <table:table-row table:style-name="ro1">
          <table:table-cell office:value-type="float" office:value="8607962" calcext:value-type="float">
            <text:p>8607962</text:p>
          </table:table-cell>
          <table:table-cell table:formula="of:=[.A540]/1000/(60*60*24)" office:value-type="time" office:time-value="PT02H23M27.962S" calcext:value-type="time">
            <text:p>02:23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4" calcext:value-type="float">
            <text:p>580.74</text:p>
          </table:table-cell>
          <table:table-cell office:value-type="float" office:value="1194.94" calcext:value-type="float">
            <text:p>1194.94</text:p>
          </table:table-cell>
          <table:table-cell office:value-type="float" office:value="1415.98" calcext:value-type="float">
            <text:p>1415.98</text:p>
          </table:table-cell>
        </table:table-row>
        <table:table-row table:style-name="ro1">
          <table:table-cell office:value-type="float" office:value="8623962" calcext:value-type="float">
            <text:p>8623962</text:p>
          </table:table-cell>
          <table:table-cell table:formula="of:=[.A541]/1000/(60*60*24)" office:value-type="time" office:time-value="PT02H23M43.962S" calcext:value-type="time">
            <text:p>02:23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197.16" calcext:value-type="float">
            <text:p>1197.16</text:p>
          </table:table-cell>
          <table:table-cell office:value-type="float" office:value="1418.55" calcext:value-type="float">
            <text:p>1418.55</text:p>
          </table:table-cell>
        </table:table-row>
        <table:table-row table:style-name="ro1">
          <table:table-cell office:value-type="float" office:value="8639963" calcext:value-type="float">
            <text:p>8639963</text:p>
          </table:table-cell>
          <table:table-cell table:formula="of:=[.A542]/1000/(60*60*24)" office:value-type="time" office:time-value="PT02H23M59.963S" calcext:value-type="time">
            <text:p>02:24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1199.38" calcext:value-type="float">
            <text:p>1199.38</text:p>
          </table:table-cell>
          <table:table-cell office:value-type="float" office:value="1421.13" calcext:value-type="float">
            <text:p>1421.13</text:p>
          </table:table-cell>
        </table:table-row>
        <table:table-row table:style-name="ro1">
          <table:table-cell office:value-type="float" office:value="8655963" calcext:value-type="float">
            <text:p>8655963</text:p>
          </table:table-cell>
          <table:table-cell table:formula="of:=[.A543]/1000/(60*60*24)" office:value-type="time" office:time-value="PT02H24M15.963S" calcext:value-type="time">
            <text:p>02:24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201.6" calcext:value-type="float">
            <text:p>1201.6</text:p>
          </table:table-cell>
          <table:table-cell office:value-type="float" office:value="1423.71" calcext:value-type="float">
            <text:p>1423.71</text:p>
          </table:table-cell>
        </table:table-row>
        <table:table-row table:style-name="ro1">
          <table:table-cell office:value-type="float" office:value="8671962" calcext:value-type="float">
            <text:p>8671962</text:p>
          </table:table-cell>
          <table:table-cell table:formula="of:=[.A544]/1000/(60*60*24)" office:value-type="time" office:time-value="PT02H24M31.962S" calcext:value-type="time">
            <text:p>02:24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203.82" calcext:value-type="float">
            <text:p>1203.82</text:p>
          </table:table-cell>
          <table:table-cell office:value-type="float" office:value="1426.29" calcext:value-type="float">
            <text:p>1426.29</text:p>
          </table:table-cell>
        </table:table-row>
        <table:table-row table:style-name="ro1">
          <table:table-cell office:value-type="float" office:value="8687962" calcext:value-type="float">
            <text:p>8687962</text:p>
          </table:table-cell>
          <table:table-cell table:formula="of:=[.A545]/1000/(60*60*24)" office:value-type="time" office:time-value="PT02H24M47.962S" calcext:value-type="time">
            <text:p>02:24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3" calcext:value-type="float">
            <text:p>580.43</text:p>
          </table:table-cell>
          <table:table-cell office:value-type="float" office:value="1206.04" calcext:value-type="float">
            <text:p>1206.04</text:p>
          </table:table-cell>
          <table:table-cell office:value-type="float" office:value="1428.87" calcext:value-type="float">
            <text:p>1428.87</text:p>
          </table:table-cell>
        </table:table-row>
        <table:table-row table:style-name="ro1">
          <table:table-cell office:value-type="float" office:value="8703962" calcext:value-type="float">
            <text:p>8703962</text:p>
          </table:table-cell>
          <table:table-cell table:formula="of:=[.A546]/1000/(60*60*24)" office:value-type="time" office:time-value="PT02H25M03.962S" calcext:value-type="time">
            <text:p>02:25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208.26" calcext:value-type="float">
            <text:p>1208.26</text:p>
          </table:table-cell>
          <table:table-cell office:value-type="float" office:value="1431.44" calcext:value-type="float">
            <text:p>1431.44</text:p>
          </table:table-cell>
        </table:table-row>
        <table:table-row table:style-name="ro1">
          <table:table-cell office:value-type="float" office:value="8719962" calcext:value-type="float">
            <text:p>8719962</text:p>
          </table:table-cell>
          <table:table-cell table:formula="of:=[.A547]/1000/(60*60*24)" office:value-type="time" office:time-value="PT02H25M19.962S" calcext:value-type="time">
            <text:p>02:25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210.48" calcext:value-type="float">
            <text:p>1210.48</text:p>
          </table:table-cell>
          <table:table-cell office:value-type="float" office:value="1434.02" calcext:value-type="float">
            <text:p>1434.02</text:p>
          </table:table-cell>
        </table:table-row>
        <table:table-row table:style-name="ro1">
          <table:table-cell office:value-type="float" office:value="8735962" calcext:value-type="float">
            <text:p>8735962</text:p>
          </table:table-cell>
          <table:table-cell table:formula="of:=[.A548]/1000/(60*60*24)" office:value-type="time" office:time-value="PT02H25M35.962S" calcext:value-type="time">
            <text:p>02:25:3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5" calcext:value-type="float">
            <text:p>578.65</text:p>
          </table:table-cell>
          <table:table-cell office:value-type="float" office:value="1212.7" calcext:value-type="float">
            <text:p>1212.7</text:p>
          </table:table-cell>
          <table:table-cell office:value-type="float" office:value="1436.59" calcext:value-type="float">
            <text:p>1436.59</text:p>
          </table:table-cell>
        </table:table-row>
        <table:table-row table:style-name="ro1">
          <table:table-cell office:value-type="float" office:value="8751962" calcext:value-type="float">
            <text:p>8751962</text:p>
          </table:table-cell>
          <table:table-cell table:formula="of:=[.A549]/1000/(60*60*24)" office:value-type="time" office:time-value="PT02H25M51.962S" calcext:value-type="time">
            <text:p>02:25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214.92" calcext:value-type="float">
            <text:p>1214.92</text:p>
          </table:table-cell>
          <table:table-cell office:value-type="float" office:value="1439.17" calcext:value-type="float">
            <text:p>1439.17</text:p>
          </table:table-cell>
        </table:table-row>
        <table:table-row table:style-name="ro1">
          <table:table-cell office:value-type="float" office:value="8767963" calcext:value-type="float">
            <text:p>8767963</text:p>
          </table:table-cell>
          <table:table-cell table:formula="of:=[.A550]/1000/(60*60*24)" office:value-type="time" office:time-value="PT02H26M07.963S" calcext:value-type="time">
            <text:p>02:26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217.14" calcext:value-type="float">
            <text:p>1217.14</text:p>
          </table:table-cell>
          <table:table-cell office:value-type="float" office:value="1441.75" calcext:value-type="float">
            <text:p>1441.75</text:p>
          </table:table-cell>
        </table:table-row>
        <table:table-row table:style-name="ro1">
          <table:table-cell office:value-type="float" office:value="8783962" calcext:value-type="float">
            <text:p>8783962</text:p>
          </table:table-cell>
          <table:table-cell table:formula="of:=[.A551]/1000/(60*60*24)" office:value-type="time" office:time-value="PT02H26M23.962S" calcext:value-type="time">
            <text:p>02:26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1219.36" calcext:value-type="float">
            <text:p>1219.36</text:p>
          </table:table-cell>
          <table:table-cell office:value-type="float" office:value="1444.32" calcext:value-type="float">
            <text:p>1444.32</text:p>
          </table:table-cell>
        </table:table-row>
        <table:table-row table:style-name="ro1">
          <table:table-cell office:value-type="float" office:value="8799962" calcext:value-type="float">
            <text:p>8799962</text:p>
          </table:table-cell>
          <table:table-cell table:formula="of:=[.A552]/1000/(60*60*24)" office:value-type="time" office:time-value="PT02H26M39.962S" calcext:value-type="time">
            <text:p>02:26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3" calcext:value-type="float">
            <text:p>578.43</text:p>
          </table:table-cell>
          <table:table-cell office:value-type="float" office:value="1221.59" calcext:value-type="float">
            <text:p>1221.59</text:p>
          </table:table-cell>
          <table:table-cell office:value-type="float" office:value="1446.9" calcext:value-type="float">
            <text:p>1446.9</text:p>
          </table:table-cell>
        </table:table-row>
        <table:table-row table:style-name="ro1">
          <table:table-cell office:value-type="float" office:value="8815962" calcext:value-type="float">
            <text:p>8815962</text:p>
          </table:table-cell>
          <table:table-cell table:formula="of:=[.A553]/1000/(60*60*24)" office:value-type="time" office:time-value="PT02H26M55.962S" calcext:value-type="time">
            <text:p>02:26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8.88" calcext:value-type="float">
            <text:p>578.88</text:p>
          </table:table-cell>
          <table:table-cell office:value-type="float" office:value="1223.81" calcext:value-type="float">
            <text:p>1223.81</text:p>
          </table:table-cell>
          <table:table-cell office:value-type="float" office:value="1449.47" calcext:value-type="float">
            <text:p>1449.47</text:p>
          </table:table-cell>
        </table:table-row>
        <table:table-row table:style-name="ro1">
          <table:table-cell office:value-type="float" office:value="8831962" calcext:value-type="float">
            <text:p>8831962</text:p>
          </table:table-cell>
          <table:table-cell table:formula="of:=[.A554]/1000/(60*60*24)" office:value-type="time" office:time-value="PT02H27M11.962S" calcext:value-type="time">
            <text:p>02:27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226.03" calcext:value-type="float">
            <text:p>1226.03</text:p>
          </table:table-cell>
          <table:table-cell office:value-type="float" office:value="1452.05" calcext:value-type="float">
            <text:p>1452.05</text:p>
          </table:table-cell>
        </table:table-row>
        <table:table-row table:style-name="ro1">
          <table:table-cell office:value-type="float" office:value="8847962" calcext:value-type="float">
            <text:p>8847962</text:p>
          </table:table-cell>
          <table:table-cell table:formula="of:=[.A555]/1000/(60*60*24)" office:value-type="time" office:time-value="PT02H27M27.962S" calcext:value-type="time">
            <text:p>02:27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5" calcext:value-type="float">
            <text:p>578.65</text:p>
          </table:table-cell>
          <table:table-cell office:value-type="float" office:value="1228.25" calcext:value-type="float">
            <text:p>1228.25</text:p>
          </table:table-cell>
          <table:table-cell office:value-type="float" office:value="1454.62" calcext:value-type="float">
            <text:p>1454.62</text:p>
          </table:table-cell>
        </table:table-row>
        <table:table-row table:style-name="ro1">
          <table:table-cell office:value-type="float" office:value="8863962" calcext:value-type="float">
            <text:p>8863962</text:p>
          </table:table-cell>
          <table:table-cell table:formula="of:=[.A556]/1000/(60*60*24)" office:value-type="time" office:time-value="PT02H27M43.962S" calcext:value-type="time">
            <text:p>02:27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230.47" calcext:value-type="float">
            <text:p>1230.47</text:p>
          </table:table-cell>
          <table:table-cell office:value-type="float" office:value="1457.2" calcext:value-type="float">
            <text:p>1457.2</text:p>
          </table:table-cell>
        </table:table-row>
        <table:table-row table:style-name="ro1">
          <table:table-cell office:value-type="float" office:value="8879962" calcext:value-type="float">
            <text:p>8879962</text:p>
          </table:table-cell>
          <table:table-cell table:formula="of:=[.A557]/1000/(60*60*24)" office:value-type="time" office:time-value="PT02H27M59.962S" calcext:value-type="time">
            <text:p>02:28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9" calcext:value-type="float">
            <text:p>580.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1459.77" calcext:value-type="float">
            <text:p>1459.77</text:p>
          </table:table-cell>
        </table:table-row>
        <table:table-row table:style-name="ro1">
          <table:table-cell office:value-type="float" office:value="8895962" calcext:value-type="float">
            <text:p>8895962</text:p>
          </table:table-cell>
          <table:table-cell table:formula="of:=[.A558]/1000/(60*60*24)" office:value-type="time" office:time-value="PT02H28M15.962S" calcext:value-type="time">
            <text:p>02:28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7" calcext:value-type="float">
            <text:p>578.67</text:p>
          </table:table-cell>
          <table:table-cell office:value-type="float" office:value="1234.91" calcext:value-type="float">
            <text:p>1234.91</text:p>
          </table:table-cell>
          <table:table-cell office:value-type="float" office:value="1462.34" calcext:value-type="float">
            <text:p>1462.34</text:p>
          </table:table-cell>
        </table:table-row>
        <table:table-row table:style-name="ro1">
          <table:table-cell office:value-type="float" office:value="8911962" calcext:value-type="float">
            <text:p>8911962</text:p>
          </table:table-cell>
          <table:table-cell table:formula="of:=[.A559]/1000/(60*60*24)" office:value-type="time" office:time-value="PT02H28M31.962S" calcext:value-type="time">
            <text:p>02:28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237.13" calcext:value-type="float">
            <text:p>1237.13</text:p>
          </table:table-cell>
          <table:table-cell office:value-type="float" office:value="1464.92" calcext:value-type="float">
            <text:p>1464.92</text:p>
          </table:table-cell>
        </table:table-row>
        <table:table-row table:style-name="ro1">
          <table:table-cell office:value-type="float" office:value="8927962" calcext:value-type="float">
            <text:p>8927962</text:p>
          </table:table-cell>
          <table:table-cell table:formula="of:=[.A560]/1000/(60*60*24)" office:value-type="time" office:time-value="PT02H28M47.962S" calcext:value-type="time">
            <text:p>02:28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239.35" calcext:value-type="float">
            <text:p>1239.35</text:p>
          </table:table-cell>
          <table:table-cell office:value-type="float" office:value="1467.49" calcext:value-type="float">
            <text:p>1467.49</text:p>
          </table:table-cell>
        </table:table-row>
        <table:table-row table:style-name="ro1">
          <table:table-cell office:value-type="float" office:value="8943962" calcext:value-type="float">
            <text:p>8943962</text:p>
          </table:table-cell>
          <table:table-cell table:formula="of:=[.A561]/1000/(60*60*24)" office:value-type="time" office:time-value="PT02H29M03.962S" calcext:value-type="time">
            <text:p>02:29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241.57" calcext:value-type="float">
            <text:p>1241.57</text:p>
          </table:table-cell>
          <table:table-cell office:value-type="float" office:value="1470.07" calcext:value-type="float">
            <text:p>1470.07</text:p>
          </table:table-cell>
        </table:table-row>
        <table:table-row table:style-name="ro1">
          <table:table-cell office:value-type="float" office:value="8959962" calcext:value-type="float">
            <text:p>8959962</text:p>
          </table:table-cell>
          <table:table-cell table:formula="of:=[.A562]/1000/(60*60*24)" office:value-type="time" office:time-value="PT02H29M19.962S" calcext:value-type="time">
            <text:p>02:29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243.79" calcext:value-type="float">
            <text:p>1243.79</text:p>
          </table:table-cell>
          <table:table-cell office:value-type="float" office:value="1472.64" calcext:value-type="float">
            <text:p>1472.64</text:p>
          </table:table-cell>
        </table:table-row>
        <table:table-row table:style-name="ro1">
          <table:table-cell office:value-type="float" office:value="8975962" calcext:value-type="float">
            <text:p>8975962</text:p>
          </table:table-cell>
          <table:table-cell table:formula="of:=[.A563]/1000/(60*60*24)" office:value-type="time" office:time-value="PT02H29M35.962S" calcext:value-type="time">
            <text:p>02:29:3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3" calcext:value-type="float">
            <text:p>578.53</text:p>
          </table:table-cell>
          <table:table-cell office:value-type="float" office:value="1246.01" calcext:value-type="float">
            <text:p>1246.01</text:p>
          </table:table-cell>
          <table:table-cell office:value-type="float" office:value="1475.21" calcext:value-type="float">
            <text:p>1475.21</text:p>
          </table:table-cell>
        </table:table-row>
        <table:table-row table:style-name="ro1">
          <table:table-cell office:value-type="float" office:value="8991962" calcext:value-type="float">
            <text:p>8991962</text:p>
          </table:table-cell>
          <table:table-cell table:formula="of:=[.A564]/1000/(60*60*24)" office:value-type="time" office:time-value="PT02H29M51.962S" calcext:value-type="time">
            <text:p>02:29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248.23" calcext:value-type="float">
            <text:p>1248.23</text:p>
          </table:table-cell>
          <table:table-cell office:value-type="float" office:value="1477.78" calcext:value-type="float">
            <text:p>1477.78</text:p>
          </table:table-cell>
        </table:table-row>
        <table:table-row table:style-name="ro1">
          <table:table-cell office:value-type="float" office:value="9007962" calcext:value-type="float">
            <text:p>9007962</text:p>
          </table:table-cell>
          <table:table-cell table:formula="of:=[.A565]/1000/(60*60*24)" office:value-type="time" office:time-value="PT02H30M07.962S" calcext:value-type="time">
            <text:p>02:30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1250.45" calcext:value-type="float">
            <text:p>1250.45</text:p>
          </table:table-cell>
          <table:table-cell office:value-type="float" office:value="1480.35" calcext:value-type="float">
            <text:p>1480.35</text:p>
          </table:table-cell>
        </table:table-row>
        <table:table-row table:style-name="ro1">
          <table:table-cell office:value-type="float" office:value="9023962" calcext:value-type="float">
            <text:p>9023962</text:p>
          </table:table-cell>
          <table:table-cell table:formula="of:=[.A566]/1000/(60*60*24)" office:value-type="time" office:time-value="PT02H30M23.962S" calcext:value-type="time">
            <text:p>02:30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6" calcext:value-type="float">
            <text:p>578.76</text:p>
          </table:table-cell>
          <table:table-cell office:value-type="float" office:value="1252.67" calcext:value-type="float">
            <text:p>1252.67</text:p>
          </table:table-cell>
          <table:table-cell office:value-type="float" office:value="1482.92" calcext:value-type="float">
            <text:p>1482.92</text:p>
          </table:table-cell>
        </table:table-row>
        <table:table-row table:style-name="ro1">
          <table:table-cell office:value-type="float" office:value="9039962" calcext:value-type="float">
            <text:p>9039962</text:p>
          </table:table-cell>
          <table:table-cell table:formula="of:=[.A567]/1000/(60*60*24)" office:value-type="time" office:time-value="PT02H30M39.962S" calcext:value-type="time">
            <text:p>02:30:40</text:p>
          </table:table-cell>
          <table:table-cell office:value-type="float" office:value="1.16" calcext:value-type="float">
            <text:p>1.16</text:p>
          </table:table-cell>
          <table:table-cell office:value-type="float" office:value="500.12" calcext:value-type="float">
            <text:p>500.12</text:p>
          </table:table-cell>
          <table:table-cell office:value-type="float" office:value="579.13" calcext:value-type="float">
            <text:p>579.13</text:p>
          </table:table-cell>
          <table:table-cell office:value-type="float" office:value="1254.89" calcext:value-type="float">
            <text:p>1254.89</text:p>
          </table:table-cell>
          <table:table-cell office:value-type="float" office:value="1485.5" calcext:value-type="float">
            <text:p>1485.5</text:p>
          </table:table-cell>
        </table:table-row>
        <table:table-row table:style-name="ro1">
          <table:table-cell office:value-type="float" office:value="9055962" calcext:value-type="float">
            <text:p>9055962</text:p>
          </table:table-cell>
          <table:table-cell table:formula="of:=[.A568]/1000/(60*60*24)" office:value-type="time" office:time-value="PT02H30M55.962S" calcext:value-type="time">
            <text:p>02:30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6" calcext:value-type="float">
            <text:p>578.76</text:p>
          </table:table-cell>
          <table:table-cell office:value-type="float" office:value="1257.12" calcext:value-type="float">
            <text:p>1257.12</text:p>
          </table:table-cell>
          <table:table-cell office:value-type="float" office:value="1488.07" calcext:value-type="float">
            <text:p>1488.07</text:p>
          </table:table-cell>
        </table:table-row>
        <table:table-row table:style-name="ro1">
          <table:table-cell office:value-type="float" office:value="9071962" calcext:value-type="float">
            <text:p>9071962</text:p>
          </table:table-cell>
          <table:table-cell table:formula="of:=[.A569]/1000/(60*60*24)" office:value-type="time" office:time-value="PT02H31M11.962S" calcext:value-type="time">
            <text:p>02:31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6" calcext:value-type="float">
            <text:p>578.76</text:p>
          </table:table-cell>
          <table:table-cell office:value-type="float" office:value="1259.34" calcext:value-type="float">
            <text:p>1259.34</text:p>
          </table:table-cell>
          <table:table-cell office:value-type="float" office:value="1490.64" calcext:value-type="float">
            <text:p>1490.64</text:p>
          </table:table-cell>
        </table:table-row>
        <table:table-row table:style-name="ro1">
          <table:table-cell office:value-type="float" office:value="9087962" calcext:value-type="float">
            <text:p>9087962</text:p>
          </table:table-cell>
          <table:table-cell table:formula="of:=[.A570]/1000/(60*60*24)" office:value-type="time" office:time-value="PT02H31M27.962S" calcext:value-type="time">
            <text:p>02:31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261.56" calcext:value-type="float">
            <text:p>1261.56</text:p>
          </table:table-cell>
          <table:table-cell office:value-type="float" office:value="1493.21" calcext:value-type="float">
            <text:p>1493.21</text:p>
          </table:table-cell>
        </table:table-row>
        <table:table-row table:style-name="ro1">
          <table:table-cell office:value-type="float" office:value="9103962" calcext:value-type="float">
            <text:p>9103962</text:p>
          </table:table-cell>
          <table:table-cell table:formula="of:=[.A571]/1000/(60*60*24)" office:value-type="time" office:time-value="PT02H31M43.962S" calcext:value-type="time">
            <text:p>02:31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263.78" calcext:value-type="float">
            <text:p>1263.78</text:p>
          </table:table-cell>
          <table:table-cell office:value-type="float" office:value="1495.78" calcext:value-type="float">
            <text:p>1495.78</text:p>
          </table:table-cell>
        </table:table-row>
        <table:table-row table:style-name="ro1">
          <table:table-cell office:value-type="float" office:value="9119963" calcext:value-type="float">
            <text:p>9119963</text:p>
          </table:table-cell>
          <table:table-cell table:formula="of:=[.A572]/1000/(60*60*24)" office:value-type="time" office:time-value="PT02H31M59.963S" calcext:value-type="time">
            <text:p>02:32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266" calcext:value-type="float">
            <text:p>1266</text:p>
          </table:table-cell>
          <table:table-cell office:value-type="float" office:value="1498.35" calcext:value-type="float">
            <text:p>1498.35</text:p>
          </table:table-cell>
        </table:table-row>
        <table:table-row table:style-name="ro1">
          <table:table-cell office:value-type="float" office:value="9135962" calcext:value-type="float">
            <text:p>9135962</text:p>
          </table:table-cell>
          <table:table-cell table:formula="of:=[.A573]/1000/(60*60*24)" office:value-type="time" office:time-value="PT02H32M15.962S" calcext:value-type="time">
            <text:p>02:32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268.22" calcext:value-type="float">
            <text:p>1268.22</text:p>
          </table:table-cell>
          <table:table-cell office:value-type="float" office:value="1500.92" calcext:value-type="float">
            <text:p>1500.92</text:p>
          </table:table-cell>
        </table:table-row>
        <table:table-row table:style-name="ro1">
          <table:table-cell office:value-type="float" office:value="9151962" calcext:value-type="float">
            <text:p>9151962</text:p>
          </table:table-cell>
          <table:table-cell table:formula="of:=[.A574]/1000/(60*60*24)" office:value-type="time" office:time-value="PT02H32M31.962S" calcext:value-type="time">
            <text:p>02:32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8.88" calcext:value-type="float">
            <text:p>578.88</text:p>
          </table:table-cell>
          <table:table-cell office:value-type="float" office:value="1270.44" calcext:value-type="float">
            <text:p>1270.44</text:p>
          </table:table-cell>
          <table:table-cell office:value-type="float" office:value="1503.5" calcext:value-type="float">
            <text:p>1503.5</text:p>
          </table:table-cell>
        </table:table-row>
        <table:table-row table:style-name="ro1">
          <table:table-cell office:value-type="float" office:value="9167962" calcext:value-type="float">
            <text:p>9167962</text:p>
          </table:table-cell>
          <table:table-cell table:formula="of:=[.A575]/1000/(60*60*24)" office:value-type="time" office:time-value="PT02H32M47.962S" calcext:value-type="time">
            <text:p>02:32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1272.66" calcext:value-type="float">
            <text:p>1272.66</text:p>
          </table:table-cell>
          <table:table-cell office:value-type="float" office:value="1506.07" calcext:value-type="float">
            <text:p>1506.07</text:p>
          </table:table-cell>
        </table:table-row>
        <table:table-row table:style-name="ro1">
          <table:table-cell office:value-type="float" office:value="9183962" calcext:value-type="float">
            <text:p>9183962</text:p>
          </table:table-cell>
          <table:table-cell table:formula="of:=[.A576]/1000/(60*60*24)" office:value-type="time" office:time-value="PT02H33M03.962S" calcext:value-type="time">
            <text:p>02:33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3" calcext:value-type="float">
            <text:p>578.43</text:p>
          </table:table-cell>
          <table:table-cell office:value-type="float" office:value="1274.88" calcext:value-type="float">
            <text:p>1274.88</text:p>
          </table:table-cell>
          <table:table-cell office:value-type="float" office:value="1508.64" calcext:value-type="float">
            <text:p>1508.64</text:p>
          </table:table-cell>
        </table:table-row>
        <table:table-row table:style-name="ro1">
          <table:table-cell office:value-type="float" office:value="9199962" calcext:value-type="float">
            <text:p>9199962</text:p>
          </table:table-cell>
          <table:table-cell table:formula="of:=[.A577]/1000/(60*60*24)" office:value-type="time" office:time-value="PT02H33M19.962S" calcext:value-type="time">
            <text:p>02:33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277.1" calcext:value-type="float">
            <text:p>1277.1</text:p>
          </table:table-cell>
          <table:table-cell office:value-type="float" office:value="1511.21" calcext:value-type="float">
            <text:p>1511.21</text:p>
          </table:table-cell>
        </table:table-row>
        <table:table-row table:style-name="ro1">
          <table:table-cell office:value-type="float" office:value="9215962" calcext:value-type="float">
            <text:p>9215962</text:p>
          </table:table-cell>
          <table:table-cell table:formula="of:=[.A578]/1000/(60*60*24)" office:value-type="time" office:time-value="PT02H33M35.962S" calcext:value-type="time">
            <text:p>02:33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1279.32" calcext:value-type="float">
            <text:p>1279.32</text:p>
          </table:table-cell>
          <table:table-cell office:value-type="float" office:value="1513.78" calcext:value-type="float">
            <text:p>1513.78</text:p>
          </table:table-cell>
        </table:table-row>
        <table:table-row table:style-name="ro1">
          <table:table-cell office:value-type="float" office:value="9231962" calcext:value-type="float">
            <text:p>9231962</text:p>
          </table:table-cell>
          <table:table-cell table:formula="of:=[.A579]/1000/(60*60*24)" office:value-type="time" office:time-value="PT02H33M51.962S" calcext:value-type="time">
            <text:p>02:33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281.55" calcext:value-type="float">
            <text:p>1281.55</text:p>
          </table:table-cell>
          <table:table-cell office:value-type="float" office:value="1516.34" calcext:value-type="float">
            <text:p>1516.34</text:p>
          </table:table-cell>
        </table:table-row>
        <table:table-row table:style-name="ro1">
          <table:table-cell office:value-type="float" office:value="9247962" calcext:value-type="float">
            <text:p>9247962</text:p>
          </table:table-cell>
          <table:table-cell table:formula="of:=[.A580]/1000/(60*60*24)" office:value-type="time" office:time-value="PT02H34M07.962S" calcext:value-type="time">
            <text:p>02:34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8.9" calcext:value-type="float">
            <text:p>578.9</text:p>
          </table:table-cell>
          <table:table-cell office:value-type="float" office:value="1283.77" calcext:value-type="float">
            <text:p>1283.77</text:p>
          </table:table-cell>
          <table:table-cell office:value-type="float" office:value="1518.91" calcext:value-type="float">
            <text:p>1518.91</text:p>
          </table:table-cell>
        </table:table-row>
        <table:table-row table:style-name="ro1">
          <table:table-cell office:value-type="float" office:value="9263963" calcext:value-type="float">
            <text:p>9263963</text:p>
          </table:table-cell>
          <table:table-cell table:formula="of:=[.A581]/1000/(60*60*24)" office:value-type="time" office:time-value="PT02H34M23.963S" calcext:value-type="time">
            <text:p>02:34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8.89" calcext:value-type="float">
            <text:p>578.89</text:p>
          </table:table-cell>
          <table:table-cell office:value-type="float" office:value="1285.99" calcext:value-type="float">
            <text:p>1285.99</text:p>
          </table:table-cell>
          <table:table-cell office:value-type="float" office:value="1521.48" calcext:value-type="float">
            <text:p>1521.48</text:p>
          </table:table-cell>
        </table:table-row>
        <table:table-row table:style-name="ro1">
          <table:table-cell office:value-type="float" office:value="9279962" calcext:value-type="float">
            <text:p>9279962</text:p>
          </table:table-cell>
          <table:table-cell table:formula="of:=[.A582]/1000/(60*60*24)" office:value-type="time" office:time-value="PT02H34M39.962S" calcext:value-type="time">
            <text:p>02:34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7" calcext:value-type="float">
            <text:p>578.67</text:p>
          </table:table-cell>
          <table:table-cell office:value-type="float" office:value="1288.21" calcext:value-type="float">
            <text:p>1288.21</text:p>
          </table:table-cell>
          <table:table-cell office:value-type="float" office:value="1524.05" calcext:value-type="float">
            <text:p>1524.05</text:p>
          </table:table-cell>
        </table:table-row>
        <table:table-row table:style-name="ro1">
          <table:table-cell office:value-type="float" office:value="9295962" calcext:value-type="float">
            <text:p>9295962</text:p>
          </table:table-cell>
          <table:table-cell table:formula="of:=[.A583]/1000/(60*60*24)" office:value-type="time" office:time-value="PT02H34M55.962S" calcext:value-type="time">
            <text:p>02:34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4" calcext:value-type="float">
            <text:p>578.54</text:p>
          </table:table-cell>
          <table:table-cell office:value-type="float" office:value="1290.43" calcext:value-type="float">
            <text:p>1290.43</text:p>
          </table:table-cell>
          <table:table-cell office:value-type="float" office:value="1526.62" calcext:value-type="float">
            <text:p>1526.62</text:p>
          </table:table-cell>
        </table:table-row>
        <table:table-row table:style-name="ro1">
          <table:table-cell office:value-type="float" office:value="9311963" calcext:value-type="float">
            <text:p>9311963</text:p>
          </table:table-cell>
          <table:table-cell table:formula="of:=[.A584]/1000/(60*60*24)" office:value-type="time" office:time-value="PT02H35M11.963S" calcext:value-type="time">
            <text:p>02:35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292.65" calcext:value-type="float">
            <text:p>1292.65</text:p>
          </table:table-cell>
          <table:table-cell office:value-type="float" office:value="1529.18" calcext:value-type="float">
            <text:p>1529.18</text:p>
          </table:table-cell>
        </table:table-row>
        <table:table-row table:style-name="ro1">
          <table:table-cell office:value-type="float" office:value="9327962" calcext:value-type="float">
            <text:p>9327962</text:p>
          </table:table-cell>
          <table:table-cell table:formula="of:=[.A585]/1000/(60*60*24)" office:value-type="time" office:time-value="PT02H35M27.962S" calcext:value-type="time">
            <text:p>02:35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1294.87" calcext:value-type="float">
            <text:p>1294.87</text:p>
          </table:table-cell>
          <table:table-cell office:value-type="float" office:value="1531.75" calcext:value-type="float">
            <text:p>1531.75</text:p>
          </table:table-cell>
        </table:table-row>
        <table:table-row table:style-name="ro1">
          <table:table-cell office:value-type="float" office:value="9343962" calcext:value-type="float">
            <text:p>9343962</text:p>
          </table:table-cell>
          <table:table-cell table:formula="of:=[.A586]/1000/(60*60*24)" office:value-type="time" office:time-value="PT02H35M43.962S" calcext:value-type="time">
            <text:p>02:35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6" calcext:value-type="float">
            <text:p>578.76</text:p>
          </table:table-cell>
          <table:table-cell office:value-type="float" office:value="1297.09" calcext:value-type="float">
            <text:p>1297.09</text:p>
          </table:table-cell>
          <table:table-cell office:value-type="float" office:value="1534.32" calcext:value-type="float">
            <text:p>1534.32</text:p>
          </table:table-cell>
        </table:table-row>
        <table:table-row table:style-name="ro1">
          <table:table-cell office:value-type="float" office:value="9359962" calcext:value-type="float">
            <text:p>9359962</text:p>
          </table:table-cell>
          <table:table-cell table:formula="of:=[.A587]/1000/(60*60*24)" office:value-type="time" office:time-value="PT02H35M59.962S" calcext:value-type="time">
            <text:p>02:36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3" calcext:value-type="float">
            <text:p>576.53</text:p>
          </table:table-cell>
          <table:table-cell office:value-type="float" office:value="1299.31" calcext:value-type="float">
            <text:p>1299.31</text:p>
          </table:table-cell>
          <table:table-cell office:value-type="float" office:value="1536.88" calcext:value-type="float">
            <text:p>1536.88</text:p>
          </table:table-cell>
        </table:table-row>
        <table:table-row table:style-name="ro1">
          <table:table-cell office:value-type="float" office:value="9375962" calcext:value-type="float">
            <text:p>9375962</text:p>
          </table:table-cell>
          <table:table-cell table:formula="of:=[.A588]/1000/(60*60*24)" office:value-type="time" office:time-value="PT02H36M15.962S" calcext:value-type="time">
            <text:p>02:36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5" calcext:value-type="float">
            <text:p>578.75</text:p>
          </table:table-cell>
          <table:table-cell office:value-type="float" office:value="1301.53" calcext:value-type="float">
            <text:p>1301.53</text:p>
          </table:table-cell>
          <table:table-cell office:value-type="float" office:value="1539.45" calcext:value-type="float">
            <text:p>1539.45</text:p>
          </table:table-cell>
        </table:table-row>
        <table:table-row table:style-name="ro1">
          <table:table-cell office:value-type="float" office:value="9391962" calcext:value-type="float">
            <text:p>9391962</text:p>
          </table:table-cell>
          <table:table-cell table:formula="of:=[.A589]/1000/(60*60*24)" office:value-type="time" office:time-value="PT02H36M31.962S" calcext:value-type="time">
            <text:p>02:36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303.76" calcext:value-type="float">
            <text:p>1303.76</text:p>
          </table:table-cell>
          <table:table-cell office:value-type="float" office:value="1542.02" calcext:value-type="float">
            <text:p>1542.02</text:p>
          </table:table-cell>
        </table:table-row>
        <table:table-row table:style-name="ro1">
          <table:table-cell office:value-type="float" office:value="9407962" calcext:value-type="float">
            <text:p>9407962</text:p>
          </table:table-cell>
          <table:table-cell table:formula="of:=[.A590]/1000/(60*60*24)" office:value-type="time" office:time-value="PT02H36M47.962S" calcext:value-type="time">
            <text:p>02:36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8.9" calcext:value-type="float">
            <text:p>578.9</text:p>
          </table:table-cell>
          <table:table-cell office:value-type="float" office:value="1305.98" calcext:value-type="float">
            <text:p>1305.98</text:p>
          </table:table-cell>
          <table:table-cell office:value-type="float" office:value="1544.58" calcext:value-type="float">
            <text:p>1544.58</text:p>
          </table:table-cell>
        </table:table-row>
        <table:table-row table:style-name="ro1">
          <table:table-cell office:value-type="float" office:value="9423963" calcext:value-type="float">
            <text:p>9423963</text:p>
          </table:table-cell>
          <table:table-cell table:formula="of:=[.A591]/1000/(60*60*24)" office:value-type="time" office:time-value="PT02H37M03.963S" calcext:value-type="time">
            <text:p>02:37:04</text:p>
          </table:table-cell>
          <table:table-cell office:value-type="float" office:value="1.15" calcext:value-type="float">
            <text:p>1.15</text:p>
          </table:table-cell>
          <table:table-cell office:value-type="float" office:value="500.12" calcext:value-type="float">
            <text:p>500.12</text:p>
          </table:table-cell>
          <table:table-cell office:value-type="float" office:value="577.13" calcext:value-type="float">
            <text:p>577.13</text:p>
          </table:table-cell>
          <table:table-cell office:value-type="float" office:value="1308.2" calcext:value-type="float">
            <text:p>1308.2</text:p>
          </table:table-cell>
          <table:table-cell office:value-type="float" office:value="1547.15" calcext:value-type="float">
            <text:p>1547.15</text:p>
          </table:table-cell>
        </table:table-row>
        <table:table-row table:style-name="ro1">
          <table:table-cell office:value-type="float" office:value="9439962" calcext:value-type="float">
            <text:p>9439962</text:p>
          </table:table-cell>
          <table:table-cell table:formula="of:=[.A592]/1000/(60*60*24)" office:value-type="time" office:time-value="PT02H37M19.962S" calcext:value-type="time">
            <text:p>02:37:20</text:p>
          </table:table-cell>
          <table:table-cell office:value-type="float" office:value="1.15" calcext:value-type="float">
            <text:p>1.15</text:p>
          </table:table-cell>
          <table:table-cell office:value-type="float" office:value="500.2" calcext:value-type="float">
            <text:p>500.2</text:p>
          </table:table-cell>
          <table:table-cell office:value-type="float" office:value="577.22" calcext:value-type="float">
            <text:p>577.22</text:p>
          </table:table-cell>
          <table:table-cell office:value-type="float" office:value="1310.42" calcext:value-type="float">
            <text:p>1310.42</text:p>
          </table:table-cell>
          <table:table-cell office:value-type="float" office:value="1549.71" calcext:value-type="float">
            <text:p>1549.71</text:p>
          </table:table-cell>
        </table:table-row>
        <table:table-row table:style-name="ro1">
          <table:table-cell office:value-type="float" office:value="9455963" calcext:value-type="float">
            <text:p>9455963</text:p>
          </table:table-cell>
          <table:table-cell table:formula="of:=[.A593]/1000/(60*60*24)" office:value-type="time" office:time-value="PT02H37M35.963S" calcext:value-type="time">
            <text:p>02:37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1312.64" calcext:value-type="float">
            <text:p>1312.64</text:p>
          </table:table-cell>
          <table:table-cell office:value-type="float" office:value="1552.28" calcext:value-type="float">
            <text:p>1552.28</text:p>
          </table:table-cell>
        </table:table-row>
        <table:table-row table:style-name="ro1">
          <table:table-cell office:value-type="float" office:value="9471962" calcext:value-type="float">
            <text:p>9471962</text:p>
          </table:table-cell>
          <table:table-cell table:formula="of:=[.A594]/1000/(60*60*24)" office:value-type="time" office:time-value="PT02H37M51.962S" calcext:value-type="time">
            <text:p>02:37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6" calcext:value-type="float">
            <text:p>576.76</text:p>
          </table:table-cell>
          <table:table-cell office:value-type="float" office:value="1314.86" calcext:value-type="float">
            <text:p>1314.86</text:p>
          </table:table-cell>
          <table:table-cell office:value-type="float" office:value="1554.84" calcext:value-type="float">
            <text:p>1554.84</text:p>
          </table:table-cell>
        </table:table-row>
        <table:table-row table:style-name="ro1">
          <table:table-cell office:value-type="float" office:value="9487962" calcext:value-type="float">
            <text:p>9487962</text:p>
          </table:table-cell>
          <table:table-cell table:formula="of:=[.A595]/1000/(60*60*24)" office:value-type="time" office:time-value="PT02H38M07.962S" calcext:value-type="time">
            <text:p>02:38:08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office:value-type="float" office:value="577" calcext:value-type="float">
            <text:p>577</text:p>
          </table:table-cell>
          <table:table-cell office:value-type="float" office:value="1317.08" calcext:value-type="float">
            <text:p>1317.08</text:p>
          </table:table-cell>
          <table:table-cell office:value-type="float" office:value="1557.41" calcext:value-type="float">
            <text:p>1557.41</text:p>
          </table:table-cell>
        </table:table-row>
        <table:table-row table:style-name="ro1">
          <table:table-cell office:value-type="float" office:value="9503962" calcext:value-type="float">
            <text:p>9503962</text:p>
          </table:table-cell>
          <table:table-cell table:formula="of:=[.A596]/1000/(60*60*24)" office:value-type="time" office:time-value="PT02H38M23.962S" calcext:value-type="time">
            <text:p>02:38:24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office:value-type="float" office:value="576.98" calcext:value-type="float">
            <text:p>576.98</text:p>
          </table:table-cell>
          <table:table-cell office:value-type="float" office:value="1319.3" calcext:value-type="float">
            <text:p>1319.3</text:p>
          </table:table-cell>
          <table:table-cell office:value-type="float" office:value="1559.97" calcext:value-type="float">
            <text:p>1559.97</text:p>
          </table:table-cell>
        </table:table-row>
        <table:table-row table:style-name="ro1">
          <table:table-cell office:value-type="float" office:value="9519962" calcext:value-type="float">
            <text:p>9519962</text:p>
          </table:table-cell>
          <table:table-cell table:formula="of:=[.A597]/1000/(60*60*24)" office:value-type="time" office:time-value="PT02H38M39.962S" calcext:value-type="time">
            <text:p>02:38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321.52" calcext:value-type="float">
            <text:p>1321.52</text:p>
          </table:table-cell>
          <table:table-cell office:value-type="float" office:value="1562.54" calcext:value-type="float">
            <text:p>1562.54</text:p>
          </table:table-cell>
        </table:table-row>
        <table:table-row table:style-name="ro1">
          <table:table-cell office:value-type="float" office:value="9535962" calcext:value-type="float">
            <text:p>9535962</text:p>
          </table:table-cell>
          <table:table-cell table:formula="of:=[.A598]/1000/(60*60*24)" office:value-type="time" office:time-value="PT02H38M55.962S" calcext:value-type="time">
            <text:p>02:38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1323.74" calcext:value-type="float">
            <text:p>1323.74</text:p>
          </table:table-cell>
          <table:table-cell office:value-type="float" office:value="1565.1" calcext:value-type="float">
            <text:p>1565.1</text:p>
          </table:table-cell>
        </table:table-row>
        <table:table-row table:style-name="ro1">
          <table:table-cell office:value-type="float" office:value="9551962" calcext:value-type="float">
            <text:p>9551962</text:p>
          </table:table-cell>
          <table:table-cell table:formula="of:=[.A599]/1000/(60*60*24)" office:value-type="time" office:time-value="PT02H39M11.962S" calcext:value-type="time">
            <text:p>02:39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3" calcext:value-type="float">
            <text:p>576.3</text:p>
          </table:table-cell>
          <table:table-cell office:value-type="float" office:value="1325.96" calcext:value-type="float">
            <text:p>1325.96</text:p>
          </table:table-cell>
          <table:table-cell office:value-type="float" office:value="1567.66" calcext:value-type="float">
            <text:p>1567.66</text:p>
          </table:table-cell>
        </table:table-row>
        <table:table-row table:style-name="ro1">
          <table:table-cell office:value-type="float" office:value="9567962" calcext:value-type="float">
            <text:p>9567962</text:p>
          </table:table-cell>
          <table:table-cell table:formula="of:=[.A600]/1000/(60*60*24)" office:value-type="time" office:time-value="PT02H39M27.962S" calcext:value-type="time">
            <text:p>02:39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5" calcext:value-type="float">
            <text:p>578.75</text:p>
          </table:table-cell>
          <table:table-cell office:value-type="float" office:value="1328.19" calcext:value-type="float">
            <text:p>1328.19</text:p>
          </table:table-cell>
          <table:table-cell office:value-type="float" office:value="1570.23" calcext:value-type="float">
            <text:p>1570.23</text:p>
          </table:table-cell>
        </table:table-row>
        <table:table-row table:style-name="ro1">
          <table:table-cell office:value-type="float" office:value="9583962" calcext:value-type="float">
            <text:p>9583962</text:p>
          </table:table-cell>
          <table:table-cell table:formula="of:=[.A601]/1000/(60*60*24)" office:value-type="time" office:time-value="PT02H39M43.962S" calcext:value-type="time">
            <text:p>02:39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8" calcext:value-type="float">
            <text:p>576.68</text:p>
          </table:table-cell>
          <table:table-cell office:value-type="float" office:value="1330.41" calcext:value-type="float">
            <text:p>1330.41</text:p>
          </table:table-cell>
          <table:table-cell office:value-type="float" office:value="1572.79" calcext:value-type="float">
            <text:p>1572.79</text:p>
          </table:table-cell>
        </table:table-row>
        <table:table-row table:style-name="ro1">
          <table:table-cell office:value-type="float" office:value="9599962" calcext:value-type="float">
            <text:p>9599962</text:p>
          </table:table-cell>
          <table:table-cell table:formula="of:=[.A602]/1000/(60*60*24)" office:value-type="time" office:time-value="PT02H39M59.962S" calcext:value-type="time">
            <text:p>02:40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3" calcext:value-type="float">
            <text:p>576.53</text:p>
          </table:table-cell>
          <table:table-cell office:value-type="float" office:value="1332.63" calcext:value-type="float">
            <text:p>1332.63</text:p>
          </table:table-cell>
          <table:table-cell office:value-type="float" office:value="1575.35" calcext:value-type="float">
            <text:p>1575.35</text:p>
          </table:table-cell>
        </table:table-row>
        <table:table-row table:style-name="ro1">
          <table:table-cell office:value-type="float" office:value="9615963" calcext:value-type="float">
            <text:p>9615963</text:p>
          </table:table-cell>
          <table:table-cell table:formula="of:=[.A603]/1000/(60*60*24)" office:value-type="time" office:time-value="PT02H40M15.963S" calcext:value-type="time">
            <text:p>02:40:1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7" calcext:value-type="float">
            <text:p>576.67</text:p>
          </table:table-cell>
          <table:table-cell office:value-type="float" office:value="1334.85" calcext:value-type="float">
            <text:p>1334.85</text:p>
          </table:table-cell>
          <table:table-cell office:value-type="float" office:value="1577.92" calcext:value-type="float">
            <text:p>1577.92</text:p>
          </table:table-cell>
        </table:table-row>
        <table:table-row table:style-name="ro1">
          <table:table-cell office:value-type="float" office:value="9631962" calcext:value-type="float">
            <text:p>9631962</text:p>
          </table:table-cell>
          <table:table-cell table:formula="of:=[.A604]/1000/(60*60*24)" office:value-type="time" office:time-value="PT02H40M31.962S" calcext:value-type="time">
            <text:p>02:40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337.07" calcext:value-type="float">
            <text:p>1337.07</text:p>
          </table:table-cell>
          <table:table-cell office:value-type="float" office:value="1580.48" calcext:value-type="float">
            <text:p>1580.48</text:p>
          </table:table-cell>
        </table:table-row>
        <table:table-row table:style-name="ro1">
          <table:table-cell office:value-type="float" office:value="9647963" calcext:value-type="float">
            <text:p>9647963</text:p>
          </table:table-cell>
          <table:table-cell table:formula="of:=[.A605]/1000/(60*60*24)" office:value-type="time" office:time-value="PT02H40M47.963S" calcext:value-type="time">
            <text:p>02:40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4.77" calcext:value-type="float">
            <text:p>574.77</text:p>
          </table:table-cell>
          <table:table-cell office:value-type="float" office:value="1339.29" calcext:value-type="float">
            <text:p>1339.29</text:p>
          </table:table-cell>
          <table:table-cell office:value-type="float" office:value="1583.04" calcext:value-type="float">
            <text:p>1583.04</text:p>
          </table:table-cell>
        </table:table-row>
        <table:table-row table:style-name="ro1">
          <table:table-cell office:value-type="float" office:value="9663962" calcext:value-type="float">
            <text:p>9663962</text:p>
          </table:table-cell>
          <table:table-cell table:formula="of:=[.A606]/1000/(60*60*24)" office:value-type="time" office:time-value="PT02H41M03.962S" calcext:value-type="time">
            <text:p>02:41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341.51" calcext:value-type="float">
            <text:p>1341.51</text:p>
          </table:table-cell>
          <table:table-cell office:value-type="float" office:value="1585.6" calcext:value-type="float">
            <text:p>1585.6</text:p>
          </table:table-cell>
        </table:table-row>
        <table:table-row table:style-name="ro1">
          <table:table-cell office:value-type="float" office:value="9679962" calcext:value-type="float">
            <text:p>9679962</text:p>
          </table:table-cell>
          <table:table-cell table:formula="of:=[.A607]/1000/(60*60*24)" office:value-type="time" office:time-value="PT02H41M19.962S" calcext:value-type="time">
            <text:p>02:41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1343.73" calcext:value-type="float">
            <text:p>1343.73</text:p>
          </table:table-cell>
          <table:table-cell office:value-type="float" office:value="1588.16" calcext:value-type="float">
            <text:p>1588.16</text:p>
          </table:table-cell>
        </table:table-row>
        <table:table-row table:style-name="ro1">
          <table:table-cell office:value-type="float" office:value="9695962" calcext:value-type="float">
            <text:p>9695962</text:p>
          </table:table-cell>
          <table:table-cell table:formula="of:=[.A608]/1000/(60*60*24)" office:value-type="time" office:time-value="PT02H41M35.962S" calcext:value-type="time">
            <text:p>02:41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5" calcext:value-type="float">
            <text:p>576.75</text:p>
          </table:table-cell>
          <table:table-cell office:value-type="float" office:value="1345.95" calcext:value-type="float">
            <text:p>1345.95</text:p>
          </table:table-cell>
          <table:table-cell office:value-type="float" office:value="1590.72" calcext:value-type="float">
            <text:p>1590.72</text:p>
          </table:table-cell>
        </table:table-row>
        <table:table-row table:style-name="ro1">
          <table:table-cell office:value-type="float" office:value="9711963" calcext:value-type="float">
            <text:p>9711963</text:p>
          </table:table-cell>
          <table:table-cell table:formula="of:=[.A609]/1000/(60*60*24)" office:value-type="time" office:time-value="PT02H41M51.963S" calcext:value-type="time">
            <text:p>02:41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1348.17" calcext:value-type="float">
            <text:p>1348.17</text:p>
          </table:table-cell>
          <table:table-cell office:value-type="float" office:value="1593.28" calcext:value-type="float">
            <text:p>1593.28</text:p>
          </table:table-cell>
        </table:table-row>
        <table:table-row table:style-name="ro1">
          <table:table-cell office:value-type="float" office:value="9727962" calcext:value-type="float">
            <text:p>9727962</text:p>
          </table:table-cell>
          <table:table-cell table:formula="of:=[.A610]/1000/(60*60*24)" office:value-type="time" office:time-value="PT02H42M07.962S" calcext:value-type="time">
            <text:p>02:42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350.39" calcext:value-type="float">
            <text:p>1350.39</text:p>
          </table:table-cell>
          <table:table-cell office:value-type="float" office:value="1595.84" calcext:value-type="float">
            <text:p>1595.84</text:p>
          </table:table-cell>
        </table:table-row>
        <table:table-row table:style-name="ro1">
          <table:table-cell office:value-type="float" office:value="9743962" calcext:value-type="float">
            <text:p>9743962</text:p>
          </table:table-cell>
          <table:table-cell table:formula="of:=[.A611]/1000/(60*60*24)" office:value-type="time" office:time-value="PT02H42M23.962S" calcext:value-type="time">
            <text:p>02:42:24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6" calcext:value-type="float">
            <text:p>574.66</text:p>
          </table:table-cell>
          <table:table-cell office:value-type="float" office:value="1352.61" calcext:value-type="float">
            <text:p>1352.61</text:p>
          </table:table-cell>
          <table:table-cell office:value-type="float" office:value="1598.4" calcext:value-type="float">
            <text:p>1598.4</text:p>
          </table:table-cell>
        </table:table-row>
        <table:table-row table:style-name="ro1">
          <table:table-cell office:value-type="float" office:value="9759962" calcext:value-type="float">
            <text:p>9759962</text:p>
          </table:table-cell>
          <table:table-cell table:formula="of:=[.A612]/1000/(60*60*24)" office:value-type="time" office:time-value="PT02H42M39.962S" calcext:value-type="time">
            <text:p>02:42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1354.83" calcext:value-type="float">
            <text:p>1354.83</text:p>
          </table:table-cell>
          <table:table-cell office:value-type="float" office:value="1600.96" calcext:value-type="float">
            <text:p>1600.96</text:p>
          </table:table-cell>
        </table:table-row>
        <table:table-row table:style-name="ro1">
          <table:table-cell office:value-type="float" office:value="9775962" calcext:value-type="float">
            <text:p>9775962</text:p>
          </table:table-cell>
          <table:table-cell table:formula="of:=[.A613]/1000/(60*60*24)" office:value-type="time" office:time-value="PT02H42M55.962S" calcext:value-type="time">
            <text:p>02:42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4" calcext:value-type="float">
            <text:p>574.54</text:p>
          </table:table-cell>
          <table:table-cell office:value-type="float" office:value="1357.06" calcext:value-type="float">
            <text:p>1357.06</text:p>
          </table:table-cell>
          <table:table-cell office:value-type="float" office:value="1603.52" calcext:value-type="float">
            <text:p>1603.52</text:p>
          </table:table-cell>
        </table:table-row>
        <table:table-row table:style-name="ro1">
          <table:table-cell office:value-type="float" office:value="9791963" calcext:value-type="float">
            <text:p>9791963</text:p>
          </table:table-cell>
          <table:table-cell table:formula="of:=[.A614]/1000/(60*60*24)" office:value-type="time" office:time-value="PT02H43M11.963S" calcext:value-type="time">
            <text:p>02:43:12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office:value-type="float" office:value="574.98" calcext:value-type="float">
            <text:p>574.98</text:p>
          </table:table-cell>
          <table:table-cell office:value-type="float" office:value="1359.28" calcext:value-type="float">
            <text:p>1359.28</text:p>
          </table:table-cell>
          <table:table-cell office:value-type="float" office:value="1606.08" calcext:value-type="float">
            <text:p>1606.08</text:p>
          </table:table-cell>
        </table:table-row>
        <table:table-row table:style-name="ro1">
          <table:table-cell office:value-type="float" office:value="9807962" calcext:value-type="float">
            <text:p>9807962</text:p>
          </table:table-cell>
          <table:table-cell table:formula="of:=[.A615]/1000/(60*60*24)" office:value-type="time" office:time-value="PT02H43M27.962S" calcext:value-type="time">
            <text:p>02:43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361.5" calcext:value-type="float">
            <text:p>1361.5</text:p>
          </table:table-cell>
          <table:table-cell office:value-type="float" office:value="1608.64" calcext:value-type="float">
            <text:p>1608.64</text:p>
          </table:table-cell>
        </table:table-row>
        <table:table-row table:style-name="ro1">
          <table:table-cell office:value-type="float" office:value="9823962" calcext:value-type="float">
            <text:p>9823962</text:p>
          </table:table-cell>
          <table:table-cell table:formula="of:=[.A616]/1000/(60*60*24)" office:value-type="time" office:time-value="PT02H43M43.962S" calcext:value-type="time">
            <text:p>02:43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1363.72" calcext:value-type="float">
            <text:p>1363.72</text:p>
          </table:table-cell>
          <table:table-cell office:value-type="float" office:value="1611.2" calcext:value-type="float">
            <text:p>1611.2</text:p>
          </table:table-cell>
        </table:table-row>
        <table:table-row table:style-name="ro1">
          <table:table-cell office:value-type="float" office:value="9839962" calcext:value-type="float">
            <text:p>9839962</text:p>
          </table:table-cell>
          <table:table-cell table:formula="of:=[.A617]/1000/(60*60*24)" office:value-type="time" office:time-value="PT02H43M59.962S" calcext:value-type="time">
            <text:p>02:44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365.94" calcext:value-type="float">
            <text:p>1365.94</text:p>
          </table:table-cell>
          <table:table-cell office:value-type="float" office:value="1613.76" calcext:value-type="float">
            <text:p>1613.76</text:p>
          </table:table-cell>
        </table:table-row>
        <table:table-row table:style-name="ro1">
          <table:table-cell office:value-type="float" office:value="9855963" calcext:value-type="float">
            <text:p>9855963</text:p>
          </table:table-cell>
          <table:table-cell table:formula="of:=[.A618]/1000/(60*60*24)" office:value-type="time" office:time-value="PT02H44M15.963S" calcext:value-type="time">
            <text:p>02:44:1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368.16" calcext:value-type="float">
            <text:p>1368.16</text:p>
          </table:table-cell>
          <table:table-cell office:value-type="float" office:value="1616.32" calcext:value-type="float">
            <text:p>1616.32</text:p>
          </table:table-cell>
        </table:table-row>
        <table:table-row table:style-name="ro1">
          <table:table-cell office:value-type="float" office:value="9871962" calcext:value-type="float">
            <text:p>9871962</text:p>
          </table:table-cell>
          <table:table-cell table:formula="of:=[.A619]/1000/(60*60*24)" office:value-type="time" office:time-value="PT02H44M31.962S" calcext:value-type="time">
            <text:p>02:44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6" calcext:value-type="float">
            <text:p>574.66</text:p>
          </table:table-cell>
          <table:table-cell office:value-type="float" office:value="1370.38" calcext:value-type="float">
            <text:p>1370.38</text:p>
          </table:table-cell>
          <table:table-cell office:value-type="float" office:value="1618.87" calcext:value-type="float">
            <text:p>1618.87</text:p>
          </table:table-cell>
        </table:table-row>
        <table:table-row table:style-name="ro1">
          <table:table-cell office:value-type="float" office:value="9887963" calcext:value-type="float">
            <text:p>9887963</text:p>
          </table:table-cell>
          <table:table-cell table:formula="of:=[.A620]/1000/(60*60*24)" office:value-type="time" office:time-value="PT02H44M47.963S" calcext:value-type="time">
            <text:p>02:44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6" calcext:value-type="float">
            <text:p>574.66</text:p>
          </table:table-cell>
          <table:table-cell office:value-type="float" office:value="1372.6" calcext:value-type="float">
            <text:p>1372.6</text:p>
          </table:table-cell>
          <table:table-cell office:value-type="float" office:value="1621.43" calcext:value-type="float">
            <text:p>1621.43</text:p>
          </table:table-cell>
        </table:table-row>
        <table:table-row table:style-name="ro1">
          <table:table-cell office:value-type="float" office:value="9903962" calcext:value-type="float">
            <text:p>9903962</text:p>
          </table:table-cell>
          <table:table-cell table:formula="of:=[.A621]/1000/(60*60*24)" office:value-type="time" office:time-value="PT02H45M03.962S" calcext:value-type="time">
            <text:p>02:45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4.76" calcext:value-type="float">
            <text:p>574.76</text:p>
          </table:table-cell>
          <table:table-cell office:value-type="float" office:value="1374.82" calcext:value-type="float">
            <text:p>1374.82</text:p>
          </table:table-cell>
          <table:table-cell office:value-type="float" office:value="1623.99" calcext:value-type="float">
            <text:p>1623.99</text:p>
          </table:table-cell>
        </table:table-row>
        <table:table-row table:style-name="ro1">
          <table:table-cell office:value-type="float" office:value="9919962" calcext:value-type="float">
            <text:p>9919962</text:p>
          </table:table-cell>
          <table:table-cell table:formula="of:=[.A622]/1000/(60*60*24)" office:value-type="time" office:time-value="PT02H45M19.962S" calcext:value-type="time">
            <text:p>02:45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6" calcext:value-type="float">
            <text:p>574.66</text:p>
          </table:table-cell>
          <table:table-cell office:value-type="float" office:value="1377.04" calcext:value-type="float">
            <text:p>1377.04</text:p>
          </table:table-cell>
          <table:table-cell office:value-type="float" office:value="1626.55" calcext:value-type="float">
            <text:p>1626.55</text:p>
          </table:table-cell>
        </table:table-row>
        <table:table-row table:style-name="ro1">
          <table:table-cell office:value-type="float" office:value="9935963" calcext:value-type="float">
            <text:p>9935963</text:p>
          </table:table-cell>
          <table:table-cell table:formula="of:=[.A623]/1000/(60*60*24)" office:value-type="time" office:time-value="PT02H45M35.963S" calcext:value-type="time">
            <text:p>02:45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6" calcext:value-type="float">
            <text:p>576.76</text:p>
          </table:table-cell>
          <table:table-cell office:value-type="float" office:value="1379.26" calcext:value-type="float">
            <text:p>1379.26</text:p>
          </table:table-cell>
          <table:table-cell office:value-type="float" office:value="1629.11" calcext:value-type="float">
            <text:p>1629.11</text:p>
          </table:table-cell>
        </table:table-row>
        <table:table-row table:style-name="ro1">
          <table:table-cell office:value-type="float" office:value="9951962" calcext:value-type="float">
            <text:p>9951962</text:p>
          </table:table-cell>
          <table:table-cell table:formula="of:=[.A624]/1000/(60*60*24)" office:value-type="time" office:time-value="PT02H45M51.962S" calcext:value-type="time">
            <text:p>02:45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381.48" calcext:value-type="float">
            <text:p>1381.48</text:p>
          </table:table-cell>
          <table:table-cell office:value-type="float" office:value="1631.66" calcext:value-type="float">
            <text:p>1631.66</text:p>
          </table:table-cell>
        </table:table-row>
        <table:table-row table:style-name="ro1">
          <table:table-cell office:value-type="float" office:value="9967962" calcext:value-type="float">
            <text:p>9967962</text:p>
          </table:table-cell>
          <table:table-cell table:formula="of:=[.A625]/1000/(60*60*24)" office:value-type="time" office:time-value="PT02H46M07.962S" calcext:value-type="time">
            <text:p>02:46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5" calcext:value-type="float">
            <text:p>576.75</text:p>
          </table:table-cell>
          <table:table-cell office:value-type="float" office:value="1383.7" calcext:value-type="float">
            <text:p>1383.7</text:p>
          </table:table-cell>
          <table:table-cell office:value-type="float" office:value="1634.22" calcext:value-type="float">
            <text:p>1634.22</text:p>
          </table:table-cell>
        </table:table-row>
        <table:table-row table:style-name="ro1">
          <table:table-cell office:value-type="float" office:value="9983962" calcext:value-type="float">
            <text:p>9983962</text:p>
          </table:table-cell>
          <table:table-cell table:formula="of:=[.A626]/1000/(60*60*24)" office:value-type="time" office:time-value="PT02H46M23.962S" calcext:value-type="time">
            <text:p>02:46:24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3" calcext:value-type="float">
            <text:p>576.73</text:p>
          </table:table-cell>
          <table:table-cell office:value-type="float" office:value="1385.92" calcext:value-type="float">
            <text:p>1385.92</text:p>
          </table:table-cell>
          <table:table-cell office:value-type="float" office:value="1636.78" calcext:value-type="float">
            <text:p>1636.78</text:p>
          </table:table-cell>
        </table:table-row>
        <table:table-row table:style-name="ro1">
          <table:table-cell office:value-type="float" office:value="9999963" calcext:value-type="float">
            <text:p>9999963</text:p>
          </table:table-cell>
          <table:table-cell table:formula="of:=[.A627]/1000/(60*60*24)" office:value-type="time" office:time-value="PT02H46M39.963S" calcext:value-type="time">
            <text:p>02:46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1388.15" calcext:value-type="float">
            <text:p>1388.15</text:p>
          </table:table-cell>
          <table:table-cell office:value-type="float" office:value="1639.34" calcext:value-type="float">
            <text:p>1639.34</text:p>
          </table:table-cell>
        </table:table-row>
        <table:table-row table:style-name="ro1">
          <table:table-cell office:value-type="float" office:value="10015962" calcext:value-type="float">
            <text:p>10015962</text:p>
          </table:table-cell>
          <table:table-cell table:formula="of:=[.A628]/1000/(60*60*24)" office:value-type="time" office:time-value="PT02H46M55.962S" calcext:value-type="time">
            <text:p>02:46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7" calcext:value-type="float">
            <text:p>574.67</text:p>
          </table:table-cell>
          <table:table-cell office:value-type="float" office:value="1390.37" calcext:value-type="float">
            <text:p>1390.37</text:p>
          </table:table-cell>
          <table:table-cell office:value-type="float" office:value="1641.89" calcext:value-type="float">
            <text:p>1641.89</text:p>
          </table:table-cell>
        </table:table-row>
        <table:table-row table:style-name="ro1">
          <table:table-cell office:value-type="float" office:value="10031963" calcext:value-type="float">
            <text:p>10031963</text:p>
          </table:table-cell>
          <table:table-cell table:formula="of:=[.A629]/1000/(60*60*24)" office:value-type="time" office:time-value="PT02H47M11.963S" calcext:value-type="time">
            <text:p>02:47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4.76" calcext:value-type="float">
            <text:p>574.76</text:p>
          </table:table-cell>
          <table:table-cell office:value-type="float" office:value="1392.59" calcext:value-type="float">
            <text:p>1392.59</text:p>
          </table:table-cell>
          <table:table-cell office:value-type="float" office:value="1644.45" calcext:value-type="float">
            <text:p>1644.45</text:p>
          </table:table-cell>
        </table:table-row>
        <table:table-row table:style-name="ro1">
          <table:table-cell office:value-type="float" office:value="10047962" calcext:value-type="float">
            <text:p>10047962</text:p>
          </table:table-cell>
          <table:table-cell table:formula="of:=[.A630]/1000/(60*60*24)" office:value-type="time" office:time-value="PT02H47M27.962S" calcext:value-type="time">
            <text:p>02:47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394.81" calcext:value-type="float">
            <text:p>1394.81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10063962" calcext:value-type="float">
            <text:p>10063962</text:p>
          </table:table-cell>
          <table:table-cell table:formula="of:=[.A631]/1000/(60*60*24)" office:value-type="time" office:time-value="PT02H47M43.962S" calcext:value-type="time">
            <text:p>02:47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397.03" calcext:value-type="float">
            <text:p>1397.03</text:p>
          </table:table-cell>
          <table:table-cell office:value-type="float" office:value="1649.56" calcext:value-type="float">
            <text:p>1649.56</text:p>
          </table:table-cell>
        </table:table-row>
        <table:table-row table:style-name="ro1">
          <table:table-cell office:value-type="float" office:value="10079962" calcext:value-type="float">
            <text:p>10079962</text:p>
          </table:table-cell>
          <table:table-cell table:formula="of:=[.A632]/1000/(60*60*24)" office:value-type="time" office:time-value="PT02H47M59.962S" calcext:value-type="time">
            <text:p>02:48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399.25" calcext:value-type="float">
            <text:p>1399.25</text:p>
          </table:table-cell>
          <table:table-cell office:value-type="float" office:value="1652.11" calcext:value-type="float">
            <text:p>1652.11</text:p>
          </table:table-cell>
        </table:table-row>
        <table:table-row table:style-name="ro1">
          <table:table-cell office:value-type="float" office:value="10095962" calcext:value-type="float">
            <text:p>10095962</text:p>
          </table:table-cell>
          <table:table-cell table:formula="of:=[.A633]/1000/(60*60*24)" office:value-type="time" office:time-value="PT02H48M15.962S" calcext:value-type="time">
            <text:p>02:48:1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401.47" calcext:value-type="float">
            <text:p>1401.47</text:p>
          </table:table-cell>
          <table:table-cell office:value-type="float" office:value="1654.67" calcext:value-type="float">
            <text:p>1654.67</text:p>
          </table:table-cell>
        </table:table-row>
        <table:table-row table:style-name="ro1">
          <table:table-cell office:value-type="float" office:value="10111962" calcext:value-type="float">
            <text:p>10111962</text:p>
          </table:table-cell>
          <table:table-cell table:formula="of:=[.A634]/1000/(60*60*24)" office:value-type="time" office:time-value="PT02H48M31.962S" calcext:value-type="time">
            <text:p>02:48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403.69" calcext:value-type="float">
            <text:p>1403.69</text:p>
          </table:table-cell>
          <table:table-cell office:value-type="float" office:value="1657.22" calcext:value-type="float">
            <text:p>1657.22</text:p>
          </table:table-cell>
        </table:table-row>
        <table:table-row table:style-name="ro1">
          <table:table-cell office:value-type="float" office:value="10127962" calcext:value-type="float">
            <text:p>10127962</text:p>
          </table:table-cell>
          <table:table-cell table:formula="of:=[.A635]/1000/(60*60*24)" office:value-type="time" office:time-value="PT02H48M47.962S" calcext:value-type="time">
            <text:p>02:48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4.76" calcext:value-type="float">
            <text:p>574.76</text:p>
          </table:table-cell>
          <table:table-cell office:value-type="float" office:value="1405.91" calcext:value-type="float">
            <text:p>1405.91</text:p>
          </table:table-cell>
          <table:table-cell office:value-type="float" office:value="1659.78" calcext:value-type="float">
            <text:p>1659.78</text:p>
          </table:table-cell>
        </table:table-row>
        <table:table-row table:style-name="ro1">
          <table:table-cell office:value-type="float" office:value="10143963" calcext:value-type="float">
            <text:p>10143963</text:p>
          </table:table-cell>
          <table:table-cell table:formula="of:=[.A636]/1000/(60*60*24)" office:value-type="time" office:time-value="PT02H49M03.963S" calcext:value-type="time">
            <text:p>02:49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408.13" calcext:value-type="float">
            <text:p>1408.13</text:p>
          </table:table-cell>
          <table:table-cell office:value-type="float" office:value="1662.33" calcext:value-type="float">
            <text:p>1662.33</text:p>
          </table:table-cell>
        </table:table-row>
        <table:table-row table:style-name="ro1">
          <table:table-cell office:value-type="float" office:value="10159962" calcext:value-type="float">
            <text:p>10159962</text:p>
          </table:table-cell>
          <table:table-cell table:formula="of:=[.A637]/1000/(60*60*24)" office:value-type="time" office:time-value="PT02H49M19.962S" calcext:value-type="time">
            <text:p>02:49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410.35" calcext:value-type="float">
            <text:p>1410.35</text:p>
          </table:table-cell>
          <table:table-cell office:value-type="float" office:value="1664.88" calcext:value-type="float">
            <text:p>1664.88</text:p>
          </table:table-cell>
        </table:table-row>
        <table:table-row table:style-name="ro1">
          <table:table-cell office:value-type="float" office:value="10175962" calcext:value-type="float">
            <text:p>10175962</text:p>
          </table:table-cell>
          <table:table-cell table:formula="of:=[.A638]/1000/(60*60*24)" office:value-type="time" office:time-value="PT02H49M35.962S" calcext:value-type="time">
            <text:p>02:49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31" calcext:value-type="float">
            <text:p>574.31</text:p>
          </table:table-cell>
          <table:table-cell office:value-type="float" office:value="1412.57" calcext:value-type="float">
            <text:p>1412.57</text:p>
          </table:table-cell>
          <table:table-cell office:value-type="float" office:value="1667.44" calcext:value-type="float">
            <text:p>1667.44</text:p>
          </table:table-cell>
        </table:table-row>
        <table:table-row table:style-name="ro1">
          <table:table-cell office:value-type="float" office:value="10191962" calcext:value-type="float">
            <text:p>10191962</text:p>
          </table:table-cell>
          <table:table-cell table:formula="of:=[.A639]/1000/(60*60*24)" office:value-type="time" office:time-value="PT02H49M51.962S" calcext:value-type="time">
            <text:p>02:49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4" calcext:value-type="float">
            <text:p>574.54</text:p>
          </table:table-cell>
          <table:table-cell office:value-type="float" office:value="1414.79" calcext:value-type="float">
            <text:p>1414.79</text:p>
          </table:table-cell>
          <table:table-cell office:value-type="float" office:value="1669.99" calcext:value-type="float">
            <text:p>1669.99</text:p>
          </table:table-cell>
        </table:table-row>
        <table:table-row table:style-name="ro1">
          <table:table-cell office:value-type="float" office:value="10207962" calcext:value-type="float">
            <text:p>10207962</text:p>
          </table:table-cell>
          <table:table-cell table:formula="of:=[.A640]/1000/(60*60*24)" office:value-type="time" office:time-value="PT02H50M07.962S" calcext:value-type="time">
            <text:p>02:50:08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office:value-type="float" office:value="574.99" calcext:value-type="float">
            <text:p>574.99</text:p>
          </table:table-cell>
          <table:table-cell office:value-type="float" office:value="1417.01" calcext:value-type="float">
            <text:p>1417.01</text:p>
          </table:table-cell>
          <table:table-cell office:value-type="float" office:value="1672.54" calcext:value-type="float">
            <text:p>1672.54</text:p>
          </table:table-cell>
        </table:table-row>
        <table:table-row table:style-name="ro1">
          <table:table-cell office:value-type="float" office:value="10223962" calcext:value-type="float">
            <text:p>10223962</text:p>
          </table:table-cell>
          <table:table-cell table:formula="of:=[.A641]/1000/(60*60*24)" office:value-type="time" office:time-value="PT02H50M23.962S" calcext:value-type="time">
            <text:p>02:50:2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419.23" calcext:value-type="float">
            <text:p>1419.23</text:p>
          </table:table-cell>
          <table:table-cell office:value-type="float" office:value="1675.1" calcext:value-type="float">
            <text:p>1675.1</text:p>
          </table:table-cell>
        </table:table-row>
        <table:table-row table:style-name="ro1">
          <table:table-cell office:value-type="float" office:value="10239963" calcext:value-type="float">
            <text:p>10239963</text:p>
          </table:table-cell>
          <table:table-cell table:formula="of:=[.A642]/1000/(60*60*24)" office:value-type="time" office:time-value="PT02H50M39.963S" calcext:value-type="time">
            <text:p>02:50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6" calcext:value-type="float">
            <text:p>572.66</text:p>
          </table:table-cell>
          <table:table-cell office:value-type="float" office:value="1421.45" calcext:value-type="float">
            <text:p>1421.45</text:p>
          </table:table-cell>
          <table:table-cell office:value-type="float" office:value="1677.65" calcext:value-type="float">
            <text:p>1677.65</text:p>
          </table:table-cell>
        </table:table-row>
        <table:table-row table:style-name="ro1">
          <table:table-cell office:value-type="float" office:value="10255962" calcext:value-type="float">
            <text:p>10255962</text:p>
          </table:table-cell>
          <table:table-cell table:formula="of:=[.A643]/1000/(60*60*24)" office:value-type="time" office:time-value="PT02H50M55.962S" calcext:value-type="time">
            <text:p>02:50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7" calcext:value-type="float">
            <text:p>574.67</text:p>
          </table:table-cell>
          <table:table-cell office:value-type="float" office:value="1423.68" calcext:value-type="float">
            <text:p>1423.68</text:p>
          </table:table-cell>
          <table:table-cell office:value-type="float" office:value="1680.2" calcext:value-type="float">
            <text:p>1680.2</text:p>
          </table:table-cell>
        </table:table-row>
        <table:table-row table:style-name="ro1">
          <table:table-cell office:value-type="float" office:value="10271963" calcext:value-type="float">
            <text:p>10271963</text:p>
          </table:table-cell>
          <table:table-cell table:formula="of:=[.A644]/1000/(60*60*24)" office:value-type="time" office:time-value="PT02H51M11.963S" calcext:value-type="time">
            <text:p>02:51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2.76" calcext:value-type="float">
            <text:p>572.76</text:p>
          </table:table-cell>
          <table:table-cell office:value-type="float" office:value="1425.9" calcext:value-type="float">
            <text:p>1425.9</text:p>
          </table:table-cell>
          <table:table-cell office:value-type="float" office:value="1682.75" calcext:value-type="float">
            <text:p>1682.75</text:p>
          </table:table-cell>
        </table:table-row>
        <table:table-row table:style-name="ro1">
          <table:table-cell office:value-type="float" office:value="10287962" calcext:value-type="float">
            <text:p>10287962</text:p>
          </table:table-cell>
          <table:table-cell table:formula="of:=[.A645]/1000/(60*60*24)" office:value-type="time" office:time-value="PT02H51M27.962S" calcext:value-type="time">
            <text:p>02:51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2.76" calcext:value-type="float">
            <text:p>572.76</text:p>
          </table:table-cell>
          <table:table-cell office:value-type="float" office:value="1428.12" calcext:value-type="float">
            <text:p>1428.12</text:p>
          </table:table-cell>
          <table:table-cell office:value-type="float" office:value="1685.31" calcext:value-type="float">
            <text:p>1685.31</text:p>
          </table:table-cell>
        </table:table-row>
        <table:table-row table:style-name="ro1">
          <table:table-cell office:value-type="float" office:value="10303963" calcext:value-type="float">
            <text:p>10303963</text:p>
          </table:table-cell>
          <table:table-cell table:formula="of:=[.A646]/1000/(60*60*24)" office:value-type="time" office:time-value="PT02H51M43.963S" calcext:value-type="time">
            <text:p>02:51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4.89" calcext:value-type="float">
            <text:p>574.89</text:p>
          </table:table-cell>
          <table:table-cell office:value-type="float" office:value="1430.34" calcext:value-type="float">
            <text:p>1430.34</text:p>
          </table:table-cell>
          <table:table-cell office:value-type="float" office:value="1687.86" calcext:value-type="float">
            <text:p>1687.86</text:p>
          </table:table-cell>
        </table:table-row>
        <table:table-row table:style-name="ro1">
          <table:table-cell office:value-type="float" office:value="10319962" calcext:value-type="float">
            <text:p>10319962</text:p>
          </table:table-cell>
          <table:table-cell table:formula="of:=[.A647]/1000/(60*60*24)" office:value-type="time" office:time-value="PT02H51M59.962S" calcext:value-type="time">
            <text:p>02:52:00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office:value-type="float" office:value="573" calcext:value-type="float">
            <text:p>573</text:p>
          </table:table-cell>
          <table:table-cell office:value-type="float" office:value="1432.56" calcext:value-type="float">
            <text:p>1432.56</text:p>
          </table:table-cell>
          <table:table-cell office:value-type="float" office:value="1690.41" calcext:value-type="float">
            <text:p>1690.41</text:p>
          </table:table-cell>
        </table:table-row>
        <table:table-row table:style-name="ro1">
          <table:table-cell office:value-type="float" office:value="10335962" calcext:value-type="float">
            <text:p>10335962</text:p>
          </table:table-cell>
          <table:table-cell table:formula="of:=[.A648]/1000/(60*60*24)" office:value-type="time" office:time-value="PT02H52M15.962S" calcext:value-type="time">
            <text:p>02:52:1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434.78" calcext:value-type="float">
            <text:p>1434.78</text:p>
          </table:table-cell>
          <table:table-cell office:value-type="float" office:value="1692.96" calcext:value-type="float">
            <text:p>1692.96</text:p>
          </table:table-cell>
        </table:table-row>
        <table:table-row table:style-name="ro1">
          <table:table-cell office:value-type="float" office:value="10351962" calcext:value-type="float">
            <text:p>10351962</text:p>
          </table:table-cell>
          <table:table-cell table:formula="of:=[.A649]/1000/(60*60*24)" office:value-type="time" office:time-value="PT02H52M31.962S" calcext:value-type="time">
            <text:p>02:52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437" calcext:value-type="float">
            <text:p>1437</text:p>
          </table:table-cell>
          <table:table-cell office:value-type="float" office:value="1695.51" calcext:value-type="float">
            <text:p>1695.51</text:p>
          </table:table-cell>
        </table:table-row>
        <table:table-row table:style-name="ro1">
          <table:table-cell office:value-type="float" office:value="10367962" calcext:value-type="float">
            <text:p>10367962</text:p>
          </table:table-cell>
          <table:table-cell table:formula="of:=[.A650]/1000/(60*60*24)" office:value-type="time" office:time-value="PT02H52M47.962S" calcext:value-type="time">
            <text:p>02:52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2.75" calcext:value-type="float">
            <text:p>572.75</text:p>
          </table:table-cell>
          <table:table-cell office:value-type="float" office:value="1439.22" calcext:value-type="float">
            <text:p>1439.22</text:p>
          </table:table-cell>
          <table:table-cell office:value-type="float" office:value="1698.06" calcext:value-type="float">
            <text:p>1698.06</text:p>
          </table:table-cell>
        </table:table-row>
        <table:table-row table:style-name="ro1">
          <table:table-cell office:value-type="float" office:value="10383962" calcext:value-type="float">
            <text:p>10383962</text:p>
          </table:table-cell>
          <table:table-cell table:formula="of:=[.A651]/1000/(60*60*24)" office:value-type="time" office:time-value="PT02H53M03.962S" calcext:value-type="time">
            <text:p>02:53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7" calcext:value-type="float">
            <text:p>574.67</text:p>
          </table:table-cell>
          <table:table-cell office:value-type="float" office:value="1441.44" calcext:value-type="float">
            <text:p>1441.44</text:p>
          </table:table-cell>
          <table:table-cell office:value-type="float" office:value="1700.61" calcext:value-type="float">
            <text:p>1700.61</text:p>
          </table:table-cell>
        </table:table-row>
        <table:table-row table:style-name="ro1">
          <table:table-cell office:value-type="float" office:value="10399962" calcext:value-type="float">
            <text:p>10399962</text:p>
          </table:table-cell>
          <table:table-cell table:formula="of:=[.A652]/1000/(60*60*24)" office:value-type="time" office:time-value="PT02H53M19.962S" calcext:value-type="time">
            <text:p>02:53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443.67" calcext:value-type="float">
            <text:p>1443.67</text:p>
          </table:table-cell>
          <table:table-cell office:value-type="float" office:value="1703.16" calcext:value-type="float">
            <text:p>1703.16</text:p>
          </table:table-cell>
        </table:table-row>
        <table:table-row table:style-name="ro1">
          <table:table-cell office:value-type="float" office:value="10415963" calcext:value-type="float">
            <text:p>10415963</text:p>
          </table:table-cell>
          <table:table-cell table:formula="of:=[.A653]/1000/(60*60*24)" office:value-type="time" office:time-value="PT02H53M35.963S" calcext:value-type="time">
            <text:p>02:53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2.89" calcext:value-type="float">
            <text:p>572.89</text:p>
          </table:table-cell>
          <table:table-cell office:value-type="float" office:value="1445.89" calcext:value-type="float">
            <text:p>1445.89</text:p>
          </table:table-cell>
          <table:table-cell office:value-type="float" office:value="1705.71" calcext:value-type="float">
            <text:p>1705.71</text:p>
          </table:table-cell>
        </table:table-row>
        <table:table-row table:style-name="ro1">
          <table:table-cell office:value-type="float" office:value="10431962" calcext:value-type="float">
            <text:p>10431962</text:p>
          </table:table-cell>
          <table:table-cell table:formula="of:=[.A654]/1000/(60*60*24)" office:value-type="time" office:time-value="PT02H53M51.962S" calcext:value-type="time">
            <text:p>02:53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8" calcext:value-type="float">
            <text:p>574.68</text:p>
          </table:table-cell>
          <table:table-cell office:value-type="float" office:value="1448.11" calcext:value-type="float">
            <text:p>1448.11</text:p>
          </table:table-cell>
          <table:table-cell office:value-type="float" office:value="1708.26" calcext:value-type="float">
            <text:p>1708.26</text:p>
          </table:table-cell>
        </table:table-row>
        <table:table-row table:style-name="ro1">
          <table:table-cell office:value-type="float" office:value="10447962" calcext:value-type="float">
            <text:p>10447962</text:p>
          </table:table-cell>
          <table:table-cell table:formula="of:=[.A655]/1000/(60*60*24)" office:value-type="time" office:time-value="PT02H54M07.962S" calcext:value-type="time">
            <text:p>02:54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4.9" calcext:value-type="float">
            <text:p>574.9</text:p>
          </table:table-cell>
          <table:table-cell office:value-type="float" office:value="1450.33" calcext:value-type="float">
            <text:p>1450.33</text:p>
          </table:table-cell>
          <table:table-cell office:value-type="float" office:value="1710.81" calcext:value-type="float">
            <text:p>1710.81</text:p>
          </table:table-cell>
        </table:table-row>
        <table:table-row table:style-name="ro1">
          <table:table-cell office:value-type="float" office:value="10463962" calcext:value-type="float">
            <text:p>10463962</text:p>
          </table:table-cell>
          <table:table-cell table:formula="of:=[.A656]/1000/(60*60*24)" office:value-type="time" office:time-value="PT02H54M23.962S" calcext:value-type="time">
            <text:p>02:54:24</text:p>
          </table:table-cell>
          <table:table-cell office:value-type="float" office:value="1.15" calcext:value-type="float">
            <text:p>1.15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2.9" calcext:value-type="float">
            <text:p>572.9</text:p>
          </table:table-cell>
          <table:table-cell office:value-type="float" office:value="1452.55" calcext:value-type="float">
            <text:p>1452.55</text:p>
          </table:table-cell>
          <table:table-cell office:value-type="float" office:value="1713.36" calcext:value-type="float">
            <text:p>1713.36</text:p>
          </table:table-cell>
        </table:table-row>
        <table:table-row table:style-name="ro1">
          <table:table-cell office:value-type="float" office:value="10479963" calcext:value-type="float">
            <text:p>10479963</text:p>
          </table:table-cell>
          <table:table-cell table:formula="of:=[.A657]/1000/(60*60*24)" office:value-type="time" office:time-value="PT02H54M39.963S" calcext:value-type="time">
            <text:p>02:54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2.89" calcext:value-type="float">
            <text:p>572.89</text:p>
          </table:table-cell>
          <table:table-cell office:value-type="float" office:value="1454.77" calcext:value-type="float">
            <text:p>1454.77</text:p>
          </table:table-cell>
          <table:table-cell office:value-type="float" office:value="1715.91" calcext:value-type="float">
            <text:p>1715.91</text:p>
          </table:table-cell>
        </table:table-row>
        <table:table-row table:style-name="ro1">
          <table:table-cell office:value-type="float" office:value="10495963" calcext:value-type="float">
            <text:p>10495963</text:p>
          </table:table-cell>
          <table:table-cell table:formula="of:=[.A658]/1000/(60*60*24)" office:value-type="time" office:time-value="PT02H54M55.963S" calcext:value-type="time">
            <text:p>02:54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456.99" calcext:value-type="float">
            <text:p>1456.99</text:p>
          </table:table-cell>
          <table:table-cell office:value-type="float" office:value="1718.46" calcext:value-type="float">
            <text:p>1718.46</text:p>
          </table:table-cell>
        </table:table-row>
        <table:table-row table:style-name="ro1">
          <table:table-cell office:value-type="float" office:value="10511962" calcext:value-type="float">
            <text:p>10511962</text:p>
          </table:table-cell>
          <table:table-cell table:formula="of:=[.A659]/1000/(60*60*24)" office:value-type="time" office:time-value="PT02H55M11.962S" calcext:value-type="time">
            <text:p>02:55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459.21" calcext:value-type="float">
            <text:p>1459.21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10527963" calcext:value-type="float">
            <text:p>10527963</text:p>
          </table:table-cell>
          <table:table-cell table:formula="of:=[.A660]/1000/(60*60*24)" office:value-type="time" office:time-value="PT02H55M27.963S" calcext:value-type="time">
            <text:p>02:55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3" calcext:value-type="float">
            <text:p>572.53</text:p>
          </table:table-cell>
          <table:table-cell office:value-type="float" office:value="1461.43" calcext:value-type="float">
            <text:p>1461.43</text:p>
          </table:table-cell>
          <table:table-cell office:value-type="float" office:value="1723.55" calcext:value-type="float">
            <text:p>1723.55</text:p>
          </table:table-cell>
        </table:table-row>
        <table:table-row table:style-name="ro1">
          <table:table-cell office:value-type="float" office:value="10543963" calcext:value-type="float">
            <text:p>10543963</text:p>
          </table:table-cell>
          <table:table-cell table:formula="of:=[.A661]/1000/(60*60*24)" office:value-type="time" office:time-value="PT02H55M43.963S" calcext:value-type="time">
            <text:p>02:55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463.65" calcext:value-type="float">
            <text:p>1463.65</text:p>
          </table:table-cell>
          <table:table-cell office:value-type="float" office:value="1726.1" calcext:value-type="float">
            <text:p>1726.1</text:p>
          </table:table-cell>
        </table:table-row>
        <table:table-row table:style-name="ro1">
          <table:table-cell office:value-type="float" office:value="10559962" calcext:value-type="float">
            <text:p>10559962</text:p>
          </table:table-cell>
          <table:table-cell table:formula="of:=[.A662]/1000/(60*60*24)" office:value-type="time" office:time-value="PT02H55M59.962S" calcext:value-type="time">
            <text:p>02:56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465.88" calcext:value-type="float">
            <text:p>1465.88</text:p>
          </table:table-cell>
          <table:table-cell office:value-type="float" office:value="1728.64" calcext:value-type="float">
            <text:p>1728.64</text:p>
          </table:table-cell>
        </table:table-row>
        <table:table-row table:style-name="ro1">
          <table:table-cell office:value-type="float" office:value="10575962" calcext:value-type="float">
            <text:p>10575962</text:p>
          </table:table-cell>
          <table:table-cell table:formula="of:=[.A663]/1000/(60*60*24)" office:value-type="time" office:time-value="PT02H56M15.962S" calcext:value-type="time">
            <text:p>02:56:1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6" calcext:value-type="float">
            <text:p>572.66</text:p>
          </table:table-cell>
          <table:table-cell office:value-type="float" office:value="1468.1" calcext:value-type="float">
            <text:p>1468.1</text:p>
          </table:table-cell>
          <table:table-cell office:value-type="float" office:value="1731.19" calcext:value-type="float">
            <text:p>1731.19</text:p>
          </table:table-cell>
        </table:table-row>
        <table:table-row table:style-name="ro1">
          <table:table-cell office:value-type="float" office:value="10591962" calcext:value-type="float">
            <text:p>10591962</text:p>
          </table:table-cell>
          <table:table-cell table:formula="of:=[.A664]/1000/(60*60*24)" office:value-type="time" office:time-value="PT02H56M31.962S" calcext:value-type="time">
            <text:p>02:56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7" calcext:value-type="float">
            <text:p>572.67</text:p>
          </table:table-cell>
          <table:table-cell office:value-type="float" office:value="1470.32" calcext:value-type="float">
            <text:p>1470.32</text:p>
          </table:table-cell>
          <table:table-cell office:value-type="float" office:value="1733.74" calcext:value-type="float">
            <text:p>1733.74</text:p>
          </table:table-cell>
        </table:table-row>
        <table:table-row table:style-name="ro1">
          <table:table-cell office:value-type="float" office:value="10607962" calcext:value-type="float">
            <text:p>10607962</text:p>
          </table:table-cell>
          <table:table-cell table:formula="of:=[.A665]/1000/(60*60*24)" office:value-type="time" office:time-value="PT02H56M47.962S" calcext:value-type="time">
            <text:p>02:56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4.89" calcext:value-type="float">
            <text:p>574.89</text:p>
          </table:table-cell>
          <table:table-cell office:value-type="float" office:value="1472.54" calcext:value-type="float">
            <text:p>1472.54</text:p>
          </table:table-cell>
          <table:table-cell office:value-type="float" office:value="1736.28" calcext:value-type="float">
            <text:p>1736.28</text:p>
          </table:table-cell>
        </table:table-row>
        <table:table-row table:style-name="ro1">
          <table:table-cell office:value-type="float" office:value="10623962" calcext:value-type="float">
            <text:p>10623962</text:p>
          </table:table-cell>
          <table:table-cell table:formula="of:=[.A666]/1000/(60*60*24)" office:value-type="time" office:time-value="PT02H57M03.962S" calcext:value-type="time">
            <text:p>02:57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4" calcext:value-type="float">
            <text:p>572.54</text:p>
          </table:table-cell>
          <table:table-cell office:value-type="float" office:value="1474.76" calcext:value-type="float">
            <text:p>1474.76</text:p>
          </table:table-cell>
          <table:table-cell office:value-type="float" office:value="1738.83" calcext:value-type="float">
            <text:p>1738.83</text:p>
          </table:table-cell>
        </table:table-row>
        <table:table-row table:style-name="ro1">
          <table:table-cell office:value-type="float" office:value="10639963" calcext:value-type="float">
            <text:p>10639963</text:p>
          </table:table-cell>
          <table:table-cell table:formula="of:=[.A667]/1000/(60*60*24)" office:value-type="time" office:time-value="PT02H57M19.963S" calcext:value-type="time">
            <text:p>02:57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2.76" calcext:value-type="float">
            <text:p>572.7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741.37" calcext:value-type="float">
            <text:p>1741.37</text:p>
          </table:table-cell>
        </table:table-row>
        <table:table-row table:style-name="ro1">
          <table:table-cell office:value-type="float" office:value="10655962" calcext:value-type="float">
            <text:p>10655962</text:p>
          </table:table-cell>
          <table:table-cell table:formula="of:=[.A668]/1000/(60*60*24)" office:value-type="time" office:time-value="PT02H57M35.962S" calcext:value-type="time">
            <text:p>02:57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6" calcext:value-type="float">
            <text:p>572.66</text:p>
          </table:table-cell>
          <table:table-cell office:value-type="float" office:value="1479.2" calcext:value-type="float">
            <text:p>1479.2</text:p>
          </table:table-cell>
          <table:table-cell office:value-type="float" office:value="1743.92" calcext:value-type="float">
            <text:p>1743.92</text:p>
          </table:table-cell>
        </table:table-row>
        <table:table-row table:style-name="ro1">
          <table:table-cell office:value-type="float" office:value="10671962" calcext:value-type="float">
            <text:p>10671962</text:p>
          </table:table-cell>
          <table:table-cell table:formula="of:=[.A669]/1000/(60*60*24)" office:value-type="time" office:time-value="PT02H57M51.962S" calcext:value-type="time">
            <text:p>02:57:52</text:p>
          </table:table-cell>
          <table:table-cell office:value-type="float" office:value="1.15" calcext:value-type="float">
            <text:p>1.15</text:p>
          </table:table-cell>
          <table:table-cell office:value-type="float" office:value="500" calcext:value-type="float">
            <text:p>500</text:p>
          </table:table-cell>
          <table:table-cell office:value-type="float" office:value="572.99" calcext:value-type="float">
            <text:p>572.99</text:p>
          </table:table-cell>
          <table:table-cell office:value-type="float" office:value="1481.42" calcext:value-type="float">
            <text:p>1481.42</text:p>
          </table:table-cell>
          <table:table-cell office:value-type="float" office:value="1746.46" calcext:value-type="float">
            <text:p>1746.46</text:p>
          </table:table-cell>
        </table:table-row>
        <table:table-row table:style-name="ro1">
          <table:table-cell office:value-type="float" office:value="10687963" calcext:value-type="float">
            <text:p>10687963</text:p>
          </table:table-cell>
          <table:table-cell table:formula="of:=[.A670]/1000/(60*60*24)" office:value-type="time" office:time-value="PT02H58M07.963S" calcext:value-type="time">
            <text:p>02:58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6" calcext:value-type="float">
            <text:p>572.66</text:p>
          </table:table-cell>
          <table:table-cell office:value-type="float" office:value="1483.64" calcext:value-type="float">
            <text:p>1483.64</text:p>
          </table:table-cell>
          <table:table-cell office:value-type="float" office:value="1749.01" calcext:value-type="float">
            <text:p>1749.01</text:p>
          </table:table-cell>
        </table:table-row>
        <table:table-row table:style-name="ro1">
          <table:table-cell office:value-type="float" office:value="10703962" calcext:value-type="float">
            <text:p>10703962</text:p>
          </table:table-cell>
          <table:table-cell table:formula="of:=[.A671]/1000/(60*60*24)" office:value-type="time" office:time-value="PT02H58M23.962S" calcext:value-type="time">
            <text:p>02:58:24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2.76" calcext:value-type="float">
            <text:p>572.76</text:p>
          </table:table-cell>
          <table:table-cell office:value-type="float" office:value="1485.86" calcext:value-type="float">
            <text:p>1485.86</text:p>
          </table:table-cell>
          <table:table-cell office:value-type="float" office:value="1751.55" calcext:value-type="float">
            <text:p>1751.55</text:p>
          </table:table-cell>
        </table:table-row>
        <table:table-row table:style-name="ro1">
          <table:table-cell office:value-type="float" office:value="10719962" calcext:value-type="float">
            <text:p>10719962</text:p>
          </table:table-cell>
          <table:table-cell table:formula="of:=[.A672]/1000/(60*60*24)" office:value-type="time" office:time-value="PT02H58M39.962S" calcext:value-type="time">
            <text:p>02:58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4" calcext:value-type="float">
            <text:p>572.54</text:p>
          </table:table-cell>
          <table:table-cell office:value-type="float" office:value="1488.08" calcext:value-type="float">
            <text:p>1488.08</text:p>
          </table:table-cell>
          <table:table-cell office:value-type="float" office:value="1754.1" calcext:value-type="float">
            <text:p>1754.1</text:p>
          </table:table-cell>
        </table:table-row>
        <table:table-row table:style-name="ro1">
          <table:table-cell office:value-type="float" office:value="10735962" calcext:value-type="float">
            <text:p>10735962</text:p>
          </table:table-cell>
          <table:table-cell table:formula="of:=[.A673]/1000/(60*60*24)" office:value-type="time" office:time-value="PT02H58M55.962S" calcext:value-type="time">
            <text:p>02:58:5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3" calcext:value-type="float">
            <text:p>570.53</text:p>
          </table:table-cell>
          <table:table-cell office:value-type="float" office:value="1490.31" calcext:value-type="float">
            <text:p>1490.31</text:p>
          </table:table-cell>
          <table:table-cell office:value-type="float" office:value="1756.64" calcext:value-type="float">
            <text:p>1756.64</text:p>
          </table:table-cell>
        </table:table-row>
        <table:table-row table:style-name="ro1">
          <table:table-cell office:value-type="float" office:value="10751963" calcext:value-type="float">
            <text:p>10751963</text:p>
          </table:table-cell>
          <table:table-cell table:formula="of:=[.A674]/1000/(60*60*24)" office:value-type="time" office:time-value="PT02H59M11.963S" calcext:value-type="time">
            <text:p>02:59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492.53" calcext:value-type="float">
            <text:p>1492.53</text:p>
          </table:table-cell>
          <table:table-cell office:value-type="float" office:value="1759.18" calcext:value-type="float">
            <text:p>1759.18</text:p>
          </table:table-cell>
        </table:table-row>
        <table:table-row table:style-name="ro1">
          <table:table-cell office:value-type="float" office:value="10767962" calcext:value-type="float">
            <text:p>10767962</text:p>
          </table:table-cell>
          <table:table-cell table:formula="of:=[.A675]/1000/(60*60*24)" office:value-type="time" office:time-value="PT02H59M27.962S" calcext:value-type="time">
            <text:p>02:59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6" calcext:value-type="float">
            <text:p>572.66</text:p>
          </table:table-cell>
          <table:table-cell office:value-type="float" office:value="1494.75" calcext:value-type="float">
            <text:p>1494.75</text:p>
          </table:table-cell>
          <table:table-cell office:value-type="float" office:value="1761.72" calcext:value-type="float">
            <text:p>1761.72</text:p>
          </table:table-cell>
        </table:table-row>
        <table:table-row table:style-name="ro1">
          <table:table-cell office:value-type="float" office:value="10783963" calcext:value-type="float">
            <text:p>10783963</text:p>
          </table:table-cell>
          <table:table-cell table:formula="of:=[.A676]/1000/(60*60*24)" office:value-type="time" office:time-value="PT02H59M43.963S" calcext:value-type="time">
            <text:p>02:59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7" calcext:value-type="float">
            <text:p>572.67</text:p>
          </table:table-cell>
          <table:table-cell office:value-type="float" office:value="1496.97" calcext:value-type="float">
            <text:p>1496.97</text:p>
          </table:table-cell>
          <table:table-cell office:value-type="float" office:value="1764.27" calcext:value-type="float">
            <text:p>1764.27</text:p>
          </table:table-cell>
        </table:table-row>
        <table:table-row table:style-name="ro1">
          <table:table-cell office:value-type="float" office:value="10799962" calcext:value-type="float">
            <text:p>10799962</text:p>
          </table:table-cell>
          <table:table-cell table:formula="of:=[.A677]/1000/(60*60*24)" office:value-type="time" office:time-value="PT02H59M59.962S" calcext:value-type="time">
            <text:p>03:00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4" calcext:value-type="float">
            <text:p>572.54</text:p>
          </table:table-cell>
          <table:table-cell office:value-type="float" office:value="1499.19" calcext:value-type="float">
            <text:p>1499.19</text:p>
          </table:table-cell>
          <table:table-cell office:value-type="float" office:value="1766.81" calcext:value-type="float">
            <text:p>1766.81</text:p>
          </table:table-cell>
        </table:table-row>
        <table:table-row table:style-name="ro1">
          <table:table-cell office:value-type="float" office:value="10815963" calcext:value-type="float">
            <text:p>10815963</text:p>
          </table:table-cell>
          <table:table-cell table:formula="of:=[.A678]/1000/(60*60*24)" office:value-type="time" office:time-value="PT03H00M15.963S" calcext:value-type="time">
            <text:p>03:00:16</text:p>
          </table:table-cell>
          <table:table-cell office:value-type="float" office:value="1.14" calcext:value-type="float">
            <text:p>1.14</text:p>
          </table:table-cell>
          <table:table-cell office:value-type="float" office:value="500" calcext:value-type="float">
            <text:p>500</text:p>
          </table:table-cell>
          <table:table-cell office:value-type="float" office:value="571" calcext:value-type="float">
            <text:p>571</text:p>
          </table:table-cell>
          <table:table-cell office:value-type="float" office:value="1501.41" calcext:value-type="float">
            <text:p>1501.41</text:p>
          </table:table-cell>
          <table:table-cell office:value-type="float" office:value="1769.35" calcext:value-type="float">
            <text:p>1769.35</text:p>
          </table:table-cell>
        </table:table-row>
        <table:table-row table:style-name="ro1">
          <table:table-cell office:value-type="float" office:value="10831962" calcext:value-type="float">
            <text:p>10831962</text:p>
          </table:table-cell>
          <table:table-cell table:formula="of:=[.A679]/1000/(60*60*24)" office:value-type="time" office:time-value="PT03H00M31.962S" calcext:value-type="time">
            <text:p>03:00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6" calcext:value-type="float">
            <text:p>572.66</text:p>
          </table:table-cell>
          <table:table-cell office:value-type="float" office:value="1503.63" calcext:value-type="float">
            <text:p>1503.63</text:p>
          </table:table-cell>
          <table:table-cell office:value-type="float" office:value="1771.89" calcext:value-type="float">
            <text:p>1771.89</text:p>
          </table:table-cell>
        </table:table-row>
        <table:table-row table:style-name="ro1">
          <table:table-cell office:value-type="float" office:value="10847962" calcext:value-type="float">
            <text:p>10847962</text:p>
          </table:table-cell>
          <table:table-cell table:formula="of:=[.A680]/1000/(60*60*24)" office:value-type="time" office:time-value="PT03H00M47.962S" calcext:value-type="time">
            <text:p>03:00:48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6" calcext:value-type="float">
            <text:p>570.76</text:p>
          </table:table-cell>
          <table:table-cell office:value-type="float" office:value="1505.85" calcext:value-type="float">
            <text:p>1505.85</text:p>
          </table:table-cell>
          <table:table-cell office:value-type="float" office:value="1774.43" calcext:value-type="float">
            <text:p>1774.43</text:p>
          </table:table-cell>
        </table:table-row>
        <table:table-row table:style-name="ro1">
          <table:table-cell office:value-type="float" office:value="10863962" calcext:value-type="float">
            <text:p>10863962</text:p>
          </table:table-cell>
          <table:table-cell table:formula="of:=[.A681]/1000/(60*60*24)" office:value-type="time" office:time-value="PT03H01M03.962S" calcext:value-type="time">
            <text:p>03:01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2.76" calcext:value-type="float">
            <text:p>572.76</text:p>
          </table:table-cell>
          <table:table-cell office:value-type="float" office:value="1508.07" calcext:value-type="float">
            <text:p>1508.07</text:p>
          </table:table-cell>
          <table:table-cell office:value-type="float" office:value="1776.97" calcext:value-type="float">
            <text:p>1776.97</text:p>
          </table:table-cell>
        </table:table-row>
        <table:table-row table:style-name="ro1">
          <table:table-cell office:value-type="float" office:value="10879962" calcext:value-type="float">
            <text:p>10879962</text:p>
          </table:table-cell>
          <table:table-cell table:formula="of:=[.A682]/1000/(60*60*24)" office:value-type="time" office:time-value="PT03H01M19.962S" calcext:value-type="time">
            <text:p>03:01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2.88" calcext:value-type="float">
            <text:p>572.88</text:p>
          </table:table-cell>
          <table:table-cell office:value-type="float" office:value="1510.29" calcext:value-type="float">
            <text:p>1510.29</text:p>
          </table:table-cell>
          <table:table-cell office:value-type="float" office:value="1779.52" calcext:value-type="float">
            <text:p>1779.52</text:p>
          </table:table-cell>
        </table:table-row>
        <table:table-row table:style-name="ro1">
          <table:table-cell office:value-type="float" office:value="10895962" calcext:value-type="float">
            <text:p>10895962</text:p>
          </table:table-cell>
          <table:table-cell table:formula="of:=[.A683]/1000/(60*60*24)" office:value-type="time" office:time-value="PT03H01M35.962S" calcext:value-type="time">
            <text:p>03:01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512.51" calcext:value-type="float">
            <text:p>1512.51</text:p>
          </table:table-cell>
          <table:table-cell office:value-type="float" office:value="1782.06" calcext:value-type="float">
            <text:p>1782.06</text:p>
          </table:table-cell>
        </table:table-row>
        <table:table-row table:style-name="ro1">
          <table:table-cell office:value-type="float" office:value="10911962" calcext:value-type="float">
            <text:p>10911962</text:p>
          </table:table-cell>
          <table:table-cell table:formula="of:=[.A684]/1000/(60*60*24)" office:value-type="time" office:time-value="PT03H01M51.962S" calcext:value-type="time">
            <text:p>03:01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7" calcext:value-type="float">
            <text:p>572.67</text:p>
          </table:table-cell>
          <table:table-cell office:value-type="float" office:value="1514.73" calcext:value-type="float">
            <text:p>1514.73</text:p>
          </table:table-cell>
          <table:table-cell office:value-type="float" office:value="1784.6" calcext:value-type="float">
            <text:p>1784.6</text:p>
          </table:table-cell>
        </table:table-row>
        <table:table-row table:style-name="ro1">
          <table:table-cell office:value-type="float" office:value="10927963" calcext:value-type="float">
            <text:p>10927963</text:p>
          </table:table-cell>
          <table:table-cell table:formula="of:=[.A685]/1000/(60*60*24)" office:value-type="time" office:time-value="PT03H02M07.963S" calcext:value-type="time">
            <text:p>03:02:08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516.95" calcext:value-type="float">
            <text:p>1516.95</text:p>
          </table:table-cell>
          <table:table-cell office:value-type="float" office:value="1787.14" calcext:value-type="float">
            <text:p>1787.14</text:p>
          </table:table-cell>
        </table:table-row>
        <table:table-row table:style-name="ro1">
          <table:table-cell office:value-type="float" office:value="10943962" calcext:value-type="float">
            <text:p>10943962</text:p>
          </table:table-cell>
          <table:table-cell table:formula="of:=[.A686]/1000/(60*60*24)" office:value-type="time" office:time-value="PT03H02M23.962S" calcext:value-type="time">
            <text:p>03:02:24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519.18" calcext:value-type="float">
            <text:p>1519.18</text:p>
          </table:table-cell>
          <table:table-cell office:value-type="float" office:value="1789.67" calcext:value-type="float">
            <text:p>1789.67</text:p>
          </table:table-cell>
        </table:table-row>
        <table:table-row table:style-name="ro1">
          <table:table-cell office:value-type="float" office:value="10959963" calcext:value-type="float">
            <text:p>10959963</text:p>
          </table:table-cell>
          <table:table-cell table:formula="of:=[.A687]/1000/(60*60*24)" office:value-type="time" office:time-value="PT03H02M39.963S" calcext:value-type="time">
            <text:p>03:02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521.4" calcext:value-type="float">
            <text:p>1521.4</text:p>
          </table:table-cell>
          <table:table-cell office:value-type="float" office:value="1792.21" calcext:value-type="float">
            <text:p>1792.21</text:p>
          </table:table-cell>
        </table:table-row>
        <table:table-row table:style-name="ro1">
          <table:table-cell office:value-type="float" office:value="10975962" calcext:value-type="float">
            <text:p>10975962</text:p>
          </table:table-cell>
          <table:table-cell table:formula="of:=[.A688]/1000/(60*60*24)" office:value-type="time" office:time-value="PT03H02M55.962S" calcext:value-type="time">
            <text:p>03:02:5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4" calcext:value-type="float">
            <text:p>570.54</text:p>
          </table:table-cell>
          <table:table-cell office:value-type="float" office:value="1523.62" calcext:value-type="float">
            <text:p>1523.62</text:p>
          </table:table-cell>
          <table:table-cell office:value-type="float" office:value="1794.75" calcext:value-type="float">
            <text:p>1794.75</text:p>
          </table:table-cell>
        </table:table-row>
        <table:table-row table:style-name="ro1">
          <table:table-cell office:value-type="float" office:value="10991962" calcext:value-type="float">
            <text:p>10991962</text:p>
          </table:table-cell>
          <table:table-cell table:formula="of:=[.A689]/1000/(60*60*24)" office:value-type="time" office:time-value="PT03H03M11.962S" calcext:value-type="time">
            <text:p>03:03:1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525.84" calcext:value-type="float">
            <text:p>1525.84</text:p>
          </table:table-cell>
          <table:table-cell office:value-type="float" office:value="1797.29" calcext:value-type="float">
            <text:p>1797.29</text:p>
          </table:table-cell>
        </table:table-row>
        <table:table-row table:style-name="ro1">
          <table:table-cell office:value-type="float" office:value="11007962" calcext:value-type="float">
            <text:p>11007962</text:p>
          </table:table-cell>
          <table:table-cell table:formula="of:=[.A690]/1000/(60*60*24)" office:value-type="time" office:time-value="PT03H03M27.962S" calcext:value-type="time">
            <text:p>03:03:28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3" calcext:value-type="float">
            <text:p>570.53</text:p>
          </table:table-cell>
          <table:table-cell office:value-type="float" office:value="1528.06" calcext:value-type="float">
            <text:p>1528.06</text:p>
          </table:table-cell>
          <table:table-cell office:value-type="float" office:value="1799.83" calcext:value-type="float">
            <text:p>1799.83</text:p>
          </table:table-cell>
        </table:table-row>
        <table:table-row table:style-name="ro1">
          <table:table-cell office:value-type="float" office:value="11023962" calcext:value-type="float">
            <text:p>11023962</text:p>
          </table:table-cell>
          <table:table-cell table:formula="of:=[.A691]/1000/(60*60*24)" office:value-type="time" office:time-value="PT03H03M43.962S" calcext:value-type="time">
            <text:p>03:03:44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530.28" calcext:value-type="float">
            <text:p>1530.28</text:p>
          </table:table-cell>
          <table:table-cell office:value-type="float" office:value="1802.37" calcext:value-type="float">
            <text:p>1802.37</text:p>
          </table:table-cell>
        </table:table-row>
        <table:table-row table:style-name="ro1">
          <table:table-cell office:value-type="float" office:value="11039962" calcext:value-type="float">
            <text:p>11039962</text:p>
          </table:table-cell>
          <table:table-cell table:formula="of:=[.A692]/1000/(60*60*24)" office:value-type="time" office:time-value="PT03H03M59.962S" calcext:value-type="time">
            <text:p>03:04:00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1" calcext:value-type="float">
            <text:p>570.21</text:p>
          </table:table-cell>
          <table:table-cell office:value-type="float" office:value="1532.5" calcext:value-type="float">
            <text:p>1532.5</text:p>
          </table:table-cell>
          <table:table-cell office:value-type="float" office:value="1804.9" calcext:value-type="float">
            <text:p>1804.9</text:p>
          </table:table-cell>
        </table:table-row>
        <table:table-row table:style-name="ro1">
          <table:table-cell office:value-type="float" office:value="11055963" calcext:value-type="float">
            <text:p>11055963</text:p>
          </table:table-cell>
          <table:table-cell table:formula="of:=[.A693]/1000/(60*60*24)" office:value-type="time" office:time-value="PT03H04M15.963S" calcext:value-type="time">
            <text:p>03:04:1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534.72" calcext:value-type="float">
            <text:p>1534.72</text:p>
          </table:table-cell>
          <table:table-cell office:value-type="float" office:value="1807.44" calcext:value-type="float">
            <text:p>1807.44</text:p>
          </table:table-cell>
        </table:table-row>
        <table:table-row table:style-name="ro1">
          <table:table-cell office:value-type="float" office:value="11071963" calcext:value-type="float">
            <text:p>11071963</text:p>
          </table:table-cell>
          <table:table-cell table:formula="of:=[.A694]/1000/(60*60*24)" office:value-type="time" office:time-value="PT03H04M31.963S" calcext:value-type="time">
            <text:p>03:04:32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536.94" calcext:value-type="float">
            <text:p>1536.94</text:p>
          </table:table-cell>
          <table:table-cell office:value-type="float" office:value="1809.98" calcext:value-type="float">
            <text:p>1809.98</text:p>
          </table:table-cell>
        </table:table-row>
        <table:table-row table:style-name="ro1">
          <table:table-cell office:value-type="float" office:value="11087962" calcext:value-type="float">
            <text:p>11087962</text:p>
          </table:table-cell>
          <table:table-cell table:formula="of:=[.A695]/1000/(60*60*24)" office:value-type="time" office:time-value="PT03H04M47.962S" calcext:value-type="time">
            <text:p>03:04:48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4" calcext:value-type="float">
            <text:p>570.74</text:p>
          </table:table-cell>
          <table:table-cell office:value-type="float" office:value="1539.16" calcext:value-type="float">
            <text:p>1539.16</text:p>
          </table:table-cell>
          <table:table-cell office:value-type="float" office:value="1812.51" calcext:value-type="float">
            <text:p>1812.51</text:p>
          </table:table-cell>
        </table:table-row>
        <table:table-row table:style-name="ro1">
          <table:table-cell office:value-type="float" office:value="11103963" calcext:value-type="float">
            <text:p>11103963</text:p>
          </table:table-cell>
          <table:table-cell table:formula="of:=[.A696]/1000/(60*60*24)" office:value-type="time" office:time-value="PT03H05M03.963S" calcext:value-type="time">
            <text:p>03:05:04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541.38" calcext:value-type="float">
            <text:p>1541.38</text:p>
          </table:table-cell>
          <table:table-cell office:value-type="float" office:value="1815.05" calcext:value-type="float">
            <text:p>1815.05</text:p>
          </table:table-cell>
        </table:table-row>
        <table:table-row table:style-name="ro1">
          <table:table-cell office:value-type="float" office:value="11119962" calcext:value-type="float">
            <text:p>11119962</text:p>
          </table:table-cell>
          <table:table-cell table:formula="of:=[.A697]/1000/(60*60*24)" office:value-type="time" office:time-value="PT03H05M19.962S" calcext:value-type="time">
            <text:p>03:05:2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3" calcext:value-type="float">
            <text:p>570.3</text:p>
          </table:table-cell>
          <table:table-cell office:value-type="float" office:value="1543.6" calcext:value-type="float">
            <text:p>1543.6</text:p>
          </table:table-cell>
          <table:table-cell office:value-type="float" office:value="1817.58" calcext:value-type="float">
            <text:p>1817.58</text:p>
          </table:table-cell>
        </table:table-row>
        <table:table-row table:style-name="ro1">
          <table:table-cell office:value-type="float" office:value="11135962" calcext:value-type="float">
            <text:p>11135962</text:p>
          </table:table-cell>
          <table:table-cell table:formula="of:=[.A698]/1000/(60*60*24)" office:value-type="time" office:time-value="PT03H05M35.962S" calcext:value-type="time">
            <text:p>03:05:36</text:p>
          </table:table-cell>
          <table:table-cell office:value-type="float" office:value="1.14" calcext:value-type="float">
            <text:p>1.14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0.89" calcext:value-type="float">
            <text:p>570.89</text:p>
          </table:table-cell>
          <table:table-cell office:value-type="float" office:value="1545.82" calcext:value-type="float">
            <text:p>1545.82</text:p>
          </table:table-cell>
          <table:table-cell office:value-type="float" office:value="1820.12" calcext:value-type="float">
            <text:p>1820.12</text:p>
          </table:table-cell>
        </table:table-row>
        <table:table-row table:style-name="ro1">
          <table:table-cell office:value-type="float" office:value="11151963" calcext:value-type="float">
            <text:p>11151963</text:p>
          </table:table-cell>
          <table:table-cell table:formula="of:=[.A699]/1000/(60*60*24)" office:value-type="time" office:time-value="PT03H05M51.963S" calcext:value-type="time">
            <text:p>03:05:52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6" calcext:value-type="float">
            <text:p>570.76</text:p>
          </table:table-cell>
          <table:table-cell office:value-type="float" office:value="1548.04" calcext:value-type="float">
            <text:p>1548.04</text:p>
          </table:table-cell>
          <table:table-cell office:value-type="float" office:value="1822.66" calcext:value-type="float">
            <text:p>1822.66</text:p>
          </table:table-cell>
        </table:table-row>
        <table:table-row table:style-name="ro1">
          <table:table-cell office:value-type="float" office:value="11167963" calcext:value-type="float">
            <text:p>11167963</text:p>
          </table:table-cell>
          <table:table-cell table:formula="of:=[.A700]/1000/(60*60*24)" office:value-type="time" office:time-value="PT03H06M07.963S" calcext:value-type="time">
            <text:p>03:06:08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550.27" calcext:value-type="float">
            <text:p>1550.27</text:p>
          </table:table-cell>
          <table:table-cell office:value-type="float" office:value="1825.19" calcext:value-type="float">
            <text:p>1825.19</text:p>
          </table:table-cell>
        </table:table-row>
        <table:table-row table:style-name="ro1">
          <table:table-cell office:value-type="float" office:value="11183962" calcext:value-type="float">
            <text:p>11183962</text:p>
          </table:table-cell>
          <table:table-cell table:formula="of:=[.A701]/1000/(60*60*24)" office:value-type="time" office:time-value="PT03H06M23.962S" calcext:value-type="time">
            <text:p>03:06:24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6" calcext:value-type="float">
            <text:p>568.66</text:p>
          </table:table-cell>
          <table:table-cell office:value-type="float" office:value="1552.49" calcext:value-type="float">
            <text:p>1552.49</text:p>
          </table:table-cell>
          <table:table-cell office:value-type="float" office:value="1827.73" calcext:value-type="float">
            <text:p>1827.73</text:p>
          </table:table-cell>
        </table:table-row>
        <table:table-row table:style-name="ro1">
          <table:table-cell office:value-type="float" office:value="11199963" calcext:value-type="float">
            <text:p>11199963</text:p>
          </table:table-cell>
          <table:table-cell table:formula="of:=[.A702]/1000/(60*60*24)" office:value-type="time" office:time-value="PT03H06M39.963S" calcext:value-type="time">
            <text:p>03:06:40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554.71" calcext:value-type="float">
            <text:p>1554.71</text:p>
          </table:table-cell>
          <table:table-cell office:value-type="float" office:value="1830.26" calcext:value-type="float">
            <text:p>1830.26</text:p>
          </table:table-cell>
        </table:table-row>
        <table:table-row table:style-name="ro1">
          <table:table-cell office:value-type="float" office:value="11215962" calcext:value-type="float">
            <text:p>11215962</text:p>
          </table:table-cell>
          <table:table-cell table:formula="of:=[.A703]/1000/(60*60*24)" office:value-type="time" office:time-value="PT03H06M55.962S" calcext:value-type="time">
            <text:p>03:06:5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556.93" calcext:value-type="float">
            <text:p>1556.93</text:p>
          </table:table-cell>
          <table:table-cell office:value-type="float" office:value="1832.8" calcext:value-type="float">
            <text:p>1832.8</text:p>
          </table:table-cell>
        </table:table-row>
        <table:table-row table:style-name="ro1">
          <table:table-cell office:value-type="float" office:value="11231963" calcext:value-type="float">
            <text:p>11231963</text:p>
          </table:table-cell>
          <table:table-cell table:formula="of:=[.A704]/1000/(60*60*24)" office:value-type="time" office:time-value="PT03H07M11.963S" calcext:value-type="time">
            <text:p>03:07:12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6" calcext:value-type="float">
            <text:p>568.66</text:p>
          </table:table-cell>
          <table:table-cell office:value-type="float" office:value="1559.15" calcext:value-type="float">
            <text:p>1559.15</text:p>
          </table:table-cell>
          <table:table-cell office:value-type="float" office:value="1835.33" calcext:value-type="float">
            <text:p>1835.33</text:p>
          </table:table-cell>
        </table:table-row>
        <table:table-row table:style-name="ro1">
          <table:table-cell office:value-type="float" office:value="11247963" calcext:value-type="float">
            <text:p>11247963</text:p>
          </table:table-cell>
          <table:table-cell table:formula="of:=[.A705]/1000/(60*60*24)" office:value-type="time" office:time-value="PT03H07M27.963S" calcext:value-type="time">
            <text:p>03:07:28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561.37" calcext:value-type="float">
            <text:p>1561.37</text:p>
          </table:table-cell>
          <table:table-cell office:value-type="float" office:value="1837.87" calcext:value-type="float">
            <text:p>1837.87</text:p>
          </table:table-cell>
        </table:table-row>
        <table:table-row table:style-name="ro1">
          <table:table-cell office:value-type="float" office:value="11263962" calcext:value-type="float">
            <text:p>11263962</text:p>
          </table:table-cell>
          <table:table-cell table:formula="of:=[.A706]/1000/(60*60*24)" office:value-type="time" office:time-value="PT03H07M43.962S" calcext:value-type="time">
            <text:p>03:07:44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7" calcext:value-type="float">
            <text:p>568.67</text:p>
          </table:table-cell>
          <table:table-cell office:value-type="float" office:value="1563.59" calcext:value-type="float">
            <text:p>1563.59</text:p>
          </table:table-cell>
          <table:table-cell office:value-type="float" office:value="1840.4" calcext:value-type="float">
            <text:p>1840.4</text:p>
          </table:table-cell>
        </table:table-row>
        <table:table-row table:style-name="ro1">
          <table:table-cell office:value-type="float" office:value="11279962" calcext:value-type="float">
            <text:p>11279962</text:p>
          </table:table-cell>
          <table:table-cell table:formula="of:=[.A707]/1000/(60*60*24)" office:value-type="time" office:time-value="PT03H07M59.962S" calcext:value-type="time">
            <text:p>03:08:00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6" calcext:value-type="float">
            <text:p>568.66</text:p>
          </table:table-cell>
          <table:table-cell office:value-type="float" office:value="1565.81" calcext:value-type="float">
            <text:p>1565.81</text:p>
          </table:table-cell>
          <table:table-cell office:value-type="float" office:value="1842.93" calcext:value-type="float">
            <text:p>1842.93</text:p>
          </table:table-cell>
        </table:table-row>
        <table:table-row table:style-name="ro1">
          <table:table-cell office:value-type="float" office:value="11295962" calcext:value-type="float">
            <text:p>11295962</text:p>
          </table:table-cell>
          <table:table-cell table:formula="of:=[.A708]/1000/(60*60*24)" office:value-type="time" office:time-value="PT03H08M15.962S" calcext:value-type="time">
            <text:p>03:08:16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568.03" calcext:value-type="float">
            <text:p>1568.03</text:p>
          </table:table-cell>
          <table:table-cell office:value-type="float" office:value="1845.47" calcext:value-type="float">
            <text:p>1845.47</text:p>
          </table:table-cell>
        </table:table-row>
        <table:table-row table:style-name="ro1">
          <table:table-cell office:value-type="float" office:value="11311962" calcext:value-type="float">
            <text:p>11311962</text:p>
          </table:table-cell>
          <table:table-cell table:formula="of:=[.A709]/1000/(60*60*24)" office:value-type="time" office:time-value="PT03H08M31.962S" calcext:value-type="time">
            <text:p>03:08:32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570.25" calcext:value-type="float">
            <text:p>1570.25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11327963" calcext:value-type="float">
            <text:p>11327963</text:p>
          </table:table-cell>
          <table:table-cell table:formula="of:=[.A710]/1000/(60*60*24)" office:value-type="time" office:time-value="PT03H08M47.963S" calcext:value-type="time">
            <text:p>03:08:48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572.47" calcext:value-type="float">
            <text:p>1572.47</text:p>
          </table:table-cell>
          <table:table-cell office:value-type="float" office:value="1850.53" calcext:value-type="float">
            <text:p>1850.53</text:p>
          </table:table-cell>
        </table:table-row>
        <table:table-row table:style-name="ro1">
          <table:table-cell office:value-type="float" office:value="11343962" calcext:value-type="float">
            <text:p>11343962</text:p>
          </table:table-cell>
          <table:table-cell table:formula="of:=[.A711]/1000/(60*60*24)" office:value-type="time" office:time-value="PT03H09M03.962S" calcext:value-type="time">
            <text:p>03:09:04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3" calcext:value-type="float">
            <text:p>568.53</text:p>
          </table:table-cell>
          <table:table-cell office:value-type="float" office:value="1574.69" calcext:value-type="float">
            <text:p>1574.69</text:p>
          </table:table-cell>
          <table:table-cell office:value-type="float" office:value="1853.06" calcext:value-type="float">
            <text:p>1853.06</text:p>
          </table:table-cell>
        </table:table-row>
        <table:table-row table:style-name="ro1">
          <table:table-cell office:value-type="float" office:value="11359962" calcext:value-type="float">
            <text:p>11359962</text:p>
          </table:table-cell>
          <table:table-cell table:formula="of:=[.A712]/1000/(60*60*24)" office:value-type="time" office:time-value="PT03H09M19.962S" calcext:value-type="time">
            <text:p>03:09:20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4" calcext:value-type="float">
            <text:p>568.54</text:p>
          </table:table-cell>
          <table:table-cell office:value-type="float" office:value="1576.91" calcext:value-type="float">
            <text:p>1576.91</text:p>
          </table:table-cell>
          <table:table-cell office:value-type="float" office:value="1855.59" calcext:value-type="float">
            <text:p>1855.59</text:p>
          </table:table-cell>
        </table:table-row>
        <table:table-row table:style-name="ro1">
          <table:table-cell office:value-type="float" office:value="11375963" calcext:value-type="float">
            <text:p>11375963</text:p>
          </table:table-cell>
          <table:table-cell table:formula="of:=[.A713]/1000/(60*60*24)" office:value-type="time" office:time-value="PT03H09M35.963S" calcext:value-type="time">
            <text:p>03:09:3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4" calcext:value-type="float">
            <text:p>568.54</text:p>
          </table:table-cell>
          <table:table-cell office:value-type="float" office:value="1579.13" calcext:value-type="float">
            <text:p>1579.13</text:p>
          </table:table-cell>
          <table:table-cell office:value-type="float" office:value="1858.12" calcext:value-type="float">
            <text:p>1858.12</text:p>
          </table:table-cell>
        </table:table-row>
        <table:table-row table:style-name="ro1">
          <table:table-cell office:value-type="float" office:value="11391962" calcext:value-type="float">
            <text:p>11391962</text:p>
          </table:table-cell>
          <table:table-cell table:formula="of:=[.A714]/1000/(60*60*24)" office:value-type="time" office:time-value="PT03H09M51.962S" calcext:value-type="time">
            <text:p>03:09:52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7" calcext:value-type="float">
            <text:p>568.67</text:p>
          </table:table-cell>
          <table:table-cell office:value-type="float" office:value="1581.35" calcext:value-type="float">
            <text:p>1581.35</text:p>
          </table:table-cell>
          <table:table-cell office:value-type="float" office:value="1860.65" calcext:value-type="float">
            <text:p>1860.65</text:p>
          </table:table-cell>
        </table:table-row>
        <table:table-row table:style-name="ro1">
          <table:table-cell office:value-type="float" office:value="11407962" calcext:value-type="float">
            <text:p>11407962</text:p>
          </table:table-cell>
          <table:table-cell table:formula="of:=[.A715]/1000/(60*60*24)" office:value-type="time" office:time-value="PT03H10M07.962S" calcext:value-type="time">
            <text:p>03:10:08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3" calcext:value-type="float">
            <text:p>568.53</text:p>
          </table:table-cell>
          <table:table-cell office:value-type="float" office:value="1583.57" calcext:value-type="float">
            <text:p>1583.57</text:p>
          </table:table-cell>
          <table:table-cell office:value-type="float" office:value="1863.18" calcext:value-type="float">
            <text:p>1863.18</text:p>
          </table:table-cell>
        </table:table-row>
        <table:table-row table:style-name="ro1">
          <table:table-cell office:value-type="float" office:value="11423962" calcext:value-type="float">
            <text:p>11423962</text:p>
          </table:table-cell>
          <table:table-cell table:formula="of:=[.A716]/1000/(60*60*24)" office:value-type="time" office:time-value="PT03H10M23.962S" calcext:value-type="time">
            <text:p>03:10:24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5" calcext:value-type="float">
            <text:p>570.75</text:p>
          </table:table-cell>
          <table:table-cell office:value-type="float" office:value="1585.8" calcext:value-type="float">
            <text:p>1585.8</text:p>
          </table:table-cell>
          <table:table-cell office:value-type="float" office:value="1865.71" calcext:value-type="float">
            <text:p>1865.71</text:p>
          </table:table-cell>
        </table:table-row>
        <table:table-row table:style-name="ro1">
          <table:table-cell office:value-type="float" office:value="11439962" calcext:value-type="float">
            <text:p>11439962</text:p>
          </table:table-cell>
          <table:table-cell table:formula="of:=[.A717]/1000/(60*60*24)" office:value-type="time" office:time-value="PT03H10M39.962S" calcext:value-type="time">
            <text:p>03:10:40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8" calcext:value-type="float">
            <text:p>568.68</text:p>
          </table:table-cell>
          <table:table-cell office:value-type="float" office:value="1588.02" calcext:value-type="float">
            <text:p>1588.02</text:p>
          </table:table-cell>
          <table:table-cell office:value-type="float" office:value="1868.24" calcext:value-type="float">
            <text:p>1868.24</text:p>
          </table:table-cell>
        </table:table-row>
        <table:table-row table:style-name="ro1">
          <table:table-cell office:value-type="float" office:value="11455963" calcext:value-type="float">
            <text:p>11455963</text:p>
          </table:table-cell>
          <table:table-cell table:formula="of:=[.A718]/1000/(60*60*24)" office:value-type="time" office:time-value="PT03H10M55.963S" calcext:value-type="time">
            <text:p>03:10:56</text:p>
          </table:table-cell>
          <table:table-cell office:value-type="float" office:value="1.14" calcext:value-type="float">
            <text:p>1.14</text:p>
          </table:table-cell>
          <table:table-cell office:value-type="float" office:value="499.92" calcext:value-type="float">
            <text:p>499.92</text:p>
          </table:table-cell>
          <table:table-cell office:value-type="float" office:value="568.88" calcext:value-type="float">
            <text:p>568.88</text:p>
          </table:table-cell>
          <table:table-cell office:value-type="float" office:value="1590.24" calcext:value-type="float">
            <text:p>1590.24</text:p>
          </table:table-cell>
          <table:table-cell office:value-type="float" office:value="1870.77" calcext:value-type="float">
            <text:p>1870.77</text:p>
          </table:table-cell>
        </table:table-row>
        <table:table-row table:style-name="ro1">
          <table:table-cell office:value-type="float" office:value="11471962" calcext:value-type="float">
            <text:p>11471962</text:p>
          </table:table-cell>
          <table:table-cell table:formula="of:=[.A719]/1000/(60*60*24)" office:value-type="time" office:time-value="PT03H11M11.962S" calcext:value-type="time">
            <text:p>03:11:12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592.46" calcext:value-type="float">
            <text:p>1592.46</text:p>
          </table:table-cell>
          <table:table-cell office:value-type="float" office:value="1873.3" calcext:value-type="float">
            <text:p>1873.3</text:p>
          </table:table-cell>
        </table:table-row>
        <table:table-row table:style-name="ro1">
          <table:table-cell office:value-type="float" office:value="11487963" calcext:value-type="float">
            <text:p>11487963</text:p>
          </table:table-cell>
          <table:table-cell table:formula="of:=[.A720]/1000/(60*60*24)" office:value-type="time" office:time-value="PT03H11M27.963S" calcext:value-type="time">
            <text:p>03:11:28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68.75" calcext:value-type="float">
            <text:p>568.75</text:p>
          </table:table-cell>
          <table:table-cell office:value-type="float" office:value="1594.68" calcext:value-type="float">
            <text:p>1594.68</text:p>
          </table:table-cell>
          <table:table-cell office:value-type="float" office:value="1875.83" calcext:value-type="float">
            <text:p>1875.83</text:p>
          </table:table-cell>
        </table:table-row>
        <table:table-row table:style-name="ro1">
          <table:table-cell office:value-type="float" office:value="11503963" calcext:value-type="float">
            <text:p>11503963</text:p>
          </table:table-cell>
          <table:table-cell table:formula="of:=[.A721]/1000/(60*60*24)" office:value-type="time" office:time-value="PT03H11M43.963S" calcext:value-type="time">
            <text:p>03:11:44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596.9" calcext:value-type="float">
            <text:p>1596.9</text:p>
          </table:table-cell>
          <table:table-cell office:value-type="float" office:value="1878.36" calcext:value-type="float">
            <text:p>1878.36</text:p>
          </table:table-cell>
        </table:table-row>
        <table:table-row table:style-name="ro1">
          <table:table-cell office:value-type="float" office:value="11519963" calcext:value-type="float">
            <text:p>11519963</text:p>
          </table:table-cell>
          <table:table-cell table:formula="of:=[.A722]/1000/(60*60*24)" office:value-type="time" office:time-value="PT03H11M59.963S" calcext:value-type="time">
            <text:p>03:12:00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599.12" calcext:value-type="float">
            <text:p>1599.12</text:p>
          </table:table-cell>
          <table:table-cell office:value-type="float" office:value="1880.88" calcext:value-type="float">
            <text:p>1880.88</text:p>
          </table:table-cell>
        </table:table-row>
        <table:table-row table:style-name="ro1">
          <table:table-cell office:value-type="float" office:value="11535963" calcext:value-type="float">
            <text:p>11535963</text:p>
          </table:table-cell>
          <table:table-cell table:formula="of:=[.A723]/1000/(60*60*24)" office:value-type="time" office:time-value="PT03H12M15.963S" calcext:value-type="time">
            <text:p>03:12:16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6" calcext:value-type="float">
            <text:p>568.66</text:p>
          </table:table-cell>
          <table:table-cell office:value-type="float" office:value="1601.34" calcext:value-type="float">
            <text:p>1601.34</text:p>
          </table:table-cell>
          <table:table-cell office:value-type="float" office:value="1883.41" calcext:value-type="float">
            <text:p>1883.41</text:p>
          </table:table-cell>
        </table:table-row>
        <table:table-row table:style-name="ro1">
          <table:table-cell office:value-type="float" office:value="11551962" calcext:value-type="float">
            <text:p>11551962</text:p>
          </table:table-cell>
          <table:table-cell table:formula="of:=[.A724]/1000/(60*60*24)" office:value-type="time" office:time-value="PT03H12M31.962S" calcext:value-type="time">
            <text:p>03:12:3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603.56" calcext:value-type="float">
            <text:p>1603.56</text:p>
          </table:table-cell>
          <table:table-cell office:value-type="float" office:value="1885.94" calcext:value-type="float">
            <text:p>1885.94</text:p>
          </table:table-cell>
        </table:table-row>
        <table:table-row table:style-name="ro1">
          <table:table-cell office:value-type="float" office:value="11567962" calcext:value-type="float">
            <text:p>11567962</text:p>
          </table:table-cell>
          <table:table-cell table:formula="of:=[.A725]/1000/(60*60*24)" office:value-type="time" office:time-value="PT03H12M47.962S" calcext:value-type="time">
            <text:p>03:12:48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5" calcext:value-type="float">
            <text:p>568.45</text:p>
          </table:table-cell>
          <table:table-cell office:value-type="float" office:value="1605.78" calcext:value-type="float">
            <text:p>1605.78</text:p>
          </table:table-cell>
          <table:table-cell office:value-type="float" office:value="1888.46" calcext:value-type="float">
            <text:p>1888.46</text:p>
          </table:table-cell>
        </table:table-row>
        <table:table-row table:style-name="ro1">
          <table:table-cell office:value-type="float" office:value="11583962" calcext:value-type="float">
            <text:p>11583962</text:p>
          </table:table-cell>
          <table:table-cell table:formula="of:=[.A726]/1000/(60*60*24)" office:value-type="time" office:time-value="PT03H13M03.962S" calcext:value-type="time">
            <text:p>03:13:0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608" calcext:value-type="float">
            <text:p>1608</text:p>
          </table:table-cell>
          <table:table-cell office:value-type="float" office:value="1890.99" calcext:value-type="float">
            <text:p>1890.99</text:p>
          </table:table-cell>
        </table:table-row>
        <table:table-row table:style-name="ro1">
          <table:table-cell office:value-type="float" office:value="11599962" calcext:value-type="float">
            <text:p>11599962</text:p>
          </table:table-cell>
          <table:table-cell table:formula="of:=[.A727]/1000/(60*60*24)" office:value-type="time" office:time-value="PT03H13M19.962S" calcext:value-type="time">
            <text:p>03:13:20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7" calcext:value-type="float">
            <text:p>568.67</text:p>
          </table:table-cell>
          <table:table-cell office:value-type="float" office:value="1610.22" calcext:value-type="float">
            <text:p>1610.22</text:p>
          </table:table-cell>
          <table:table-cell office:value-type="float" office:value="1893.51" calcext:value-type="float">
            <text:p>1893.51</text:p>
          </table:table-cell>
        </table:table-row>
        <table:table-row table:style-name="ro1">
          <table:table-cell office:value-type="float" office:value="11615962" calcext:value-type="float">
            <text:p>11615962</text:p>
          </table:table-cell>
          <table:table-cell table:formula="of:=[.A728]/1000/(60*60*24)" office:value-type="time" office:time-value="PT03H13M35.962S" calcext:value-type="time">
            <text:p>03:13:36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9" calcext:value-type="float">
            <text:p>568.69</text:p>
          </table:table-cell>
          <table:table-cell office:value-type="float" office:value="1612.44" calcext:value-type="float">
            <text:p>1612.44</text:p>
          </table:table-cell>
          <table:table-cell office:value-type="float" office:value="1896.04" calcext:value-type="float">
            <text:p>1896.04</text:p>
          </table:table-cell>
        </table:table-row>
        <table:table-row table:style-name="ro1">
          <table:table-cell office:value-type="float" office:value="11631962" calcext:value-type="float">
            <text:p>11631962</text:p>
          </table:table-cell>
          <table:table-cell table:formula="of:=[.A729]/1000/(60*60*24)" office:value-type="time" office:time-value="PT03H13M51.962S" calcext:value-type="time">
            <text:p>03:13:52</text:p>
          </table:table-cell>
          <table:table-cell office:value-type="float" office:value="1.14" calcext:value-type="float">
            <text:p>1.14</text:p>
          </table:table-cell>
          <table:table-cell office:value-type="float" office:value="499.92" calcext:value-type="float">
            <text:p>499.92</text:p>
          </table:table-cell>
          <table:table-cell office:value-type="float" office:value="568.89" calcext:value-type="float">
            <text:p>568.89</text:p>
          </table:table-cell>
          <table:table-cell office:value-type="float" office:value="1614.66" calcext:value-type="float">
            <text:p>1614.66</text:p>
          </table:table-cell>
          <table:table-cell office:value-type="float" office:value="1898.56" calcext:value-type="float">
            <text:p>1898.56</text:p>
          </table:table-cell>
        </table:table-row>
        <table:table-row table:style-name="ro1">
          <table:table-cell office:value-type="float" office:value="11647962" calcext:value-type="float">
            <text:p>11647962</text:p>
          </table:table-cell>
          <table:table-cell table:formula="of:=[.A730]/1000/(60*60*24)" office:value-type="time" office:time-value="PT03H14M07.962S" calcext:value-type="time">
            <text:p>03:14:08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616.89" calcext:value-type="float">
            <text:p>1616.89</text:p>
          </table:table-cell>
          <table:table-cell office:value-type="float" office:value="1901.09" calcext:value-type="float">
            <text:p>1901.09</text:p>
          </table:table-cell>
        </table:table-row>
        <table:table-row table:style-name="ro1">
          <table:table-cell office:value-type="float" office:value="11663962" calcext:value-type="float">
            <text:p>11663962</text:p>
          </table:table-cell>
          <table:table-cell table:formula="of:=[.A731]/1000/(60*60*24)" office:value-type="time" office:time-value="PT03H14M23.962S" calcext:value-type="time">
            <text:p>03:14:24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6.75" calcext:value-type="float">
            <text:p>566.75</text:p>
          </table:table-cell>
          <table:table-cell office:value-type="float" office:value="1619.11" calcext:value-type="float">
            <text:p>1619.11</text:p>
          </table:table-cell>
          <table:table-cell office:value-type="float" office:value="1903.61" calcext:value-type="float">
            <text:p>1903.61</text:p>
          </table:table-cell>
        </table:table-row>
        <table:table-row table:style-name="ro1">
          <table:table-cell office:value-type="float" office:value="11679962" calcext:value-type="float">
            <text:p>11679962</text:p>
          </table:table-cell>
          <table:table-cell table:formula="of:=[.A732]/1000/(60*60*24)" office:value-type="time" office:time-value="PT03H14M39.962S" calcext:value-type="time">
            <text:p>03:14:4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621.33" calcext:value-type="float">
            <text:p>1621.33</text:p>
          </table:table-cell>
          <table:table-cell office:value-type="float" office:value="1906.13" calcext:value-type="float">
            <text:p>1906.13</text:p>
          </table:table-cell>
        </table:table-row>
        <table:table-row table:style-name="ro1">
          <table:table-cell office:value-type="float" office:value="11695962" calcext:value-type="float">
            <text:p>11695962</text:p>
          </table:table-cell>
          <table:table-cell table:formula="of:=[.A733]/1000/(60*60*24)" office:value-type="time" office:time-value="PT03H14M55.962S" calcext:value-type="time">
            <text:p>03:14:56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623.55" calcext:value-type="float">
            <text:p>1623.55</text:p>
          </table:table-cell>
          <table:table-cell office:value-type="float" office:value="1908.65" calcext:value-type="float">
            <text:p>1908.65</text:p>
          </table:table-cell>
        </table:table-row>
        <table:table-row table:style-name="ro1">
          <table:table-cell office:value-type="float" office:value="11711962" calcext:value-type="float">
            <text:p>11711962</text:p>
          </table:table-cell>
          <table:table-cell table:formula="of:=[.A734]/1000/(60*60*24)" office:value-type="time" office:time-value="PT03H15M11.962S" calcext:value-type="time">
            <text:p>03:15:12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1" calcext:value-type="float">
            <text:p>568.21</text:p>
          </table:table-cell>
          <table:table-cell office:value-type="float" office:value="1625.77" calcext:value-type="float">
            <text:p>1625.77</text:p>
          </table:table-cell>
          <table:table-cell office:value-type="float" office:value="1911.17" calcext:value-type="float">
            <text:p>1911.17</text:p>
          </table:table-cell>
        </table:table-row>
        <table:table-row table:style-name="ro1">
          <table:table-cell office:value-type="float" office:value="11727962" calcext:value-type="float">
            <text:p>11727962</text:p>
          </table:table-cell>
          <table:table-cell table:formula="of:=[.A735]/1000/(60*60*24)" office:value-type="time" office:time-value="PT03H15M27.962S" calcext:value-type="time">
            <text:p>03:15:28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627.99" calcext:value-type="float">
            <text:p>1627.99</text:p>
          </table:table-cell>
          <table:table-cell office:value-type="float" office:value="1913.7" calcext:value-type="float">
            <text:p>1913.7</text:p>
          </table:table-cell>
        </table:table-row>
        <table:table-row table:style-name="ro1">
          <table:table-cell office:value-type="float" office:value="11743962" calcext:value-type="float">
            <text:p>11743962</text:p>
          </table:table-cell>
          <table:table-cell table:formula="of:=[.A736]/1000/(60*60*24)" office:value-type="time" office:time-value="PT03H15M43.962S" calcext:value-type="time">
            <text:p>03:15:4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630.21" calcext:value-type="float">
            <text:p>1630.21</text:p>
          </table:table-cell>
          <table:table-cell office:value-type="float" office:value="1916.21" calcext:value-type="float">
            <text:p>1916.21</text:p>
          </table:table-cell>
        </table:table-row>
        <table:table-row table:style-name="ro1">
          <table:table-cell office:value-type="float" office:value="11759963" calcext:value-type="float">
            <text:p>11759963</text:p>
          </table:table-cell>
          <table:table-cell table:formula="of:=[.A737]/1000/(60*60*24)" office:value-type="time" office:time-value="PT03H15M59.963S" calcext:value-type="time">
            <text:p>03:16:00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6.76" calcext:value-type="float">
            <text:p>566.76</text:p>
          </table:table-cell>
          <table:table-cell office:value-type="float" office:value="1632.43" calcext:value-type="float">
            <text:p>1632.43</text:p>
          </table:table-cell>
          <table:table-cell office:value-type="float" office:value="1918.73" calcext:value-type="float">
            <text:p>1918.73</text:p>
          </table:table-cell>
        </table:table-row>
        <table:table-row table:style-name="ro1">
          <table:table-cell office:value-type="float" office:value="11775963" calcext:value-type="float">
            <text:p>11775963</text:p>
          </table:table-cell>
          <table:table-cell table:formula="of:=[.A738]/1000/(60*60*24)" office:value-type="time" office:time-value="PT03H16M15.963S" calcext:value-type="time">
            <text:p>03:16:16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6" calcext:value-type="float">
            <text:p>566.66</text:p>
          </table:table-cell>
          <table:table-cell office:value-type="float" office:value="1634.65" calcext:value-type="float">
            <text:p>1634.65</text:p>
          </table:table-cell>
          <table:table-cell office:value-type="float" office:value="1921.25" calcext:value-type="float">
            <text:p>1921.25</text:p>
          </table:table-cell>
        </table:table-row>
        <table:table-row table:style-name="ro1">
          <table:table-cell office:value-type="float" office:value="11791962" calcext:value-type="float">
            <text:p>11791962</text:p>
          </table:table-cell>
          <table:table-cell table:formula="of:=[.A739]/1000/(60*60*24)" office:value-type="time" office:time-value="PT03H16M31.962S" calcext:value-type="time">
            <text:p>03:16:32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636.87" calcext:value-type="float">
            <text:p>1636.87</text:p>
          </table:table-cell>
          <table:table-cell office:value-type="float" office:value="1923.77" calcext:value-type="float">
            <text:p>1923.77</text:p>
          </table:table-cell>
        </table:table-row>
        <table:table-row table:style-name="ro1">
          <table:table-cell office:value-type="float" office:value="11807963" calcext:value-type="float">
            <text:p>11807963</text:p>
          </table:table-cell>
          <table:table-cell table:formula="of:=[.A740]/1000/(60*60*24)" office:value-type="time" office:time-value="PT03H16M47.963S" calcext:value-type="time">
            <text:p>03:16:48</text:p>
          </table:table-cell>
          <table:table-cell office:value-type="float" office:value="1.13" calcext:value-type="float">
            <text:p>1.13</text:p>
          </table:table-cell>
          <table:table-cell office:value-type="float" office:value="499.92" calcext:value-type="float">
            <text:p>499.92</text:p>
          </table:table-cell>
          <table:table-cell office:value-type="float" office:value="566.89" calcext:value-type="float">
            <text:p>566.89</text:p>
          </table:table-cell>
          <table:table-cell office:value-type="float" office:value="1639.09" calcext:value-type="float">
            <text:p>1639.09</text:p>
          </table:table-cell>
          <table:table-cell office:value-type="float" office:value="1926.29" calcext:value-type="float">
            <text:p>1926.29</text:p>
          </table:table-cell>
        </table:table-row>
        <table:table-row table:style-name="ro1">
          <table:table-cell office:value-type="float" office:value="11823962" calcext:value-type="float">
            <text:p>11823962</text:p>
          </table:table-cell>
          <table:table-cell table:formula="of:=[.A741]/1000/(60*60*24)" office:value-type="time" office:time-value="PT03H17M03.962S" calcext:value-type="time">
            <text:p>03:17:04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6.75" calcext:value-type="float">
            <text:p>566.75</text:p>
          </table:table-cell>
          <table:table-cell office:value-type="float" office:value="1641.31" calcext:value-type="float">
            <text:p>1641.31</text:p>
          </table:table-cell>
          <table:table-cell office:value-type="float" office:value="1928.81" calcext:value-type="float">
            <text:p>1928.81</text:p>
          </table:table-cell>
        </table:table-row>
        <table:table-row table:style-name="ro1">
          <table:table-cell office:value-type="float" office:value="11839963" calcext:value-type="float">
            <text:p>11839963</text:p>
          </table:table-cell>
          <table:table-cell table:formula="of:=[.A742]/1000/(60*60*24)" office:value-type="time" office:time-value="PT03H17M19.963S" calcext:value-type="time">
            <text:p>03:17:20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4.76" calcext:value-type="float">
            <text:p>564.76</text:p>
          </table:table-cell>
          <table:table-cell office:value-type="float" office:value="1643.53" calcext:value-type="float">
            <text:p>1643.53</text:p>
          </table:table-cell>
          <table:table-cell office:value-type="float" office:value="1931.33" calcext:value-type="float">
            <text:p>1931.33</text:p>
          </table:table-cell>
        </table:table-row>
        <table:table-row table:style-name="ro1">
          <table:table-cell office:value-type="float" office:value="11855962" calcext:value-type="float">
            <text:p>11855962</text:p>
          </table:table-cell>
          <table:table-cell table:formula="of:=[.A743]/1000/(60*60*24)" office:value-type="time" office:time-value="PT03H17M35.962S" calcext:value-type="time">
            <text:p>03:17:36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6.74" calcext:value-type="float">
            <text:p>566.74</text:p>
          </table:table-cell>
          <table:table-cell office:value-type="float" office:value="1645.75" calcext:value-type="float">
            <text:p>1645.75</text:p>
          </table:table-cell>
          <table:table-cell office:value-type="float" office:value="1933.84" calcext:value-type="float">
            <text:p>1933.84</text:p>
          </table:table-cell>
        </table:table-row>
        <table:table-row table:style-name="ro1">
          <table:table-cell office:value-type="float" office:value="11871962" calcext:value-type="float">
            <text:p>11871962</text:p>
          </table:table-cell>
          <table:table-cell table:formula="of:=[.A744]/1000/(60*60*24)" office:value-type="time" office:time-value="PT03H17M51.962S" calcext:value-type="time">
            <text:p>03:17:52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647.97" calcext:value-type="float">
            <text:p>1647.97</text:p>
          </table:table-cell>
          <table:table-cell office:value-type="float" office:value="1936.36" calcext:value-type="float">
            <text:p>1936.36</text:p>
          </table:table-cell>
        </table:table-row>
        <table:table-row table:style-name="ro1">
          <table:table-cell office:value-type="float" office:value="11887962" calcext:value-type="float">
            <text:p>11887962</text:p>
          </table:table-cell>
          <table:table-cell table:formula="of:=[.A745]/1000/(60*60*24)" office:value-type="time" office:time-value="PT03H18M07.962S" calcext:value-type="time">
            <text:p>03:18:08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1" calcext:value-type="float">
            <text:p>566.21</text:p>
          </table:table-cell>
          <table:table-cell office:value-type="float" office:value="1650.2" calcext:value-type="float">
            <text:p>1650.2</text:p>
          </table:table-cell>
          <table:table-cell office:value-type="float" office:value="1938.87" calcext:value-type="float">
            <text:p>1938.87</text:p>
          </table:table-cell>
        </table:table-row>
        <table:table-row table:style-name="ro1">
          <table:table-cell office:value-type="float" office:value="11903962" calcext:value-type="float">
            <text:p>11903962</text:p>
          </table:table-cell>
          <table:table-cell table:formula="of:=[.A746]/1000/(60*60*24)" office:value-type="time" office:time-value="PT03H18M23.962S" calcext:value-type="time">
            <text:p>03:18:24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6.76" calcext:value-type="float">
            <text:p>566.76</text:p>
          </table:table-cell>
          <table:table-cell office:value-type="float" office:value="1652.42" calcext:value-type="float">
            <text:p>1652.42</text:p>
          </table:table-cell>
          <table:table-cell office:value-type="float" office:value="1941.39" calcext:value-type="float">
            <text:p>1941.39</text:p>
          </table:table-cell>
        </table:table-row>
        <table:table-row table:style-name="ro1">
          <table:table-cell office:value-type="float" office:value="11919963" calcext:value-type="float">
            <text:p>11919963</text:p>
          </table:table-cell>
          <table:table-cell table:formula="of:=[.A747]/1000/(60*60*24)" office:value-type="time" office:time-value="PT03H18M39.963S" calcext:value-type="time">
            <text:p>03:18:40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6" calcext:value-type="float">
            <text:p>566.66</text:p>
          </table:table-cell>
          <table:table-cell office:value-type="float" office:value="1654.64" calcext:value-type="float">
            <text:p>1654.64</text:p>
          </table:table-cell>
          <table:table-cell office:value-type="float" office:value="1943.9" calcext:value-type="float">
            <text:p>1943.9</text:p>
          </table:table-cell>
        </table:table-row>
        <table:table-row table:style-name="ro1">
          <table:table-cell office:value-type="float" office:value="11935962" calcext:value-type="float">
            <text:p>11935962</text:p>
          </table:table-cell>
          <table:table-cell table:formula="of:=[.A748]/1000/(60*60*24)" office:value-type="time" office:time-value="PT03H18M55.962S" calcext:value-type="time">
            <text:p>03:18:56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6" calcext:value-type="float">
            <text:p>564.66</text:p>
          </table:table-cell>
          <table:table-cell office:value-type="float" office:value="1656.86" calcext:value-type="float">
            <text:p>1656.86</text:p>
          </table:table-cell>
          <table:table-cell office:value-type="float" office:value="1946.42" calcext:value-type="float">
            <text:p>1946.42</text:p>
          </table:table-cell>
        </table:table-row>
        <table:table-row table:style-name="ro1">
          <table:table-cell office:value-type="float" office:value="11951963" calcext:value-type="float">
            <text:p>11951963</text:p>
          </table:table-cell>
          <table:table-cell table:formula="of:=[.A749]/1000/(60*60*24)" office:value-type="time" office:time-value="PT03H19M11.963S" calcext:value-type="time">
            <text:p>03:19:12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7" calcext:value-type="float">
            <text:p>564.67</text:p>
          </table:table-cell>
          <table:table-cell office:value-type="float" office:value="1659.08" calcext:value-type="float">
            <text:p>1659.08</text:p>
          </table:table-cell>
          <table:table-cell office:value-type="float" office:value="1948.93" calcext:value-type="float">
            <text:p>1948.93</text:p>
          </table:table-cell>
        </table:table-row>
        <table:table-row table:style-name="ro1">
          <table:table-cell office:value-type="float" office:value="11967963" calcext:value-type="float">
            <text:p>11967963</text:p>
          </table:table-cell>
          <table:table-cell table:formula="of:=[.A750]/1000/(60*60*24)" office:value-type="time" office:time-value="PT03H19M27.963S" calcext:value-type="time">
            <text:p>03:19:28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6.75" calcext:value-type="float">
            <text:p>566.75</text:p>
          </table:table-cell>
          <table:table-cell office:value-type="float" office:value="1661.3" calcext:value-type="float">
            <text:p>1661.3</text:p>
          </table:table-cell>
          <table:table-cell office:value-type="float" office:value="1951.45" calcext:value-type="float">
            <text:p>1951.45</text:p>
          </table:table-cell>
        </table:table-row>
        <table:table-row table:style-name="ro1">
          <table:table-cell office:value-type="float" office:value="11983963" calcext:value-type="float">
            <text:p>11983963</text:p>
          </table:table-cell>
          <table:table-cell table:formula="of:=[.A751]/1000/(60*60*24)" office:value-type="time" office:time-value="PT03H19M43.963S" calcext:value-type="time">
            <text:p>03:19:4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663.52" calcext:value-type="float">
            <text:p>1663.52</text:p>
          </table:table-cell>
          <table:table-cell office:value-type="float" office:value="1953.96" calcext:value-type="float">
            <text:p>1953.96</text:p>
          </table:table-cell>
        </table:table-row>
        <table:table-row table:style-name="ro1">
          <table:table-cell office:value-type="float" office:value="11999963" calcext:value-type="float">
            <text:p>11999963</text:p>
          </table:table-cell>
          <table:table-cell table:formula="of:=[.A752]/1000/(60*60*24)" office:value-type="time" office:time-value="PT03H19M59.963S" calcext:value-type="time">
            <text:p>03:20:00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1" calcext:value-type="float">
            <text:p>564.31</text:p>
          </table:table-cell>
          <table:table-cell office:value-type="float" office:value="1665.74" calcext:value-type="float">
            <text:p>1665.74</text:p>
          </table:table-cell>
          <table:table-cell office:value-type="float" office:value="1956.48" calcext:value-type="float">
            <text:p>1956.48</text:p>
          </table:table-cell>
        </table:table-row>
        <table:table-row table:style-name="ro1">
          <table:table-cell office:value-type="float" office:value="12015962" calcext:value-type="float">
            <text:p>12015962</text:p>
          </table:table-cell>
          <table:table-cell table:formula="of:=[.A753]/1000/(60*60*24)" office:value-type="time" office:time-value="PT03H20M15.962S" calcext:value-type="time">
            <text:p>03:20:16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5" calcext:value-type="float">
            <text:p>566.45</text:p>
          </table:table-cell>
          <table:table-cell office:value-type="float" office:value="1667.96" calcext:value-type="float">
            <text:p>1667.96</text:p>
          </table:table-cell>
          <table:table-cell office:value-type="float" office:value="1958.99" calcext:value-type="float">
            <text:p>1958.99</text:p>
          </table:table-cell>
        </table:table-row>
        <table:table-row table:style-name="ro1">
          <table:table-cell office:value-type="float" office:value="12031962" calcext:value-type="float">
            <text:p>12031962</text:p>
          </table:table-cell>
          <table:table-cell table:formula="of:=[.A754]/1000/(60*60*24)" office:value-type="time" office:time-value="PT03H20M31.962S" calcext:value-type="time">
            <text:p>03:20:32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4.75" calcext:value-type="float">
            <text:p>564.75</text:p>
          </table:table-cell>
          <table:table-cell office:value-type="float" office:value="1670.18" calcext:value-type="float">
            <text:p>1670.18</text:p>
          </table:table-cell>
          <table:table-cell office:value-type="float" office:value="1961.5" calcext:value-type="float">
            <text:p>1961.5</text:p>
          </table:table-cell>
        </table:table-row>
        <table:table-row table:style-name="ro1">
          <table:table-cell office:value-type="float" office:value="12047963" calcext:value-type="float">
            <text:p>12047963</text:p>
          </table:table-cell>
          <table:table-cell table:formula="of:=[.A755]/1000/(60*60*24)" office:value-type="time" office:time-value="PT03H20M47.963S" calcext:value-type="time">
            <text:p>03:20:48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672.4" calcext:value-type="float">
            <text:p>1672.4</text:p>
          </table:table-cell>
          <table:table-cell office:value-type="float" office:value="1964.01" calcext:value-type="float">
            <text:p>1964.01</text:p>
          </table:table-cell>
        </table:table-row>
        <table:table-row table:style-name="ro1">
          <table:table-cell office:value-type="float" office:value="12063963" calcext:value-type="float">
            <text:p>12063963</text:p>
          </table:table-cell>
          <table:table-cell table:formula="of:=[.A756]/1000/(60*60*24)" office:value-type="time" office:time-value="PT03H21M03.963S" calcext:value-type="time">
            <text:p>03:21:04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4" calcext:value-type="float">
            <text:p>564.44</text:p>
          </table:table-cell>
          <table:table-cell office:value-type="float" office:value="1674.62" calcext:value-type="float">
            <text:p>1674.62</text:p>
          </table:table-cell>
          <table:table-cell office:value-type="float" office:value="1966.52" calcext:value-type="float">
            <text:p>1966.52</text:p>
          </table:table-cell>
        </table:table-row>
        <table:table-row table:style-name="ro1">
          <table:table-cell office:value-type="float" office:value="12079962" calcext:value-type="float">
            <text:p>12079962</text:p>
          </table:table-cell>
          <table:table-cell table:formula="of:=[.A757]/1000/(60*60*24)" office:value-type="time" office:time-value="PT03H21M19.962S" calcext:value-type="time">
            <text:p>03:21:2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676.84" calcext:value-type="float">
            <text:p>1676.84</text:p>
          </table:table-cell>
          <table:table-cell office:value-type="float" office:value="1969.03" calcext:value-type="float">
            <text:p>1969.03</text:p>
          </table:table-cell>
        </table:table-row>
        <table:table-row table:style-name="ro1">
          <table:table-cell office:value-type="float" office:value="12095962" calcext:value-type="float">
            <text:p>12095962</text:p>
          </table:table-cell>
          <table:table-cell table:formula="of:=[.A758]/1000/(60*60*24)" office:value-type="time" office:time-value="PT03H21M35.962S" calcext:value-type="time">
            <text:p>03:21:36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2.75" calcext:value-type="float">
            <text:p>562.75</text:p>
          </table:table-cell>
          <table:table-cell office:value-type="float" office:value="1679.06" calcext:value-type="float">
            <text:p>1679.06</text:p>
          </table:table-cell>
          <table:table-cell office:value-type="float" office:value="1971.54" calcext:value-type="float">
            <text:p>1971.54</text:p>
          </table:table-cell>
        </table:table-row>
        <table:table-row table:style-name="ro1">
          <table:table-cell office:value-type="float" office:value="12111962" calcext:value-type="float">
            <text:p>12111962</text:p>
          </table:table-cell>
          <table:table-cell table:formula="of:=[.A759]/1000/(60*60*24)" office:value-type="time" office:time-value="PT03H21M51.962S" calcext:value-type="time">
            <text:p>03:21:52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7" calcext:value-type="float">
            <text:p>564.67</text:p>
          </table:table-cell>
          <table:table-cell office:value-type="float" office:value="1681.28" calcext:value-type="float">
            <text:p>1681.28</text:p>
          </table:table-cell>
          <table:table-cell office:value-type="float" office:value="1974.05" calcext:value-type="float">
            <text:p>1974.05</text:p>
          </table:table-cell>
        </table:table-row>
        <table:table-row table:style-name="ro1">
          <table:table-cell office:value-type="float" office:value="12127962" calcext:value-type="float">
            <text:p>12127962</text:p>
          </table:table-cell>
          <table:table-cell table:formula="of:=[.A760]/1000/(60*60*24)" office:value-type="time" office:time-value="PT03H22M07.962S" calcext:value-type="time">
            <text:p>03:22:08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2" calcext:value-type="float">
            <text:p>564.52</text:p>
          </table:table-cell>
          <table:table-cell office:value-type="float" office:value="1683.5" calcext:value-type="float">
            <text:p>1683.5</text:p>
          </table:table-cell>
          <table:table-cell office:value-type="float" office:value="1976.56" calcext:value-type="float">
            <text:p>1976.56</text:p>
          </table:table-cell>
        </table:table-row>
        <table:table-row table:style-name="ro1">
          <table:table-cell office:value-type="float" office:value="12143962" calcext:value-type="float">
            <text:p>12143962</text:p>
          </table:table-cell>
          <table:table-cell table:formula="of:=[.A761]/1000/(60*60*24)" office:value-type="time" office:time-value="PT03H22M23.962S" calcext:value-type="time">
            <text:p>03:22:24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6" calcext:value-type="float">
            <text:p>566.66</text:p>
          </table:table-cell>
          <table:table-cell office:value-type="float" office:value="1685.72" calcext:value-type="float">
            <text:p>1685.72</text:p>
          </table:table-cell>
          <table:table-cell office:value-type="float" office:value="1979.07" calcext:value-type="float">
            <text:p>1979.07</text:p>
          </table:table-cell>
        </table:table-row>
        <table:table-row table:style-name="ro1">
          <table:table-cell office:value-type="float" office:value="12159962" calcext:value-type="float">
            <text:p>12159962</text:p>
          </table:table-cell>
          <table:table-cell table:formula="of:=[.A762]/1000/(60*60*24)" office:value-type="time" office:time-value="PT03H22M39.962S" calcext:value-type="time">
            <text:p>03:22:40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6" calcext:value-type="float">
            <text:p>564.66</text:p>
          </table:table-cell>
          <table:table-cell office:value-type="float" office:value="1687.94" calcext:value-type="float">
            <text:p>1687.94</text:p>
          </table:table-cell>
          <table:table-cell office:value-type="float" office:value="1981.58" calcext:value-type="float">
            <text:p>1981.58</text:p>
          </table:table-cell>
        </table:table-row>
        <table:table-row table:style-name="ro1">
          <table:table-cell office:value-type="float" office:value="12175963" calcext:value-type="float">
            <text:p>12175963</text:p>
          </table:table-cell>
          <table:table-cell table:formula="of:=[.A763]/1000/(60*60*24)" office:value-type="time" office:time-value="PT03H22M55.963S" calcext:value-type="time">
            <text:p>03:22:56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5" calcext:value-type="float">
            <text:p>564.65</text:p>
          </table:table-cell>
          <table:table-cell office:value-type="float" office:value="1690.17" calcext:value-type="float">
            <text:p>1690.17</text:p>
          </table:table-cell>
          <table:table-cell office:value-type="float" office:value="1984.08" calcext:value-type="float">
            <text:p>1984.08</text:p>
          </table:table-cell>
        </table:table-row>
        <table:table-row table:style-name="ro1">
          <table:table-cell office:value-type="float" office:value="12191962" calcext:value-type="float">
            <text:p>12191962</text:p>
          </table:table-cell>
          <table:table-cell table:formula="of:=[.A764]/1000/(60*60*24)" office:value-type="time" office:time-value="PT03H23M11.962S" calcext:value-type="time">
            <text:p>03:23:12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3" calcext:value-type="float">
            <text:p>564.53</text:p>
          </table:table-cell>
          <table:table-cell office:value-type="float" office:value="1692.39" calcext:value-type="float">
            <text:p>1692.39</text:p>
          </table:table-cell>
          <table:table-cell office:value-type="float" office:value="1986.59" calcext:value-type="float">
            <text:p>1986.59</text:p>
          </table:table-cell>
        </table:table-row>
        <table:table-row table:style-name="ro1">
          <table:table-cell office:value-type="float" office:value="12207962" calcext:value-type="float">
            <text:p>12207962</text:p>
          </table:table-cell>
          <table:table-cell table:formula="of:=[.A765]/1000/(60*60*24)" office:value-type="time" office:time-value="PT03H23M27.962S" calcext:value-type="time">
            <text:p>03:23:2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694.61" calcext:value-type="float">
            <text:p>1694.61</text:p>
          </table:table-cell>
          <table:table-cell office:value-type="float" office:value="1989.1" calcext:value-type="float">
            <text:p>1989.1</text:p>
          </table:table-cell>
        </table:table-row>
        <table:table-row table:style-name="ro1">
          <table:table-cell office:value-type="float" office:value="12223963" calcext:value-type="float">
            <text:p>12223963</text:p>
          </table:table-cell>
          <table:table-cell table:formula="of:=[.A766]/1000/(60*60*24)" office:value-type="time" office:time-value="PT03H23M43.963S" calcext:value-type="time">
            <text:p>03:23:4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4" calcext:value-type="float">
            <text:p>564.54</text:p>
          </table:table-cell>
          <table:table-cell office:value-type="float" office:value="1696.83" calcext:value-type="float">
            <text:p>1696.83</text:p>
          </table:table-cell>
          <table:table-cell office:value-type="float" office:value="1991.6" calcext:value-type="float">
            <text:p>1991.6</text:p>
          </table:table-cell>
        </table:table-row>
        <table:table-row table:style-name="ro1">
          <table:table-cell office:value-type="float" office:value="12239963" calcext:value-type="float">
            <text:p>12239963</text:p>
          </table:table-cell>
          <table:table-cell table:formula="of:=[.A767]/1000/(60*60*24)" office:value-type="time" office:time-value="PT03H23M59.963S" calcext:value-type="time">
            <text:p>03:24:00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1" calcext:value-type="float">
            <text:p>562.51</text:p>
          </table:table-cell>
          <table:table-cell office:value-type="float" office:value="1699.05" calcext:value-type="float">
            <text:p>1699.05</text:p>
          </table:table-cell>
          <table:table-cell office:value-type="float" office:value="1994.11" calcext:value-type="float">
            <text:p>1994.11</text:p>
          </table:table-cell>
        </table:table-row>
        <table:table-row table:style-name="ro1">
          <table:table-cell office:value-type="float" office:value="12255963" calcext:value-type="float">
            <text:p>12255963</text:p>
          </table:table-cell>
          <table:table-cell table:formula="of:=[.A768]/1000/(60*60*24)" office:value-type="time" office:time-value="PT03H24M15.963S" calcext:value-type="time">
            <text:p>03:24:16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701.27" calcext:value-type="float">
            <text:p>1701.27</text:p>
          </table:table-cell>
          <table:table-cell office:value-type="float" office:value="1996.62" calcext:value-type="float">
            <text:p>1996.62</text:p>
          </table:table-cell>
        </table:table-row>
        <table:table-row table:style-name="ro1">
          <table:table-cell office:value-type="float" office:value="12271962" calcext:value-type="float">
            <text:p>12271962</text:p>
          </table:table-cell>
          <table:table-cell table:formula="of:=[.A769]/1000/(60*60*24)" office:value-type="time" office:time-value="PT03H24M31.962S" calcext:value-type="time">
            <text:p>03:24:3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703.49" calcext:value-type="float">
            <text:p>1703.49</text:p>
          </table:table-cell>
          <table:table-cell office:value-type="float" office:value="1999.12" calcext:value-type="float">
            <text:p>1999.12</text:p>
          </table:table-cell>
        </table:table-row>
        <table:table-row table:style-name="ro1">
          <table:table-cell office:value-type="float" office:value="12287963" calcext:value-type="float">
            <text:p>12287963</text:p>
          </table:table-cell>
          <table:table-cell table:formula="of:=[.A770]/1000/(60*60*24)" office:value-type="time" office:time-value="PT03H24M47.963S" calcext:value-type="time">
            <text:p>03:24:4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1" calcext:value-type="float">
            <text:p>564.31</text:p>
          </table:table-cell>
          <table:table-cell office:value-type="float" office:value="1705.71" calcext:value-type="float">
            <text:p>1705.71</text:p>
          </table:table-cell>
          <table:table-cell office:value-type="float" office:value="2001.63" calcext:value-type="float">
            <text:p>2001.63</text:p>
          </table:table-cell>
        </table:table-row>
        <table:table-row table:style-name="ro1">
          <table:table-cell office:value-type="float" office:value="12303963" calcext:value-type="float">
            <text:p>12303963</text:p>
          </table:table-cell>
          <table:table-cell table:formula="of:=[.A771]/1000/(60*60*24)" office:value-type="time" office:time-value="PT03H25M03.963S" calcext:value-type="time">
            <text:p>03:25:04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6" calcext:value-type="float">
            <text:p>562.66</text:p>
          </table:table-cell>
          <table:table-cell office:value-type="float" office:value="1707.93" calcext:value-type="float">
            <text:p>1707.93</text:p>
          </table:table-cell>
          <table:table-cell office:value-type="float" office:value="2004.13" calcext:value-type="float">
            <text:p>2004.13</text:p>
          </table:table-cell>
        </table:table-row>
        <table:table-row table:style-name="ro1">
          <table:table-cell office:value-type="float" office:value="12319962" calcext:value-type="float">
            <text:p>12319962</text:p>
          </table:table-cell>
          <table:table-cell table:formula="of:=[.A772]/1000/(60*60*24)" office:value-type="time" office:time-value="PT03H25M19.962S" calcext:value-type="time">
            <text:p>03:25:2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5" calcext:value-type="float">
            <text:p>564.45</text:p>
          </table:table-cell>
          <table:table-cell office:value-type="float" office:value="1710.15" calcext:value-type="float">
            <text:p>1710.15</text:p>
          </table:table-cell>
          <table:table-cell office:value-type="float" office:value="2006.63" calcext:value-type="float">
            <text:p>2006.63</text:p>
          </table:table-cell>
        </table:table-row>
        <table:table-row table:style-name="ro1">
          <table:table-cell office:value-type="float" office:value="12335962" calcext:value-type="float">
            <text:p>12335962</text:p>
          </table:table-cell>
          <table:table-cell table:formula="of:=[.A773]/1000/(60*60*24)" office:value-type="time" office:time-value="PT03H25M35.962S" calcext:value-type="time">
            <text:p>03:25:36</text:p>
          </table:table-cell>
          <table:table-cell office:value-type="float" office:value="1.13" calcext:value-type="float">
            <text:p>1.13</text:p>
          </table:table-cell>
          <table:table-cell office:value-type="float" office:value="499.92" calcext:value-type="float">
            <text:p>499.92</text:p>
          </table:table-cell>
          <table:table-cell office:value-type="float" office:value="562.9" calcext:value-type="float">
            <text:p>562.9</text:p>
          </table:table-cell>
          <table:table-cell office:value-type="float" office:value="1712.37" calcext:value-type="float">
            <text:p>1712.37</text:p>
          </table:table-cell>
          <table:table-cell office:value-type="float" office:value="2009.13" calcext:value-type="float">
            <text:p>2009.13</text:p>
          </table:table-cell>
        </table:table-row>
        <table:table-row table:style-name="ro1">
          <table:table-cell office:value-type="float" office:value="12351962" calcext:value-type="float">
            <text:p>12351962</text:p>
          </table:table-cell>
          <table:table-cell table:formula="of:=[.A774]/1000/(60*60*24)" office:value-type="time" office:time-value="PT03H25M51.962S" calcext:value-type="time">
            <text:p>03:25:52</text:p>
          </table:table-cell>
          <table:table-cell office:value-type="float" office:value="1.13" calcext:value-type="float">
            <text:p>1.13</text:p>
          </table:table-cell>
          <table:table-cell office:value-type="float" office:value="499.92" calcext:value-type="float">
            <text:p>499.92</text:p>
          </table:table-cell>
          <table:table-cell office:value-type="float" office:value="562.9" calcext:value-type="float">
            <text:p>562.9</text:p>
          </table:table-cell>
          <table:table-cell office:value-type="float" office:value="1714.59" calcext:value-type="float">
            <text:p>1714.59</text:p>
          </table:table-cell>
          <table:table-cell office:value-type="float" office:value="2011.64" calcext:value-type="float">
            <text:p>2011.64</text:p>
          </table:table-cell>
        </table:table-row>
        <table:table-row table:style-name="ro1">
          <table:table-cell office:value-type="float" office:value="12367963" calcext:value-type="float">
            <text:p>12367963</text:p>
          </table:table-cell>
          <table:table-cell table:formula="of:=[.A775]/1000/(60*60*24)" office:value-type="time" office:time-value="PT03H26M07.963S" calcext:value-type="time">
            <text:p>03:26:0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716.81" calcext:value-type="float">
            <text:p>1716.81</text:p>
          </table:table-cell>
          <table:table-cell office:value-type="float" office:value="2014.14" calcext:value-type="float">
            <text:p>2014.14</text:p>
          </table:table-cell>
        </table:table-row>
        <table:table-row table:style-name="ro1">
          <table:table-cell office:value-type="float" office:value="12383962" calcext:value-type="float">
            <text:p>12383962</text:p>
          </table:table-cell>
          <table:table-cell table:formula="of:=[.A776]/1000/(60*60*24)" office:value-type="time" office:time-value="PT03H26M23.962S" calcext:value-type="time">
            <text:p>03:26:24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4" calcext:value-type="float">
            <text:p>562.44</text:p>
          </table:table-cell>
          <table:table-cell office:value-type="float" office:value="1719.03" calcext:value-type="float">
            <text:p>1719.03</text:p>
          </table:table-cell>
          <table:table-cell office:value-type="float" office:value="2016.64" calcext:value-type="float">
            <text:p>2016.64</text:p>
          </table:table-cell>
        </table:table-row>
        <table:table-row table:style-name="ro1">
          <table:table-cell office:value-type="float" office:value="12399963" calcext:value-type="float">
            <text:p>12399963</text:p>
          </table:table-cell>
          <table:table-cell table:formula="of:=[.A777]/1000/(60*60*24)" office:value-type="time" office:time-value="PT03H26M39.963S" calcext:value-type="time">
            <text:p>03:26:40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721.25" calcext:value-type="float">
            <text:p>1721.25</text:p>
          </table:table-cell>
          <table:table-cell office:value-type="float" office:value="2019.14" calcext:value-type="float">
            <text:p>2019.14</text:p>
          </table:table-cell>
        </table:table-row>
        <table:table-row table:style-name="ro1">
          <table:table-cell office:value-type="float" office:value="12415962" calcext:value-type="float">
            <text:p>12415962</text:p>
          </table:table-cell>
          <table:table-cell table:formula="of:=[.A778]/1000/(60*60*24)" office:value-type="time" office:time-value="PT03H26M55.962S" calcext:value-type="time">
            <text:p>03:26:56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723.47" calcext:value-type="float">
            <text:p>1723.47</text:p>
          </table:table-cell>
          <table:table-cell office:value-type="float" office:value="2021.64" calcext:value-type="float">
            <text:p>2021.64</text:p>
          </table:table-cell>
        </table:table-row>
        <table:table-row table:style-name="ro1">
          <table:table-cell office:value-type="float" office:value="12431962" calcext:value-type="float">
            <text:p>12431962</text:p>
          </table:table-cell>
          <table:table-cell table:formula="of:=[.A779]/1000/(60*60*24)" office:value-type="time" office:time-value="PT03H27M11.962S" calcext:value-type="time">
            <text:p>03:27:12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725.69" calcext:value-type="float">
            <text:p>1725.69</text:p>
          </table:table-cell>
          <table:table-cell office:value-type="float" office:value="2024.14" calcext:value-type="float">
            <text:p>2024.14</text:p>
          </table:table-cell>
        </table:table-row>
        <table:table-row table:style-name="ro1">
          <table:table-cell office:value-type="float" office:value="12447962" calcext:value-type="float">
            <text:p>12447962</text:p>
          </table:table-cell>
          <table:table-cell table:formula="of:=[.A780]/1000/(60*60*24)" office:value-type="time" office:time-value="PT03H27M27.962S" calcext:value-type="time">
            <text:p>03:27:28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7" calcext:value-type="float">
            <text:p>562.67</text:p>
          </table:table-cell>
          <table:table-cell office:value-type="float" office:value="1727.91" calcext:value-type="float">
            <text:p>1727.91</text:p>
          </table:table-cell>
          <table:table-cell office:value-type="float" office:value="2026.64" calcext:value-type="float">
            <text:p>2026.64</text:p>
          </table:table-cell>
        </table:table-row>
        <table:table-row table:style-name="ro1">
          <table:table-cell office:value-type="float" office:value="12463962" calcext:value-type="float">
            <text:p>12463962</text:p>
          </table:table-cell>
          <table:table-cell table:formula="of:=[.A781]/1000/(60*60*24)" office:value-type="time" office:time-value="PT03H27M43.962S" calcext:value-type="time">
            <text:p>03:27:44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4" calcext:value-type="float">
            <text:p>562.44</text:p>
          </table:table-cell>
          <table:table-cell office:value-type="float" office:value="1730.13" calcext:value-type="float">
            <text:p>1730.13</text:p>
          </table:table-cell>
          <table:table-cell office:value-type="float" office:value="2029.14" calcext:value-type="float">
            <text:p>2029.14</text:p>
          </table:table-cell>
        </table:table-row>
        <table:table-row table:style-name="ro1">
          <table:table-cell office:value-type="float" office:value="12479963" calcext:value-type="float">
            <text:p>12479963</text:p>
          </table:table-cell>
          <table:table-cell table:formula="of:=[.A782]/1000/(60*60*24)" office:value-type="time" office:time-value="PT03H27M59.963S" calcext:value-type="time">
            <text:p>03:28:00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732.35" calcext:value-type="float">
            <text:p>1732.35</text:p>
          </table:table-cell>
          <table:table-cell office:value-type="float" office:value="2031.63" calcext:value-type="float">
            <text:p>2031.63</text:p>
          </table:table-cell>
        </table:table-row>
        <table:table-row table:style-name="ro1">
          <table:table-cell office:value-type="float" office:value="12495962" calcext:value-type="float">
            <text:p>12495962</text:p>
          </table:table-cell>
          <table:table-cell table:formula="of:=[.A783]/1000/(60*60*24)" office:value-type="time" office:time-value="PT03H28M15.962S" calcext:value-type="time">
            <text:p>03:28:16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6" calcext:value-type="float">
            <text:p>560.66</text:p>
          </table:table-cell>
          <table:table-cell office:value-type="float" office:value="1734.57" calcext:value-type="float">
            <text:p>1734.57</text:p>
          </table:table-cell>
          <table:table-cell office:value-type="float" office:value="2034.13" calcext:value-type="float">
            <text:p>2034.13</text:p>
          </table:table-cell>
        </table:table-row>
        <table:table-row table:style-name="ro1">
          <table:table-cell office:value-type="float" office:value="12511962" calcext:value-type="float">
            <text:p>12511962</text:p>
          </table:table-cell>
          <table:table-cell table:formula="of:=[.A784]/1000/(60*60*24)" office:value-type="time" office:time-value="PT03H28M31.962S" calcext:value-type="time">
            <text:p>03:28:32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60.77" calcext:value-type="float">
            <text:p>560.77</text:p>
          </table:table-cell>
          <table:table-cell office:value-type="float" office:value="1736.79" calcext:value-type="float">
            <text:p>1736.79</text:p>
          </table:table-cell>
          <table:table-cell office:value-type="float" office:value="2036.63" calcext:value-type="float">
            <text:p>2036.63</text:p>
          </table:table-cell>
        </table:table-row>
        <table:table-row table:style-name="ro1">
          <table:table-cell office:value-type="float" office:value="12527962" calcext:value-type="float">
            <text:p>12527962</text:p>
          </table:table-cell>
          <table:table-cell table:formula="of:=[.A785]/1000/(60*60*24)" office:value-type="time" office:time-value="PT03H28M47.962S" calcext:value-type="time">
            <text:p>03:28:48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3" calcext:value-type="float">
            <text:p>562.53</text:p>
          </table:table-cell>
          <table:table-cell office:value-type="float" office:value="1739.02" calcext:value-type="float">
            <text:p>1739.02</text:p>
          </table:table-cell>
          <table:table-cell office:value-type="float" office:value="2039.13" calcext:value-type="float">
            <text:p>2039.13</text:p>
          </table:table-cell>
        </table:table-row>
        <table:table-row table:style-name="ro1">
          <table:table-cell office:value-type="float" office:value="12543963" calcext:value-type="float">
            <text:p>12543963</text:p>
          </table:table-cell>
          <table:table-cell table:formula="of:=[.A786]/1000/(60*60*24)" office:value-type="time" office:time-value="PT03H29M03.963S" calcext:value-type="time">
            <text:p>03:29:04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3" calcext:value-type="float">
            <text:p>560.53</text:p>
          </table:table-cell>
          <table:table-cell office:value-type="float" office:value="1741.24" calcext:value-type="float">
            <text:p>1741.24</text:p>
          </table:table-cell>
          <table:table-cell office:value-type="float" office:value="2041.63" calcext:value-type="float">
            <text:p>2041.63</text:p>
          </table:table-cell>
        </table:table-row>
        <table:table-row table:style-name="ro1">
          <table:table-cell office:value-type="float" office:value="12559963" calcext:value-type="float">
            <text:p>12559963</text:p>
          </table:table-cell>
          <table:table-cell table:formula="of:=[.A787]/1000/(60*60*24)" office:value-type="time" office:time-value="PT03H29M19.963S" calcext:value-type="time">
            <text:p>03:29:20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1" calcext:value-type="float">
            <text:p>560.31</text:p>
          </table:table-cell>
          <table:table-cell office:value-type="float" office:value="1743.46" calcext:value-type="float">
            <text:p>1743.46</text:p>
          </table:table-cell>
          <table:table-cell office:value-type="float" office:value="2044.12" calcext:value-type="float">
            <text:p>2044.12</text:p>
          </table:table-cell>
        </table:table-row>
        <table:table-row table:style-name="ro1">
          <table:table-cell office:value-type="float" office:value="12575962" calcext:value-type="float">
            <text:p>12575962</text:p>
          </table:table-cell>
          <table:table-cell table:formula="of:=[.A788]/1000/(60*60*24)" office:value-type="time" office:time-value="PT03H29M35.962S" calcext:value-type="time">
            <text:p>03:29:36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4" calcext:value-type="float">
            <text:p>560.54</text:p>
          </table:table-cell>
          <table:table-cell office:value-type="float" office:value="1745.68" calcext:value-type="float">
            <text:p>1745.68</text:p>
          </table:table-cell>
          <table:table-cell office:value-type="float" office:value="2046.62" calcext:value-type="float">
            <text:p>2046.62</text:p>
          </table:table-cell>
        </table:table-row>
        <table:table-row table:style-name="ro1">
          <table:table-cell office:value-type="float" office:value="12591962" calcext:value-type="float">
            <text:p>12591962</text:p>
          </table:table-cell>
          <table:table-cell table:formula="of:=[.A789]/1000/(60*60*24)" office:value-type="time" office:time-value="PT03H29M51.962S" calcext:value-type="time">
            <text:p>03:29:52</text:p>
          </table:table-cell>
          <table:table-cell office:value-type="float" office:value="1.12" calcext:value-type="float">
            <text:p>1.12</text:p>
          </table:table-cell>
          <table:table-cell office:value-type="float" office:value="500" calcext:value-type="float">
            <text:p>500</text:p>
          </table:table-cell>
          <table:table-cell office:value-type="float" office:value="560.98" calcext:value-type="float">
            <text:p>560.98</text:p>
          </table:table-cell>
          <table:table-cell office:value-type="float" office:value="1747.9" calcext:value-type="float">
            <text:p>1747.9</text:p>
          </table:table-cell>
          <table:table-cell office:value-type="float" office:value="2049.11" calcext:value-type="float">
            <text:p>2049.11</text:p>
          </table:table-cell>
        </table:table-row>
        <table:table-row table:style-name="ro1">
          <table:table-cell office:value-type="float" office:value="12607962" calcext:value-type="float">
            <text:p>12607962</text:p>
          </table:table-cell>
          <table:table-cell table:formula="of:=[.A790]/1000/(60*60*24)" office:value-type="time" office:time-value="PT03H30M07.962S" calcext:value-type="time">
            <text:p>03:30:08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3" calcext:value-type="float">
            <text:p>560.53</text:p>
          </table:table-cell>
          <table:table-cell office:value-type="float" office:value="1750.12" calcext:value-type="float">
            <text:p>1750.12</text:p>
          </table:table-cell>
          <table:table-cell office:value-type="float" office:value="2051.61" calcext:value-type="float">
            <text:p>2051.61</text:p>
          </table:table-cell>
        </table:table-row>
        <table:table-row table:style-name="ro1">
          <table:table-cell office:value-type="float" office:value="12623962" calcext:value-type="float">
            <text:p>12623962</text:p>
          </table:table-cell>
          <table:table-cell table:formula="of:=[.A791]/1000/(60*60*24)" office:value-type="time" office:time-value="PT03H30M23.962S" calcext:value-type="time">
            <text:p>03:30:24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8" calcext:value-type="float">
            <text:p>560.68</text:p>
          </table:table-cell>
          <table:table-cell office:value-type="float" office:value="1752.34" calcext:value-type="float">
            <text:p>1752.34</text:p>
          </table:table-cell>
          <table:table-cell office:value-type="float" office:value="2054.1" calcext:value-type="float">
            <text:p>2054.1</text:p>
          </table:table-cell>
        </table:table-row>
        <table:table-row table:style-name="ro1">
          <table:table-cell office:value-type="float" office:value="12639963" calcext:value-type="float">
            <text:p>12639963</text:p>
          </table:table-cell>
          <table:table-cell table:formula="of:=[.A792]/1000/(60*60*24)" office:value-type="time" office:time-value="PT03H30M39.963S" calcext:value-type="time">
            <text:p>03:30:40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5" calcext:value-type="float">
            <text:p>560.65</text:p>
          </table:table-cell>
          <table:table-cell office:value-type="float" office:value="1754.56" calcext:value-type="float">
            <text:p>1754.56</text:p>
          </table:table-cell>
          <table:table-cell office:value-type="float" office:value="2056.59" calcext:value-type="float">
            <text:p>2056.59</text:p>
          </table:table-cell>
        </table:table-row>
        <table:table-row table:style-name="ro1">
          <table:table-cell office:value-type="float" office:value="12655962" calcext:value-type="float">
            <text:p>12655962</text:p>
          </table:table-cell>
          <table:table-cell table:formula="of:=[.A793]/1000/(60*60*24)" office:value-type="time" office:time-value="PT03H30M55.962S" calcext:value-type="time">
            <text:p>03:30:56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4" calcext:value-type="float">
            <text:p>560.54</text:p>
          </table:table-cell>
          <table:table-cell office:value-type="float" office:value="1756.78" calcext:value-type="float">
            <text:p>1756.78</text:p>
          </table:table-cell>
          <table:table-cell office:value-type="float" office:value="2059.09" calcext:value-type="float">
            <text:p>2059.09</text:p>
          </table:table-cell>
        </table:table-row>
        <table:table-row table:style-name="ro1">
          <table:table-cell office:value-type="float" office:value="12671962" calcext:value-type="float">
            <text:p>12671962</text:p>
          </table:table-cell>
          <table:table-cell table:formula="of:=[.A794]/1000/(60*60*24)" office:value-type="time" office:time-value="PT03H31M11.962S" calcext:value-type="time">
            <text:p>03:31:12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2" calcext:value-type="float">
            <text:p>560.52</text:p>
          </table:table-cell>
          <table:table-cell office:value-type="float" office:value="1759" calcext:value-type="float">
            <text:p>1759</text:p>
          </table:table-cell>
          <table:table-cell office:value-type="float" office:value="2061.58" calcext:value-type="float">
            <text:p>2061.58</text:p>
          </table:table-cell>
        </table:table-row>
        <table:table-row table:style-name="ro1">
          <table:table-cell office:value-type="float" office:value="12687962" calcext:value-type="float">
            <text:p>12687962</text:p>
          </table:table-cell>
          <table:table-cell table:formula="of:=[.A795]/1000/(60*60*24)" office:value-type="time" office:time-value="PT03H31M27.962S" calcext:value-type="time">
            <text:p>03:31:28</text:p>
          </table:table-cell>
          <table:table-cell office:value-type="float" office:value="1.13" calcext:value-type="float">
            <text:p>1.13</text:p>
          </table:table-cell>
          <table:table-cell office:value-type="float" office:value="499.92" calcext:value-type="float">
            <text:p>499.92</text:p>
          </table:table-cell>
          <table:table-cell office:value-type="float" office:value="562.9" calcext:value-type="float">
            <text:p>562.9</text:p>
          </table:table-cell>
          <table:table-cell office:value-type="float" office:value="1761.22" calcext:value-type="float">
            <text:p>1761.22</text:p>
          </table:table-cell>
          <table:table-cell office:value-type="float" office:value="2064.07" calcext:value-type="float">
            <text:p>2064.07</text:p>
          </table:table-cell>
        </table:table-row>
        <table:table-row table:style-name="ro1">
          <table:table-cell office:value-type="float" office:value="12703962" calcext:value-type="float">
            <text:p>12703962</text:p>
          </table:table-cell>
          <table:table-cell table:formula="of:=[.A796]/1000/(60*60*24)" office:value-type="time" office:time-value="PT03H31M43.962S" calcext:value-type="time">
            <text:p>03:31:44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7" calcext:value-type="float">
            <text:p>560.67</text:p>
          </table:table-cell>
          <table:table-cell office:value-type="float" office:value="1763.44" calcext:value-type="float">
            <text:p>1763.44</text:p>
          </table:table-cell>
          <table:table-cell office:value-type="float" office:value="2066.56" calcext:value-type="float">
            <text:p>2066.56</text:p>
          </table:table-cell>
        </table:table-row>
        <table:table-row table:style-name="ro1">
          <table:table-cell office:value-type="float" office:value="12719962" calcext:value-type="float">
            <text:p>12719962</text:p>
          </table:table-cell>
          <table:table-cell table:formula="of:=[.A797]/1000/(60*60*24)" office:value-type="time" office:time-value="PT03H31M59.962S" calcext:value-type="time">
            <text:p>03:32:00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4" calcext:value-type="float">
            <text:p>560.54</text:p>
          </table:table-cell>
          <table:table-cell office:value-type="float" office:value="1765.66" calcext:value-type="float">
            <text:p>1765.66</text:p>
          </table:table-cell>
          <table:table-cell office:value-type="float" office:value="2069.05" calcext:value-type="float">
            <text:p>2069.05</text:p>
          </table:table-cell>
        </table:table-row>
        <table:table-row table:style-name="ro1">
          <table:table-cell office:value-type="float" office:value="12735963" calcext:value-type="float">
            <text:p>12735963</text:p>
          </table:table-cell>
          <table:table-cell table:formula="of:=[.A798]/1000/(60*60*24)" office:value-type="time" office:time-value="PT03H32M15.963S" calcext:value-type="time">
            <text:p>03:32:16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60.77" calcext:value-type="float">
            <text:p>560.77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2071.54" calcext:value-type="float">
            <text:p>2071.54</text:p>
          </table:table-cell>
        </table:table-row>
        <table:table-row table:style-name="ro1">
          <table:table-cell office:value-type="float" office:value="12751962" calcext:value-type="float">
            <text:p>12751962</text:p>
          </table:table-cell>
          <table:table-cell table:formula="of:=[.A799]/1000/(60*60*24)" office:value-type="time" office:time-value="PT03H32M31.962S" calcext:value-type="time">
            <text:p>03:32:32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58.76" calcext:value-type="float">
            <text:p>558.76</text:p>
          </table:table-cell>
          <table:table-cell office:value-type="float" office:value="1770.11" calcext:value-type="float">
            <text:p>1770.11</text:p>
          </table:table-cell>
          <table:table-cell office:value-type="float" office:value="2074.03" calcext:value-type="float">
            <text:p>2074.03</text:p>
          </table:table-cell>
        </table:table-row>
        <table:table-row table:style-name="ro1">
          <table:table-cell office:value-type="float" office:value="12767962" calcext:value-type="float">
            <text:p>12767962</text:p>
          </table:table-cell>
          <table:table-cell table:formula="of:=[.A800]/1000/(60*60*24)" office:value-type="time" office:time-value="PT03H32M47.962S" calcext:value-type="time">
            <text:p>03:32:48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6" calcext:value-type="float">
            <text:p>560.66</text:p>
          </table:table-cell>
          <table:table-cell office:value-type="float" office:value="1772.33" calcext:value-type="float">
            <text:p>1772.33</text:p>
          </table:table-cell>
          <table:table-cell office:value-type="float" office:value="2076.51" calcext:value-type="float">
            <text:p>2076.51</text:p>
          </table:table-cell>
        </table:table-row>
        <table:table-row table:style-name="ro1">
          <table:table-cell office:value-type="float" office:value="12783963" calcext:value-type="float">
            <text:p>12783963</text:p>
          </table:table-cell>
          <table:table-cell table:formula="of:=[.A801]/1000/(60*60*24)" office:value-type="time" office:time-value="PT03H33M03.963S" calcext:value-type="time">
            <text:p>03:33:04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58.75" calcext:value-type="float">
            <text:p>558.75</text:p>
          </table:table-cell>
          <table:table-cell office:value-type="float" office:value="1774.55" calcext:value-type="float">
            <text:p>1774.55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2799962" calcext:value-type="float">
            <text:p>12799962</text:p>
          </table:table-cell>
          <table:table-cell table:formula="of:=[.A802]/1000/(60*60*24)" office:value-type="time" office:time-value="PT03H33M19.962S" calcext:value-type="time">
            <text:p>03:33:20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7" calcext:value-type="float">
            <text:p>558.67</text:p>
          </table:table-cell>
          <table:table-cell office:value-type="float" office:value="1776.77" calcext:value-type="float">
            <text:p>1776.77</text:p>
          </table:table-cell>
          <table:table-cell office:value-type="float" office:value="2081.49" calcext:value-type="float">
            <text:p>2081.49</text:p>
          </table:table-cell>
        </table:table-row>
        <table:table-row table:style-name="ro1">
          <table:table-cell office:value-type="float" office:value="12815962" calcext:value-type="float">
            <text:p>12815962</text:p>
          </table:table-cell>
          <table:table-cell table:formula="of:=[.A803]/1000/(60*60*24)" office:value-type="time" office:time-value="PT03H33M35.962S" calcext:value-type="time">
            <text:p>03:33:36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5" calcext:value-type="float">
            <text:p>558.65</text:p>
          </table:table-cell>
          <table:table-cell office:value-type="float" office:value="1778.99" calcext:value-type="float">
            <text:p>1778.99</text:p>
          </table:table-cell>
          <table:table-cell office:value-type="float" office:value="2083.97" calcext:value-type="float">
            <text:p>2083.97</text:p>
          </table:table-cell>
        </table:table-row>
        <table:table-row table:style-name="ro1">
          <table:table-cell office:value-type="float" office:value="12831962" calcext:value-type="float">
            <text:p>12831962</text:p>
          </table:table-cell>
          <table:table-cell table:formula="of:=[.A804]/1000/(60*60*24)" office:value-type="time" office:time-value="PT03H33M51.962S" calcext:value-type="time">
            <text:p>03:33:52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2" calcext:value-type="float">
            <text:p>558.32</text:p>
          </table:table-cell>
          <table:table-cell office:value-type="float" office:value="1781.21" calcext:value-type="float">
            <text:p>1781.21</text:p>
          </table:table-cell>
          <table:table-cell office:value-type="float" office:value="2086.46" calcext:value-type="float">
            <text:p>2086.46</text:p>
          </table:table-cell>
        </table:table-row>
        <table:table-row table:style-name="ro1">
          <table:table-cell office:value-type="float" office:value="12847962" calcext:value-type="float">
            <text:p>12847962</text:p>
          </table:table-cell>
          <table:table-cell table:formula="of:=[.A805]/1000/(60*60*24)" office:value-type="time" office:time-value="PT03H34M07.962S" calcext:value-type="time">
            <text:p>03:34:08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783.43" calcext:value-type="float">
            <text:p>1783.43</text:p>
          </table:table-cell>
          <table:table-cell office:value-type="float" office:value="2088.94" calcext:value-type="float">
            <text:p>2088.94</text:p>
          </table:table-cell>
        </table:table-row>
        <table:table-row table:style-name="ro1">
          <table:table-cell office:value-type="float" office:value="12863962" calcext:value-type="float">
            <text:p>12863962</text:p>
          </table:table-cell>
          <table:table-cell table:formula="of:=[.A806]/1000/(60*60*24)" office:value-type="time" office:time-value="PT03H34M23.962S" calcext:value-type="time">
            <text:p>03:34:24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58.73" calcext:value-type="float">
            <text:p>558.73</text:p>
          </table:table-cell>
          <table:table-cell office:value-type="float" office:value="1785.65" calcext:value-type="float">
            <text:p>1785.65</text:p>
          </table:table-cell>
          <table:table-cell office:value-type="float" office:value="2091.43" calcext:value-type="float">
            <text:p>2091.43</text:p>
          </table:table-cell>
        </table:table-row>
        <table:table-row table:style-name="ro1">
          <table:table-cell office:value-type="float" office:value="12879962" calcext:value-type="float">
            <text:p>12879962</text:p>
          </table:table-cell>
          <table:table-cell table:formula="of:=[.A807]/1000/(60*60*24)" office:value-type="time" office:time-value="PT03H34M39.962S" calcext:value-type="time">
            <text:p>03:34:40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6" calcext:value-type="float">
            <text:p>558.66</text:p>
          </table:table-cell>
          <table:table-cell office:value-type="float" office:value="1787.87" calcext:value-type="float">
            <text:p>1787.87</text:p>
          </table:table-cell>
          <table:table-cell office:value-type="float" office:value="2093.91" calcext:value-type="float">
            <text:p>2093.91</text:p>
          </table:table-cell>
        </table:table-row>
        <table:table-row table:style-name="ro1">
          <table:table-cell office:value-type="float" office:value="12895962" calcext:value-type="float">
            <text:p>12895962</text:p>
          </table:table-cell>
          <table:table-cell table:formula="of:=[.A808]/1000/(60*60*24)" office:value-type="time" office:time-value="PT03H34M55.962S" calcext:value-type="time">
            <text:p>03:34:56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58.75" calcext:value-type="float">
            <text:p>558.75</text:p>
          </table:table-cell>
          <table:table-cell office:value-type="float" office:value="1790.09" calcext:value-type="float">
            <text:p>1790.09</text:p>
          </table:table-cell>
          <table:table-cell office:value-type="float" office:value="2096.39" calcext:value-type="float">
            <text:p>2096.39</text:p>
          </table:table-cell>
        </table:table-row>
        <table:table-row table:style-name="ro1">
          <table:table-cell office:value-type="float" office:value="12911962" calcext:value-type="float">
            <text:p>12911962</text:p>
          </table:table-cell>
          <table:table-cell table:formula="of:=[.A809]/1000/(60*60*24)" office:value-type="time" office:time-value="PT03H35M11.962S" calcext:value-type="time">
            <text:p>03:35:12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6.68" calcext:value-type="float">
            <text:p>556.68</text:p>
          </table:table-cell>
          <table:table-cell office:value-type="float" office:value="1792.31" calcext:value-type="float">
            <text:p>1792.31</text:p>
          </table:table-cell>
          <table:table-cell office:value-type="float" office:value="2098.87" calcext:value-type="float">
            <text:p>2098.87</text:p>
          </table:table-cell>
        </table:table-row>
        <table:table-row table:style-name="ro1">
          <table:table-cell office:value-type="float" office:value="12927963" calcext:value-type="float">
            <text:p>12927963</text:p>
          </table:table-cell>
          <table:table-cell table:formula="of:=[.A810]/1000/(60*60*24)" office:value-type="time" office:time-value="PT03H35M27.963S" calcext:value-type="time">
            <text:p>03:35:28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2" calcext:value-type="float">
            <text:p>558.52</text:p>
          </table:table-cell>
          <table:table-cell office:value-type="float" office:value="1794.53" calcext:value-type="float">
            <text:p>1794.53</text:p>
          </table:table-cell>
          <table:table-cell office:value-type="float" office:value="2101.36" calcext:value-type="float">
            <text:p>2101.36</text:p>
          </table:table-cell>
        </table:table-row>
        <table:table-row table:style-name="ro1">
          <table:table-cell office:value-type="float" office:value="12943962" calcext:value-type="float">
            <text:p>12943962</text:p>
          </table:table-cell>
          <table:table-cell table:formula="of:=[.A811]/1000/(60*60*24)" office:value-type="time" office:time-value="PT03H35M43.962S" calcext:value-type="time">
            <text:p>03:35:44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2" calcext:value-type="float">
            <text:p>556.32</text:p>
          </table:table-cell>
          <table:table-cell office:value-type="float" office:value="1796.75" calcext:value-type="float">
            <text:p>1796.75</text:p>
          </table:table-cell>
          <table:table-cell office:value-type="float" office:value="2103.84" calcext:value-type="float">
            <text:p>2103.84</text:p>
          </table:table-cell>
        </table:table-row>
        <table:table-row table:style-name="ro1">
          <table:table-cell office:value-type="float" office:value="12959962" calcext:value-type="float">
            <text:p>12959962</text:p>
          </table:table-cell>
          <table:table-cell table:formula="of:=[.A812]/1000/(60*60*24)" office:value-type="time" office:time-value="PT03H35M59.962S" calcext:value-type="time">
            <text:p>03:36:00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2" calcext:value-type="float">
            <text:p>558.22</text:p>
          </table:table-cell>
          <table:table-cell office:value-type="float" office:value="1798.97" calcext:value-type="float">
            <text:p>1798.97</text:p>
          </table:table-cell>
          <table:table-cell office:value-type="float" office:value="2106.32" calcext:value-type="float">
            <text:p>2106.32</text:p>
          </table:table-cell>
        </table:table-row>
        <table:table-row table:style-name="ro1">
          <table:table-cell office:value-type="float" office:value="12975962" calcext:value-type="float">
            <text:p>12975962</text:p>
          </table:table-cell>
          <table:table-cell table:formula="of:=[.A813]/1000/(60*60*24)" office:value-type="time" office:time-value="PT03H36M15.962S" calcext:value-type="time">
            <text:p>03:36:16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1" calcext:value-type="float">
            <text:p>558.31</text:p>
          </table:table-cell>
          <table:table-cell office:value-type="float" office:value="1801.19" calcext:value-type="float">
            <text:p>1801.19</text:p>
          </table:table-cell>
          <table:table-cell office:value-type="float" office:value="2108.8" calcext:value-type="float">
            <text:p>2108.8</text:p>
          </table:table-cell>
        </table:table-row>
        <table:table-row table:style-name="ro1">
          <table:table-cell office:value-type="float" office:value="12991963" calcext:value-type="float">
            <text:p>12991963</text:p>
          </table:table-cell>
          <table:table-cell table:formula="of:=[.A814]/1000/(60*60*24)" office:value-type="time" office:time-value="PT03H36M31.963S" calcext:value-type="time">
            <text:p>03:36:32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803.41" calcext:value-type="float">
            <text:p>1803.41</text:p>
          </table:table-cell>
          <table:table-cell office:value-type="float" office:value="2111.28" calcext:value-type="float">
            <text:p>2111.28</text:p>
          </table:table-cell>
        </table:table-row>
        <table:table-row table:style-name="ro1">
          <table:table-cell office:value-type="float" office:value="13007963" calcext:value-type="float">
            <text:p>13007963</text:p>
          </table:table-cell>
          <table:table-cell table:formula="of:=[.A815]/1000/(60*60*24)" office:value-type="time" office:time-value="PT03H36M47.963S" calcext:value-type="time">
            <text:p>03:36:48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2" calcext:value-type="float">
            <text:p>556.32</text:p>
          </table:table-cell>
          <table:table-cell office:value-type="float" office:value="1805.63" calcext:value-type="float">
            <text:p>1805.63</text:p>
          </table:table-cell>
          <table:table-cell office:value-type="float" office:value="2113.76" calcext:value-type="float">
            <text:p>2113.76</text:p>
          </table:table-cell>
        </table:table-row>
        <table:table-row table:style-name="ro1">
          <table:table-cell office:value-type="float" office:value="13023962" calcext:value-type="float">
            <text:p>13023962</text:p>
          </table:table-cell>
          <table:table-cell table:formula="of:=[.A816]/1000/(60*60*24)" office:value-type="time" office:time-value="PT03H37M03.962S" calcext:value-type="time">
            <text:p>03:37:04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1" calcext:value-type="float">
            <text:p>558.31</text:p>
          </table:table-cell>
          <table:table-cell office:value-type="float" office:value="1807.85" calcext:value-type="float">
            <text:p>1807.85</text:p>
          </table:table-cell>
          <table:table-cell office:value-type="float" office:value="2116.24" calcext:value-type="float">
            <text:p>2116.24</text:p>
          </table:table-cell>
        </table:table-row>
        <table:table-row table:style-name="ro1">
          <table:table-cell office:value-type="float" office:value="13039962" calcext:value-type="float">
            <text:p>13039962</text:p>
          </table:table-cell>
          <table:table-cell table:formula="of:=[.A817]/1000/(60*60*24)" office:value-type="time" office:time-value="PT03H37M19.962S" calcext:value-type="time">
            <text:p>03:37:20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2" calcext:value-type="float">
            <text:p>556.52</text:p>
          </table:table-cell>
          <table:table-cell office:value-type="float" office:value="1810.07" calcext:value-type="float">
            <text:p>1810.07</text:p>
          </table:table-cell>
          <table:table-cell office:value-type="float" office:value="2118.71" calcext:value-type="float">
            <text:p>2118.71</text:p>
          </table:table-cell>
        </table:table-row>
        <table:table-row table:style-name="ro1">
          <table:table-cell office:value-type="float" office:value="13055962" calcext:value-type="float">
            <text:p>13055962</text:p>
          </table:table-cell>
          <table:table-cell table:formula="of:=[.A818]/1000/(60*60*24)" office:value-type="time" office:time-value="PT03H37M35.962S" calcext:value-type="time">
            <text:p>03:37:36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812.29" calcext:value-type="float">
            <text:p>1812.29</text:p>
          </table:table-cell>
          <table:table-cell office:value-type="float" office:value="2121.19" calcext:value-type="float">
            <text:p>2121.19</text:p>
          </table:table-cell>
        </table:table-row>
        <table:table-row table:style-name="ro1">
          <table:table-cell office:value-type="float" office:value="13071963" calcext:value-type="float">
            <text:p>13071963</text:p>
          </table:table-cell>
          <table:table-cell table:formula="of:=[.A819]/1000/(60*60*24)" office:value-type="time" office:time-value="PT03H37M51.963S" calcext:value-type="time">
            <text:p>03:37:52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6.66" calcext:value-type="float">
            <text:p>556.66</text:p>
          </table:table-cell>
          <table:table-cell office:value-type="float" office:value="1814.51" calcext:value-type="float">
            <text:p>1814.51</text:p>
          </table:table-cell>
          <table:table-cell office:value-type="float" office:value="2123.66" calcext:value-type="float">
            <text:p>2123.66</text:p>
          </table:table-cell>
        </table:table-row>
        <table:table-row table:style-name="ro1">
          <table:table-cell office:value-type="float" office:value="13087962" calcext:value-type="float">
            <text:p>13087962</text:p>
          </table:table-cell>
          <table:table-cell table:formula="of:=[.A820]/1000/(60*60*24)" office:value-type="time" office:time-value="PT03H38M07.962S" calcext:value-type="time">
            <text:p>03:38:08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816.73" calcext:value-type="float">
            <text:p>1816.73</text:p>
          </table:table-cell>
          <table:table-cell office:value-type="float" office:value="2126.14" calcext:value-type="float">
            <text:p>2126.14</text:p>
          </table:table-cell>
        </table:table-row>
        <table:table-row table:style-name="ro1">
          <table:table-cell office:value-type="float" office:value="13103962" calcext:value-type="float">
            <text:p>13103962</text:p>
          </table:table-cell>
          <table:table-cell table:formula="of:=[.A821]/1000/(60*60*24)" office:value-type="time" office:time-value="PT03H38M23.962S" calcext:value-type="time">
            <text:p>03:38:24</text:p>
          </table:table-cell>
          <table:table-cell office:value-type="float" office:value="1.11" calcext:value-type="float">
            <text:p>1.11</text:p>
          </table:table-cell>
          <table:table-cell office:value-type="float" office:value="500" calcext:value-type="float">
            <text:p>500</text:p>
          </table:table-cell>
          <table:table-cell office:value-type="float" office:value="556.98" calcext:value-type="float">
            <text:p>556.98</text:p>
          </table:table-cell>
          <table:table-cell office:value-type="float" office:value="1818.96" calcext:value-type="float">
            <text:p>1818.96</text:p>
          </table:table-cell>
          <table:table-cell office:value-type="float" office:value="2128.61" calcext:value-type="float">
            <text:p>2128.61</text:p>
          </table:table-cell>
        </table:table-row>
        <table:table-row table:style-name="ro1">
          <table:table-cell office:value-type="float" office:value="13119962" calcext:value-type="float">
            <text:p>13119962</text:p>
          </table:table-cell>
          <table:table-cell table:formula="of:=[.A822]/1000/(60*60*24)" office:value-type="time" office:time-value="PT03H38M39.962S" calcext:value-type="time">
            <text:p>03:38:40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6" calcext:value-type="float">
            <text:p>558.66</text:p>
          </table:table-cell>
          <table:table-cell office:value-type="float" office:value="1821.18" calcext:value-type="float">
            <text:p>1821.18</text:p>
          </table:table-cell>
          <table:table-cell office:value-type="float" office:value="2131.09" calcext:value-type="float">
            <text:p>2131.09</text:p>
          </table:table-cell>
        </table:table-row>
        <table:table-row table:style-name="ro1">
          <table:table-cell office:value-type="float" office:value="13135962" calcext:value-type="float">
            <text:p>13135962</text:p>
          </table:table-cell>
          <table:table-cell table:formula="of:=[.A823]/1000/(60*60*24)" office:value-type="time" office:time-value="PT03H38M55.962S" calcext:value-type="time">
            <text:p>03:38:56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1823.4" calcext:value-type="float">
            <text:p>1823.4</text:p>
          </table:table-cell>
          <table:table-cell office:value-type="float" office:value="2133.56" calcext:value-type="float">
            <text:p>2133.56</text:p>
          </table:table-cell>
        </table:table-row>
        <table:table-row table:style-name="ro1">
          <table:table-cell office:value-type="float" office:value="13151963" calcext:value-type="float">
            <text:p>13151963</text:p>
          </table:table-cell>
          <table:table-cell table:formula="of:=[.A824]/1000/(60*60*24)" office:value-type="time" office:time-value="PT03H39M11.963S" calcext:value-type="time">
            <text:p>03:39:12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1825.62" calcext:value-type="float">
            <text:p>1825.62</text:p>
          </table:table-cell>
          <table:table-cell office:value-type="float" office:value="2136.03" calcext:value-type="float">
            <text:p>2136.03</text:p>
          </table:table-cell>
        </table:table-row>
        <table:table-row table:style-name="ro1">
          <table:table-cell office:value-type="float" office:value="13167962" calcext:value-type="float">
            <text:p>13167962</text:p>
          </table:table-cell>
          <table:table-cell table:formula="of:=[.A825]/1000/(60*60*24)" office:value-type="time" office:time-value="PT03H39M27.962S" calcext:value-type="time">
            <text:p>03:39:28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5" calcext:value-type="float">
            <text:p>554.45</text:p>
          </table:table-cell>
          <table:table-cell office:value-type="float" office:value="1827.84" calcext:value-type="float">
            <text:p>1827.84</text:p>
          </table:table-cell>
          <table:table-cell office:value-type="float" office:value="2138.5" calcext:value-type="float">
            <text:p>2138.5</text:p>
          </table:table-cell>
        </table:table-row>
        <table:table-row table:style-name="ro1">
          <table:table-cell office:value-type="float" office:value="13183962" calcext:value-type="float">
            <text:p>13183962</text:p>
          </table:table-cell>
          <table:table-cell table:formula="of:=[.A826]/1000/(60*60*24)" office:value-type="time" office:time-value="PT03H39M43.962S" calcext:value-type="time">
            <text:p>03:39:44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1830.06" calcext:value-type="float">
            <text:p>1830.06</text:p>
          </table:table-cell>
          <table:table-cell office:value-type="float" office:value="2140.98" calcext:value-type="float">
            <text:p>2140.98</text:p>
          </table:table-cell>
        </table:table-row>
        <table:table-row table:style-name="ro1">
          <table:table-cell office:value-type="float" office:value="13199963" calcext:value-type="float">
            <text:p>13199963</text:p>
          </table:table-cell>
          <table:table-cell table:formula="of:=[.A827]/1000/(60*60*24)" office:value-type="time" office:time-value="PT03H39M59.963S" calcext:value-type="time">
            <text:p>03:40:00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1" calcext:value-type="float">
            <text:p>556.31</text:p>
          </table:table-cell>
          <table:table-cell office:value-type="float" office:value="1832.28" calcext:value-type="float">
            <text:p>1832.28</text:p>
          </table:table-cell>
          <table:table-cell office:value-type="float" office:value="2143.45" calcext:value-type="float">
            <text:p>2143.45</text:p>
          </table:table-cell>
        </table:table-row>
        <table:table-row table:style-name="ro1">
          <table:table-cell office:value-type="float" office:value="13215962" calcext:value-type="float">
            <text:p>13215962</text:p>
          </table:table-cell>
          <table:table-cell table:formula="of:=[.A828]/1000/(60*60*24)" office:value-type="time" office:time-value="PT03H40M15.962S" calcext:value-type="time">
            <text:p>03:40:16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834.5" calcext:value-type="float">
            <text:p>1834.5</text:p>
          </table:table-cell>
          <table:table-cell office:value-type="float" office:value="2145.92" calcext:value-type="float">
            <text:p>2145.92</text:p>
          </table:table-cell>
        </table:table-row>
        <table:table-row table:style-name="ro1">
          <table:table-cell office:value-type="float" office:value="13231962" calcext:value-type="float">
            <text:p>13231962</text:p>
          </table:table-cell>
          <table:table-cell table:formula="of:=[.A829]/1000/(60*60*24)" office:value-type="time" office:time-value="PT03H40M31.962S" calcext:value-type="time">
            <text:p>03:40:32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6" calcext:value-type="float">
            <text:p>554.46</text:p>
          </table:table-cell>
          <table:table-cell office:value-type="float" office:value="1836.72" calcext:value-type="float">
            <text:p>1836.72</text:p>
          </table:table-cell>
          <table:table-cell office:value-type="float" office:value="2148.39" calcext:value-type="float">
            <text:p>2148.39</text:p>
          </table:table-cell>
        </table:table-row>
        <table:table-row table:style-name="ro1">
          <table:table-cell office:value-type="float" office:value="13247962" calcext:value-type="float">
            <text:p>13247962</text:p>
          </table:table-cell>
          <table:table-cell table:formula="of:=[.A830]/1000/(60*60*24)" office:value-type="time" office:time-value="PT03H40M47.962S" calcext:value-type="time">
            <text:p>03:40:48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1838.94" calcext:value-type="float">
            <text:p>1838.94</text:p>
          </table:table-cell>
          <table:table-cell office:value-type="float" office:value="2150.86" calcext:value-type="float">
            <text:p>2150.86</text:p>
          </table:table-cell>
        </table:table-row>
        <table:table-row table:style-name="ro1">
          <table:table-cell office:value-type="float" office:value="13263962" calcext:value-type="float">
            <text:p>13263962</text:p>
          </table:table-cell>
          <table:table-cell table:formula="of:=[.A831]/1000/(60*60*24)" office:value-type="time" office:time-value="PT03H41M03.962S" calcext:value-type="time">
            <text:p>03:41:04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4" calcext:value-type="float">
            <text:p>554.54</text:p>
          </table:table-cell>
          <table:table-cell office:value-type="float" office:value="1841.16" calcext:value-type="float">
            <text:p>1841.16</text:p>
          </table:table-cell>
          <table:table-cell office:value-type="float" office:value="2153.32" calcext:value-type="float">
            <text:p>2153.32</text:p>
          </table:table-cell>
        </table:table-row>
        <table:table-row table:style-name="ro1">
          <table:table-cell office:value-type="float" office:value="13279962" calcext:value-type="float">
            <text:p>13279962</text:p>
          </table:table-cell>
          <table:table-cell table:formula="of:=[.A832]/1000/(60*60*24)" office:value-type="time" office:time-value="PT03H41M19.962S" calcext:value-type="time">
            <text:p>03:41:20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4.67" calcext:value-type="float">
            <text:p>554.67</text:p>
          </table:table-cell>
          <table:table-cell office:value-type="float" office:value="1843.38" calcext:value-type="float">
            <text:p>1843.38</text:p>
          </table:table-cell>
          <table:table-cell office:value-type="float" office:value="2155.79" calcext:value-type="float">
            <text:p>2155.79</text:p>
          </table:table-cell>
        </table:table-row>
        <table:table-row table:style-name="ro1">
          <table:table-cell office:value-type="float" office:value="13295962" calcext:value-type="float">
            <text:p>13295962</text:p>
          </table:table-cell>
          <table:table-cell table:formula="of:=[.A833]/1000/(60*60*24)" office:value-type="time" office:time-value="PT03H41M35.962S" calcext:value-type="time">
            <text:p>03:41:36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1845.6" calcext:value-type="float">
            <text:p>1845.6</text:p>
          </table:table-cell>
          <table:table-cell office:value-type="float" office:value="2158.26" calcext:value-type="float">
            <text:p>2158.26</text:p>
          </table:table-cell>
        </table:table-row>
        <table:table-row table:style-name="ro1">
          <table:table-cell office:value-type="float" office:value="13311962" calcext:value-type="float">
            <text:p>13311962</text:p>
          </table:table-cell>
          <table:table-cell table:formula="of:=[.A834]/1000/(60*60*24)" office:value-type="time" office:time-value="PT03H41M51.962S" calcext:value-type="time">
            <text:p>03:41:52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5" calcext:value-type="float">
            <text:p>556.45</text:p>
          </table:table-cell>
          <table:table-cell office:value-type="float" office:value="1847.82" calcext:value-type="float">
            <text:p>1847.82</text:p>
          </table:table-cell>
          <table:table-cell office:value-type="float" office:value="2160.72" calcext:value-type="float">
            <text:p>2160.72</text:p>
          </table:table-cell>
        </table:table-row>
        <table:table-row table:style-name="ro1">
          <table:table-cell office:value-type="float" office:value="13327962" calcext:value-type="float">
            <text:p>13327962</text:p>
          </table:table-cell>
          <table:table-cell table:formula="of:=[.A835]/1000/(60*60*24)" office:value-type="time" office:time-value="PT03H42M07.962S" calcext:value-type="time">
            <text:p>03:42:08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850.04" calcext:value-type="float">
            <text:p>1850.04</text:p>
          </table:table-cell>
          <table:table-cell office:value-type="float" office:value="2163.19" calcext:value-type="float">
            <text:p>2163.19</text:p>
          </table:table-cell>
        </table:table-row>
        <table:table-row table:style-name="ro1">
          <table:table-cell office:value-type="float" office:value="13343962" calcext:value-type="float">
            <text:p>13343962</text:p>
          </table:table-cell>
          <table:table-cell table:formula="of:=[.A836]/1000/(60*60*24)" office:value-type="time" office:time-value="PT03H42M23.962S" calcext:value-type="time">
            <text:p>03:42:24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1852.26" calcext:value-type="float">
            <text:p>1852.26</text:p>
          </table:table-cell>
          <table:table-cell office:value-type="float" office:value="2165.65" calcext:value-type="float">
            <text:p>2165.65</text:p>
          </table:table-cell>
        </table:table-row>
        <table:table-row table:style-name="ro1">
          <table:table-cell office:value-type="float" office:value="13359963" calcext:value-type="float">
            <text:p>13359963</text:p>
          </table:table-cell>
          <table:table-cell table:formula="of:=[.A837]/1000/(60*60*24)" office:value-type="time" office:time-value="PT03H42M39.963S" calcext:value-type="time">
            <text:p>03:42:40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4.75" calcext:value-type="float">
            <text:p>554.75</text:p>
          </table:table-cell>
          <table:table-cell office:value-type="float" office:value="1854.48" calcext:value-type="float">
            <text:p>1854.48</text:p>
          </table:table-cell>
          <table:table-cell office:value-type="float" office:value="2168.12" calcext:value-type="float">
            <text:p>2168.12</text:p>
          </table:table-cell>
        </table:table-row>
        <table:table-row table:style-name="ro1">
          <table:table-cell office:value-type="float" office:value="13375962" calcext:value-type="float">
            <text:p>13375962</text:p>
          </table:table-cell>
          <table:table-cell table:formula="of:=[.A838]/1000/(60*60*24)" office:value-type="time" office:time-value="PT03H42M55.962S" calcext:value-type="time">
            <text:p>03:42:56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1856.7" calcext:value-type="float">
            <text:p>1856.7</text:p>
          </table:table-cell>
          <table:table-cell office:value-type="float" office:value="2170.58" calcext:value-type="float">
            <text:p>2170.58</text:p>
          </table:table-cell>
        </table:table-row>
        <table:table-row table:style-name="ro1">
          <table:table-cell office:value-type="float" office:value="13391962" calcext:value-type="float">
            <text:p>13391962</text:p>
          </table:table-cell>
          <table:table-cell table:formula="of:=[.A839]/1000/(60*60*24)" office:value-type="time" office:time-value="PT03H43M11.962S" calcext:value-type="time">
            <text:p>03:43:12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3" calcext:value-type="float">
            <text:p>554.43</text:p>
          </table:table-cell>
          <table:table-cell office:value-type="float" office:value="1858.92" calcext:value-type="float">
            <text:p>1858.92</text:p>
          </table:table-cell>
          <table:table-cell office:value-type="float" office:value="2173.05" calcext:value-type="float">
            <text:p>2173.05</text:p>
          </table:table-cell>
        </table:table-row>
        <table:table-row table:style-name="ro1">
          <table:table-cell office:value-type="float" office:value="13407962" calcext:value-type="float">
            <text:p>13407962</text:p>
          </table:table-cell>
          <table:table-cell table:formula="of:=[.A840]/1000/(60*60*24)" office:value-type="time" office:time-value="PT03H43M27.962S" calcext:value-type="time">
            <text:p>03:43:28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4" calcext:value-type="float">
            <text:p>554.54</text:p>
          </table:table-cell>
          <table:table-cell office:value-type="float" office:value="1861.14" calcext:value-type="float">
            <text:p>1861.14</text:p>
          </table:table-cell>
          <table:table-cell office:value-type="float" office:value="2175.51" calcext:value-type="float">
            <text:p>2175.51</text:p>
          </table:table-cell>
        </table:table-row>
        <table:table-row table:style-name="ro1">
          <table:table-cell office:value-type="float" office:value="13423963" calcext:value-type="float">
            <text:p>13423963</text:p>
          </table:table-cell>
          <table:table-cell table:formula="of:=[.A841]/1000/(60*60*24)" office:value-type="time" office:time-value="PT03H43M43.963S" calcext:value-type="time">
            <text:p>03:43:44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2.76" calcext:value-type="float">
            <text:p>552.76</text:p>
          </table:table-cell>
          <table:table-cell office:value-type="float" office:value="1863.36" calcext:value-type="float">
            <text:p>1863.36</text:p>
          </table:table-cell>
          <table:table-cell office:value-type="float" office:value="2177.97" calcext:value-type="float">
            <text:p>2177.97</text:p>
          </table:table-cell>
        </table:table-row>
        <table:table-row table:style-name="ro1">
          <table:table-cell office:value-type="float" office:value="13439962" calcext:value-type="float">
            <text:p>13439962</text:p>
          </table:table-cell>
          <table:table-cell table:formula="of:=[.A842]/1000/(60*60*24)" office:value-type="time" office:time-value="PT03H43M59.962S" calcext:value-type="time">
            <text:p>03:44:00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4" calcext:value-type="float">
            <text:p>552.54</text:p>
          </table:table-cell>
          <table:table-cell office:value-type="float" office:value="1865.58" calcext:value-type="float">
            <text:p>1865.58</text:p>
          </table:table-cell>
          <table:table-cell office:value-type="float" office:value="2180.43" calcext:value-type="float">
            <text:p>2180.43</text:p>
          </table:table-cell>
        </table:table-row>
        <table:table-row table:style-name="ro1">
          <table:table-cell office:value-type="float" office:value="13455962" calcext:value-type="float">
            <text:p>13455962</text:p>
          </table:table-cell>
          <table:table-cell table:formula="of:=[.A843]/1000/(60*60*24)" office:value-type="time" office:time-value="PT03H44M15.962S" calcext:value-type="time">
            <text:p>03:44:16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4" calcext:value-type="float">
            <text:p>554.54</text:p>
          </table:table-cell>
          <table:table-cell office:value-type="float" office:value="1867.8" calcext:value-type="float">
            <text:p>1867.8</text:p>
          </table:table-cell>
          <table:table-cell office:value-type="float" office:value="2182.89" calcext:value-type="float">
            <text:p>2182.89</text:p>
          </table:table-cell>
        </table:table-row>
        <table:table-row table:style-name="ro1">
          <table:table-cell office:value-type="float" office:value="13471963" calcext:value-type="float">
            <text:p>13471963</text:p>
          </table:table-cell>
          <table:table-cell table:formula="of:=[.A844]/1000/(60*60*24)" office:value-type="time" office:time-value="PT03H44M31.963S" calcext:value-type="time">
            <text:p>03:44:32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2.68" calcext:value-type="float">
            <text:p>552.68</text:p>
          </table:table-cell>
          <table:table-cell office:value-type="float" office:value="1870.02" calcext:value-type="float">
            <text:p>1870.02</text:p>
          </table:table-cell>
          <table:table-cell office:value-type="float" office:value="2185.35" calcext:value-type="float">
            <text:p>2185.35</text:p>
          </table:table-cell>
        </table:table-row>
        <table:table-row table:style-name="ro1">
          <table:table-cell office:value-type="float" office:value="13487962" calcext:value-type="float">
            <text:p>13487962</text:p>
          </table:table-cell>
          <table:table-cell table:formula="of:=[.A845]/1000/(60*60*24)" office:value-type="time" office:time-value="PT03H44M47.962S" calcext:value-type="time">
            <text:p>03:44:48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5" calcext:value-type="float">
            <text:p>554.45</text:p>
          </table:table-cell>
          <table:table-cell office:value-type="float" office:value="1872.25" calcext:value-type="float">
            <text:p>1872.25</text:p>
          </table:table-cell>
          <table:table-cell office:value-type="float" office:value="2187.81" calcext:value-type="float">
            <text:p>2187.81</text:p>
          </table:table-cell>
        </table:table-row>
        <table:table-row table:style-name="ro1">
          <table:table-cell office:value-type="float" office:value="13503963" calcext:value-type="float">
            <text:p>13503963</text:p>
          </table:table-cell>
          <table:table-cell table:formula="of:=[.A846]/1000/(60*60*24)" office:value-type="time" office:time-value="PT03H45M03.963S" calcext:value-type="time">
            <text:p>03:45:04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2" calcext:value-type="float">
            <text:p>552.32</text:p>
          </table:table-cell>
          <table:table-cell office:value-type="float" office:value="1874.47" calcext:value-type="float">
            <text:p>1874.47</text:p>
          </table:table-cell>
          <table:table-cell office:value-type="float" office:value="2190.27" calcext:value-type="float">
            <text:p>2190.27</text:p>
          </table:table-cell>
        </table:table-row>
        <table:table-row table:style-name="ro1">
          <table:table-cell office:value-type="float" office:value="13519962" calcext:value-type="float">
            <text:p>13519962</text:p>
          </table:table-cell>
          <table:table-cell table:formula="of:=[.A847]/1000/(60*60*24)" office:value-type="time" office:time-value="PT03H45M19.962S" calcext:value-type="time">
            <text:p>03:45:20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4" calcext:value-type="float">
            <text:p>554.54</text:p>
          </table:table-cell>
          <table:table-cell office:value-type="float" office:value="1876.69" calcext:value-type="float">
            <text:p>1876.69</text:p>
          </table:table-cell>
          <table:table-cell office:value-type="float" office:value="2192.73" calcext:value-type="float">
            <text:p>2192.73</text:p>
          </table:table-cell>
        </table:table-row>
        <table:table-row table:style-name="ro1">
          <table:table-cell office:value-type="float" office:value="13535962" calcext:value-type="float">
            <text:p>13535962</text:p>
          </table:table-cell>
          <table:table-cell table:formula="of:=[.A848]/1000/(60*60*24)" office:value-type="time" office:time-value="PT03H45M35.962S" calcext:value-type="time">
            <text:p>03:45:36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4" calcext:value-type="float">
            <text:p>552.54</text:p>
          </table:table-cell>
          <table:table-cell office:value-type="float" office:value="1878.91" calcext:value-type="float">
            <text:p>1878.91</text:p>
          </table:table-cell>
          <table:table-cell office:value-type="float" office:value="2195.19" calcext:value-type="float">
            <text:p>2195.19</text:p>
          </table:table-cell>
        </table:table-row>
        <table:table-row table:style-name="ro1">
          <table:table-cell office:value-type="float" office:value="13551962" calcext:value-type="float">
            <text:p>13551962</text:p>
          </table:table-cell>
          <table:table-cell table:formula="of:=[.A849]/1000/(60*60*24)" office:value-type="time" office:time-value="PT03H45M51.962S" calcext:value-type="time">
            <text:p>03:45:52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5" calcext:value-type="float">
            <text:p>552.45</text:p>
          </table:table-cell>
          <table:table-cell office:value-type="float" office:value="1881.13" calcext:value-type="float">
            <text:p>1881.13</text:p>
          </table:table-cell>
          <table:table-cell office:value-type="float" office:value="2197.64" calcext:value-type="float">
            <text:p>2197.64</text:p>
          </table:table-cell>
        </table:table-row>
        <table:table-row table:style-name="ro1">
          <table:table-cell office:value-type="float" office:value="13567962" calcext:value-type="float">
            <text:p>13567962</text:p>
          </table:table-cell>
          <table:table-cell table:formula="of:=[.A850]/1000/(60*60*24)" office:value-type="time" office:time-value="PT03H46M07.962S" calcext:value-type="time">
            <text:p>03:46:08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5" calcext:value-type="float">
            <text:p>552.45</text:p>
          </table:table-cell>
          <table:table-cell office:value-type="float" office:value="1883.35" calcext:value-type="float">
            <text:p>1883.35</text:p>
          </table:table-cell>
          <table:table-cell office:value-type="float" office:value="2200.1" calcext:value-type="float">
            <text:p>2200.1</text:p>
          </table:table-cell>
        </table:table-row>
        <table:table-row table:style-name="ro1">
          <table:table-cell office:value-type="float" office:value="13583962" calcext:value-type="float">
            <text:p>13583962</text:p>
          </table:table-cell>
          <table:table-cell table:formula="of:=[.A851]/1000/(60*60*24)" office:value-type="time" office:time-value="PT03H46M23.962S" calcext:value-type="time">
            <text:p>03:46:24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5" calcext:value-type="float">
            <text:p>552.55</text:p>
          </table:table-cell>
          <table:table-cell office:value-type="float" office:value="1885.57" calcext:value-type="float">
            <text:p>1885.57</text:p>
          </table:table-cell>
          <table:table-cell office:value-type="float" office:value="2202.55" calcext:value-type="float">
            <text:p>2202.55</text:p>
          </table:table-cell>
        </table:table-row>
        <table:table-row table:style-name="ro1">
          <table:table-cell office:value-type="float" office:value="13599962" calcext:value-type="float">
            <text:p>13599962</text:p>
          </table:table-cell>
          <table:table-cell table:formula="of:=[.A852]/1000/(60*60*24)" office:value-type="time" office:time-value="PT03H46M39.962S" calcext:value-type="time">
            <text:p>03:46:40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5" calcext:value-type="float">
            <text:p>552.45</text:p>
          </table:table-cell>
          <table:table-cell office:value-type="float" office:value="1887.79" calcext:value-type="float">
            <text:p>1887.79</text:p>
          </table:table-cell>
          <table:table-cell office:value-type="float" office:value="2205.01" calcext:value-type="float">
            <text:p>2205.01</text:p>
          </table:table-cell>
        </table:table-row>
        <table:table-row table:style-name="ro1">
          <table:table-cell office:value-type="float" office:value="13615963" calcext:value-type="float">
            <text:p>13615963</text:p>
          </table:table-cell>
          <table:table-cell table:formula="of:=[.A853]/1000/(60*60*24)" office:value-type="time" office:time-value="PT03H46M55.963S" calcext:value-type="time">
            <text:p>03:46:56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6" calcext:value-type="float">
            <text:p>550.66</text:p>
          </table:table-cell>
          <table:table-cell office:value-type="float" office:value="1890.01" calcext:value-type="float">
            <text:p>1890.01</text:p>
          </table:table-cell>
          <table:table-cell office:value-type="float" office:value="2207.46" calcext:value-type="float">
            <text:p>2207.46</text:p>
          </table:table-cell>
        </table:table-row>
        <table:table-row table:style-name="ro1">
          <table:table-cell office:value-type="float" office:value="13631963" calcext:value-type="float">
            <text:p>13631963</text:p>
          </table:table-cell>
          <table:table-cell table:formula="of:=[.A854]/1000/(60*60*24)" office:value-type="time" office:time-value="PT03H47M11.963S" calcext:value-type="time">
            <text:p>03:47:12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4" calcext:value-type="float">
            <text:p>550.54</text:p>
          </table:table-cell>
          <table:table-cell office:value-type="float" office:value="1892.23" calcext:value-type="float">
            <text:p>1892.23</text:p>
          </table:table-cell>
          <table:table-cell office:value-type="float" office:value="2209.91" calcext:value-type="float">
            <text:p>2209.91</text:p>
          </table:table-cell>
        </table:table-row>
        <table:table-row table:style-name="ro1">
          <table:table-cell office:value-type="float" office:value="13647962" calcext:value-type="float">
            <text:p>13647962</text:p>
          </table:table-cell>
          <table:table-cell table:formula="of:=[.A855]/1000/(60*60*24)" office:value-type="time" office:time-value="PT03H47M27.962S" calcext:value-type="time">
            <text:p>03:47:28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5" calcext:value-type="float">
            <text:p>550.55</text:p>
          </table:table-cell>
          <table:table-cell office:value-type="float" office:value="1894.45" calcext:value-type="float">
            <text:p>1894.45</text:p>
          </table:table-cell>
          <table:table-cell office:value-type="float" office:value="2212.36" calcext:value-type="float">
            <text:p>2212.36</text:p>
          </table:table-cell>
        </table:table-row>
        <table:table-row table:style-name="ro1">
          <table:table-cell office:value-type="float" office:value="13663963" calcext:value-type="float">
            <text:p>13663963</text:p>
          </table:table-cell>
          <table:table-cell table:formula="of:=[.A856]/1000/(60*60*24)" office:value-type="time" office:time-value="PT03H47M43.963S" calcext:value-type="time">
            <text:p>03:47:44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6" calcext:value-type="float">
            <text:p>550.46</text:p>
          </table:table-cell>
          <table:table-cell office:value-type="float" office:value="1896.67" calcext:value-type="float">
            <text:p>1896.67</text:p>
          </table:table-cell>
          <table:table-cell office:value-type="float" office:value="2214.82" calcext:value-type="float">
            <text:p>2214.82</text:p>
          </table:table-cell>
        </table:table-row>
        <table:table-row table:style-name="ro1">
          <table:table-cell office:value-type="float" office:value="13679962" calcext:value-type="float">
            <text:p>13679962</text:p>
          </table:table-cell>
          <table:table-cell table:formula="of:=[.A857]/1000/(60*60*24)" office:value-type="time" office:time-value="PT03H47M59.962S" calcext:value-type="time">
            <text:p>03:48:00</text:p>
          </table:table-cell>
          <table:table-cell office:value-type="float" office:value="1.1" calcext:value-type="float">
            <text:p>1.1</text:p>
          </table:table-cell>
          <table:table-cell office:value-type="float" office:value="499.8" calcext:value-type="float">
            <text:p>499.8</text:p>
          </table:table-cell>
          <table:table-cell office:value-type="float" office:value="550.77" calcext:value-type="float">
            <text:p>550.77</text:p>
          </table:table-cell>
          <table:table-cell office:value-type="float" office:value="1898.89" calcext:value-type="float">
            <text:p>1898.89</text:p>
          </table:table-cell>
          <table:table-cell office:value-type="float" office:value="2217.26" calcext:value-type="float">
            <text:p>2217.26</text:p>
          </table:table-cell>
        </table:table-row>
        <table:table-row table:style-name="ro1">
          <table:table-cell office:value-type="float" office:value="13695962" calcext:value-type="float">
            <text:p>13695962</text:p>
          </table:table-cell>
          <table:table-cell table:formula="of:=[.A858]/1000/(60*60*24)" office:value-type="time" office:time-value="PT03H48M15.962S" calcext:value-type="time">
            <text:p>03:48:16</text:p>
          </table:table-cell>
          <table:table-cell office:value-type="float" office:value="1.1" calcext:value-type="float">
            <text:p>1.1</text:p>
          </table:table-cell>
          <table:table-cell office:value-type="float" office:value="499.8" calcext:value-type="float">
            <text:p>499.8</text:p>
          </table:table-cell>
          <table:table-cell office:value-type="float" office:value="550.76" calcext:value-type="float">
            <text:p>550.76</text:p>
          </table:table-cell>
          <table:table-cell office:value-type="float" office:value="1901.11" calcext:value-type="float">
            <text:p>1901.11</text:p>
          </table:table-cell>
          <table:table-cell office:value-type="float" office:value="2219.71" calcext:value-type="float">
            <text:p>2219.71</text:p>
          </table:table-cell>
        </table:table-row>
        <table:table-row table:style-name="ro1">
          <table:table-cell office:value-type="float" office:value="13711963" calcext:value-type="float">
            <text:p>13711963</text:p>
          </table:table-cell>
          <table:table-cell table:formula="of:=[.A859]/1000/(60*60*24)" office:value-type="time" office:time-value="PT03H48M31.963S" calcext:value-type="time">
            <text:p>03:48:32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8.69" calcext:value-type="float">
            <text:p>548.69</text:p>
          </table:table-cell>
          <table:table-cell office:value-type="float" office:value="1903.33" calcext:value-type="float">
            <text:p>1903.33</text:p>
          </table:table-cell>
          <table:table-cell office:value-type="float" office:value="2222.16" calcext:value-type="float">
            <text:p>2222.16</text:p>
          </table:table-cell>
        </table:table-row>
        <table:table-row table:style-name="ro1">
          <table:table-cell office:value-type="float" office:value="13727963" calcext:value-type="float">
            <text:p>13727963</text:p>
          </table:table-cell>
          <table:table-cell table:formula="of:=[.A860]/1000/(60*60*24)" office:value-type="time" office:time-value="PT03H48M47.963S" calcext:value-type="time">
            <text:p>03:48:48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4" calcext:value-type="float">
            <text:p>550.54</text:p>
          </table:table-cell>
          <table:table-cell office:value-type="float" office:value="1905.56" calcext:value-type="float">
            <text:p>1905.56</text:p>
          </table:table-cell>
          <table:table-cell office:value-type="float" office:value="2224.61" calcext:value-type="float">
            <text:p>2224.61</text:p>
          </table:table-cell>
        </table:table-row>
        <table:table-row table:style-name="ro1">
          <table:table-cell office:value-type="float" office:value="13743962" calcext:value-type="float">
            <text:p>13743962</text:p>
          </table:table-cell>
          <table:table-cell table:formula="of:=[.A861]/1000/(60*60*24)" office:value-type="time" office:time-value="PT03H49M03.962S" calcext:value-type="time">
            <text:p>03:49:04</text:p>
          </table:table-cell>
          <table:table-cell office:value-type="float" office:value="1.1" calcext:value-type="float">
            <text:p>1.1</text:p>
          </table:table-cell>
          <table:table-cell office:value-type="float" office:value="499.8" calcext:value-type="float">
            <text:p>499.8</text:p>
          </table:table-cell>
          <table:table-cell office:value-type="float" office:value="550.76" calcext:value-type="float">
            <text:p>550.76</text:p>
          </table:table-cell>
          <table:table-cell office:value-type="float" office:value="1907.78" calcext:value-type="float">
            <text:p>1907.78</text:p>
          </table:table-cell>
          <table:table-cell office:value-type="float" office:value="2227.06" calcext:value-type="float">
            <text:p>2227.06</text:p>
          </table:table-cell>
        </table:table-row>
        <table:table-row table:style-name="ro1">
          <table:table-cell office:value-type="float" office:value="13759962" calcext:value-type="float">
            <text:p>13759962</text:p>
          </table:table-cell>
          <table:table-cell table:formula="of:=[.A862]/1000/(60*60*24)" office:value-type="time" office:time-value="PT03H49M19.962S" calcext:value-type="time">
            <text:p>03:49:20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6" calcext:value-type="float">
            <text:p>550.46</text:p>
          </table:table-cell>
          <table:table-cell office:value-type="float" office:value="1910" calcext:value-type="float">
            <text:p>1910</text:p>
          </table:table-cell>
          <table:table-cell office:value-type="float" office:value="2229.5" calcext:value-type="float">
            <text:p>2229.5</text:p>
          </table:table-cell>
        </table:table-row>
        <table:table-row table:style-name="ro1">
          <table:table-cell office:value-type="float" office:value="13775962" calcext:value-type="float">
            <text:p>13775962</text:p>
          </table:table-cell>
          <table:table-cell table:formula="of:=[.A863]/1000/(60*60*24)" office:value-type="time" office:time-value="PT03H49M35.962S" calcext:value-type="time">
            <text:p>03:49:36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2" calcext:value-type="float">
            <text:p>550.32</text:p>
          </table:table-cell>
          <table:table-cell office:value-type="float" office:value="1912.22" calcext:value-type="float">
            <text:p>1912.22</text:p>
          </table:table-cell>
          <table:table-cell office:value-type="float" office:value="2231.95" calcext:value-type="float">
            <text:p>2231.95</text:p>
          </table:table-cell>
        </table:table-row>
        <table:table-row table:style-name="ro1">
          <table:table-cell office:value-type="float" office:value="13791962" calcext:value-type="float">
            <text:p>13791962</text:p>
          </table:table-cell>
          <table:table-cell table:formula="of:=[.A864]/1000/(60*60*24)" office:value-type="time" office:time-value="PT03H49M51.962S" calcext:value-type="time">
            <text:p>03:49:52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6" calcext:value-type="float">
            <text:p>550.66</text:p>
          </table:table-cell>
          <table:table-cell office:value-type="float" office:value="1914.44" calcext:value-type="float">
            <text:p>1914.44</text:p>
          </table:table-cell>
          <table:table-cell office:value-type="float" office:value="2234.4" calcext:value-type="float">
            <text:p>2234.4</text:p>
          </table:table-cell>
        </table:table-row>
        <table:table-row table:style-name="ro1">
          <table:table-cell office:value-type="float" office:value="13807963" calcext:value-type="float">
            <text:p>13807963</text:p>
          </table:table-cell>
          <table:table-cell table:formula="of:=[.A865]/1000/(60*60*24)" office:value-type="time" office:time-value="PT03H50M07.963S" calcext:value-type="time">
            <text:p>03:50:08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7" calcext:value-type="float">
            <text:p>550.67</text:p>
          </table:table-cell>
          <table:table-cell office:value-type="float" office:value="1916.66" calcext:value-type="float">
            <text:p>1916.66</text:p>
          </table:table-cell>
          <table:table-cell office:value-type="float" office:value="2236.84" calcext:value-type="float">
            <text:p>2236.84</text:p>
          </table:table-cell>
        </table:table-row>
        <table:table-row table:style-name="ro1">
          <table:table-cell office:value-type="float" office:value="13823962" calcext:value-type="float">
            <text:p>13823962</text:p>
          </table:table-cell>
          <table:table-cell table:formula="of:=[.A866]/1000/(60*60*24)" office:value-type="time" office:time-value="PT03H50M23.962S" calcext:value-type="time">
            <text:p>03:50:24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2" calcext:value-type="float">
            <text:p>550.52</text:p>
          </table:table-cell>
          <table:table-cell office:value-type="float" office:value="1918.88" calcext:value-type="float">
            <text:p>1918.88</text:p>
          </table:table-cell>
          <table:table-cell office:value-type="float" office:value="2239.29" calcext:value-type="float">
            <text:p>2239.29</text:p>
          </table:table-cell>
        </table:table-row>
        <table:table-row table:style-name="ro1">
          <table:table-cell office:value-type="float" office:value="13839962" calcext:value-type="float">
            <text:p>13839962</text:p>
          </table:table-cell>
          <table:table-cell table:formula="of:=[.A867]/1000/(60*60*24)" office:value-type="time" office:time-value="PT03H50M39.962S" calcext:value-type="time">
            <text:p>03:50:40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4" calcext:value-type="float">
            <text:p>548.54</text:p>
          </table:table-cell>
          <table:table-cell office:value-type="float" office:value="1921.1" calcext:value-type="float">
            <text:p>1921.1</text:p>
          </table:table-cell>
          <table:table-cell office:value-type="float" office:value="2241.73" calcext:value-type="float">
            <text:p>2241.73</text:p>
          </table:table-cell>
        </table:table-row>
        <table:table-row table:style-name="ro1">
          <table:table-cell office:value-type="float" office:value="13855963" calcext:value-type="float">
            <text:p>13855963</text:p>
          </table:table-cell>
          <table:table-cell table:formula="of:=[.A868]/1000/(60*60*24)" office:value-type="time" office:time-value="PT03H50M55.963S" calcext:value-type="time">
            <text:p>03:50:56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5" calcext:value-type="float">
            <text:p>550.45</text:p>
          </table:table-cell>
          <table:table-cell office:value-type="float" office:value="1923.32" calcext:value-type="float">
            <text:p>1923.32</text:p>
          </table:table-cell>
          <table:table-cell office:value-type="float" office:value="2244.17" calcext:value-type="float">
            <text:p>2244.17</text:p>
          </table:table-cell>
        </table:table-row>
        <table:table-row table:style-name="ro1">
          <table:table-cell office:value-type="float" office:value="13871962" calcext:value-type="float">
            <text:p>13871962</text:p>
          </table:table-cell>
          <table:table-cell table:formula="of:=[.A869]/1000/(60*60*24)" office:value-type="time" office:time-value="PT03H51M11.962S" calcext:value-type="time">
            <text:p>03:51:12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2" calcext:value-type="float">
            <text:p>550.32</text:p>
          </table:table-cell>
          <table:table-cell office:value-type="float" office:value="1925.54" calcext:value-type="float">
            <text:p>1925.54</text:p>
          </table:table-cell>
          <table:table-cell office:value-type="float" office:value="2246.61" calcext:value-type="float">
            <text:p>2246.61</text:p>
          </table:table-cell>
        </table:table-row>
        <table:table-row table:style-name="ro1">
          <table:table-cell office:value-type="float" office:value="13887962" calcext:value-type="float">
            <text:p>13887962</text:p>
          </table:table-cell>
          <table:table-cell table:formula="of:=[.A870]/1000/(60*60*24)" office:value-type="time" office:time-value="PT03H51M27.962S" calcext:value-type="time">
            <text:p>03:51:28</text:p>
          </table:table-cell>
          <table:table-cell office:value-type="float" office:value="1.1" calcext:value-type="float">
            <text:p>1.1</text:p>
          </table:table-cell>
          <table:table-cell office:value-type="float" office:value="499.8" calcext:value-type="float">
            <text:p>499.8</text:p>
          </table:table-cell>
          <table:table-cell office:value-type="float" office:value="548.77" calcext:value-type="float">
            <text:p>548.77</text:p>
          </table:table-cell>
          <table:table-cell office:value-type="float" office:value="1927.76" calcext:value-type="float">
            <text:p>1927.76</text:p>
          </table:table-cell>
          <table:table-cell office:value-type="float" office:value="2249.05" calcext:value-type="float">
            <text:p>2249.05</text:p>
          </table:table-cell>
        </table:table-row>
        <table:table-row table:style-name="ro1">
          <table:table-cell office:value-type="float" office:value="13903962" calcext:value-type="float">
            <text:p>13903962</text:p>
          </table:table-cell>
          <table:table-cell table:formula="of:=[.A871]/1000/(60*60*24)" office:value-type="time" office:time-value="PT03H51M43.962S" calcext:value-type="time">
            <text:p>03:51:44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8.68" calcext:value-type="float">
            <text:p>548.68</text:p>
          </table:table-cell>
          <table:table-cell office:value-type="float" office:value="1929.98" calcext:value-type="float">
            <text:p>1929.98</text:p>
          </table:table-cell>
          <table:table-cell office:value-type="float" office:value="2251.49" calcext:value-type="float">
            <text:p>2251.49</text:p>
          </table:table-cell>
        </table:table-row>
        <table:table-row table:style-name="ro1">
          <table:table-cell office:value-type="float" office:value="13919962" calcext:value-type="float">
            <text:p>13919962</text:p>
          </table:table-cell>
          <table:table-cell table:formula="of:=[.A872]/1000/(60*60*24)" office:value-type="time" office:time-value="PT03H51M59.962S" calcext:value-type="time">
            <text:p>03:52:00</text:p>
          </table:table-cell>
          <table:table-cell office:value-type="float" office:value="1.1" calcext:value-type="float">
            <text:p>1.1</text:p>
          </table:table-cell>
          <table:table-cell office:value-type="float" office:value="499.92" calcext:value-type="float">
            <text:p>499.92</text:p>
          </table:table-cell>
          <table:table-cell office:value-type="float" office:value="550.9" calcext:value-type="float">
            <text:p>550.9</text:p>
          </table:table-cell>
          <table:table-cell office:value-type="float" office:value="1932.2" calcext:value-type="float">
            <text:p>1932.2</text:p>
          </table:table-cell>
          <table:table-cell office:value-type="float" office:value="2253.92" calcext:value-type="float">
            <text:p>2253.92</text:p>
          </table:table-cell>
        </table:table-row>
        <table:table-row table:style-name="ro1">
          <table:table-cell office:value-type="float" office:value="13935963" calcext:value-type="float">
            <text:p>13935963</text:p>
          </table:table-cell>
          <table:table-cell table:formula="of:=[.A873]/1000/(60*60*24)" office:value-type="time" office:time-value="PT03H52M15.963S" calcext:value-type="time">
            <text:p>03:52:16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8.69" calcext:value-type="float">
            <text:p>548.69</text:p>
          </table:table-cell>
          <table:table-cell office:value-type="float" office:value="1934.43" calcext:value-type="float">
            <text:p>1934.43</text:p>
          </table:table-cell>
          <table:table-cell office:value-type="float" office:value="2256.36" calcext:value-type="float">
            <text:p>2256.36</text:p>
          </table:table-cell>
        </table:table-row>
        <table:table-row table:style-name="ro1">
          <table:table-cell office:value-type="float" office:value="13951962" calcext:value-type="float">
            <text:p>13951962</text:p>
          </table:table-cell>
          <table:table-cell table:formula="of:=[.A874]/1000/(60*60*24)" office:value-type="time" office:time-value="PT03H52M31.962S" calcext:value-type="time">
            <text:p>03:52:32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8.68" calcext:value-type="float">
            <text:p>548.68</text:p>
          </table:table-cell>
          <table:table-cell office:value-type="float" office:value="1936.65" calcext:value-type="float">
            <text:p>1936.65</text:p>
          </table:table-cell>
          <table:table-cell office:value-type="float" office:value="2258.8" calcext:value-type="float">
            <text:p>2258.8</text:p>
          </table:table-cell>
        </table:table-row>
        <table:table-row table:style-name="ro1">
          <table:table-cell office:value-type="float" office:value="13967962" calcext:value-type="float">
            <text:p>13967962</text:p>
          </table:table-cell>
          <table:table-cell table:formula="of:=[.A875]/1000/(60*60*24)" office:value-type="time" office:time-value="PT03H52M47.962S" calcext:value-type="time">
            <text:p>03:52:48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5" calcext:value-type="float">
            <text:p>548.55</text:p>
          </table:table-cell>
          <table:table-cell office:value-type="float" office:value="1938.87" calcext:value-type="float">
            <text:p>1938.87</text:p>
          </table:table-cell>
          <table:table-cell office:value-type="float" office:value="2261.23" calcext:value-type="float">
            <text:p>2261.23</text:p>
          </table:table-cell>
        </table:table-row>
        <table:table-row table:style-name="ro1">
          <table:table-cell office:value-type="float" office:value="13983962" calcext:value-type="float">
            <text:p>13983962</text:p>
          </table:table-cell>
          <table:table-cell table:formula="of:=[.A876]/1000/(60*60*24)" office:value-type="time" office:time-value="PT03H53M03.962S" calcext:value-type="time">
            <text:p>03:53:04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8.68" calcext:value-type="float">
            <text:p>548.68</text:p>
          </table:table-cell>
          <table:table-cell office:value-type="float" office:value="1941.09" calcext:value-type="float">
            <text:p>1941.09</text:p>
          </table:table-cell>
          <table:table-cell office:value-type="float" office:value="2263.67" calcext:value-type="float">
            <text:p>2263.67</text:p>
          </table:table-cell>
        </table:table-row>
        <table:table-row table:style-name="ro1">
          <table:table-cell office:value-type="float" office:value="13999962" calcext:value-type="float">
            <text:p>13999962</text:p>
          </table:table-cell>
          <table:table-cell table:formula="of:=[.A877]/1000/(60*60*24)" office:value-type="time" office:time-value="PT03H53M19.962S" calcext:value-type="time">
            <text:p>03:53:20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6" calcext:value-type="float">
            <text:p>546.66</text:p>
          </table:table-cell>
          <table:table-cell office:value-type="float" office:value="1943.31" calcext:value-type="float">
            <text:p>1943.31</text:p>
          </table:table-cell>
          <table:table-cell office:value-type="float" office:value="2266.1" calcext:value-type="float">
            <text:p>2266.1</text:p>
          </table:table-cell>
        </table:table-row>
        <table:table-row table:style-name="ro1">
          <table:table-cell office:value-type="float" office:value="14015962" calcext:value-type="float">
            <text:p>14015962</text:p>
          </table:table-cell>
          <table:table-cell table:formula="of:=[.A878]/1000/(60*60*24)" office:value-type="time" office:time-value="PT03H53M35.962S" calcext:value-type="time">
            <text:p>03:53:36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5" calcext:value-type="float">
            <text:p>548.45</text:p>
          </table:table-cell>
          <table:table-cell office:value-type="float" office:value="1945.53" calcext:value-type="float">
            <text:p>1945.53</text:p>
          </table:table-cell>
          <table:table-cell office:value-type="float" office:value="2268.54" calcext:value-type="float">
            <text:p>2268.54</text:p>
          </table:table-cell>
        </table:table-row>
        <table:table-row table:style-name="ro1">
          <table:table-cell office:value-type="float" office:value="14031962" calcext:value-type="float">
            <text:p>14031962</text:p>
          </table:table-cell>
          <table:table-cell table:formula="of:=[.A879]/1000/(60*60*24)" office:value-type="time" office:time-value="PT03H53M51.962S" calcext:value-type="time">
            <text:p>03:53:52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8.67" calcext:value-type="float">
            <text:p>548.67</text:p>
          </table:table-cell>
          <table:table-cell office:value-type="float" office:value="1947.75" calcext:value-type="float">
            <text:p>1947.75</text:p>
          </table:table-cell>
          <table:table-cell office:value-type="float" office:value="2270.97" calcext:value-type="float">
            <text:p>2270.97</text:p>
          </table:table-cell>
        </table:table-row>
        <table:table-row table:style-name="ro1">
          <table:table-cell office:value-type="float" office:value="14047962" calcext:value-type="float">
            <text:p>14047962</text:p>
          </table:table-cell>
          <table:table-cell table:formula="of:=[.A880]/1000/(60*60*24)" office:value-type="time" office:time-value="PT03H54M07.962S" calcext:value-type="time">
            <text:p>03:54:08</text:p>
          </table:table-cell>
          <table:table-cell office:value-type="float" office:value="1.1" calcext:value-type="float">
            <text:p>1.1</text:p>
          </table:table-cell>
          <table:table-cell office:value-type="float" office:value="499.8" calcext:value-type="float">
            <text:p>499.8</text:p>
          </table:table-cell>
          <table:table-cell office:value-type="float" office:value="548.75" calcext:value-type="float">
            <text:p>548.75</text:p>
          </table:table-cell>
          <table:table-cell office:value-type="float" office:value="1949.97" calcext:value-type="float">
            <text:p>1949.97</text:p>
          </table:table-cell>
          <table:table-cell office:value-type="float" office:value="2273.4" calcext:value-type="float">
            <text:p>2273.4</text:p>
          </table:table-cell>
        </table:table-row>
        <table:table-row table:style-name="ro1">
          <table:table-cell office:value-type="float" office:value="14063962" calcext:value-type="float">
            <text:p>14063962</text:p>
          </table:table-cell>
          <table:table-cell table:formula="of:=[.A881]/1000/(60*60*24)" office:value-type="time" office:time-value="PT03H54M23.962S" calcext:value-type="time">
            <text:p>03:54:24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4" calcext:value-type="float">
            <text:p>546.54</text:p>
          </table:table-cell>
          <table:table-cell office:value-type="float" office:value="1952.19" calcext:value-type="float">
            <text:p>1952.19</text:p>
          </table:table-cell>
          <table:table-cell office:value-type="float" office:value="2275.83" calcext:value-type="float">
            <text:p>2275.83</text:p>
          </table:table-cell>
        </table:table-row>
        <table:table-row table:style-name="ro1">
          <table:table-cell office:value-type="float" office:value="14079962" calcext:value-type="float">
            <text:p>14079962</text:p>
          </table:table-cell>
          <table:table-cell table:formula="of:=[.A882]/1000/(60*60*24)" office:value-type="time" office:time-value="PT03H54M39.962S" calcext:value-type="time">
            <text:p>03:54:40</text:p>
          </table:table-cell>
          <table:table-cell office:value-type="float" office:value="1.09" calcext:value-type="float">
            <text:p>1.09</text:p>
          </table:table-cell>
          <table:table-cell office:value-type="float" office:value="499.8" calcext:value-type="float">
            <text:p>499.8</text:p>
          </table:table-cell>
          <table:table-cell office:value-type="float" office:value="546.77" calcext:value-type="float">
            <text:p>546.77</text:p>
          </table:table-cell>
          <table:table-cell office:value-type="float" office:value="1954.41" calcext:value-type="float">
            <text:p>1954.41</text:p>
          </table:table-cell>
          <table:table-cell office:value-type="float" office:value="2278.26" calcext:value-type="float">
            <text:p>2278.26</text:p>
          </table:table-cell>
        </table:table-row>
        <table:table-row table:style-name="ro1">
          <table:table-cell office:value-type="float" office:value="14095962" calcext:value-type="float">
            <text:p>14095962</text:p>
          </table:table-cell>
          <table:table-cell table:formula="of:=[.A883]/1000/(60*60*24)" office:value-type="time" office:time-value="PT03H54M55.962S" calcext:value-type="time">
            <text:p>03:54:56</text:p>
          </table:table-cell>
          <table:table-cell office:value-type="float" office:value="1.09" calcext:value-type="float">
            <text:p>1.09</text:p>
          </table:table-cell>
          <table:table-cell office:value-type="float" office:value="499.8" calcext:value-type="float">
            <text:p>499.8</text:p>
          </table:table-cell>
          <table:table-cell office:value-type="float" office:value="546.77" calcext:value-type="float">
            <text:p>546.77</text:p>
          </table:table-cell>
          <table:table-cell office:value-type="float" office:value="1956.63" calcext:value-type="float">
            <text:p>1956.63</text:p>
          </table:table-cell>
          <table:table-cell office:value-type="float" office:value="2280.7" calcext:value-type="float">
            <text:p>2280.7</text:p>
          </table:table-cell>
        </table:table-row>
        <table:table-row table:style-name="ro1">
          <table:table-cell office:value-type="float" office:value="14111962" calcext:value-type="float">
            <text:p>14111962</text:p>
          </table:table-cell>
          <table:table-cell table:formula="of:=[.A884]/1000/(60*60*24)" office:value-type="time" office:time-value="PT03H55M11.962S" calcext:value-type="time">
            <text:p>03:55:12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5" calcext:value-type="float">
            <text:p>546.45</text:p>
          </table:table-cell>
          <table:table-cell office:value-type="float" office:value="1958.85" calcext:value-type="float">
            <text:p>1958.85</text:p>
          </table:table-cell>
          <table:table-cell office:value-type="float" office:value="2283.12" calcext:value-type="float">
            <text:p>2283.12</text:p>
          </table:table-cell>
        </table:table-row>
        <table:table-row table:style-name="ro1">
          <table:table-cell office:value-type="float" office:value="14127962" calcext:value-type="float">
            <text:p>14127962</text:p>
          </table:table-cell>
          <table:table-cell table:formula="of:=[.A885]/1000/(60*60*24)" office:value-type="time" office:time-value="PT03H55M27.962S" calcext:value-type="time">
            <text:p>03:55:28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5" calcext:value-type="float">
            <text:p>546.55</text:p>
          </table:table-cell>
          <table:table-cell office:value-type="float" office:value="1961.07" calcext:value-type="float">
            <text:p>1961.07</text:p>
          </table:table-cell>
          <table:table-cell office:value-type="float" office:value="2285.55" calcext:value-type="float">
            <text:p>2285.55</text:p>
          </table:table-cell>
        </table:table-row>
        <table:table-row table:style-name="ro1">
          <table:table-cell office:value-type="float" office:value="14143962" calcext:value-type="float">
            <text:p>14143962</text:p>
          </table:table-cell>
          <table:table-cell table:formula="of:=[.A886]/1000/(60*60*24)" office:value-type="time" office:time-value="PT03H55M43.962S" calcext:value-type="time">
            <text:p>03:55:44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1963.3" calcext:value-type="float">
            <text:p>1963.3</text:p>
          </table:table-cell>
          <table:table-cell office:value-type="float" office:value="2287.98" calcext:value-type="float">
            <text:p>2287.98</text:p>
          </table:table-cell>
        </table:table-row>
        <table:table-row table:style-name="ro1">
          <table:table-cell office:value-type="float" office:value="14159963" calcext:value-type="float">
            <text:p>14159963</text:p>
          </table:table-cell>
          <table:table-cell table:formula="of:=[.A887]/1000/(60*60*24)" office:value-type="time" office:time-value="PT03H55M59.963S" calcext:value-type="time">
            <text:p>03:56:00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7" calcext:value-type="float">
            <text:p>546.67</text:p>
          </table:table-cell>
          <table:table-cell office:value-type="float" office:value="1965.52" calcext:value-type="float">
            <text:p>1965.52</text:p>
          </table:table-cell>
          <table:table-cell office:value-type="float" office:value="2290.4" calcext:value-type="float">
            <text:p>2290.4</text:p>
          </table:table-cell>
        </table:table-row>
        <table:table-row table:style-name="ro1">
          <table:table-cell office:value-type="float" office:value="14175962" calcext:value-type="float">
            <text:p>14175962</text:p>
          </table:table-cell>
          <table:table-cell table:formula="of:=[.A888]/1000/(60*60*24)" office:value-type="time" office:time-value="PT03H56M15.962S" calcext:value-type="time">
            <text:p>03:56:16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4.68" calcext:value-type="float">
            <text:p>544.68</text:p>
          </table:table-cell>
          <table:table-cell office:value-type="float" office:value="1967.74" calcext:value-type="float">
            <text:p>1967.74</text:p>
          </table:table-cell>
          <table:table-cell office:value-type="float" office:value="2292.83" calcext:value-type="float">
            <text:p>2292.83</text:p>
          </table:table-cell>
        </table:table-row>
        <table:table-row table:style-name="ro1">
          <table:table-cell office:value-type="float" office:value="14191962" calcext:value-type="float">
            <text:p>14191962</text:p>
          </table:table-cell>
          <table:table-cell table:formula="of:=[.A889]/1000/(60*60*24)" office:value-type="time" office:time-value="PT03H56M31.962S" calcext:value-type="time">
            <text:p>03:56:32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1969.96" calcext:value-type="float">
            <text:p>1969.96</text:p>
          </table:table-cell>
          <table:table-cell office:value-type="float" office:value="2295.25" calcext:value-type="float">
            <text:p>2295.25</text:p>
          </table:table-cell>
        </table:table-row>
        <table:table-row table:style-name="ro1">
          <table:table-cell office:value-type="float" office:value="14207962" calcext:value-type="float">
            <text:p>14207962</text:p>
          </table:table-cell>
          <table:table-cell table:formula="of:=[.A890]/1000/(60*60*24)" office:value-type="time" office:time-value="PT03H56M47.962S" calcext:value-type="time">
            <text:p>03:56:48</text:p>
          </table:table-cell>
          <table:table-cell office:value-type="float" office:value="1.09" calcext:value-type="float">
            <text:p>1.09</text:p>
          </table:table-cell>
          <table:table-cell office:value-type="float" office:value="499.8" calcext:value-type="float">
            <text:p>499.8</text:p>
          </table:table-cell>
          <table:table-cell office:value-type="float" office:value="544.78" calcext:value-type="float">
            <text:p>544.78</text:p>
          </table:table-cell>
          <table:table-cell office:value-type="float" office:value="1972.18" calcext:value-type="float">
            <text:p>1972.18</text:p>
          </table:table-cell>
          <table:table-cell office:value-type="float" office:value="2297.67" calcext:value-type="float">
            <text:p>2297.67</text:p>
          </table:table-cell>
        </table:table-row>
        <table:table-row table:style-name="ro1">
          <table:table-cell office:value-type="float" office:value="14223962" calcext:value-type="float">
            <text:p>14223962</text:p>
          </table:table-cell>
          <table:table-cell table:formula="of:=[.A891]/1000/(60*60*24)" office:value-type="time" office:time-value="PT03H57M03.962S" calcext:value-type="time">
            <text:p>03:57:04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9" calcext:value-type="float">
            <text:p>542.69</text:p>
          </table:table-cell>
          <table:table-cell office:value-type="float" office:value="1974.4" calcext:value-type="float">
            <text:p>1974.4</text:p>
          </table:table-cell>
          <table:table-cell office:value-type="float" office:value="2300.09" calcext:value-type="float">
            <text:p>2300.09</text:p>
          </table:table-cell>
        </table:table-row>
        <table:table-row table:style-name="ro1">
          <table:table-cell office:value-type="float" office:value="14239962" calcext:value-type="float">
            <text:p>14239962</text:p>
          </table:table-cell>
          <table:table-cell table:formula="of:=[.A892]/1000/(60*60*24)" office:value-type="time" office:time-value="PT03H57M19.962S" calcext:value-type="time">
            <text:p>03:57:20</text:p>
          </table:table-cell>
          <table:table-cell office:value-type="float" office:value="1.09" calcext:value-type="float">
            <text:p>1.09</text:p>
          </table:table-cell>
          <table:table-cell office:value-type="float" office:value="500.12" calcext:value-type="float">
            <text:p>500.12</text:p>
          </table:table-cell>
          <table:table-cell office:value-type="float" office:value="545.12" calcext:value-type="float">
            <text:p>545.12</text:p>
          </table:table-cell>
          <table:table-cell office:value-type="float" office:value="1976.62" calcext:value-type="float">
            <text:p>1976.62</text:p>
          </table:table-cell>
          <table:table-cell office:value-type="float" office:value="2302.52" calcext:value-type="float">
            <text:p>2302.52</text:p>
          </table:table-cell>
        </table:table-row>
        <table:table-row table:style-name="ro1">
          <table:table-cell office:value-type="float" office:value="14255962" calcext:value-type="float">
            <text:p>14255962</text:p>
          </table:table-cell>
          <table:table-cell table:formula="of:=[.A893]/1000/(60*60*24)" office:value-type="time" office:time-value="PT03H57M35.962S" calcext:value-type="time">
            <text:p>03:57:36</text:p>
          </table:table-cell>
          <table:table-cell office:value-type="float" office:value="1.09" calcext:value-type="float">
            <text:p>1.09</text:p>
          </table:table-cell>
          <table:table-cell office:value-type="float" office:value="500" calcext:value-type="float">
            <text:p>500</text:p>
          </table:table-cell>
          <table:table-cell office:value-type="float" office:value="545.01" calcext:value-type="float">
            <text:p>545.01</text:p>
          </table:table-cell>
          <table:table-cell office:value-type="float" office:value="1978.84" calcext:value-type="float">
            <text:p>1978.84</text:p>
          </table:table-cell>
          <table:table-cell office:value-type="float" office:value="2304.94" calcext:value-type="float">
            <text:p>2304.94</text:p>
          </table:table-cell>
        </table:table-row>
        <table:table-row table:style-name="ro1">
          <table:table-cell office:value-type="float" office:value="14271962" calcext:value-type="float">
            <text:p>14271962</text:p>
          </table:table-cell>
          <table:table-cell table:formula="of:=[.A894]/1000/(60*60*24)" office:value-type="time" office:time-value="PT03H57M51.962S" calcext:value-type="time">
            <text:p>03:57:52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1981.06" calcext:value-type="float">
            <text:p>1981.06</text:p>
          </table:table-cell>
          <table:table-cell office:value-type="float" office:value="2307.36" calcext:value-type="float">
            <text:p>2307.36</text:p>
          </table:table-cell>
        </table:table-row>
        <table:table-row table:style-name="ro1">
          <table:table-cell office:value-type="float" office:value="14287963" calcext:value-type="float">
            <text:p>14287963</text:p>
          </table:table-cell>
          <table:table-cell table:formula="of:=[.A895]/1000/(60*60*24)" office:value-type="time" office:time-value="PT03H58M07.963S" calcext:value-type="time">
            <text:p>03:58:08</text:p>
          </table:table-cell>
          <table:table-cell office:value-type="float" office:value="1.09" calcext:value-type="float">
            <text:p>1.09</text:p>
          </table:table-cell>
          <table:table-cell office:value-type="float" office:value="499.8" calcext:value-type="float">
            <text:p>499.8</text:p>
          </table:table-cell>
          <table:table-cell office:value-type="float" office:value="544.76" calcext:value-type="float">
            <text:p>544.76</text:p>
          </table:table-cell>
          <table:table-cell office:value-type="float" office:value="1983.28" calcext:value-type="float">
            <text:p>1983.28</text:p>
          </table:table-cell>
          <table:table-cell office:value-type="float" office:value="2309.78" calcext:value-type="float">
            <text:p>2309.78</text:p>
          </table:table-cell>
        </table:table-row>
        <table:table-row table:style-name="ro1">
          <table:table-cell office:value-type="float" office:value="14303963" calcext:value-type="float">
            <text:p>14303963</text:p>
          </table:table-cell>
          <table:table-cell table:formula="of:=[.A896]/1000/(60*60*24)" office:value-type="time" office:time-value="PT03H58M23.963S" calcext:value-type="time">
            <text:p>03:58:24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1985.5" calcext:value-type="float">
            <text:p>1985.5</text:p>
          </table:table-cell>
          <table:table-cell office:value-type="float" office:value="2312.19" calcext:value-type="float">
            <text:p>2312.19</text:p>
          </table:table-cell>
        </table:table-row>
        <table:table-row table:style-name="ro1">
          <table:table-cell office:value-type="float" office:value="14319962" calcext:value-type="float">
            <text:p>14319962</text:p>
          </table:table-cell>
          <table:table-cell table:formula="of:=[.A897]/1000/(60*60*24)" office:value-type="time" office:time-value="PT03H58M39.962S" calcext:value-type="time">
            <text:p>03:58:40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1" calcext:value-type="float">
            <text:p>544.1</text:p>
          </table:table-cell>
          <table:table-cell office:value-type="float" office:value="1987.72" calcext:value-type="float">
            <text:p>1987.72</text:p>
          </table:table-cell>
          <table:table-cell office:value-type="float" office:value="2314.61" calcext:value-type="float">
            <text:p>2314.61</text:p>
          </table:table-cell>
        </table:table-row>
        <table:table-row table:style-name="ro1">
          <table:table-cell office:value-type="float" office:value="14335962" calcext:value-type="float">
            <text:p>14335962</text:p>
          </table:table-cell>
          <table:table-cell table:formula="of:=[.A898]/1000/(60*60*24)" office:value-type="time" office:time-value="PT03H58M55.962S" calcext:value-type="time">
            <text:p>03:58:56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7" calcext:value-type="float">
            <text:p>542.67</text:p>
          </table:table-cell>
          <table:table-cell office:value-type="float" office:value="1989.94" calcext:value-type="float">
            <text:p>1989.94</text:p>
          </table:table-cell>
          <table:table-cell office:value-type="float" office:value="2317.03" calcext:value-type="float">
            <text:p>2317.03</text:p>
          </table:table-cell>
        </table:table-row>
        <table:table-row table:style-name="ro1">
          <table:table-cell office:value-type="float" office:value="14351962" calcext:value-type="float">
            <text:p>14351962</text:p>
          </table:table-cell>
          <table:table-cell table:formula="of:=[.A899]/1000/(60*60*24)" office:value-type="time" office:time-value="PT03H59M11.962S" calcext:value-type="time">
            <text:p>03:59:12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8" calcext:value-type="float">
            <text:p>542.68</text:p>
          </table:table-cell>
          <table:table-cell office:value-type="float" office:value="1992.16" calcext:value-type="float">
            <text:p>1992.16</text:p>
          </table:table-cell>
          <table:table-cell office:value-type="float" office:value="2319.44" calcext:value-type="float">
            <text:p>2319.44</text:p>
          </table:table-cell>
        </table:table-row>
        <table:table-row table:style-name="ro1">
          <table:table-cell office:value-type="float" office:value="14367963" calcext:value-type="float">
            <text:p>14367963</text:p>
          </table:table-cell>
          <table:table-cell table:formula="of:=[.A900]/1000/(60*60*24)" office:value-type="time" office:time-value="PT03H59M27.963S" calcext:value-type="time">
            <text:p>03:59:28</text:p>
          </table:table-cell>
          <table:table-cell office:value-type="float" office:value="1.09" calcext:value-type="float">
            <text:p>1.09</text:p>
          </table:table-cell>
          <table:table-cell office:value-type="float" office:value="499.8" calcext:value-type="float">
            <text:p>499.8</text:p>
          </table:table-cell>
          <table:table-cell office:value-type="float" office:value="542.76" calcext:value-type="float">
            <text:p>542.76</text:p>
          </table:table-cell>
          <table:table-cell office:value-type="float" office:value="1994.38" calcext:value-type="float">
            <text:p>1994.38</text:p>
          </table:table-cell>
          <table:table-cell office:value-type="float" office:value="2321.85" calcext:value-type="float">
            <text:p>2321.85</text:p>
          </table:table-cell>
        </table:table-row>
        <table:table-row table:style-name="ro1">
          <table:table-cell office:value-type="float" office:value="14383963" calcext:value-type="float">
            <text:p>14383963</text:p>
          </table:table-cell>
          <table:table-cell table:formula="of:=[.A901]/1000/(60*60*24)" office:value-type="time" office:time-value="PT03H59M43.963S" calcext:value-type="time">
            <text:p>03:59:44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5" calcext:value-type="float">
            <text:p>542.55</text:p>
          </table:table-cell>
          <table:table-cell office:value-type="float" office:value="1996.6" calcext:value-type="float">
            <text:p>1996.6</text:p>
          </table:table-cell>
          <table:table-cell office:value-type="float" office:value="2324.27" calcext:value-type="float">
            <text:p>2324.27</text:p>
          </table:table-cell>
        </table:table-row>
        <table:table-row table:style-name="ro1">
          <table:table-cell office:value-type="float" office:value="14399962" calcext:value-type="float">
            <text:p>14399962</text:p>
          </table:table-cell>
          <table:table-cell table:formula="of:=[.A902]/1000/(60*60*24)" office:value-type="time" office:time-value="PT03H59M59.962S" calcext:value-type="time">
            <text:p>04:00:00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6" calcext:value-type="float">
            <text:p>542.46</text:p>
          </table:table-cell>
          <table:table-cell office:value-type="float" office:value="1998.83" calcext:value-type="float">
            <text:p>1998.83</text:p>
          </table:table-cell>
          <table:table-cell office:value-type="float" office:value="2326.68" calcext:value-type="float">
            <text:p>2326.68</text:p>
          </table:table-cell>
        </table:table-row>
        <table:table-row table:style-name="ro1">
          <table:table-cell office:value-type="float" office:value="14415963" calcext:value-type="float">
            <text:p>14415963</text:p>
          </table:table-cell>
          <table:table-cell table:formula="of:=[.A903]/1000/(60*60*24)" office:value-type="time" office:time-value="PT04H00M15.963S" calcext:value-type="time">
            <text:p>04:00:16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6" calcext:value-type="float">
            <text:p>542.56</text:p>
          </table:table-cell>
          <table:table-cell office:value-type="float" office:value="2001.05" calcext:value-type="float">
            <text:p>2001.05</text:p>
          </table:table-cell>
          <table:table-cell office:value-type="float" office:value="2329.09" calcext:value-type="float">
            <text:p>2329.09</text:p>
          </table:table-cell>
        </table:table-row>
        <table:table-row table:style-name="ro1">
          <table:table-cell office:value-type="float" office:value="14431962" calcext:value-type="float">
            <text:p>14431962</text:p>
          </table:table-cell>
          <table:table-cell table:formula="of:=[.A904]/1000/(60*60*24)" office:value-type="time" office:time-value="PT04H00M31.962S" calcext:value-type="time">
            <text:p>04:00:32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9" calcext:value-type="float">
            <text:p>542.69</text:p>
          </table:table-cell>
          <table:table-cell office:value-type="float" office:value="2003.27" calcext:value-type="float">
            <text:p>2003.27</text:p>
          </table:table-cell>
          <table:table-cell office:value-type="float" office:value="2331.5" calcext:value-type="float">
            <text:p>2331.5</text:p>
          </table:table-cell>
        </table:table-row>
        <table:table-row table:style-name="ro1">
          <table:table-cell office:value-type="float" office:value="14447963" calcext:value-type="float">
            <text:p>14447963</text:p>
          </table:table-cell>
          <table:table-cell table:formula="of:=[.A905]/1000/(60*60*24)" office:value-type="time" office:time-value="PT04H00M47.963S" calcext:value-type="time">
            <text:p>04:00:48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7" calcext:value-type="float">
            <text:p>542.67</text:p>
          </table:table-cell>
          <table:table-cell office:value-type="float" office:value="2005.49" calcext:value-type="float">
            <text:p>2005.49</text:p>
          </table:table-cell>
          <table:table-cell office:value-type="float" office:value="2333.91" calcext:value-type="float">
            <text:p>2333.91</text:p>
          </table:table-cell>
        </table:table-row>
        <table:table-row table:style-name="ro1">
          <table:table-cell office:value-type="float" office:value="14463962" calcext:value-type="float">
            <text:p>14463962</text:p>
          </table:table-cell>
          <table:table-cell table:formula="of:=[.A906]/1000/(60*60*24)" office:value-type="time" office:time-value="PT04H01M03.962S" calcext:value-type="time">
            <text:p>04:01:04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40.55" calcext:value-type="float">
            <text:p>540.55</text:p>
          </table:table-cell>
          <table:table-cell office:value-type="float" office:value="2007.71" calcext:value-type="float">
            <text:p>2007.71</text:p>
          </table:table-cell>
          <table:table-cell office:value-type="float" office:value="2336.32" calcext:value-type="float">
            <text:p>2336.32</text:p>
          </table:table-cell>
        </table:table-row>
        <table:table-row table:style-name="ro1">
          <table:table-cell office:value-type="float" office:value="14479962" calcext:value-type="float">
            <text:p>14479962</text:p>
          </table:table-cell>
          <table:table-cell table:formula="of:=[.A907]/1000/(60*60*24)" office:value-type="time" office:time-value="PT04H01M19.962S" calcext:value-type="time">
            <text:p>04:01:20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6" calcext:value-type="float">
            <text:p>542.46</text:p>
          </table:table-cell>
          <table:table-cell office:value-type="float" office:value="2009.93" calcext:value-type="float">
            <text:p>2009.93</text:p>
          </table:table-cell>
          <table:table-cell office:value-type="float" office:value="2338.73" calcext:value-type="float">
            <text:p>2338.73</text:p>
          </table:table-cell>
        </table:table-row>
        <table:table-row table:style-name="ro1">
          <table:table-cell office:value-type="float" office:value="14495962" calcext:value-type="float">
            <text:p>14495962</text:p>
          </table:table-cell>
          <table:table-cell table:formula="of:=[.A908]/1000/(60*60*24)" office:value-type="time" office:time-value="PT04H01M35.962S" calcext:value-type="time">
            <text:p>04:01:36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40.55" calcext:value-type="float">
            <text:p>540.55</text:p>
          </table:table-cell>
          <table:table-cell office:value-type="float" office:value="2012.15" calcext:value-type="float">
            <text:p>2012.15</text:p>
          </table:table-cell>
          <table:table-cell office:value-type="float" office:value="2341.13" calcext:value-type="float">
            <text:p>2341.13</text:p>
          </table:table-cell>
        </table:table-row>
        <table:table-row table:style-name="ro1">
          <table:table-cell office:value-type="float" office:value="14511962" calcext:value-type="float">
            <text:p>14511962</text:p>
          </table:table-cell>
          <table:table-cell table:formula="of:=[.A909]/1000/(60*60*24)" office:value-type="time" office:time-value="PT04H01M51.962S" calcext:value-type="time">
            <text:p>04:01:52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0.67" calcext:value-type="float">
            <text:p>540.67</text:p>
          </table:table-cell>
          <table:table-cell office:value-type="float" office:value="2014.37" calcext:value-type="float">
            <text:p>2014.37</text:p>
          </table:table-cell>
          <table:table-cell office:value-type="float" office:value="2343.54" calcext:value-type="float">
            <text:p>2343.54</text:p>
          </table:table-cell>
        </table:table-row>
        <table:table-row table:style-name="ro1">
          <table:table-cell office:value-type="float" office:value="14527962" calcext:value-type="float">
            <text:p>14527962</text:p>
          </table:table-cell>
          <table:table-cell table:formula="of:=[.A910]/1000/(60*60*24)" office:value-type="time" office:time-value="PT04H02M07.962S" calcext:value-type="time">
            <text:p>04:02:08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0.67" calcext:value-type="float">
            <text:p>540.67</text:p>
          </table:table-cell>
          <table:table-cell office:value-type="float" office:value="2016.59" calcext:value-type="float">
            <text:p>2016.59</text:p>
          </table:table-cell>
          <table:table-cell office:value-type="float" office:value="2345.94" calcext:value-type="float">
            <text:p>2345.94</text:p>
          </table:table-cell>
        </table:table-row>
        <table:table-row table:style-name="ro1">
          <table:table-cell office:value-type="float" office:value="14543962" calcext:value-type="float">
            <text:p>14543962</text:p>
          </table:table-cell>
          <table:table-cell table:formula="of:=[.A911]/1000/(60*60*24)" office:value-type="time" office:time-value="PT04H02M23.962S" calcext:value-type="time">
            <text:p>04:02:24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5" calcext:value-type="float">
            <text:p>540.45</text:p>
          </table:table-cell>
          <table:table-cell office:value-type="float" office:value="2018.81" calcext:value-type="float">
            <text:p>2018.81</text:p>
          </table:table-cell>
          <table:table-cell office:value-type="float" office:value="2348.35" calcext:value-type="float">
            <text:p>2348.35</text:p>
          </table:table-cell>
        </table:table-row>
        <table:table-row table:style-name="ro1">
          <table:table-cell office:value-type="float" office:value="14559963" calcext:value-type="float">
            <text:p>14559963</text:p>
          </table:table-cell>
          <table:table-cell table:formula="of:=[.A912]/1000/(60*60*24)" office:value-type="time" office:time-value="PT04H02M39.963S" calcext:value-type="time">
            <text:p>04:02:40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7" calcext:value-type="float">
            <text:p>540.47</text:p>
          </table:table-cell>
          <table:table-cell office:value-type="float" office:value="2021.03" calcext:value-type="float">
            <text:p>2021.03</text:p>
          </table:table-cell>
          <table:table-cell office:value-type="float" office:value="2350.75" calcext:value-type="float">
            <text:p>2350.75</text:p>
          </table:table-cell>
        </table:table-row>
        <table:table-row table:style-name="ro1">
          <table:table-cell office:value-type="float" office:value="14575962" calcext:value-type="float">
            <text:p>14575962</text:p>
          </table:table-cell>
          <table:table-cell table:formula="of:=[.A913]/1000/(60*60*24)" office:value-type="time" office:time-value="PT04H02M55.962S" calcext:value-type="time">
            <text:p>04:02:56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40.77" calcext:value-type="float">
            <text:p>540.77</text:p>
          </table:table-cell>
          <table:table-cell office:value-type="float" office:value="2023.25" calcext:value-type="float">
            <text:p>2023.25</text:p>
          </table:table-cell>
          <table:table-cell office:value-type="float" office:value="2353.15" calcext:value-type="float">
            <text:p>2353.15</text:p>
          </table:table-cell>
        </table:table-row>
        <table:table-row table:style-name="ro1">
          <table:table-cell office:value-type="float" office:value="14591962" calcext:value-type="float">
            <text:p>14591962</text:p>
          </table:table-cell>
          <table:table-cell table:formula="of:=[.A914]/1000/(60*60*24)" office:value-type="time" office:time-value="PT04H03M11.962S" calcext:value-type="time">
            <text:p>04:03:12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40.77" calcext:value-type="float">
            <text:p>540.77</text:p>
          </table:table-cell>
          <table:table-cell office:value-type="float" office:value="2025.47" calcext:value-type="float">
            <text:p>2025.47</text:p>
          </table:table-cell>
          <table:table-cell office:value-type="float" office:value="2355.55" calcext:value-type="float">
            <text:p>2355.55</text:p>
          </table:table-cell>
        </table:table-row>
        <table:table-row table:style-name="ro1">
          <table:table-cell office:value-type="float" office:value="14607962" calcext:value-type="float">
            <text:p>14607962</text:p>
          </table:table-cell>
          <table:table-cell table:formula="of:=[.A915]/1000/(60*60*24)" office:value-type="time" office:time-value="PT04H03M27.962S" calcext:value-type="time">
            <text:p>04:03:28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40.78" calcext:value-type="float">
            <text:p>540.78</text:p>
          </table:table-cell>
          <table:table-cell office:value-type="float" office:value="2027.69" calcext:value-type="float">
            <text:p>2027.69</text:p>
          </table:table-cell>
          <table:table-cell office:value-type="float" office:value="2357.96" calcext:value-type="float">
            <text:p>2357.96</text:p>
          </table:table-cell>
        </table:table-row>
        <table:table-row table:style-name="ro1">
          <table:table-cell office:value-type="float" office:value="14623962" calcext:value-type="float">
            <text:p>14623962</text:p>
          </table:table-cell>
          <table:table-cell table:formula="of:=[.A916]/1000/(60*60*24)" office:value-type="time" office:time-value="PT04H03M43.962S" calcext:value-type="time">
            <text:p>04:03:44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8.68" calcext:value-type="float">
            <text:p>538.68</text:p>
          </table:table-cell>
          <table:table-cell office:value-type="float" office:value="2029.91" calcext:value-type="float">
            <text:p>2029.91</text:p>
          </table:table-cell>
          <table:table-cell office:value-type="float" office:value="2360.36" calcext:value-type="float">
            <text:p>2360.36</text:p>
          </table:table-cell>
        </table:table-row>
        <table:table-row table:style-name="ro1">
          <table:table-cell office:value-type="float" office:value="14639962" calcext:value-type="float">
            <text:p>14639962</text:p>
          </table:table-cell>
          <table:table-cell table:formula="of:=[.A917]/1000/(60*60*24)" office:value-type="time" office:time-value="PT04H03M59.962S" calcext:value-type="time">
            <text:p>04:04:00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7" calcext:value-type="float">
            <text:p>540.47</text:p>
          </table:table-cell>
          <table:table-cell office:value-type="float" office:value="2032.13" calcext:value-type="float">
            <text:p>2032.13</text:p>
          </table:table-cell>
          <table:table-cell office:value-type="float" office:value="2362.76" calcext:value-type="float">
            <text:p>2362.76</text:p>
          </table:table-cell>
        </table:table-row>
        <table:table-row table:style-name="ro1">
          <table:table-cell office:value-type="float" office:value="14655962" calcext:value-type="float">
            <text:p>14655962</text:p>
          </table:table-cell>
          <table:table-cell table:formula="of:=[.A918]/1000/(60*60*24)" office:value-type="time" office:time-value="PT04H04M15.962S" calcext:value-type="time">
            <text:p>04:04:16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0.68" calcext:value-type="float">
            <text:p>540.68</text:p>
          </table:table-cell>
          <table:table-cell office:value-type="float" office:value="2034.36" calcext:value-type="float">
            <text:p>2034.36</text:p>
          </table:table-cell>
          <table:table-cell office:value-type="float" office:value="2365.15" calcext:value-type="float">
            <text:p>2365.15</text:p>
          </table:table-cell>
        </table:table-row>
        <table:table-row table:style-name="ro1">
          <table:table-cell office:value-type="float" office:value="14671962" calcext:value-type="float">
            <text:p>14671962</text:p>
          </table:table-cell>
          <table:table-cell table:formula="of:=[.A919]/1000/(60*60*24)" office:value-type="time" office:time-value="PT04H04M31.962S" calcext:value-type="time">
            <text:p>04:04:32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8.66" calcext:value-type="float">
            <text:p>538.66</text:p>
          </table:table-cell>
          <table:table-cell office:value-type="float" office:value="2036.58" calcext:value-type="float">
            <text:p>2036.58</text:p>
          </table:table-cell>
          <table:table-cell office:value-type="float" office:value="2367.55" calcext:value-type="float">
            <text:p>2367.55</text:p>
          </table:table-cell>
        </table:table-row>
        <table:table-row table:style-name="ro1">
          <table:table-cell office:value-type="float" office:value="14687962" calcext:value-type="float">
            <text:p>14687962</text:p>
          </table:table-cell>
          <table:table-cell table:formula="of:=[.A920]/1000/(60*60*24)" office:value-type="time" office:time-value="PT04H04M47.962S" calcext:value-type="time">
            <text:p>04:04:48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4" calcext:value-type="float">
            <text:p>538.24</text:p>
          </table:table-cell>
          <table:table-cell office:value-type="float" office:value="2038.8" calcext:value-type="float">
            <text:p>2038.8</text:p>
          </table:table-cell>
          <table:table-cell office:value-type="float" office:value="2369.94" calcext:value-type="float">
            <text:p>2369.94</text:p>
          </table:table-cell>
        </table:table-row>
        <table:table-row table:style-name="ro1">
          <table:table-cell office:value-type="float" office:value="14703963" calcext:value-type="float">
            <text:p>14703963</text:p>
          </table:table-cell>
          <table:table-cell table:formula="of:=[.A921]/1000/(60*60*24)" office:value-type="time" office:time-value="PT04H05M03.963S" calcext:value-type="time">
            <text:p>04:05:04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2041.02" calcext:value-type="float">
            <text:p>2041.02</text:p>
          </table:table-cell>
          <table:table-cell office:value-type="float" office:value="2372.34" calcext:value-type="float">
            <text:p>2372.34</text:p>
          </table:table-cell>
        </table:table-row>
        <table:table-row table:style-name="ro1">
          <table:table-cell office:value-type="float" office:value="14719963" calcext:value-type="float">
            <text:p>14719963</text:p>
          </table:table-cell>
          <table:table-cell table:formula="of:=[.A922]/1000/(60*60*24)" office:value-type="time" office:time-value="PT04H05M19.963S" calcext:value-type="time">
            <text:p>04:05:20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3" calcext:value-type="float">
            <text:p>538.53</text:p>
          </table:table-cell>
          <table:table-cell office:value-type="float" office:value="2043.24" calcext:value-type="float">
            <text:p>2043.24</text:p>
          </table:table-cell>
          <table:table-cell office:value-type="float" office:value="2374.73" calcext:value-type="float">
            <text:p>2374.73</text:p>
          </table:table-cell>
        </table:table-row>
        <table:table-row table:style-name="ro1">
          <table:table-cell office:value-type="float" office:value="14735962" calcext:value-type="float">
            <text:p>14735962</text:p>
          </table:table-cell>
          <table:table-cell table:formula="of:=[.A923]/1000/(60*60*24)" office:value-type="time" office:time-value="PT04H05M35.962S" calcext:value-type="time">
            <text:p>04:05:36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8.68" calcext:value-type="float">
            <text:p>538.68</text:p>
          </table:table-cell>
          <table:table-cell office:value-type="float" office:value="2045.46" calcext:value-type="float">
            <text:p>2045.46</text:p>
          </table:table-cell>
          <table:table-cell office:value-type="float" office:value="2377.13" calcext:value-type="float">
            <text:p>2377.13</text:p>
          </table:table-cell>
        </table:table-row>
        <table:table-row table:style-name="ro1">
          <table:table-cell office:value-type="float" office:value="14751963" calcext:value-type="float">
            <text:p>14751963</text:p>
          </table:table-cell>
          <table:table-cell table:formula="of:=[.A924]/1000/(60*60*24)" office:value-type="time" office:time-value="PT04H05M51.963S" calcext:value-type="time">
            <text:p>04:05:52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5" calcext:value-type="float">
            <text:p>538.45</text:p>
          </table:table-cell>
          <table:table-cell office:value-type="float" office:value="2047.68" calcext:value-type="float">
            <text:p>2047.68</text:p>
          </table:table-cell>
          <table:table-cell office:value-type="float" office:value="2379.52" calcext:value-type="float">
            <text:p>2379.52</text:p>
          </table:table-cell>
        </table:table-row>
        <table:table-row table:style-name="ro1">
          <table:table-cell office:value-type="float" office:value="14767962" calcext:value-type="float">
            <text:p>14767962</text:p>
          </table:table-cell>
          <table:table-cell table:formula="of:=[.A925]/1000/(60*60*24)" office:value-type="time" office:time-value="PT04H06M07.962S" calcext:value-type="time">
            <text:p>04:06:08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5" calcext:value-type="float">
            <text:p>538.55</text:p>
          </table:table-cell>
          <table:table-cell office:value-type="float" office:value="2049.9" calcext:value-type="float">
            <text:p>2049.9</text:p>
          </table:table-cell>
          <table:table-cell office:value-type="float" office:value="2381.91" calcext:value-type="float">
            <text:p>2381.91</text:p>
          </table:table-cell>
        </table:table-row>
        <table:table-row table:style-name="ro1">
          <table:table-cell office:value-type="float" office:value="14783962" calcext:value-type="float">
            <text:p>14783962</text:p>
          </table:table-cell>
          <table:table-cell table:formula="of:=[.A926]/1000/(60*60*24)" office:value-type="time" office:time-value="PT04H06M23.962S" calcext:value-type="time">
            <text:p>04:06:24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6" calcext:value-type="float">
            <text:p>538.46</text:p>
          </table:table-cell>
          <table:table-cell office:value-type="float" office:value="2052.12" calcext:value-type="float">
            <text:p>2052.12</text:p>
          </table:table-cell>
          <table:table-cell office:value-type="float" office:value="2384.3" calcext:value-type="float">
            <text:p>2384.3</text:p>
          </table:table-cell>
        </table:table-row>
        <table:table-row table:style-name="ro1">
          <table:table-cell office:value-type="float" office:value="14799963" calcext:value-type="float">
            <text:p>14799963</text:p>
          </table:table-cell>
          <table:table-cell table:formula="of:=[.A927]/1000/(60*60*24)" office:value-type="time" office:time-value="PT04H06M39.963S" calcext:value-type="time">
            <text:p>04:06:40</text:p>
          </table:table-cell>
          <table:table-cell office:value-type="float" office:value="1.07" calcext:value-type="float">
            <text:p>1.0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36.9" calcext:value-type="float">
            <text:p>536.9</text:p>
          </table:table-cell>
          <table:table-cell office:value-type="float" office:value="2054.34" calcext:value-type="float">
            <text:p>2054.34</text:p>
          </table:table-cell>
          <table:table-cell office:value-type="float" office:value="2386.69" calcext:value-type="float">
            <text:p>2386.69</text:p>
          </table:table-cell>
        </table:table-row>
        <table:table-row table:style-name="ro1">
          <table:table-cell office:value-type="float" office:value="14815963" calcext:value-type="float">
            <text:p>14815963</text:p>
          </table:table-cell>
          <table:table-cell table:formula="of:=[.A928]/1000/(60*60*24)" office:value-type="time" office:time-value="PT04H06M55.963S" calcext:value-type="time">
            <text:p>04:06:56</text:p>
          </table:table-cell>
          <table:table-cell office:value-type="float" office:value="1.07" calcext:value-type="float">
            <text:p>1.07</text:p>
          </table:table-cell>
          <table:table-cell office:value-type="float" office:value="499.8" calcext:value-type="float">
            <text:p>499.8</text:p>
          </table:table-cell>
          <table:table-cell office:value-type="float" office:value="536.77" calcext:value-type="float">
            <text:p>536.77</text:p>
          </table:table-cell>
          <table:table-cell office:value-type="float" office:value="2056.56" calcext:value-type="float">
            <text:p>2056.56</text:p>
          </table:table-cell>
          <table:table-cell office:value-type="float" office:value="2389.08" calcext:value-type="float">
            <text:p>2389.08</text:p>
          </table:table-cell>
        </table:table-row>
        <table:table-row table:style-name="ro1">
          <table:table-cell office:value-type="float" office:value="14831962" calcext:value-type="float">
            <text:p>14831962</text:p>
          </table:table-cell>
          <table:table-cell table:formula="of:=[.A929]/1000/(60*60*24)" office:value-type="time" office:time-value="PT04H07M11.962S" calcext:value-type="time">
            <text:p>04:07:12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5" calcext:value-type="float">
            <text:p>538.55</text:p>
          </table:table-cell>
          <table:table-cell office:value-type="float" office:value="2058.78" calcext:value-type="float">
            <text:p>2058.78</text:p>
          </table:table-cell>
          <table:table-cell office:value-type="float" office:value="2391.47" calcext:value-type="float">
            <text:p>2391.47</text:p>
          </table:table-cell>
        </table:table-row>
        <table:table-row table:style-name="ro1">
          <table:table-cell office:value-type="float" office:value="14847962" calcext:value-type="float">
            <text:p>14847962</text:p>
          </table:table-cell>
          <table:table-cell table:formula="of:=[.A930]/1000/(60*60*24)" office:value-type="time" office:time-value="PT04H07M27.962S" calcext:value-type="time">
            <text:p>04:07:28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6.68" calcext:value-type="float">
            <text:p>536.68</text:p>
          </table:table-cell>
          <table:table-cell office:value-type="float" office:value="2061" calcext:value-type="float">
            <text:p>2061</text:p>
          </table:table-cell>
          <table:table-cell office:value-type="float" office:value="2393.86" calcext:value-type="float">
            <text:p>2393.86</text:p>
          </table:table-cell>
        </table:table-row>
        <table:table-row table:style-name="ro1">
          <table:table-cell office:value-type="float" office:value="14863963" calcext:value-type="float">
            <text:p>14863963</text:p>
          </table:table-cell>
          <table:table-cell table:formula="of:=[.A931]/1000/(60*60*24)" office:value-type="time" office:time-value="PT04H07M43.963S" calcext:value-type="time">
            <text:p>04:07:44</text:p>
          </table:table-cell>
          <table:table-cell office:value-type="float" office:value="1.07" calcext:value-type="float">
            <text:p>1.07</text:p>
          </table:table-cell>
          <table:table-cell office:value-type="float" office:value="499.8" calcext:value-type="float">
            <text:p>499.8</text:p>
          </table:table-cell>
          <table:table-cell office:value-type="float" office:value="536.77" calcext:value-type="float">
            <text:p>536.77</text:p>
          </table:table-cell>
          <table:table-cell office:value-type="float" office:value="2063.22" calcext:value-type="float">
            <text:p>2063.22</text:p>
          </table:table-cell>
          <table:table-cell office:value-type="float" office:value="2396.25" calcext:value-type="float">
            <text:p>2396.25</text:p>
          </table:table-cell>
        </table:table-row>
        <table:table-row table:style-name="ro1">
          <table:table-cell office:value-type="float" office:value="14879962" calcext:value-type="float">
            <text:p>14879962</text:p>
          </table:table-cell>
          <table:table-cell table:formula="of:=[.A932]/1000/(60*60*24)" office:value-type="time" office:time-value="PT04H07M59.962S" calcext:value-type="time">
            <text:p>04:08:00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6.57" calcext:value-type="float">
            <text:p>536.57</text:p>
          </table:table-cell>
          <table:table-cell office:value-type="float" office:value="2065.44" calcext:value-type="float">
            <text:p>2065.44</text:p>
          </table:table-cell>
          <table:table-cell office:value-type="float" office:value="2398.63" calcext:value-type="float">
            <text:p>2398.63</text:p>
          </table:table-cell>
        </table:table-row>
        <table:table-row table:style-name="ro1">
          <table:table-cell office:value-type="float" office:value="14895962" calcext:value-type="float">
            <text:p>14895962</text:p>
          </table:table-cell>
          <table:table-cell table:formula="of:=[.A933]/1000/(60*60*24)" office:value-type="time" office:time-value="PT04H08M15.962S" calcext:value-type="time">
            <text:p>04:08:16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6.69" calcext:value-type="float">
            <text:p>536.69</text:p>
          </table:table-cell>
          <table:table-cell office:value-type="float" office:value="2067.66" calcext:value-type="float">
            <text:p>2067.66</text:p>
          </table:table-cell>
          <table:table-cell office:value-type="float" office:value="2401.02" calcext:value-type="float">
            <text:p>2401.02</text:p>
          </table:table-cell>
        </table:table-row>
        <table:table-row table:style-name="ro1">
          <table:table-cell office:value-type="float" office:value="14911962" calcext:value-type="float">
            <text:p>14911962</text:p>
          </table:table-cell>
          <table:table-cell table:formula="of:=[.A934]/1000/(60*60*24)" office:value-type="time" office:time-value="PT04H08M31.962S" calcext:value-type="time">
            <text:p>04:08:32</text:p>
          </table:table-cell>
          <table:table-cell office:value-type="float" office:value="1.07" calcext:value-type="float">
            <text:p>1.07</text:p>
          </table:table-cell>
          <table:table-cell office:value-type="float" office:value="499.8" calcext:value-type="float">
            <text:p>499.8</text:p>
          </table:table-cell>
          <table:table-cell office:value-type="float" office:value="534.78" calcext:value-type="float">
            <text:p>534.78</text:p>
          </table:table-cell>
          <table:table-cell office:value-type="float" office:value="2069.88" calcext:value-type="float">
            <text:p>2069.88</text:p>
          </table:table-cell>
          <table:table-cell office:value-type="float" office:value="2403.4" calcext:value-type="float">
            <text:p>2403.4</text:p>
          </table:table-cell>
        </table:table-row>
        <table:table-row table:style-name="ro1">
          <table:table-cell office:value-type="float" office:value="14927963" calcext:value-type="float">
            <text:p>14927963</text:p>
          </table:table-cell>
          <table:table-cell table:formula="of:=[.A935]/1000/(60*60*24)" office:value-type="time" office:time-value="PT04H08M47.963S" calcext:value-type="time">
            <text:p>04:08:48</text:p>
          </table:table-cell>
          <table:table-cell office:value-type="float" office:value="1.07" calcext:value-type="float">
            <text:p>1.07</text:p>
          </table:table-cell>
          <table:table-cell office:value-type="float" office:value="499.8" calcext:value-type="float">
            <text:p>499.8</text:p>
          </table:table-cell>
          <table:table-cell office:value-type="float" office:value="534.77" calcext:value-type="float">
            <text:p>534.77</text:p>
          </table:table-cell>
          <table:table-cell office:value-type="float" office:value="2072.1" calcext:value-type="float">
            <text:p>2072.1</text:p>
          </table:table-cell>
          <table:table-cell office:value-type="float" office:value="2405.78" calcext:value-type="float">
            <text:p>2405.78</text:p>
          </table:table-cell>
        </table:table-row>
        <table:table-row table:style-name="ro1">
          <table:table-cell office:value-type="float" office:value="14943962" calcext:value-type="float">
            <text:p>14943962</text:p>
          </table:table-cell>
          <table:table-cell table:formula="of:=[.A936]/1000/(60*60*24)" office:value-type="time" office:time-value="PT04H09M03.962S" calcext:value-type="time">
            <text:p>04:09:04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4.67" calcext:value-type="float">
            <text:p>534.67</text:p>
          </table:table-cell>
          <table:table-cell office:value-type="float" office:value="2074.32" calcext:value-type="float">
            <text:p>2074.32</text:p>
          </table:table-cell>
          <table:table-cell office:value-type="float" office:value="2408.16" calcext:value-type="float">
            <text:p>2408.16</text:p>
          </table:table-cell>
        </table:table-row>
        <table:table-row table:style-name="ro1">
          <table:table-cell office:value-type="float" office:value="14959962" calcext:value-type="float">
            <text:p>14959962</text:p>
          </table:table-cell>
          <table:table-cell table:formula="of:=[.A937]/1000/(60*60*24)" office:value-type="time" office:time-value="PT04H09M19.962S" calcext:value-type="time">
            <text:p>04:09:20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4.68" calcext:value-type="float">
            <text:p>534.68</text:p>
          </table:table-cell>
          <table:table-cell office:value-type="float" office:value="2076.54" calcext:value-type="float">
            <text:p>2076.54</text:p>
          </table:table-cell>
          <table:table-cell office:value-type="float" office:value="2410.54" calcext:value-type="float">
            <text:p>2410.54</text:p>
          </table:table-cell>
        </table:table-row>
        <table:table-row table:style-name="ro1">
          <table:table-cell office:value-type="float" office:value="14975962" calcext:value-type="float">
            <text:p>14975962</text:p>
          </table:table-cell>
          <table:table-cell table:formula="of:=[.A938]/1000/(60*60*24)" office:value-type="time" office:time-value="PT04H09M35.962S" calcext:value-type="time">
            <text:p>04:09:36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4.69" calcext:value-type="float">
            <text:p>534.69</text:p>
          </table:table-cell>
          <table:table-cell office:value-type="float" office:value="2078.76" calcext:value-type="float">
            <text:p>2078.76</text:p>
          </table:table-cell>
          <table:table-cell office:value-type="float" office:value="2412.92" calcext:value-type="float">
            <text:p>2412.92</text:p>
          </table:table-cell>
        </table:table-row>
        <table:table-row table:style-name="ro1">
          <table:table-cell office:value-type="float" office:value="14991962" calcext:value-type="float">
            <text:p>14991962</text:p>
          </table:table-cell>
          <table:table-cell table:formula="of:=[.A939]/1000/(60*60*24)" office:value-type="time" office:time-value="PT04H09M51.962S" calcext:value-type="time">
            <text:p>04:09:52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5" calcext:value-type="float">
            <text:p>534.55</text:p>
          </table:table-cell>
          <table:table-cell office:value-type="float" office:value="2080.99" calcext:value-type="float">
            <text:p>2080.99</text:p>
          </table:table-cell>
          <table:table-cell office:value-type="float" office:value="2415.3" calcext:value-type="float">
            <text:p>2415.3</text:p>
          </table:table-cell>
        </table:table-row>
        <table:table-row table:style-name="ro1">
          <table:table-cell office:value-type="float" office:value="15007962" calcext:value-type="float">
            <text:p>15007962</text:p>
          </table:table-cell>
          <table:table-cell table:formula="of:=[.A940]/1000/(60*60*24)" office:value-type="time" office:time-value="PT04H10M07.962S" calcext:value-type="time">
            <text:p>04:10:08</text:p>
          </table:table-cell>
          <table:table-cell office:value-type="float" office:value="1.07" calcext:value-type="float">
            <text:p>1.07</text:p>
          </table:table-cell>
          <table:table-cell office:value-type="float" office:value="499.8" calcext:value-type="float">
            <text:p>499.8</text:p>
          </table:table-cell>
          <table:table-cell office:value-type="float" office:value="534.76" calcext:value-type="float">
            <text:p>534.76</text:p>
          </table:table-cell>
          <table:table-cell office:value-type="float" office:value="2083.21" calcext:value-type="float">
            <text:p>2083.21</text:p>
          </table:table-cell>
          <table:table-cell office:value-type="float" office:value="2417.67" calcext:value-type="float">
            <text:p>2417.67</text:p>
          </table:table-cell>
        </table:table-row>
        <table:table-row table:style-name="ro1">
          <table:table-cell office:value-type="float" office:value="15023962" calcext:value-type="float">
            <text:p>15023962</text:p>
          </table:table-cell>
          <table:table-cell table:formula="of:=[.A941]/1000/(60*60*24)" office:value-type="time" office:time-value="PT04H10M23.962S" calcext:value-type="time">
            <text:p>04:10:24</text:p>
          </table:table-cell>
          <table:table-cell office:value-type="float" office:value="1.07" calcext:value-type="float">
            <text:p>1.07</text:p>
          </table:table-cell>
          <table:table-cell office:value-type="float" office:value="499.8" calcext:value-type="float">
            <text:p>499.8</text:p>
          </table:table-cell>
          <table:table-cell office:value-type="float" office:value="532.77" calcext:value-type="float">
            <text:p>532.77</text:p>
          </table:table-cell>
          <table:table-cell office:value-type="float" office:value="2085.43" calcext:value-type="float">
            <text:p>2085.43</text:p>
          </table:table-cell>
          <table:table-cell office:value-type="float" office:value="2420.05" calcext:value-type="float">
            <text:p>2420.05</text:p>
          </table:table-cell>
        </table:table-row>
        <table:table-row table:style-name="ro1">
          <table:table-cell office:value-type="float" office:value="15039962" calcext:value-type="float">
            <text:p>15039962</text:p>
          </table:table-cell>
          <table:table-cell table:formula="of:=[.A942]/1000/(60*60*24)" office:value-type="time" office:time-value="PT04H10M39.962S" calcext:value-type="time">
            <text:p>04:10:40</text:p>
          </table:table-cell>
          <table:table-cell office:value-type="float" office:value="1.07" calcext:value-type="float">
            <text:p>1.07</text:p>
          </table:table-cell>
          <table:table-cell office:value-type="float" office:value="500" calcext:value-type="float">
            <text:p>500</text:p>
          </table:table-cell>
          <table:table-cell office:value-type="float" office:value="534.99" calcext:value-type="float">
            <text:p>534.99</text:p>
          </table:table-cell>
          <table:table-cell office:value-type="float" office:value="2087.65" calcext:value-type="float">
            <text:p>2087.65</text:p>
          </table:table-cell>
          <table:table-cell office:value-type="float" office:value="2422.42" calcext:value-type="float">
            <text:p>2422.42</text:p>
          </table:table-cell>
        </table:table-row>
        <table:table-row table:style-name="ro1">
          <table:table-cell office:value-type="float" office:value="15055962" calcext:value-type="float">
            <text:p>15055962</text:p>
          </table:table-cell>
          <table:table-cell table:formula="of:=[.A943]/1000/(60*60*24)" office:value-type="time" office:time-value="PT04H10M55.962S" calcext:value-type="time">
            <text:p>04:10:56</text:p>
          </table:table-cell>
          <table:table-cell office:value-type="float" office:value="1.07" calcext:value-type="float">
            <text:p>1.0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34.91" calcext:value-type="float">
            <text:p>534.91</text:p>
          </table:table-cell>
          <table:table-cell office:value-type="float" office:value="2089.87" calcext:value-type="float">
            <text:p>2089.87</text:p>
          </table:table-cell>
          <table:table-cell office:value-type="float" office:value="2424.79" calcext:value-type="float">
            <text:p>2424.79</text:p>
          </table:table-cell>
        </table:table-row>
        <table:table-row table:style-name="ro1">
          <table:table-cell office:value-type="float" office:value="15071963" calcext:value-type="float">
            <text:p>15071963</text:p>
          </table:table-cell>
          <table:table-cell table:formula="of:=[.A944]/1000/(60*60*24)" office:value-type="time" office:time-value="PT04H11M11.963S" calcext:value-type="time">
            <text:p>04:11:12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9" calcext:value-type="float">
            <text:p>532.69</text:p>
          </table:table-cell>
          <table:table-cell office:value-type="float" office:value="2092.09" calcext:value-type="float">
            <text:p>2092.09</text:p>
          </table:table-cell>
          <table:table-cell office:value-type="float" office:value="2427.16" calcext:value-type="float">
            <text:p>2427.16</text:p>
          </table:table-cell>
        </table:table-row>
        <table:table-row table:style-name="ro1">
          <table:table-cell office:value-type="float" office:value="15087963" calcext:value-type="float">
            <text:p>15087963</text:p>
          </table:table-cell>
          <table:table-cell table:formula="of:=[.A945]/1000/(60*60*24)" office:value-type="time" office:time-value="PT04H11M27.963S" calcext:value-type="time">
            <text:p>04:11:28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6" calcext:value-type="float">
            <text:p>532.46</text:p>
          </table:table-cell>
          <table:table-cell office:value-type="float" office:value="2094.31" calcext:value-type="float">
            <text:p>2094.31</text:p>
          </table:table-cell>
          <table:table-cell office:value-type="float" office:value="2429.53" calcext:value-type="float">
            <text:p>2429.53</text:p>
          </table:table-cell>
        </table:table-row>
        <table:table-row table:style-name="ro1">
          <table:table-cell office:value-type="float" office:value="15103963" calcext:value-type="float">
            <text:p>15103963</text:p>
          </table:table-cell>
          <table:table-cell table:formula="of:=[.A946]/1000/(60*60*24)" office:value-type="time" office:time-value="PT04H11M43.963S" calcext:value-type="time">
            <text:p>04:11:44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7" calcext:value-type="float">
            <text:p>532.47</text:p>
          </table:table-cell>
          <table:table-cell office:value-type="float" office:value="2096.53" calcext:value-type="float">
            <text:p>2096.53</text:p>
          </table:table-cell>
          <table:table-cell office:value-type="float" office:value="2431.9" calcext:value-type="float">
            <text:p>2431.9</text:p>
          </table:table-cell>
        </table:table-row>
        <table:table-row table:style-name="ro1">
          <table:table-cell office:value-type="float" office:value="15119962" calcext:value-type="float">
            <text:p>15119962</text:p>
          </table:table-cell>
          <table:table-cell table:formula="of:=[.A947]/1000/(60*60*24)" office:value-type="time" office:time-value="PT04H11M59.962S" calcext:value-type="time">
            <text:p>04:12:00</text:p>
          </table:table-cell>
          <table:table-cell office:value-type="float" office:value="1.06" calcext:value-type="float">
            <text:p>1.0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0.67" calcext:value-type="float">
            <text:p>530.67</text:p>
          </table:table-cell>
          <table:table-cell office:value-type="float" office:value="2098.75" calcext:value-type="float">
            <text:p>2098.75</text:p>
          </table:table-cell>
          <table:table-cell office:value-type="float" office:value="2434.26" calcext:value-type="float">
            <text:p>2434.26</text:p>
          </table:table-cell>
        </table:table-row>
        <table:table-row table:style-name="ro1">
          <table:table-cell office:value-type="float" office:value="15135962" calcext:value-type="float">
            <text:p>15135962</text:p>
          </table:table-cell>
          <table:table-cell table:formula="of:=[.A948]/1000/(60*60*24)" office:value-type="time" office:time-value="PT04H12M15.962S" calcext:value-type="time">
            <text:p>04:12:16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30.14" calcext:value-type="float">
            <text:p>530.14</text:p>
          </table:table-cell>
          <table:table-cell office:value-type="float" office:value="2100.97" calcext:value-type="float">
            <text:p>2100.97</text:p>
          </table:table-cell>
          <table:table-cell office:value-type="float" office:value="2436.63" calcext:value-type="float">
            <text:p>2436.63</text:p>
          </table:table-cell>
        </table:table-row>
        <table:table-row table:style-name="ro1">
          <table:table-cell office:value-type="float" office:value="15151962" calcext:value-type="float">
            <text:p>15151962</text:p>
          </table:table-cell>
          <table:table-cell table:formula="of:=[.A949]/1000/(60*60*24)" office:value-type="time" office:time-value="PT04H12M31.962S" calcext:value-type="time">
            <text:p>04:12:32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7" calcext:value-type="float">
            <text:p>530.47</text:p>
          </table:table-cell>
          <table:table-cell office:value-type="float" office:value="2103.19" calcext:value-type="float">
            <text:p>2103.19</text:p>
          </table:table-cell>
          <table:table-cell office:value-type="float" office:value="2438.99" calcext:value-type="float">
            <text:p>2438.99</text:p>
          </table:table-cell>
        </table:table-row>
        <table:table-row table:style-name="ro1">
          <table:table-cell office:value-type="float" office:value="15167962" calcext:value-type="float">
            <text:p>15167962</text:p>
          </table:table-cell>
          <table:table-cell table:formula="of:=[.A950]/1000/(60*60*24)" office:value-type="time" office:time-value="PT04H12M47.962S" calcext:value-type="time">
            <text:p>04:12:48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5" calcext:value-type="float">
            <text:p>530.55</text:p>
          </table:table-cell>
          <table:table-cell office:value-type="float" office:value="2105.41" calcext:value-type="float">
            <text:p>2105.41</text:p>
          </table:table-cell>
          <table:table-cell office:value-type="float" office:value="2441.35" calcext:value-type="float">
            <text:p>2441.35</text:p>
          </table:table-cell>
        </table:table-row>
        <table:table-row table:style-name="ro1">
          <table:table-cell office:value-type="float" office:value="15183962" calcext:value-type="float">
            <text:p>15183962</text:p>
          </table:table-cell>
          <table:table-cell table:formula="of:=[.A951]/1000/(60*60*24)" office:value-type="time" office:time-value="PT04H13M03.962S" calcext:value-type="time">
            <text:p>04:13:04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8" calcext:value-type="float">
            <text:p>530.48</text:p>
          </table:table-cell>
          <table:table-cell office:value-type="float" office:value="2107.63" calcext:value-type="float">
            <text:p>2107.63</text:p>
          </table:table-cell>
          <table:table-cell office:value-type="float" office:value="2443.72" calcext:value-type="float">
            <text:p>2443.72</text:p>
          </table:table-cell>
        </table:table-row>
        <table:table-row table:style-name="ro1">
          <table:table-cell office:value-type="float" office:value="15199962" calcext:value-type="float">
            <text:p>15199962</text:p>
          </table:table-cell>
          <table:table-cell table:formula="of:=[.A952]/1000/(60*60*24)" office:value-type="time" office:time-value="PT04H13M19.962S" calcext:value-type="time">
            <text:p>04:13:20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7" calcext:value-type="float">
            <text:p>530.57</text:p>
          </table:table-cell>
          <table:table-cell office:value-type="float" office:value="2109.85" calcext:value-type="float">
            <text:p>2109.85</text:p>
          </table:table-cell>
          <table:table-cell office:value-type="float" office:value="2446.08" calcext:value-type="float">
            <text:p>2446.08</text:p>
          </table:table-cell>
        </table:table-row>
        <table:table-row table:style-name="ro1">
          <table:table-cell office:value-type="float" office:value="15215963" calcext:value-type="float">
            <text:p>15215963</text:p>
          </table:table-cell>
          <table:table-cell table:formula="of:=[.A953]/1000/(60*60*24)" office:value-type="time" office:time-value="PT04H13M35.963S" calcext:value-type="time">
            <text:p>04:13:36</text:p>
          </table:table-cell>
          <table:table-cell office:value-type="float" office:value="1.07" calcext:value-type="float">
            <text:p>1.0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32.89" calcext:value-type="float">
            <text:p>532.89</text:p>
          </table:table-cell>
          <table:table-cell office:value-type="float" office:value="2112.08" calcext:value-type="float">
            <text:p>2112.08</text:p>
          </table:table-cell>
          <table:table-cell office:value-type="float" office:value="2448.44" calcext:value-type="float">
            <text:p>2448.44</text:p>
          </table:table-cell>
        </table:table-row>
        <table:table-row table:style-name="ro1">
          <table:table-cell office:value-type="float" office:value="15231962" calcext:value-type="float">
            <text:p>15231962</text:p>
          </table:table-cell>
          <table:table-cell table:formula="of:=[.A954]/1000/(60*60*24)" office:value-type="time" office:time-value="PT04H13M51.962S" calcext:value-type="time">
            <text:p>04:13:52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8" calcext:value-type="float">
            <text:p>532.68</text:p>
          </table:table-cell>
          <table:table-cell office:value-type="float" office:value="2114.3" calcext:value-type="float">
            <text:p>2114.3</text:p>
          </table:table-cell>
          <table:table-cell office:value-type="float" office:value="2450.8" calcext:value-type="float">
            <text:p>2450.8</text:p>
          </table:table-cell>
        </table:table-row>
        <table:table-row table:style-name="ro1">
          <table:table-cell office:value-type="float" office:value="15247962" calcext:value-type="float">
            <text:p>15247962</text:p>
          </table:table-cell>
          <table:table-cell table:formula="of:=[.A955]/1000/(60*60*24)" office:value-type="time" office:time-value="PT04H14M07.962S" calcext:value-type="time">
            <text:p>04:14:08</text:p>
          </table:table-cell>
          <table:table-cell office:value-type="float" office:value="1.06" calcext:value-type="float">
            <text:p>1.0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8.67" calcext:value-type="float">
            <text:p>528.67</text:p>
          </table:table-cell>
          <table:table-cell office:value-type="float" office:value="2116.52" calcext:value-type="float">
            <text:p>2116.52</text:p>
          </table:table-cell>
          <table:table-cell office:value-type="float" office:value="2453.15" calcext:value-type="float">
            <text:p>2453.15</text:p>
          </table:table-cell>
        </table:table-row>
        <table:table-row table:style-name="ro1">
          <table:table-cell office:value-type="float" office:value="15263962" calcext:value-type="float">
            <text:p>15263962</text:p>
          </table:table-cell>
          <table:table-cell table:formula="of:=[.A956]/1000/(60*60*24)" office:value-type="time" office:time-value="PT04H14M23.962S" calcext:value-type="time">
            <text:p>04:14:24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118.74" calcext:value-type="float">
            <text:p>2118.74</text:p>
          </table:table-cell>
          <table:table-cell office:value-type="float" office:value="2455.51" calcext:value-type="float">
            <text:p>2455.51</text:p>
          </table:table-cell>
        </table:table-row>
        <table:table-row table:style-name="ro1">
          <table:table-cell office:value-type="float" office:value="15279962" calcext:value-type="float">
            <text:p>15279962</text:p>
          </table:table-cell>
          <table:table-cell table:formula="of:=[.A957]/1000/(60*60*24)" office:value-type="time" office:time-value="PT04H14M39.962S" calcext:value-type="time">
            <text:p>04:14:40</text:p>
          </table:table-cell>
          <table:table-cell office:value-type="float" office:value="1.06" calcext:value-type="float">
            <text:p>1.0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30.9" calcext:value-type="float">
            <text:p>530.9</text:p>
          </table:table-cell>
          <table:table-cell office:value-type="float" office:value="2120.96" calcext:value-type="float">
            <text:p>2120.96</text:p>
          </table:table-cell>
          <table:table-cell office:value-type="float" office:value="2457.86" calcext:value-type="float">
            <text:p>2457.86</text:p>
          </table:table-cell>
        </table:table-row>
        <table:table-row table:style-name="ro1">
          <table:table-cell office:value-type="float" office:value="15295962" calcext:value-type="float">
            <text:p>15295962</text:p>
          </table:table-cell>
          <table:table-cell table:formula="of:=[.A958]/1000/(60*60*24)" office:value-type="time" office:time-value="PT04H14M55.962S" calcext:value-type="time">
            <text:p>04:14:56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6" calcext:value-type="float">
            <text:p>530.46</text:p>
          </table:table-cell>
          <table:table-cell office:value-type="float" office:value="2123.18" calcext:value-type="float">
            <text:p>2123.18</text:p>
          </table:table-cell>
          <table:table-cell office:value-type="float" office:value="2460.21" calcext:value-type="float">
            <text:p>2460.21</text:p>
          </table:table-cell>
        </table:table-row>
        <table:table-row table:style-name="ro1">
          <table:table-cell office:value-type="float" office:value="15311963" calcext:value-type="float">
            <text:p>15311963</text:p>
          </table:table-cell>
          <table:table-cell table:formula="of:=[.A959]/1000/(60*60*24)" office:value-type="time" office:time-value="PT04H15M11.963S" calcext:value-type="time">
            <text:p>04:15:12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5" calcext:value-type="float">
            <text:p>530.55</text:p>
          </table:table-cell>
          <table:table-cell office:value-type="float" office:value="2125.4" calcext:value-type="float">
            <text:p>2125.4</text:p>
          </table:table-cell>
          <table:table-cell office:value-type="float" office:value="2462.57" calcext:value-type="float">
            <text:p>2462.57</text:p>
          </table:table-cell>
        </table:table-row>
        <table:table-row table:style-name="ro1">
          <table:table-cell office:value-type="float" office:value="15327962" calcext:value-type="float">
            <text:p>15327962</text:p>
          </table:table-cell>
          <table:table-cell table:formula="of:=[.A960]/1000/(60*60*24)" office:value-type="time" office:time-value="PT04H15M27.962S" calcext:value-type="time">
            <text:p>04:15:28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28.55" calcext:value-type="float">
            <text:p>528.55</text:p>
          </table:table-cell>
          <table:table-cell office:value-type="float" office:value="2127.62" calcext:value-type="float">
            <text:p>2127.62</text:p>
          </table:table-cell>
          <table:table-cell office:value-type="float" office:value="2464.92" calcext:value-type="float">
            <text:p>2464.92</text:p>
          </table:table-cell>
        </table:table-row>
        <table:table-row table:style-name="ro1">
          <table:table-cell office:value-type="float" office:value="15343962" calcext:value-type="float">
            <text:p>15343962</text:p>
          </table:table-cell>
          <table:table-cell table:formula="of:=[.A961]/1000/(60*60*24)" office:value-type="time" office:time-value="PT04H15M43.962S" calcext:value-type="time">
            <text:p>04:15:44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28.54" calcext:value-type="float">
            <text:p>528.54</text:p>
          </table:table-cell>
          <table:table-cell office:value-type="float" office:value="2129.84" calcext:value-type="float">
            <text:p>2129.84</text:p>
          </table:table-cell>
          <table:table-cell office:value-type="float" office:value="2467.26" calcext:value-type="float">
            <text:p>2467.26</text:p>
          </table:table-cell>
        </table:table-row>
        <table:table-row table:style-name="ro1">
          <table:table-cell office:value-type="float" office:value="15359962" calcext:value-type="float">
            <text:p>15359962</text:p>
          </table:table-cell>
          <table:table-cell table:formula="of:=[.A962]/1000/(60*60*24)" office:value-type="time" office:time-value="PT04H15M59.962S" calcext:value-type="time">
            <text:p>04:16:00</text:p>
          </table:table-cell>
          <table:table-cell office:value-type="float" office:value="1.06" calcext:value-type="float">
            <text:p>1.06</text:p>
          </table:table-cell>
          <table:table-cell office:value-type="float" office:value="499.8" calcext:value-type="float">
            <text:p>499.8</text:p>
          </table:table-cell>
          <table:table-cell office:value-type="float" office:value="528.77" calcext:value-type="float">
            <text:p>528.77</text:p>
          </table:table-cell>
          <table:table-cell office:value-type="float" office:value="2132.06" calcext:value-type="float">
            <text:p>2132.06</text:p>
          </table:table-cell>
          <table:table-cell office:value-type="float" office:value="2469.61" calcext:value-type="float">
            <text:p>2469.61</text:p>
          </table:table-cell>
        </table:table-row>
        <table:table-row table:style-name="ro1">
          <table:table-cell office:value-type="float" office:value="15375963" calcext:value-type="float">
            <text:p>15375963</text:p>
          </table:table-cell>
          <table:table-cell table:formula="of:=[.A963]/1000/(60*60*24)" office:value-type="time" office:time-value="PT04H16M15.963S" calcext:value-type="time">
            <text:p>04:16:16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7" calcext:value-type="float">
            <text:p>528.47</text:p>
          </table:table-cell>
          <table:table-cell office:value-type="float" office:value="2134.28" calcext:value-type="float">
            <text:p>2134.28</text:p>
          </table:table-cell>
          <table:table-cell office:value-type="float" office:value="2471.96" calcext:value-type="float">
            <text:p>2471.96</text:p>
          </table:table-cell>
        </table:table-row>
        <table:table-row table:style-name="ro1">
          <table:table-cell office:value-type="float" office:value="15391962" calcext:value-type="float">
            <text:p>15391962</text:p>
          </table:table-cell>
          <table:table-cell table:formula="of:=[.A964]/1000/(60*60*24)" office:value-type="time" office:time-value="PT04H16M31.962S" calcext:value-type="time">
            <text:p>04:16:32</text:p>
          </table:table-cell>
          <table:table-cell office:value-type="float" office:value="1.05" calcext:value-type="float">
            <text:p>1.05</text:p>
          </table:table-cell>
          <table:table-cell office:value-type="float" office:value="499.8" calcext:value-type="float">
            <text:p>499.8</text:p>
          </table:table-cell>
          <table:table-cell office:value-type="float" office:value="526.77" calcext:value-type="float">
            <text:p>526.77</text:p>
          </table:table-cell>
          <table:table-cell office:value-type="float" office:value="2136.5" calcext:value-type="float">
            <text:p>2136.5</text:p>
          </table:table-cell>
          <table:table-cell office:value-type="float" office:value="2474.3" calcext:value-type="float">
            <text:p>2474.3</text:p>
          </table:table-cell>
        </table:table-row>
        <table:table-row table:style-name="ro1">
          <table:table-cell office:value-type="float" office:value="15407962" calcext:value-type="float">
            <text:p>15407962</text:p>
          </table:table-cell>
          <table:table-cell table:formula="of:=[.A965]/1000/(60*60*24)" office:value-type="time" office:time-value="PT04H16M47.962S" calcext:value-type="time">
            <text:p>04:16:48</text:p>
          </table:table-cell>
          <table:table-cell office:value-type="float" office:value="1.05" calcext:value-type="float">
            <text:p>1.05</text:p>
          </table:table-cell>
          <table:table-cell office:value-type="float" office:value="499.92" calcext:value-type="float">
            <text:p>499.92</text:p>
          </table:table-cell>
          <table:table-cell office:value-type="float" office:value="526.9" calcext:value-type="float">
            <text:p>526.9</text:p>
          </table:table-cell>
          <table:table-cell office:value-type="float" office:value="2138.72" calcext:value-type="float">
            <text:p>2138.72</text:p>
          </table:table-cell>
          <table:table-cell office:value-type="float" office:value="2476.64" calcext:value-type="float">
            <text:p>2476.64</text:p>
          </table:table-cell>
        </table:table-row>
        <table:table-row table:style-name="ro1">
          <table:table-cell office:value-type="float" office:value="15423962" calcext:value-type="float">
            <text:p>15423962</text:p>
          </table:table-cell>
          <table:table-cell table:formula="of:=[.A966]/1000/(60*60*24)" office:value-type="time" office:time-value="PT04H17M03.962S" calcext:value-type="time">
            <text:p>04:17:04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6.68" calcext:value-type="float">
            <text:p>526.68</text:p>
          </table:table-cell>
          <table:table-cell office:value-type="float" office:value="2140.94" calcext:value-type="float">
            <text:p>2140.94</text:p>
          </table:table-cell>
          <table:table-cell office:value-type="float" office:value="2478.98" calcext:value-type="float">
            <text:p>2478.98</text:p>
          </table:table-cell>
        </table:table-row>
        <table:table-row table:style-name="ro1">
          <table:table-cell office:value-type="float" office:value="15439962" calcext:value-type="float">
            <text:p>15439962</text:p>
          </table:table-cell>
          <table:table-cell table:formula="of:=[.A967]/1000/(60*60*24)" office:value-type="time" office:time-value="PT04H17M19.962S" calcext:value-type="time">
            <text:p>04:17:20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4.69" calcext:value-type="float">
            <text:p>524.69</text:p>
          </table:table-cell>
          <table:table-cell office:value-type="float" office:value="2143.16" calcext:value-type="float">
            <text:p>2143.16</text:p>
          </table:table-cell>
          <table:table-cell office:value-type="float" office:value="2481.32" calcext:value-type="float">
            <text:p>2481.32</text:p>
          </table:table-cell>
        </table:table-row>
        <table:table-row table:style-name="ro1">
          <table:table-cell office:value-type="float" office:value="15455962" calcext:value-type="float">
            <text:p>15455962</text:p>
          </table:table-cell>
          <table:table-cell table:formula="of:=[.A968]/1000/(60*60*24)" office:value-type="time" office:time-value="PT04H17M35.962S" calcext:value-type="time">
            <text:p>04:17:36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6.45" calcext:value-type="float">
            <text:p>526.45</text:p>
          </table:table-cell>
          <table:table-cell office:value-type="float" office:value="2145.38" calcext:value-type="float">
            <text:p>2145.38</text:p>
          </table:table-cell>
          <table:table-cell office:value-type="float" office:value="2483.66" calcext:value-type="float">
            <text:p>2483.66</text:p>
          </table:table-cell>
        </table:table-row>
        <table:table-row table:style-name="ro1">
          <table:table-cell office:value-type="float" office:value="15471963" calcext:value-type="float">
            <text:p>15471963</text:p>
          </table:table-cell>
          <table:table-cell table:formula="of:=[.A969]/1000/(60*60*24)" office:value-type="time" office:time-value="PT04H17M51.963S" calcext:value-type="time">
            <text:p>04:17:52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7" calcext:value-type="float">
            <text:p>524.47</text:p>
          </table:table-cell>
          <table:table-cell office:value-type="float" office:value="2147.6" calcext:value-type="float">
            <text:p>2147.6</text:p>
          </table:table-cell>
          <table:table-cell office:value-type="float" office:value="2485.99" calcext:value-type="float">
            <text:p>2485.99</text:p>
          </table:table-cell>
        </table:table-row>
        <table:table-row table:style-name="ro1">
          <table:table-cell office:value-type="float" office:value="15487962" calcext:value-type="float">
            <text:p>15487962</text:p>
          </table:table-cell>
          <table:table-cell table:formula="of:=[.A970]/1000/(60*60*24)" office:value-type="time" office:time-value="PT04H18M07.962S" calcext:value-type="time">
            <text:p>04:18:08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8" calcext:value-type="float">
            <text:p>524.48</text:p>
          </table:table-cell>
          <table:table-cell office:value-type="float" office:value="2149.82" calcext:value-type="float">
            <text:p>2149.82</text:p>
          </table:table-cell>
          <table:table-cell office:value-type="float" office:value="2488.33" calcext:value-type="float">
            <text:p>2488.33</text:p>
          </table:table-cell>
        </table:table-row>
        <table:table-row table:style-name="ro1">
          <table:table-cell office:value-type="float" office:value="15503963" calcext:value-type="float">
            <text:p>15503963</text:p>
          </table:table-cell>
          <table:table-cell table:formula="of:=[.A971]/1000/(60*60*24)" office:value-type="time" office:time-value="PT04H18M23.963S" calcext:value-type="time">
            <text:p>04:18:24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4.68" calcext:value-type="float">
            <text:p>524.68</text:p>
          </table:table-cell>
          <table:table-cell office:value-type="float" office:value="2152.04" calcext:value-type="float">
            <text:p>2152.04</text:p>
          </table:table-cell>
          <table:table-cell office:value-type="float" office:value="2490.66" calcext:value-type="float">
            <text:p>2490.66</text:p>
          </table:table-cell>
        </table:table-row>
        <table:table-row table:style-name="ro1">
          <table:table-cell office:value-type="float" office:value="15519962" calcext:value-type="float">
            <text:p>15519962</text:p>
          </table:table-cell>
          <table:table-cell table:formula="of:=[.A972]/1000/(60*60*24)" office:value-type="time" office:time-value="PT04H18M39.962S" calcext:value-type="time">
            <text:p>04:18:40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8" calcext:value-type="float">
            <text:p>524.48</text:p>
          </table:table-cell>
          <table:table-cell office:value-type="float" office:value="2154.26" calcext:value-type="float">
            <text:p>2154.26</text:p>
          </table:table-cell>
          <table:table-cell office:value-type="float" office:value="2492.99" calcext:value-type="float">
            <text:p>2492.99</text:p>
          </table:table-cell>
        </table:table-row>
        <table:table-row table:style-name="ro1">
          <table:table-cell office:value-type="float" office:value="15535962" calcext:value-type="float">
            <text:p>15535962</text:p>
          </table:table-cell>
          <table:table-cell table:formula="of:=[.A973]/1000/(60*60*24)" office:value-type="time" office:time-value="PT04H18M55.962S" calcext:value-type="time">
            <text:p>04:18:56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2.68" calcext:value-type="float">
            <text:p>522.68</text:p>
          </table:table-cell>
          <table:table-cell office:value-type="float" office:value="2156.48" calcext:value-type="float">
            <text:p>2156.48</text:p>
          </table:table-cell>
          <table:table-cell office:value-type="float" office:value="2495.32" calcext:value-type="float">
            <text:p>2495.32</text:p>
          </table:table-cell>
        </table:table-row>
        <table:table-row table:style-name="ro1">
          <table:table-cell office:value-type="float" office:value="15551962" calcext:value-type="float">
            <text:p>15551962</text:p>
          </table:table-cell>
          <table:table-cell table:formula="of:=[.A974]/1000/(60*60*24)" office:value-type="time" office:time-value="PT04H19M11.962S" calcext:value-type="time">
            <text:p>04:19:12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8" calcext:value-type="float">
            <text:p>524.48</text:p>
          </table:table-cell>
          <table:table-cell office:value-type="float" office:value="2158.7" calcext:value-type="float">
            <text:p>2158.7</text:p>
          </table:table-cell>
          <table:table-cell office:value-type="float" office:value="2497.65" calcext:value-type="float">
            <text:p>2497.65</text:p>
          </table:table-cell>
        </table:table-row>
        <table:table-row table:style-name="ro1">
          <table:table-cell office:value-type="float" office:value="15567962" calcext:value-type="float">
            <text:p>15567962</text:p>
          </table:table-cell>
          <table:table-cell table:formula="of:=[.A975]/1000/(60*60*24)" office:value-type="time" office:time-value="PT04H19M27.962S" calcext:value-type="time">
            <text:p>04:19:28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2.68" calcext:value-type="float">
            <text:p>522.68</text:p>
          </table:table-cell>
          <table:table-cell office:value-type="float" office:value="2160.92" calcext:value-type="float">
            <text:p>2160.92</text:p>
          </table:table-cell>
          <table:table-cell office:value-type="float" office:value="2499.97" calcext:value-type="float">
            <text:p>2499.97</text:p>
          </table:table-cell>
        </table:table-row>
        <table:table-row table:style-name="ro1">
          <table:table-cell office:value-type="float" office:value="15583962" calcext:value-type="float">
            <text:p>15583962</text:p>
          </table:table-cell>
          <table:table-cell table:formula="of:=[.A976]/1000/(60*60*24)" office:value-type="time" office:time-value="PT04H19M43.962S" calcext:value-type="time">
            <text:p>04:19:44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2.68" calcext:value-type="float">
            <text:p>522.68</text:p>
          </table:table-cell>
          <table:table-cell office:value-type="float" office:value="2163.14" calcext:value-type="float">
            <text:p>2163.14</text:p>
          </table:table-cell>
          <table:table-cell office:value-type="float" office:value="2502.29" calcext:value-type="float">
            <text:p>2502.29</text:p>
          </table:table-cell>
        </table:table-row>
        <table:table-row table:style-name="ro1">
          <table:table-cell office:value-type="float" office:value="15599963" calcext:value-type="float">
            <text:p>15599963</text:p>
          </table:table-cell>
          <table:table-cell table:formula="of:=[.A977]/1000/(60*60*24)" office:value-type="time" office:time-value="PT04H19M59.963S" calcext:value-type="time">
            <text:p>04:20:00</text:p>
          </table:table-cell>
          <table:table-cell office:value-type="float" office:value="1.04" calcext:value-type="float">
            <text:p>1.04</text:p>
          </table:table-cell>
          <table:table-cell office:value-type="float" office:value="499.8" calcext:value-type="float">
            <text:p>499.8</text:p>
          </table:table-cell>
          <table:table-cell office:value-type="float" office:value="520.77" calcext:value-type="float">
            <text:p>520.77</text:p>
          </table:table-cell>
          <table:table-cell office:value-type="float" office:value="2165.36" calcext:value-type="float">
            <text:p>2165.36</text:p>
          </table:table-cell>
          <table:table-cell office:value-type="float" office:value="2504.61" calcext:value-type="float">
            <text:p>2504.61</text:p>
          </table:table-cell>
        </table:table-row>
        <table:table-row table:style-name="ro1">
          <table:table-cell office:value-type="float" office:value="15615962" calcext:value-type="float">
            <text:p>15615962</text:p>
          </table:table-cell>
          <table:table-cell table:formula="of:=[.A978]/1000/(60*60*24)" office:value-type="time" office:time-value="PT04H20M15.962S" calcext:value-type="time">
            <text:p>04:20:16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8" calcext:value-type="float">
            <text:p>522.48</text:p>
          </table:table-cell>
          <table:table-cell office:value-type="float" office:value="2167.58" calcext:value-type="float">
            <text:p>2167.58</text:p>
          </table:table-cell>
          <table:table-cell office:value-type="float" office:value="2506.93" calcext:value-type="float">
            <text:p>2506.93</text:p>
          </table:table-cell>
        </table:table-row>
        <table:table-row table:style-name="ro1">
          <table:table-cell office:value-type="float" office:value="15631962" calcext:value-type="float">
            <text:p>15631962</text:p>
          </table:table-cell>
          <table:table-cell table:formula="of:=[.A979]/1000/(60*60*24)" office:value-type="time" office:time-value="PT04H20M31.962S" calcext:value-type="time">
            <text:p>04:20:32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7" calcext:value-type="float">
            <text:p>520.47</text:p>
          </table:table-cell>
          <table:table-cell office:value-type="float" office:value="2169.8" calcext:value-type="float">
            <text:p>2169.8</text:p>
          </table:table-cell>
          <table:table-cell office:value-type="float" office:value="2509.25" calcext:value-type="float">
            <text:p>2509.25</text:p>
          </table:table-cell>
        </table:table-row>
        <table:table-row table:style-name="ro1">
          <table:table-cell office:value-type="float" office:value="15647962" calcext:value-type="float">
            <text:p>15647962</text:p>
          </table:table-cell>
          <table:table-cell table:formula="of:=[.A980]/1000/(60*60*24)" office:value-type="time" office:time-value="PT04H20M47.962S" calcext:value-type="time">
            <text:p>04:20:48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20.57" calcext:value-type="float">
            <text:p>520.57</text:p>
          </table:table-cell>
          <table:table-cell office:value-type="float" office:value="2172.02" calcext:value-type="float">
            <text:p>2172.02</text:p>
          </table:table-cell>
          <table:table-cell office:value-type="float" office:value="2511.57" calcext:value-type="float">
            <text:p>2511.57</text:p>
          </table:table-cell>
        </table:table-row>
        <table:table-row table:style-name="ro1">
          <table:table-cell office:value-type="float" office:value="15663962" calcext:value-type="float">
            <text:p>15663962</text:p>
          </table:table-cell>
          <table:table-cell table:formula="of:=[.A981]/1000/(60*60*24)" office:value-type="time" office:time-value="PT04H21M03.962S" calcext:value-type="time">
            <text:p>04:21:04</text:p>
          </table:table-cell>
          <table:table-cell office:value-type="float" office:value="1.04" calcext:value-type="float">
            <text:p>1.04</text:p>
          </table:table-cell>
          <table:table-cell office:value-type="float" office:value="499.92" calcext:value-type="float">
            <text:p>499.92</text:p>
          </table:table-cell>
          <table:table-cell office:value-type="float" office:value="520.89" calcext:value-type="float">
            <text:p>520.89</text:p>
          </table:table-cell>
          <table:table-cell office:value-type="float" office:value="2174.24" calcext:value-type="float">
            <text:p>2174.24</text:p>
          </table:table-cell>
          <table:table-cell office:value-type="float" office:value="2513.88" calcext:value-type="float">
            <text:p>2513.88</text:p>
          </table:table-cell>
        </table:table-row>
        <table:table-row table:style-name="ro1">
          <table:table-cell office:value-type="float" office:value="15679962" calcext:value-type="float">
            <text:p>15679962</text:p>
          </table:table-cell>
          <table:table-cell table:formula="of:=[.A982]/1000/(60*60*24)" office:value-type="time" office:time-value="PT04H21M19.962S" calcext:value-type="time">
            <text:p>04:21:20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7" calcext:value-type="float">
            <text:p>520.47</text:p>
          </table:table-cell>
          <table:table-cell office:value-type="float" office:value="2176.46" calcext:value-type="float">
            <text:p>2176.46</text:p>
          </table:table-cell>
          <table:table-cell office:value-type="float" office:value="2516.19" calcext:value-type="float">
            <text:p>2516.19</text:p>
          </table:table-cell>
        </table:table-row>
        <table:table-row table:style-name="ro1">
          <table:table-cell office:value-type="float" office:value="15695963" calcext:value-type="float">
            <text:p>15695963</text:p>
          </table:table-cell>
          <table:table-cell table:formula="of:=[.A983]/1000/(60*60*24)" office:value-type="time" office:time-value="PT04H21M35.963S" calcext:value-type="time">
            <text:p>04:21:36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20.36" calcext:value-type="float">
            <text:p>520.36</text:p>
          </table:table-cell>
          <table:table-cell office:value-type="float" office:value="2178.68" calcext:value-type="float">
            <text:p>2178.68</text:p>
          </table:table-cell>
          <table:table-cell office:value-type="float" office:value="2518.5" calcext:value-type="float">
            <text:p>2518.5</text:p>
          </table:table-cell>
        </table:table-row>
        <table:table-row table:style-name="ro1">
          <table:table-cell office:value-type="float" office:value="15711962" calcext:value-type="float">
            <text:p>15711962</text:p>
          </table:table-cell>
          <table:table-cell table:formula="of:=[.A984]/1000/(60*60*24)" office:value-type="time" office:time-value="PT04H21M51.962S" calcext:value-type="time">
            <text:p>04:21:52</text:p>
          </table:table-cell>
          <table:table-cell office:value-type="float" office:value="1.04" calcext:value-type="float">
            <text:p>1.0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8.68" calcext:value-type="float">
            <text:p>518.68</text:p>
          </table:table-cell>
          <table:table-cell office:value-type="float" office:value="2180.9" calcext:value-type="float">
            <text:p>2180.9</text:p>
          </table:table-cell>
          <table:table-cell office:value-type="float" office:value="2520.81" calcext:value-type="float">
            <text:p>2520.81</text:p>
          </table:table-cell>
        </table:table-row>
        <table:table-row table:style-name="ro1">
          <table:table-cell office:value-type="float" office:value="15727962" calcext:value-type="float">
            <text:p>15727962</text:p>
          </table:table-cell>
          <table:table-cell table:formula="of:=[.A985]/1000/(60*60*24)" office:value-type="time" office:time-value="PT04H22M07.962S" calcext:value-type="time">
            <text:p>04:22:08</text:p>
          </table:table-cell>
          <table:table-cell office:value-type="float" office:value="1.04" calcext:value-type="float">
            <text:p>1.0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8.67" calcext:value-type="float">
            <text:p>518.67</text:p>
          </table:table-cell>
          <table:table-cell office:value-type="float" office:value="2183.13" calcext:value-type="float">
            <text:p>2183.13</text:p>
          </table:table-cell>
          <table:table-cell office:value-type="float" office:value="2523.12" calcext:value-type="float">
            <text:p>2523.12</text:p>
          </table:table-cell>
        </table:table-row>
        <table:table-row table:style-name="ro1">
          <table:table-cell office:value-type="float" office:value="15743963" calcext:value-type="float">
            <text:p>15743963</text:p>
          </table:table-cell>
          <table:table-cell table:formula="of:=[.A986]/1000/(60*60*24)" office:value-type="time" office:time-value="PT04H22M23.963S" calcext:value-type="time">
            <text:p>04:22:24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8.48" calcext:value-type="float">
            <text:p>518.48</text:p>
          </table:table-cell>
          <table:table-cell office:value-type="float" office:value="2185.35" calcext:value-type="float">
            <text:p>2185.35</text:p>
          </table:table-cell>
          <table:table-cell office:value-type="float" office:value="2525.42" calcext:value-type="float">
            <text:p>2525.42</text:p>
          </table:table-cell>
        </table:table-row>
        <table:table-row table:style-name="ro1">
          <table:table-cell office:value-type="float" office:value="15759962" calcext:value-type="float">
            <text:p>15759962</text:p>
          </table:table-cell>
          <table:table-cell table:formula="of:=[.A987]/1000/(60*60*24)" office:value-type="time" office:time-value="PT04H22M39.962S" calcext:value-type="time">
            <text:p>04:22:40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6" calcext:value-type="float">
            <text:p>518.36</text:p>
          </table:table-cell>
          <table:table-cell office:value-type="float" office:value="2187.57" calcext:value-type="float">
            <text:p>2187.57</text:p>
          </table:table-cell>
          <table:table-cell office:value-type="float" office:value="2527.73" calcext:value-type="float">
            <text:p>2527.73</text:p>
          </table:table-cell>
        </table:table-row>
        <table:table-row table:style-name="ro1">
          <table:table-cell office:value-type="float" office:value="15775962" calcext:value-type="float">
            <text:p>15775962</text:p>
          </table:table-cell>
          <table:table-cell table:formula="of:=[.A988]/1000/(60*60*24)" office:value-type="time" office:time-value="PT04H22M55.962S" calcext:value-type="time">
            <text:p>04:22:56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18.57" calcext:value-type="float">
            <text:p>518.57</text:p>
          </table:table-cell>
          <table:table-cell office:value-type="float" office:value="2189.79" calcext:value-type="float">
            <text:p>2189.79</text:p>
          </table:table-cell>
          <table:table-cell office:value-type="float" office:value="2530.03" calcext:value-type="float">
            <text:p>2530.03</text:p>
          </table:table-cell>
        </table:table-row>
        <table:table-row table:style-name="ro1">
          <table:table-cell office:value-type="float" office:value="15791962" calcext:value-type="float">
            <text:p>15791962</text:p>
          </table:table-cell>
          <table:table-cell table:formula="of:=[.A989]/1000/(60*60*24)" office:value-type="time" office:time-value="PT04H23M11.962S" calcext:value-type="time">
            <text:p>04:23:12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6.57" calcext:value-type="float">
            <text:p>516.57</text:p>
          </table:table-cell>
          <table:table-cell office:value-type="float" office:value="2192.01" calcext:value-type="float">
            <text:p>2192.01</text:p>
          </table:table-cell>
          <table:table-cell office:value-type="float" office:value="2532.33" calcext:value-type="float">
            <text:p>2532.33</text:p>
          </table:table-cell>
        </table:table-row>
        <table:table-row table:style-name="ro1">
          <table:table-cell office:value-type="float" office:value="15807962" calcext:value-type="float">
            <text:p>15807962</text:p>
          </table:table-cell>
          <table:table-cell table:formula="of:=[.A990]/1000/(60*60*24)" office:value-type="time" office:time-value="PT04H23M27.962S" calcext:value-type="time">
            <text:p>04:23:28</text:p>
          </table:table-cell>
          <table:table-cell office:value-type="float" office:value="1.04" calcext:value-type="float">
            <text:p>1.04</text:p>
          </table:table-cell>
          <table:table-cell office:value-type="float" office:value="499.92" calcext:value-type="float">
            <text:p>499.92</text:p>
          </table:table-cell>
          <table:table-cell office:value-type="float" office:value="518.9" calcext:value-type="float">
            <text:p>518.9</text:p>
          </table:table-cell>
          <table:table-cell office:value-type="float" office:value="2194.23" calcext:value-type="float">
            <text:p>2194.23</text:p>
          </table:table-cell>
          <table:table-cell office:value-type="float" office:value="2534.62" calcext:value-type="float">
            <text:p>2534.62</text:p>
          </table:table-cell>
        </table:table-row>
        <table:table-row table:style-name="ro1">
          <table:table-cell office:value-type="float" office:value="15823962" calcext:value-type="float">
            <text:p>15823962</text:p>
          </table:table-cell>
          <table:table-cell table:formula="of:=[.A991]/1000/(60*60*24)" office:value-type="time" office:time-value="PT04H23M43.962S" calcext:value-type="time">
            <text:p>04:23:44</text:p>
          </table:table-cell>
          <table:table-cell office:value-type="float" office:value="1.03" calcext:value-type="float">
            <text:p>1.03</text:p>
          </table:table-cell>
          <table:table-cell office:value-type="float" office:value="499.8" calcext:value-type="float">
            <text:p>499.8</text:p>
          </table:table-cell>
          <table:table-cell office:value-type="float" office:value="516.78" calcext:value-type="float">
            <text:p>516.78</text:p>
          </table:table-cell>
          <table:table-cell office:value-type="float" office:value="2196.45" calcext:value-type="float">
            <text:p>2196.45</text:p>
          </table:table-cell>
          <table:table-cell office:value-type="float" office:value="2536.92" calcext:value-type="float">
            <text:p>2536.92</text:p>
          </table:table-cell>
        </table:table-row>
        <table:table-row table:style-name="ro1">
          <table:table-cell office:value-type="float" office:value="15839963" calcext:value-type="float">
            <text:p>15839963</text:p>
          </table:table-cell>
          <table:table-cell table:formula="of:=[.A992]/1000/(60*60*24)" office:value-type="time" office:time-value="PT04H23M59.963S" calcext:value-type="time">
            <text:p>04:24:00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8" calcext:value-type="float">
            <text:p>514.48</text:p>
          </table:table-cell>
          <table:table-cell office:value-type="float" office:value="2198.67" calcext:value-type="float">
            <text:p>2198.67</text:p>
          </table:table-cell>
          <table:table-cell office:value-type="float" office:value="2539.21" calcext:value-type="float">
            <text:p>2539.21</text:p>
          </table:table-cell>
        </table:table-row>
        <table:table-row table:style-name="ro1">
          <table:table-cell office:value-type="float" office:value="15855962" calcext:value-type="float">
            <text:p>15855962</text:p>
          </table:table-cell>
          <table:table-cell table:formula="of:=[.A993]/1000/(60*60*24)" office:value-type="time" office:time-value="PT04H24M15.962S" calcext:value-type="time">
            <text:p>04:24:16</text:p>
          </table:table-cell>
          <table:table-cell office:value-type="float" office:value="1.03" calcext:value-type="float">
            <text:p>1.03</text:p>
          </table:table-cell>
          <table:table-cell office:value-type="float" office:value="500" calcext:value-type="float">
            <text:p>500</text:p>
          </table:table-cell>
          <table:table-cell office:value-type="float" office:value="514.99" calcext:value-type="float">
            <text:p>514.99</text:p>
          </table:table-cell>
          <table:table-cell office:value-type="float" office:value="2200.89" calcext:value-type="float">
            <text:p>2200.89</text:p>
          </table:table-cell>
          <table:table-cell office:value-type="float" office:value="2541.49" calcext:value-type="float">
            <text:p>2541.49</text:p>
          </table:table-cell>
        </table:table-row>
        <table:table-row table:style-name="ro1">
          <table:table-cell office:value-type="float" office:value="15871962" calcext:value-type="float">
            <text:p>15871962</text:p>
          </table:table-cell>
          <table:table-cell table:formula="of:=[.A994]/1000/(60*60*24)" office:value-type="time" office:time-value="PT04H24M31.962S" calcext:value-type="time">
            <text:p>04:24:32</text:p>
          </table:table-cell>
          <table:table-cell office:value-type="float" office:value="1.03" calcext:value-type="float">
            <text:p>1.0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4.7" calcext:value-type="float">
            <text:p>514.7</text:p>
          </table:table-cell>
          <table:table-cell office:value-type="float" office:value="2203.11" calcext:value-type="float">
            <text:p>2203.11</text:p>
          </table:table-cell>
          <table:table-cell office:value-type="float" office:value="2543.78" calcext:value-type="float">
            <text:p>2543.78</text:p>
          </table:table-cell>
        </table:table-row>
        <table:table-row table:style-name="ro1">
          <table:table-cell office:value-type="float" office:value="15887962" calcext:value-type="float">
            <text:p>15887962</text:p>
          </table:table-cell>
          <table:table-cell table:formula="of:=[.A995]/1000/(60*60*24)" office:value-type="time" office:time-value="PT04H24M47.962S" calcext:value-type="time">
            <text:p>04:24:48</text:p>
          </table:table-cell>
          <table:table-cell office:value-type="float" office:value="1.03" calcext:value-type="float">
            <text:p>1.03</text:p>
          </table:table-cell>
          <table:table-cell office:value-type="float" office:value="499.92" calcext:value-type="float">
            <text:p>499.92</text:p>
          </table:table-cell>
          <table:table-cell office:value-type="float" office:value="512.91" calcext:value-type="float">
            <text:p>512.91</text:p>
          </table:table-cell>
          <table:table-cell office:value-type="float" office:value="2205.33" calcext:value-type="float">
            <text:p>2205.33</text:p>
          </table:table-cell>
          <table:table-cell office:value-type="float" office:value="2546.07" calcext:value-type="float">
            <text:p>2546.07</text:p>
          </table:table-cell>
        </table:table-row>
        <table:table-row table:style-name="ro1">
          <table:table-cell office:value-type="float" office:value="15903962" calcext:value-type="float">
            <text:p>15903962</text:p>
          </table:table-cell>
          <table:table-cell table:formula="of:=[.A996]/1000/(60*60*24)" office:value-type="time" office:time-value="PT04H25M03.962S" calcext:value-type="time">
            <text:p>04:25:04</text:p>
          </table:table-cell>
          <table:table-cell office:value-type="float" office:value="1.03" calcext:value-type="float">
            <text:p>1.03</text:p>
          </table:table-cell>
          <table:table-cell office:value-type="float" office:value="499.8" calcext:value-type="float">
            <text:p>499.8</text:p>
          </table:table-cell>
          <table:table-cell office:value-type="float" office:value="512.76" calcext:value-type="float">
            <text:p>512.76</text:p>
          </table:table-cell>
          <table:table-cell office:value-type="float" office:value="2207.56" calcext:value-type="float">
            <text:p>2207.56</text:p>
          </table:table-cell>
          <table:table-cell office:value-type="float" office:value="2548.35" calcext:value-type="float">
            <text:p>2548.35</text:p>
          </table:table-cell>
        </table:table-row>
        <table:table-row table:style-name="ro1">
          <table:table-cell office:value-type="float" office:value="15919962" calcext:value-type="float">
            <text:p>15919962</text:p>
          </table:table-cell>
          <table:table-cell table:formula="of:=[.A997]/1000/(60*60*24)" office:value-type="time" office:time-value="PT04H25M19.962S" calcext:value-type="time">
            <text:p>04:25:20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2.56" calcext:value-type="float">
            <text:p>512.56</text:p>
          </table:table-cell>
          <table:table-cell office:value-type="float" office:value="2209.78" calcext:value-type="float">
            <text:p>2209.78</text:p>
          </table:table-cell>
          <table:table-cell office:value-type="float" office:value="2550.63" calcext:value-type="float">
            <text:p>2550.63</text:p>
          </table:table-cell>
        </table:table-row>
        <table:table-row table:style-name="ro1">
          <table:table-cell office:value-type="float" office:value="15935963" calcext:value-type="float">
            <text:p>15935963</text:p>
          </table:table-cell>
          <table:table-cell table:formula="of:=[.A998]/1000/(60*60*24)" office:value-type="time" office:time-value="PT04H25M35.963S" calcext:value-type="time">
            <text:p>04:25:36</text:p>
          </table:table-cell>
          <table:table-cell office:value-type="float" office:value="1.03" calcext:value-type="float">
            <text:p>1.03</text:p>
          </table:table-cell>
          <table:table-cell office:value-type="float" office:value="499.92" calcext:value-type="float">
            <text:p>499.92</text:p>
          </table:table-cell>
          <table:table-cell office:value-type="float" office:value="512.91" calcext:value-type="float">
            <text:p>512.91</text:p>
          </table:table-cell>
          <table:table-cell office:value-type="float" office:value="2212" calcext:value-type="float">
            <text:p>2212</text:p>
          </table:table-cell>
          <table:table-cell office:value-type="float" office:value="2552.91" calcext:value-type="float">
            <text:p>2552.91</text:p>
          </table:table-cell>
        </table:table-row>
        <table:table-row table:style-name="ro1">
          <table:table-cell office:value-type="float" office:value="15951962" calcext:value-type="float">
            <text:p>15951962</text:p>
          </table:table-cell>
          <table:table-cell table:formula="of:=[.A999]/1000/(60*60*24)" office:value-type="time" office:time-value="PT04H25M51.962S" calcext:value-type="time">
            <text:p>04:25:52</text:p>
          </table:table-cell>
          <table:table-cell office:value-type="float" office:value="1.03" calcext:value-type="float">
            <text:p>1.0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2.69" calcext:value-type="float">
            <text:p>512.69</text:p>
          </table:table-cell>
          <table:table-cell office:value-type="float" office:value="2214.22" calcext:value-type="float">
            <text:p>2214.22</text:p>
          </table:table-cell>
          <table:table-cell office:value-type="float" office:value="2555.19" calcext:value-type="float">
            <text:p>2555.19</text:p>
          </table:table-cell>
        </table:table-row>
        <table:table-row table:style-name="ro1">
          <table:table-cell office:value-type="float" office:value="15967962" calcext:value-type="float">
            <text:p>15967962</text:p>
          </table:table-cell>
          <table:table-cell table:formula="of:=[.A1000]/1000/(60*60*24)" office:value-type="time" office:time-value="PT04H26M07.962S" calcext:value-type="time">
            <text:p>04:26:08</text:p>
          </table:table-cell>
          <table:table-cell office:value-type="float" office:value="1.02" calcext:value-type="float">
            <text:p>1.02</text:p>
          </table:table-cell>
          <table:table-cell office:value-type="float" office:value="499.8" calcext:value-type="float">
            <text:p>499.8</text:p>
          </table:table-cell>
          <table:table-cell office:value-type="float" office:value="510.78" calcext:value-type="float">
            <text:p>510.78</text:p>
          </table:table-cell>
          <table:table-cell office:value-type="float" office:value="2216.44" calcext:value-type="float">
            <text:p>2216.44</text:p>
          </table:table-cell>
          <table:table-cell office:value-type="float" office:value="2557.46" calcext:value-type="float">
            <text:p>2557.46</text:p>
          </table:table-cell>
        </table:table-row>
        <table:table-row table:style-name="ro1">
          <table:table-cell office:value-type="float" office:value="15983962" calcext:value-type="float">
            <text:p>15983962</text:p>
          </table:table-cell>
          <table:table-cell table:formula="of:=[.A1001]/1000/(60*60*24)" office:value-type="time" office:time-value="PT04H26M23.962S" calcext:value-type="time">
            <text:p>04:26:24</text:p>
          </table:table-cell>
          <table:table-cell office:value-type="float" office:value="1.02" calcext:value-type="float">
            <text:p>1.02</text:p>
          </table:table-cell>
          <table:table-cell office:value-type="float" office:value="499.6" calcext:value-type="float">
            <text:p>499.6</text:p>
          </table:table-cell>
          <table:table-cell office:value-type="float" office:value="508.57" calcext:value-type="float">
            <text:p>508.57</text:p>
          </table:table-cell>
          <table:table-cell office:value-type="float" office:value="2218.66" calcext:value-type="float">
            <text:p>2218.66</text:p>
          </table:table-cell>
          <table:table-cell office:value-type="float" office:value="2559.72" calcext:value-type="float">
            <text:p>2559.72</text:p>
          </table:table-cell>
        </table:table-row>
        <table:table-row table:style-name="ro1">
          <table:table-cell office:value-type="float" office:value="15999962" calcext:value-type="float">
            <text:p>15999962</text:p>
          </table:table-cell>
          <table:table-cell table:formula="of:=[.A1002]/1000/(60*60*24)" office:value-type="time" office:time-value="PT04H26M39.962S" calcext:value-type="time">
            <text:p>04:26:40</text:p>
          </table:table-cell>
          <table:table-cell office:value-type="float" office:value="1.02" calcext:value-type="float">
            <text:p>1.02</text:p>
          </table:table-cell>
          <table:table-cell office:value-type="float" office:value="499.6" calcext:value-type="float">
            <text:p>499.6</text:p>
          </table:table-cell>
          <table:table-cell office:value-type="float" office:value="510.58" calcext:value-type="float">
            <text:p>510.58</text:p>
          </table:table-cell>
          <table:table-cell office:value-type="float" office:value="2220.88" calcext:value-type="float">
            <text:p>2220.88</text:p>
          </table:table-cell>
          <table:table-cell office:value-type="float" office:value="2561.99" calcext:value-type="float">
            <text:p>2561.99</text:p>
          </table:table-cell>
        </table:table-row>
        <table:table-row table:style-name="ro1">
          <table:table-cell office:value-type="float" office:value="16015962" calcext:value-type="float">
            <text:p>16015962</text:p>
          </table:table-cell>
          <table:table-cell table:formula="of:=[.A1003]/1000/(60*60*24)" office:value-type="time" office:time-value="PT04H26M55.962S" calcext:value-type="time">
            <text:p>04:26:56</text:p>
          </table:table-cell>
          <table:table-cell office:value-type="float" office:value="1.02" calcext:value-type="float">
            <text:p>1.0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8.7" calcext:value-type="float">
            <text:p>508.7</text:p>
          </table:table-cell>
          <table:table-cell office:value-type="float" office:value="2223.1" calcext:value-type="float">
            <text:p>2223.1</text:p>
          </table:table-cell>
          <table:table-cell office:value-type="float" office:value="2564.26" calcext:value-type="float">
            <text:p>2564.26</text:p>
          </table:table-cell>
        </table:table-row>
        <table:table-row table:style-name="ro1">
          <table:table-cell office:value-type="float" office:value="16031962" calcext:value-type="float">
            <text:p>16031962</text:p>
          </table:table-cell>
          <table:table-cell table:formula="of:=[.A1004]/1000/(60*60*24)" office:value-type="time" office:time-value="PT04H27M11.962S" calcext:value-type="time">
            <text:p>04:27:12</text:p>
          </table:table-cell>
          <table:table-cell office:value-type="float" office:value="1.02" calcext:value-type="float">
            <text:p>1.02</text:p>
          </table:table-cell>
          <table:table-cell office:value-type="float" office:value="499.8" calcext:value-type="float">
            <text:p>499.8</text:p>
          </table:table-cell>
          <table:table-cell office:value-type="float" office:value="508.78" calcext:value-type="float">
            <text:p>508.78</text:p>
          </table:table-cell>
          <table:table-cell office:value-type="float" office:value="2225.32" calcext:value-type="float">
            <text:p>2225.32</text:p>
          </table:table-cell>
          <table:table-cell office:value-type="float" office:value="2566.52" calcext:value-type="float">
            <text:p>2566.52</text:p>
          </table:table-cell>
        </table:table-row>
        <table:table-row table:style-name="ro1">
          <table:table-cell office:value-type="float" office:value="16047962" calcext:value-type="float">
            <text:p>16047962</text:p>
          </table:table-cell>
          <table:table-cell table:formula="of:=[.A1005]/1000/(60*60*24)" office:value-type="time" office:time-value="PT04H27M27.962S" calcext:value-type="time">
            <text:p>04:27:28</text:p>
          </table:table-cell>
          <table:table-cell office:value-type="float" office:value="1.01" calcext:value-type="float">
            <text:p>1.01</text:p>
          </table:table-cell>
          <table:table-cell office:value-type="float" office:value="499.8" calcext:value-type="float">
            <text:p>499.8</text:p>
          </table:table-cell>
          <table:table-cell office:value-type="float" office:value="506.78" calcext:value-type="float">
            <text:p>506.78</text:p>
          </table:table-cell>
          <table:table-cell office:value-type="float" office:value="2227.54" calcext:value-type="float">
            <text:p>2227.54</text:p>
          </table:table-cell>
          <table:table-cell office:value-type="float" office:value="2568.78" calcext:value-type="float">
            <text:p>2568.78</text:p>
          </table:table-cell>
        </table:table-row>
        <table:table-row table:style-name="ro1">
          <table:table-cell office:value-type="float" office:value="16063962" calcext:value-type="float">
            <text:p>16063962</text:p>
          </table:table-cell>
          <table:table-cell table:formula="of:=[.A1006]/1000/(60*60*24)" office:value-type="time" office:time-value="PT04H27M43.962S" calcext:value-type="time">
            <text:p>04:27:44</text:p>
          </table:table-cell>
          <table:table-cell office:value-type="float" office:value="1.02" calcext:value-type="float">
            <text:p>1.0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08.91" calcext:value-type="float">
            <text:p>508.91</text:p>
          </table:table-cell>
          <table:table-cell office:value-type="float" office:value="2229.77" calcext:value-type="float">
            <text:p>2229.77</text:p>
          </table:table-cell>
          <table:table-cell office:value-type="float" office:value="2571.04" calcext:value-type="float">
            <text:p>2571.04</text:p>
          </table:table-cell>
        </table:table-row>
        <table:table-row table:style-name="ro1">
          <table:table-cell office:value-type="float" office:value="16079962" calcext:value-type="float">
            <text:p>16079962</text:p>
          </table:table-cell>
          <table:table-cell table:formula="of:=[.A1007]/1000/(60*60*24)" office:value-type="time" office:time-value="PT04H27M59.962S" calcext:value-type="time">
            <text:p>04:28:00</text:p>
          </table:table-cell>
          <table:table-cell office:value-type="float" office:value="1.01" calcext:value-type="float">
            <text:p>1.01</text:p>
          </table:table-cell>
          <table:table-cell office:value-type="float" office:value="499.8" calcext:value-type="float">
            <text:p>499.8</text:p>
          </table:table-cell>
          <table:table-cell office:value-type="float" office:value="506.78" calcext:value-type="float">
            <text:p>506.78</text:p>
          </table:table-cell>
          <table:table-cell office:value-type="float" office:value="2231.99" calcext:value-type="float">
            <text:p>2231.99</text:p>
          </table:table-cell>
          <table:table-cell office:value-type="float" office:value="2573.29" calcext:value-type="float">
            <text:p>2573.29</text:p>
          </table:table-cell>
        </table:table-row>
        <table:table-row table:style-name="ro1">
          <table:table-cell office:value-type="float" office:value="16095962" calcext:value-type="float">
            <text:p>16095962</text:p>
          </table:table-cell>
          <table:table-cell table:formula="of:=[.A1008]/1000/(60*60*24)" office:value-type="time" office:time-value="PT04H28M15.962S" calcext:value-type="time">
            <text:p>04:28:16</text:p>
          </table:table-cell>
          <table:table-cell office:value-type="float" office:value="1.01" calcext:value-type="float">
            <text:p>1.0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6.69" calcext:value-type="float">
            <text:p>506.69</text:p>
          </table:table-cell>
          <table:table-cell office:value-type="float" office:value="2234.21" calcext:value-type="float">
            <text:p>2234.21</text:p>
          </table:table-cell>
          <table:table-cell office:value-type="float" office:value="2575.54" calcext:value-type="float">
            <text:p>2575.54</text:p>
          </table:table-cell>
        </table:table-row>
        <table:table-row table:style-name="ro1">
          <table:table-cell office:value-type="float" office:value="16111962" calcext:value-type="float">
            <text:p>16111962</text:p>
          </table:table-cell>
          <table:table-cell table:formula="of:=[.A1009]/1000/(60*60*24)" office:value-type="time" office:time-value="PT04H28M31.962S" calcext:value-type="time">
            <text:p>04:28:32</text:p>
          </table:table-cell>
          <table:table-cell office:value-type="float" office:value="1.01" calcext:value-type="float">
            <text:p>1.0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6.7" calcext:value-type="float">
            <text:p>506.7</text:p>
          </table:table-cell>
          <table:table-cell office:value-type="float" office:value="2236.43" calcext:value-type="float">
            <text:p>2236.43</text:p>
          </table:table-cell>
          <table:table-cell office:value-type="float" office:value="2577.79" calcext:value-type="float">
            <text:p>2577.79</text:p>
          </table:table-cell>
        </table:table-row>
        <table:table-row table:style-name="ro1">
          <table:table-cell office:value-type="float" office:value="16127962" calcext:value-type="float">
            <text:p>16127962</text:p>
          </table:table-cell>
          <table:table-cell table:formula="of:=[.A1010]/1000/(60*60*24)" office:value-type="time" office:time-value="PT04H28M47.962S" calcext:value-type="time">
            <text:p>04:28:48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6.58" calcext:value-type="float">
            <text:p>506.58</text:p>
          </table:table-cell>
          <table:table-cell office:value-type="float" office:value="2238.65" calcext:value-type="float">
            <text:p>2238.65</text:p>
          </table:table-cell>
          <table:table-cell office:value-type="float" office:value="2580.03" calcext:value-type="float">
            <text:p>2580.03</text:p>
          </table:table-cell>
        </table:table-row>
        <table:table-row table:style-name="ro1">
          <table:table-cell office:value-type="float" office:value="16143963" calcext:value-type="float">
            <text:p>16143963</text:p>
          </table:table-cell>
          <table:table-cell table:formula="of:=[.A1011]/1000/(60*60*24)" office:value-type="time" office:time-value="PT04H29M03.963S" calcext:value-type="time">
            <text:p>04:29:04</text:p>
          </table:table-cell>
          <table:table-cell office:value-type="float" office:value="1.01" calcext:value-type="float">
            <text:p>1.01</text:p>
          </table:table-cell>
          <table:table-cell office:value-type="float" office:value="499.8" calcext:value-type="float">
            <text:p>499.8</text:p>
          </table:table-cell>
          <table:table-cell office:value-type="float" office:value="502.79" calcext:value-type="float">
            <text:p>502.79</text:p>
          </table:table-cell>
          <table:table-cell office:value-type="float" office:value="2240.87" calcext:value-type="float">
            <text:p>2240.87</text:p>
          </table:table-cell>
          <table:table-cell office:value-type="float" office:value="2582.27" calcext:value-type="float">
            <text:p>2582.27</text:p>
          </table:table-cell>
        </table:table-row>
        <table:table-row table:style-name="ro1">
          <table:table-cell office:value-type="float" office:value="16159962" calcext:value-type="float">
            <text:p>16159962</text:p>
          </table:table-cell>
          <table:table-cell table:formula="of:=[.A1012]/1000/(60*60*24)" office:value-type="time" office:time-value="PT04H29M19.962S" calcext:value-type="time">
            <text:p>04:29:20</text:p>
          </table:table-cell>
          <table:table-cell office:value-type="float" office:value="1.01" calcext:value-type="float">
            <text:p>1.01</text:p>
          </table:table-cell>
          <table:table-cell office:value-type="float" office:value="499.8" calcext:value-type="float">
            <text:p>499.8</text:p>
          </table:table-cell>
          <table:table-cell office:value-type="float" office:value="504.78" calcext:value-type="float">
            <text:p>504.78</text:p>
          </table:table-cell>
          <table:table-cell office:value-type="float" office:value="2243.09" calcext:value-type="float">
            <text:p>2243.09</text:p>
          </table:table-cell>
          <table:table-cell office:value-type="float" office:value="2584.51" calcext:value-type="float">
            <text:p>2584.51</text:p>
          </table:table-cell>
        </table:table-row>
        <table:table-row table:style-name="ro1">
          <table:table-cell office:value-type="float" office:value="16175963" calcext:value-type="float">
            <text:p>16175963</text:p>
          </table:table-cell>
          <table:table-cell table:formula="of:=[.A1013]/1000/(60*60*24)" office:value-type="time" office:time-value="PT04H29M35.963S" calcext:value-type="time">
            <text:p>04:29:36</text:p>
          </table:table-cell>
          <table:table-cell office:value-type="float" office:value="1.01" calcext:value-type="float">
            <text:p>1.0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2.71" calcext:value-type="float">
            <text:p>502.71</text:p>
          </table:table-cell>
          <table:table-cell office:value-type="float" office:value="2245.31" calcext:value-type="float">
            <text:p>2245.31</text:p>
          </table:table-cell>
          <table:table-cell office:value-type="float" office:value="2586.74" calcext:value-type="float">
            <text:p>2586.74</text:p>
          </table:table-cell>
        </table:table-row>
        <table:table-row table:style-name="ro1">
          <table:table-cell office:value-type="float" office:value="16191963" calcext:value-type="float">
            <text:p>16191963</text:p>
          </table:table-cell>
          <table:table-cell table:formula="of:=[.A1014]/1000/(60*60*24)" office:value-type="time" office:time-value="PT04H29M51.963S" calcext:value-type="time">
            <text:p>04:29:52</text:p>
          </table:table-cell>
          <table:table-cell office:value-type="float" office:value="1" calcext:value-type="float">
            <text:p>1</text:p>
          </table:table-cell>
          <table:table-cell office:value-type="float" office:value="499.92" calcext:value-type="float">
            <text:p>499.92</text:p>
          </table:table-cell>
          <table:table-cell office:value-type="float" office:value="500.91" calcext:value-type="float">
            <text:p>500.91</text:p>
          </table:table-cell>
          <table:table-cell office:value-type="float" office:value="2247.53" calcext:value-type="float">
            <text:p>2247.53</text:p>
          </table:table-cell>
          <table:table-cell office:value-type="float" office:value="2588.97" calcext:value-type="float">
            <text:p>2588.97</text:p>
          </table:table-cell>
        </table:table-row>
        <table:table-row table:style-name="ro1">
          <table:table-cell office:value-type="float" office:value="16207962" calcext:value-type="float">
            <text:p>16207962</text:p>
          </table:table-cell>
          <table:table-cell table:formula="of:=[.A1015]/1000/(60*60*24)" office:value-type="time" office:time-value="PT04H30M07.962S" calcext:value-type="time">
            <text:p>04:30:08</text:p>
          </table:table-cell>
          <table:table-cell office:value-type="float" office:value="1" calcext:value-type="float">
            <text:p>1</text:p>
          </table:table-cell>
          <table:table-cell office:value-type="float" office:value="499.8" calcext:value-type="float">
            <text:p>499.8</text:p>
          </table:table-cell>
          <table:table-cell office:value-type="float" office:value="500.79" calcext:value-type="float">
            <text:p>500.79</text:p>
          </table:table-cell>
          <table:table-cell office:value-type="float" office:value="2249.75" calcext:value-type="float">
            <text:p>2249.75</text:p>
          </table:table-cell>
          <table:table-cell office:value-type="float" office:value="2591.2" calcext:value-type="float">
            <text:p>2591.2</text:p>
          </table:table-cell>
        </table:table-row>
        <table:table-row table:style-name="ro1">
          <table:table-cell office:value-type="float" office:value="16218962" calcext:value-type="float">
            <text:p>16218962</text:p>
          </table:table-cell>
          <table:table-cell table:formula="of:=[.A1016]/1000/(60*60*24)" office:value-type="time" office:time-value="PT04H30M18.962S" calcext:value-type="time">
            <text:p>04:30:19</text:p>
          </table:table-cell>
          <table:table-cell office:value-type="float" office:value="1" calcext:value-type="float">
            <text:p>1</text:p>
          </table:table-cell>
          <table:table-cell office:value-type="float" office:value="499.8" calcext:value-type="float">
            <text:p>499.8</text:p>
          </table:table-cell>
          <table:table-cell office:value-type="float" office:value="498.78" calcext:value-type="float">
            <text:p>498.78</text:p>
          </table:table-cell>
          <table:table-cell office:value-type="float" office:value="2251.28" calcext:value-type="float">
            <text:p>2251.28</text:p>
          </table:table-cell>
          <table:table-cell office:value-type="float" office:value="2592.73" calcext:value-type="float">
            <text:p>2592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5T10:13:18.413000000</dc:date>
    <meta:editing-duration>PT26M49S</meta:editing-duration>
    <meta:editing-cycles>3</meta:editing-cycles>
    <meta:generator>LibreOffice/6.4.4.2$Windows_X86_64 LibreOffice_project/3d775be2011f3886db32dfd395a6a6d1ca2630ff</meta:generator>
    <meta:document-statistic meta:table-count="1" meta:cell-count="711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maximum="1.3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92cm" svg:height="15.189cm" xlink:href=".." xlink:type="simple" chart:class="chart:line" chart:style-name="ch1">
        <chart:title svg:x="11.468cm" svg:y="0.439cm" chart:style-name="ch2">
          <text:p>Varta AA @0.2C #1</text:p>
        </chart:title>
        <chart:legend chart:legend-position="end" svg:x="24.537cm" svg:y="7.295cm" style:legend-expansion="high" chart:style-name="ch3"/>
        <chart:plot-area chart:style-name="ch4" table:cell-range-address="LOGGER00.B1:LOGGER00.C1016" chart:data-source-has-labels="both" svg:x="0.539cm" svg:y="1.521cm" svg:width="23.459cm" svg:height="13.365cm">
          <chartooo:coordinate-region svg:x="1.451cm" svg:y="1.521cm" svg:width="22.547cm" svg:height="12.036cm"/>
          <chart:axis chart:dimension="x" chart:name="primary-x" chart:style-name="ch5" chartooo:axis-type="auto">
            <chartooo:date-scale/>
            <chart:categories table:cell-range-address="LOGGER00.B2:LOGGER00.B10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1016" chart:label-cell-address="LOGGER00.C1:LOGGER00.C1" chart:class="chart:line">
            <chart:data-point chart:repeated="10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1016</svg:desc>
                </draw:g>
              </table:table-cell>
              <table:table-cell office:value-type="float" office:value="1.29">
                <text:p>1.29</text:p>
                <draw:g>
                  <svg:desc>LOGGER00.C2:LOGGER00.C1016</svg:desc>
                </draw:g>
              </table:table-cell>
            </table:table-row>
            <table:table-row>
              <table:table-cell office:value-type="float" office:value="0.00018474537037037">
                <text:p>0.000184745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369930555555556">
                <text:p>0.0003699305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555115740740741">
                <text:p>0.00055511574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740300925925926">
                <text:p>0.0007403009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925486111111111">
                <text:p>0.0009254861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11106712962963">
                <text:p>0.00111067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29585648148148">
                <text:p>0.001295856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48104166666667">
                <text:p>0.001481041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66622685185185">
                <text:p>0.001666226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85141203703704">
                <text:p>0.001851412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03659722222222">
                <text:p>0.002036597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22179398148148">
                <text:p>0.0022217939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40696759259259">
                <text:p>0.002406967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59215277777778">
                <text:p>0.00259215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7733796296296">
                <text:p>0.002777337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96253472222222">
                <text:p>0.002962534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14770833333333">
                <text:p>0.00314770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33289351851852">
                <text:p>0.00333289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180787037037">
                <text:p>0.0035180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70326388888889">
                <text:p>0.0037032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88844907407407">
                <text:p>0.00388844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07363425925926">
                <text:p>0.00407363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25881944444445">
                <text:p>0.004258819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4440162037037">
                <text:p>0.0044440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918981481481">
                <text:p>0.0046291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14375">
                <text:p>0.004814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956018518519">
                <text:p>0.004999560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18474537037037">
                <text:p>0.0051847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6993055555556">
                <text:p>0.00536993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5511574074074">
                <text:p>0.0055551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74030092592593">
                <text:p>0.0057403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2549768518519">
                <text:p>0.0059254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1106712962963">
                <text:p>0.0061106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29585648148148">
                <text:p>0.0062958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8104166666667">
                <text:p>0.0064810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6623842592593">
                <text:p>0.006666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5141203703704">
                <text:p>0.0068514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03659722222222">
                <text:p>0.0070365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2178240740741">
                <text:p>0.0072217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40697916666667">
                <text:p>0.0074069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59215277777778">
                <text:p>0.0075921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7734953703704">
                <text:p>0.007777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96252314814815">
                <text:p>0.0079625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770833333333">
                <text:p>0.0081477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33289351851852">
                <text:p>0.008332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5180787037037">
                <text:p>0.008518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70327546296296">
                <text:p>0.008703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88844907407407">
                <text:p>0.0088884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07364583333333">
                <text:p>0.0090736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25881944444445">
                <text:p>0.0092588194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44400462962963">
                <text:p>0.009444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62918981481482">
                <text:p>0.009629189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81438657407407">
                <text:p>0.0098143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99956018518518">
                <text:p>0.009999560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1847569444444">
                <text:p>0.010184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3699305555556">
                <text:p>0.0103699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5551157407407">
                <text:p>0.0105551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7403009259259">
                <text:p>0.010740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9254976851852">
                <text:p>0.01092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1106712962963">
                <text:p>0.011110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2958680555556">
                <text:p>0.01129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4810416666667">
                <text:p>0.0114810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6662268518519">
                <text:p>0.0116662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851412037037">
                <text:p>0.011851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0365972222222">
                <text:p>0.012036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2217824074074">
                <text:p>0.012221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4069675925926">
                <text:p>0.012406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5921527777778">
                <text:p>0.0125921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777337962963">
                <text:p>0.012777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9625231481481">
                <text:p>0.012962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1477199074074">
                <text:p>0.01314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3329050925926">
                <text:p>0.01333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5180787037037">
                <text:p>0.013518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7032638888889">
                <text:p>0.013703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8884606481481">
                <text:p>0.01388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0736342592593">
                <text:p>0.014073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2588310185185">
                <text:p>0.01425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4440046296296">
                <text:p>0.014444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6292013888889">
                <text:p>0.01462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814375">
                <text:p>0.01481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9995601851852">
                <text:p>0.014999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1847453703704">
                <text:p>0.015184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3699421296296">
                <text:p>0.01536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5551157407407">
                <text:p>0.015555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7403009259259">
                <text:p>0.015740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9254861111111">
                <text:p>0.015925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1106828703704">
                <text:p>0.01611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2958564814815">
                <text:p>0.016295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4810416666667">
                <text:p>0.016481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6662268518519">
                <text:p>0.016666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8514236111111">
                <text:p>0.01685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0366087962963">
                <text:p>0.01703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2217824074074">
                <text:p>0.017221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4069675925926">
                <text:p>0.017406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5921527777778">
                <text:p>0.017592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777337962963">
                <text:p>0.017777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9625231481481">
                <text:p>0.017962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1477083333333">
                <text:p>0.018147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3328935185185">
                <text:p>0.018332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5180787037037">
                <text:p>0.018518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703275462963">
                <text:p>0.01870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8884606481482">
                <text:p>0.01888846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0736342592593">
                <text:p>0.019073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2588194444444">
                <text:p>0.019258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4440046296296">
                <text:p>0.019444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6291898148148">
                <text:p>0.019629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814375">
                <text:p>0.01981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9995601851852">
                <text:p>0.019999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1847453703704">
                <text:p>0.020184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3699305555556">
                <text:p>0.020369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5551157407407">
                <text:p>0.020555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7403009259259">
                <text:p>0.020740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9254861111111">
                <text:p>0.020925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1106828703704">
                <text:p>0.02111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2958564814815">
                <text:p>0.021295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4810416666667">
                <text:p>0.021481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6662268518519">
                <text:p>0.021666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851412037037">
                <text:p>0.021851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0365972222222">
                <text:p>0.022036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2217939814815">
                <text:p>0.022221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4069675925926">
                <text:p>0.022406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5921527777778">
                <text:p>0.022592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777349537037">
                <text:p>0.022777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9625347222222">
                <text:p>0.022962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1477083333333">
                <text:p>0.023147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3328935185185">
                <text:p>0.023332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5180787037037">
                <text:p>0.023518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703275462963">
                <text:p>0.02370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8884606481481">
                <text:p>0.023888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0736342592593">
                <text:p>0.024073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2588310185185">
                <text:p>0.024258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4440162037037">
                <text:p>0.024444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6291898148148">
                <text:p>0.024629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814375">
                <text:p>0.02481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9995601851852">
                <text:p>0.024999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1847453703704">
                <text:p>0.025184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3699305555556">
                <text:p>0.025369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5551273148148">
                <text:p>0.025555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7403009259259">
                <text:p>0.025740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9254861111111">
                <text:p>0.025925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1106712962963">
                <text:p>0.026110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2958680555556">
                <text:p>0.026295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4810416666667">
                <text:p>0.026481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6662268518518">
                <text:p>0.026666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8514236111111">
                <text:p>0.026851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0365972222222">
                <text:p>0.027036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2217824074074">
                <text:p>0.027221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4069791666667">
                <text:p>0.027406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5921643518519">
                <text:p>0.0275921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777337962963">
                <text:p>0.02777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9625231481481">
                <text:p>0.027962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1477083333333">
                <text:p>0.028147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3328935185185">
                <text:p>0.028332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5180787037037">
                <text:p>0.028518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703275462963">
                <text:p>0.02870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8884490740741">
                <text:p>0.028888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0736342592593">
                <text:p>0.029073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2588194444444">
                <text:p>0.029258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4440046296296">
                <text:p>0.029444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6291898148148">
                <text:p>0.029629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814375">
                <text:p>0.02981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9995717592593">
                <text:p>0.029999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1847453703704">
                <text:p>0.030184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3699305555556">
                <text:p>0.030369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5551273148148">
                <text:p>0.030555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7403009259259">
                <text:p>0.030740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9254861111111">
                <text:p>0.030925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1106712962963">
                <text:p>0.031110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2958564814815">
                <text:p>0.031295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4810416666667">
                <text:p>0.031481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6662268518519">
                <text:p>0.031666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851412037037">
                <text:p>0.031851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0365972222222">
                <text:p>0.032036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2217824074074">
                <text:p>0.032221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4069675925926">
                <text:p>0.032406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5921527777778">
                <text:p>0.032592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777337962963">
                <text:p>0.03277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9625231481481">
                <text:p>0.032962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1477083333333">
                <text:p>0.033147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3329050925926">
                <text:p>0.033332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5180787037037">
                <text:p>0.033518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7032638888889">
                <text:p>0.033703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8884606481481">
                <text:p>0.033888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0736342592593">
                <text:p>0.034073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2588194444444">
                <text:p>0.034258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4440046296296">
                <text:p>0.034444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6291898148148">
                <text:p>0.034629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814375">
                <text:p>0.03481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9995601851852">
                <text:p>0.034999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1847569444444">
                <text:p>0.035184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3699421296296">
                <text:p>0.035369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5551273148148">
                <text:p>0.035555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7403009259259">
                <text:p>0.035740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9254861111111">
                <text:p>0.035925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1106712962963">
                <text:p>0.036110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2958680555556">
                <text:p>0.036295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4810416666667">
                <text:p>0.036481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6662268518518">
                <text:p>0.03666622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851412037037">
                <text:p>0.03685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0366087962963">
                <text:p>0.037036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2217824074074">
                <text:p>0.037221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4069675925926">
                <text:p>0.037406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5921527777778">
                <text:p>0.037592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777337962963">
                <text:p>0.037777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9625231481481">
                <text:p>0.037962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1477083333333">
                <text:p>0.038147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3328935185185">
                <text:p>0.038332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5180902777778">
                <text:p>0.038518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7032638888889">
                <text:p>0.038703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8884490740741">
                <text:p>0.038888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0736342592593">
                <text:p>0.039073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2588194444444">
                <text:p>0.039258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4440046296296">
                <text:p>0.039444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6291898148148">
                <text:p>0.039629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8143865740741">
                <text:p>0.03981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9995601851852">
                <text:p>0.039999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1847453703704">
                <text:p>0.040184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3699421296296">
                <text:p>0.040369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5551157407407">
                <text:p>0.040555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7403009259259">
                <text:p>0.040740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9254861111111">
                <text:p>0.040925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1106712962963">
                <text:p>0.041110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2958680555556">
                <text:p>0.041295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4810416666667">
                <text:p>0.041481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6662268518519">
                <text:p>0.041666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851412037037">
                <text:p>0.04185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0365972222222">
                <text:p>0.042036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2217824074074">
                <text:p>0.042221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4069675925926">
                <text:p>0.042406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5921527777778">
                <text:p>0.042592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777337962963">
                <text:p>0.042777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9625231481482">
                <text:p>0.0429625231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1477083333333">
                <text:p>0.043147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3328935185185">
                <text:p>0.043332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5180787037037">
                <text:p>0.043518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7032638888889">
                <text:p>0.043703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8884490740741">
                <text:p>0.043888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0736342592593">
                <text:p>0.044073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2588310185185">
                <text:p>0.044258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4440046296296">
                <text:p>0.044444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6291898148148">
                <text:p>0.044629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814375">
                <text:p>0.04481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9995601851852">
                <text:p>0.044999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1847453703704">
                <text:p>0.045184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3699305555556">
                <text:p>0.045369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5551157407407">
                <text:p>0.045555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7403125">
                <text:p>0.04574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9254861111111">
                <text:p>0.045925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1106712962963">
                <text:p>0.046110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2958564814815">
                <text:p>0.046295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4810416666667">
                <text:p>0.046481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6662268518519">
                <text:p>0.046666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851412037037">
                <text:p>0.04685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0365972222222">
                <text:p>0.047036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2217824074074">
                <text:p>0.047221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4069675925926">
                <text:p>0.047406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5921527777778">
                <text:p>0.047592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777337962963">
                <text:p>0.047777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9625231481482">
                <text:p>0.0479625231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1477083333333">
                <text:p>0.048147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3329050925926">
                <text:p>0.04833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5180902777778">
                <text:p>0.048518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7032638888889">
                <text:p>0.048703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8884490740741">
                <text:p>0.048888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0736342592593">
                <text:p>0.049073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2588194444445">
                <text:p>0.049258819444444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4440046296296">
                <text:p>0.049444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6291898148148">
                <text:p>0.049629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8143865740741">
                <text:p>0.04981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9995717592593">
                <text:p>0.049999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1847453703704">
                <text:p>0.050184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3699421296296">
                <text:p>0.05036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5551157407407">
                <text:p>0.050555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7403009259259">
                <text:p>0.050740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9254861111111">
                <text:p>0.050925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1106828703704">
                <text:p>0.05111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2958564814815">
                <text:p>0.051295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4810416666667">
                <text:p>0.051481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6662268518519">
                <text:p>0.051666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851412037037">
                <text:p>0.05185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0365972222222">
                <text:p>0.052036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2217824074074">
                <text:p>0.052221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4069791666667">
                <text:p>0.052406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5921527777778">
                <text:p>0.052592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777337962963">
                <text:p>0.05277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9625231481482">
                <text:p>0.0529625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1477083333333">
                <text:p>0.053147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3328935185185">
                <text:p>0.05333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5180787037037">
                <text:p>0.053518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7032638888889">
                <text:p>0.053703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8884490740741">
                <text:p>0.053888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0736458333333">
                <text:p>0.054073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2588310185185">
                <text:p>0.05425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4440046296296">
                <text:p>0.054444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6291898148148">
                <text:p>0.054629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814375">
                <text:p>0.05481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9995717592593">
                <text:p>0.054999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1847453703704">
                <text:p>0.055184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3699305555556">
                <text:p>0.055369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5551273148148">
                <text:p>0.055555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7403125">
                <text:p>0.05574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9254861111111">
                <text:p>0.055925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1106712962963">
                <text:p>0.056110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2958680555556">
                <text:p>0.056295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4810416666667">
                <text:p>0.056481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6662384259259">
                <text:p>0.056666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851412037037">
                <text:p>0.05685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0365972222222">
                <text:p>0.057036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2217824074074">
                <text:p>0.057221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4069791666667">
                <text:p>0.05740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5921527777778">
                <text:p>0.057592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777349537037">
                <text:p>0.05777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9625231481482">
                <text:p>0.0579625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1477083333333">
                <text:p>0.058147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3328935185185">
                <text:p>0.05833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5180787037037">
                <text:p>0.058518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7032638888889">
                <text:p>0.058703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8884490740741">
                <text:p>0.058888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0736342592593">
                <text:p>0.059073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2588194444445">
                <text:p>0.0592588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4440046296296">
                <text:p>0.059444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6291898148148">
                <text:p>0.059629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814375">
                <text:p>0.05981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9995601851852">
                <text:p>0.059999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1847453703704">
                <text:p>0.060184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3699305555556">
                <text:p>0.060369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5551157407407">
                <text:p>0.060555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7403009259259">
                <text:p>0.060740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9254861111111">
                <text:p>0.060925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1106712962963">
                <text:p>0.061110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2958564814815">
                <text:p>0.061295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4810416666667">
                <text:p>0.061481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6662268518519">
                <text:p>0.0616662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851412037037">
                <text:p>0.06185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0365972222222">
                <text:p>0.062036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2217939814815">
                <text:p>0.06222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4069675925926">
                <text:p>0.062406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5921527777778">
                <text:p>0.062592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777337962963">
                <text:p>0.06277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9625231481482">
                <text:p>0.0629625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1477083333333">
                <text:p>0.063147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3328935185185">
                <text:p>0.06333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5180787037037">
                <text:p>0.063518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7032638888889">
                <text:p>0.063703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8884490740741">
                <text:p>0.063888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0736342592593">
                <text:p>0.064073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2588194444445">
                <text:p>0.0642588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4440162037037">
                <text:p>0.064444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6291898148148">
                <text:p>0.064629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814375">
                <text:p>0.06481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9995717592593">
                <text:p>0.064999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1847453703704">
                <text:p>0.065184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3699421296296">
                <text:p>0.06536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5551157407407">
                <text:p>0.065555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7403125">
                <text:p>0.06574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9254861111111">
                <text:p>0.065925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1106712962963">
                <text:p>0.066110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2958680555556">
                <text:p>0.066295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4810416666667">
                <text:p>0.066481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6662384259259">
                <text:p>0.066666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51412037037">
                <text:p>0.06685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0365972222222">
                <text:p>0.067036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2217939814815">
                <text:p>0.06722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4069675925926">
                <text:p>0.067406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5921527777778">
                <text:p>0.067592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777337962963">
                <text:p>0.06777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9625231481482">
                <text:p>0.0679625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1477083333333">
                <text:p>0.068147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3328935185185">
                <text:p>0.06833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5180787037037">
                <text:p>0.068518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703275462963">
                <text:p>0.06870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8884490740741">
                <text:p>0.068888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0736342592593">
                <text:p>0.069073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2588194444445">
                <text:p>0.0692588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4440046296296">
                <text:p>0.069444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6291898148148">
                <text:p>0.069629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814375">
                <text:p>0.06981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995601851852">
                <text:p>0.069999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847569444444">
                <text:p>0.070184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3699305555556">
                <text:p>0.070369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551157407407">
                <text:p>0.070555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403125">
                <text:p>0.07074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254861111111">
                <text:p>0.070925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1106712962963">
                <text:p>0.071110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958564814815">
                <text:p>0.071295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4810416666667">
                <text:p>0.071481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6662268518519">
                <text:p>0.0716662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51412037037">
                <text:p>0.07185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0366087962963">
                <text:p>0.072036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2217824074074">
                <text:p>0.072221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4069791666667">
                <text:p>0.07240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921643518519">
                <text:p>0.0725921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777337962963">
                <text:p>0.07277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625231481482">
                <text:p>0.0729625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477083333333">
                <text:p>0.073147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3328935185185">
                <text:p>0.07333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5180902777778">
                <text:p>0.07351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703275462963">
                <text:p>0.07370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884606481482">
                <text:p>0.0738884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0736342592593">
                <text:p>0.074073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2588310185185">
                <text:p>0.07425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4440162037037">
                <text:p>0.074444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6291898148148">
                <text:p>0.074629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814375">
                <text:p>0.07481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995601851852">
                <text:p>0.074999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1847569444444">
                <text:p>0.075184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3699421296296">
                <text:p>0.07536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551157407408">
                <text:p>0.0755551157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403009259259">
                <text:p>0.075740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9254861111111">
                <text:p>0.075925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1106712962963">
                <text:p>0.076110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958564814815">
                <text:p>0.076295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810416666667">
                <text:p>0.076481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662384259259">
                <text:p>0.076666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51412037037">
                <text:p>0.07685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365972222222">
                <text:p>0.077036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2217824074074">
                <text:p>0.077221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4069675925926">
                <text:p>0.077406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5921527777778">
                <text:p>0.077592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777337962963">
                <text:p>0.07777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9625231481482">
                <text:p>0.0779625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477199074074">
                <text:p>0.07814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3328935185185">
                <text:p>0.07833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5180902777778">
                <text:p>0.07851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7032638888889">
                <text:p>0.078703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884490740741">
                <text:p>0.078888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736342592593">
                <text:p>0.079073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2588194444445">
                <text:p>0.0792588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4440046296296">
                <text:p>0.079444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291898148148">
                <text:p>0.079629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8143865740741">
                <text:p>0.07981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9995601851852">
                <text:p>0.079999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1847453703704">
                <text:p>0.080184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699421296296">
                <text:p>0.08036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5551157407407">
                <text:p>0.080555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7403009259259">
                <text:p>0.080740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254861111111">
                <text:p>0.080925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1106712962963">
                <text:p>0.081110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958680555555">
                <text:p>0.0812958680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810416666667">
                <text:p>0.081481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662268518519">
                <text:p>0.0816662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851412037037">
                <text:p>0.08185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0365972222222">
                <text:p>0.082036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2217824074074">
                <text:p>0.082221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4069675925926">
                <text:p>0.082406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5921527777778">
                <text:p>0.082592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777337962963">
                <text:p>0.08277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625231481482">
                <text:p>0.0829625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1477199074074">
                <text:p>0.08314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3328935185185">
                <text:p>0.08333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5180787037037">
                <text:p>0.083518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7032638888889">
                <text:p>0.083703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8884490740741">
                <text:p>0.083888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0736342592593">
                <text:p>0.084073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2588310185185">
                <text:p>0.08425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4440046296296">
                <text:p>0.084444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6291898148148">
                <text:p>0.084629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8143865740741">
                <text:p>0.08481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9995601851852">
                <text:p>0.084999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1847453703704">
                <text:p>0.085184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699305555556">
                <text:p>0.085369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5551273148148">
                <text:p>0.085555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7403009259259">
                <text:p>0.085740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9254861111111">
                <text:p>0.085925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1106712962963">
                <text:p>0.086110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958564814815">
                <text:p>0.086295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810532407407">
                <text:p>0.08648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6662268518519">
                <text:p>0.0866662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851412037037">
                <text:p>0.08685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0365972222222">
                <text:p>0.087036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2217824074074">
                <text:p>0.087221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4069791666667">
                <text:p>0.08740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5921527777778">
                <text:p>0.087592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777349537037">
                <text:p>0.08777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9625231481482">
                <text:p>0.0879625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1477083333333">
                <text:p>0.088147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3328935185185">
                <text:p>0.08833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5180787037037">
                <text:p>0.088518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7032638888889">
                <text:p>0.088703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8884606481481">
                <text:p>0.0888884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0736342592593">
                <text:p>0.089073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2588194444445">
                <text:p>0.0892588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4440046296296">
                <text:p>0.089444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6291898148148">
                <text:p>0.089629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814375">
                <text:p>0.08981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9995601851852">
                <text:p>0.089999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1847453703704">
                <text:p>0.090184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3699305555556">
                <text:p>0.090369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5551157407407">
                <text:p>0.090555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7403009259259">
                <text:p>0.090740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9254861111111">
                <text:p>0.090925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1106712962963">
                <text:p>0.091110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2958564814815">
                <text:p>0.091295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4810532407407">
                <text:p>0.09148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6662268518519">
                <text:p>0.0916662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851412037037">
                <text:p>0.09185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0365972222222">
                <text:p>0.092036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2217824074074">
                <text:p>0.092221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4069675925926">
                <text:p>0.092406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5921527777778">
                <text:p>0.092592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777337962963">
                <text:p>0.09277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9625231481482">
                <text:p>0.092962523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1477199074074">
                <text:p>0.09314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3328935185185">
                <text:p>0.09333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5180902777778">
                <text:p>0.0935180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7032638888889">
                <text:p>0.093703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8884606481481">
                <text:p>0.0938884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0736458333333">
                <text:p>0.094073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2588310185185">
                <text:p>0.0942588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4440046296296">
                <text:p>0.094444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6292013888889">
                <text:p>0.0946292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814375">
                <text:p>0.09481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9995601851852">
                <text:p>0.094999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1847453703704">
                <text:p>0.0951847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3699305555556">
                <text:p>0.0953699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5551157407407">
                <text:p>0.095555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7403009259259">
                <text:p>0.0957403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9254861111111">
                <text:p>0.095925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1106712962963">
                <text:p>0.0961106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2958564814815">
                <text:p>0.096295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4810416666667">
                <text:p>0.0964810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6662268518519">
                <text:p>0.09666622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851412037037">
                <text:p>0.096851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0365972222222">
                <text:p>0.0970365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2217824074074">
                <text:p>0.097221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4069675925926">
                <text:p>0.097406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5921527777778">
                <text:p>0.097592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7773379629629">
                <text:p>0.09777733796296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9625347222222">
                <text:p>0.0979625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1477083333333">
                <text:p>0.0981477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3328935185185">
                <text:p>0.0983328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5180902777778">
                <text:p>0.0985180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7032638888889">
                <text:p>0.098703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8884490740741">
                <text:p>0.0988884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0736342592593">
                <text:p>0.099073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2588194444444">
                <text:p>0.099258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4440046296296">
                <text:p>0.099444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6291898148148">
                <text:p>0.0996291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814375">
                <text:p>0.09981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9995717592593">
                <text:p>0.0999995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84756944444">
                <text:p>0.1001847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369930555556">
                <text:p>0.1003699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555115740741">
                <text:p>0.1005551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740300925926">
                <text:p>0.1007403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925486111111">
                <text:p>0.1009254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110671296296">
                <text:p>0.1011106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295856481481">
                <text:p>0.1012958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481053240741">
                <text:p>0.1014810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666226851852">
                <text:p>0.1016662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851412037037">
                <text:p>0.101851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036597222222">
                <text:p>0.1020365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221782407407">
                <text:p>0.1022217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406967592593">
                <text:p>0.1024069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92152777778">
                <text:p>0.1025921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777337962963">
                <text:p>0.102777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962523148148">
                <text:p>0.1029625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147708333333">
                <text:p>0.1031477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332893518519">
                <text:p>0.1033328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518078703704">
                <text:p>0.1035180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703263888889">
                <text:p>0.1037032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88449074074">
                <text:p>0.1038884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073634259259">
                <text:p>0.1040736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258819444444">
                <text:p>0.1042588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44400462963">
                <text:p>0.10444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629189814815">
                <text:p>0.1046291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814375">
                <text:p>0.10481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999560185185">
                <text:p>0.104999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18474537037">
                <text:p>0.10518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369930555556">
                <text:p>0.1053699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555127314815">
                <text:p>0.1055551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740300925926">
                <text:p>0.1057403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925486111111">
                <text:p>0.1059254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110671296296">
                <text:p>0.1061106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295856481481">
                <text:p>0.1062958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481041666667">
                <text:p>0.1064810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666226851852">
                <text:p>0.1066662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851412037037">
                <text:p>0.106851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036597222222">
                <text:p>0.1070365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221793981481">
                <text:p>0.1072217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406967592593">
                <text:p>0.1074069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92152777778">
                <text:p>0.1075921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77349537037">
                <text:p>0.107777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962523148148">
                <text:p>0.1079625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147708333333">
                <text:p>0.1081477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32893518519">
                <text:p>0.1083328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518078703704">
                <text:p>0.1085180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703263888889">
                <text:p>0.1087032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888449074074">
                <text:p>0.1088884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073645833333">
                <text:p>0.109073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258819444444">
                <text:p>0.1092588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444016203704">
                <text:p>0.109444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629189814815">
                <text:p>0.1096291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814375">
                <text:p>0.10981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999560185185">
                <text:p>0.1099995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18474537037">
                <text:p>0.11018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369930555556">
                <text:p>0.1103699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555115740741">
                <text:p>0.1105551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740300925926">
                <text:p>0.1107403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925486111111">
                <text:p>0.1109254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110671296296">
                <text:p>0.1111106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295868055556">
                <text:p>0.1112958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481041666667">
                <text:p>0.1114810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666238425926">
                <text:p>0.1116662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851412037037">
                <text:p>0.111851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036597222222">
                <text:p>0.1120365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221782407407">
                <text:p>0.1122217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406979166667">
                <text:p>0.1124069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592152777778">
                <text:p>0.1125921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777337962963">
                <text:p>0.112777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962523148148">
                <text:p>0.1129625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147708333333">
                <text:p>0.1131477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332905092593">
                <text:p>0.1133329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518078703704">
                <text:p>0.1135180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703263888889">
                <text:p>0.1137032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888449074074">
                <text:p>0.1138884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073645833333">
                <text:p>0.114073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258819444444">
                <text:p>0.1142588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444016203704">
                <text:p>0.114444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629189814815">
                <text:p>0.1146291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814375">
                <text:p>0.11481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999571759259">
                <text:p>0.1149995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18474537037">
                <text:p>0.11518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369930555556">
                <text:p>0.1153699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555115740741">
                <text:p>0.1155551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7403125">
                <text:p>0.11574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925486111111">
                <text:p>0.1159254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11068287037">
                <text:p>0.1161106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295856481481">
                <text:p>0.1162958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481041666667">
                <text:p>0.1164810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666226851852">
                <text:p>0.1166662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851412037037">
                <text:p>0.116851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036597222222">
                <text:p>0.1170365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221782407407">
                <text:p>0.1172217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406979166667">
                <text:p>0.1174069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592152777778">
                <text:p>0.1175921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777337962963">
                <text:p>0.117777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962523148148">
                <text:p>0.1179625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147708333333">
                <text:p>0.1181477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332893518519">
                <text:p>0.1183328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518090277778">
                <text:p>0.1185180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703263888889">
                <text:p>0.1187032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888460648148">
                <text:p>0.118888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073634259259">
                <text:p>0.1190736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258831018519">
                <text:p>0.1192588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44400462963">
                <text:p>0.11944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629189814815">
                <text:p>0.1196291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814375">
                <text:p>0.11981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999560185185">
                <text:p>0.1199995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18474537037">
                <text:p>0.12018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369930555556">
                <text:p>0.1203699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555127314815">
                <text:p>0.1205551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740300925926">
                <text:p>0.1207403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925486111111">
                <text:p>0.1209254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110671296296">
                <text:p>0.1211106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95868055556">
                <text:p>0.1212958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481053240741">
                <text:p>0.1214810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66226851852">
                <text:p>0.1216662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51423611111">
                <text:p>0.121851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036608796296">
                <text:p>0.1220366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221782407407">
                <text:p>0.1222217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406967592593">
                <text:p>0.1224069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592152777778">
                <text:p>0.1225921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77337962963">
                <text:p>0.122777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962523148148">
                <text:p>0.1229625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47719907407">
                <text:p>0.1231477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332893518519">
                <text:p>0.1233328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518078703704">
                <text:p>0.1235180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703275462963">
                <text:p>0.12370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88449074074">
                <text:p>0.1238884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073634259259">
                <text:p>0.1240736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58819444444">
                <text:p>0.12425881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4444016203704">
                <text:p>0.124444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29189814815">
                <text:p>0.1246291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814386574074">
                <text:p>0.1248143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99560185185">
                <text:p>0.1249995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84756944444">
                <text:p>0.1251847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5369930555556">
                <text:p>0.1253699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55115740741">
                <text:p>0.1255551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5740300925926">
                <text:p>0.1257403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25486111111">
                <text:p>0.1259254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110671296296">
                <text:p>0.1261106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95856481481">
                <text:p>0.1262958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81053240741">
                <text:p>0.1264810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6666226851852">
                <text:p>0.12666622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6851423611111">
                <text:p>0.126851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36597222222">
                <text:p>0.12703659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7221782407407">
                <text:p>0.1272217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7406967592593">
                <text:p>0.12740696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7592152777778">
                <text:p>0.12759215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7777337962963">
                <text:p>0.1277773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7962534722222">
                <text:p>0.1279625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147719907407">
                <text:p>0.1281477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332893518519">
                <text:p>0.128332893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518090277778">
                <text:p>0.1285180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703263888889">
                <text:p>0.12870326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888449074074">
                <text:p>0.1288884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073645833333">
                <text:p>0.1290736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258831018519">
                <text:p>0.129258831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44400462963">
                <text:p>0.129444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629201388889">
                <text:p>0.1296292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814375">
                <text:p>0.129814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999571759259">
                <text:p>0.1299995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184756944444">
                <text:p>0.1301847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369930555556">
                <text:p>0.13036993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555115740741">
                <text:p>0.1305551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740300925926">
                <text:p>0.13074030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925486111111">
                <text:p>0.13092548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11068287037">
                <text:p>0.1311106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295856481481">
                <text:p>0.13129585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481041666667">
                <text:p>0.13148104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666238425926">
                <text:p>0.1316662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851412037037">
                <text:p>0.1318514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036597222222">
                <text:p>0.13203659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221782407407">
                <text:p>0.1322217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406967592593">
                <text:p>0.13240696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592164351852">
                <text:p>0.1325921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777337962963">
                <text:p>0.1327773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962534722222">
                <text:p>0.1329625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147719907407">
                <text:p>0.1331477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332905092593">
                <text:p>0.1333329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518090277778">
                <text:p>0.1335180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703263888889">
                <text:p>0.13370326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888449074074">
                <text:p>0.1338884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073634259259">
                <text:p>0.1340736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258819444444">
                <text:p>0.13425881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44400462963">
                <text:p>0.134444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629189814815">
                <text:p>0.13462918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814375">
                <text:p>0.134814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999560185185">
                <text:p>0.1349995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18474537037">
                <text:p>0.135184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369930555556">
                <text:p>0.13536993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555115740741">
                <text:p>0.1355551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740300925926">
                <text:p>0.13574030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925486111111">
                <text:p>0.13592548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11068287037">
                <text:p>0.1361106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295868055556">
                <text:p>0.1362958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481041666667">
                <text:p>0.13648104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666238425926">
                <text:p>0.1366662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851412037037">
                <text:p>0.1368514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036608796296">
                <text:p>0.1370366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221782407407">
                <text:p>0.1372217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406967592593">
                <text:p>0.13740696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592152777778">
                <text:p>0.1375921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777337962963">
                <text:p>0.1377773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962534722222">
                <text:p>0.1379625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147708333333">
                <text:p>0.1381477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332905092593">
                <text:p>0.1383329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518090277778">
                <text:p>0.1385180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703275462963">
                <text:p>0.138703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888460648148">
                <text:p>0.1388884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073634259259">
                <text:p>0.1390736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258819444444">
                <text:p>0.1392588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444016203704">
                <text:p>0.13944401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629201388889">
                <text:p>0.1396292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814375">
                <text:p>0.139814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999560185185">
                <text:p>0.1399995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18474537037">
                <text:p>0.140184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369930555556">
                <text:p>0.14036993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555115740741">
                <text:p>0.14055511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740300925926">
                <text:p>0.14074030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925497685185">
                <text:p>0.1409254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110671296296">
                <text:p>0.14111067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295856481481">
                <text:p>0.1412958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481053240741">
                <text:p>0.1414810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666238425926">
                <text:p>0.1416662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851423611111">
                <text:p>0.1418514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036597222222">
                <text:p>0.1420365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221793981481">
                <text:p>0.14222179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406979166667">
                <text:p>0.1424069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592152777778">
                <text:p>0.1425921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777337962963">
                <text:p>0.1427773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962523148148">
                <text:p>0.1429625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147719907407">
                <text:p>0.1431477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332893518519">
                <text:p>0.14333289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518090277778">
                <text:p>0.1435180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703263888889">
                <text:p>0.14370326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888449074074">
                <text:p>0.14388844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4073634259259">
                <text:p>0.1440736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258819444444">
                <text:p>0.1442588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444016203704">
                <text:p>0.1444440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4629189814815">
                <text:p>0.14462918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4814375">
                <text:p>0.144814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4999560185185">
                <text:p>0.1449995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184756944444">
                <text:p>0.14518475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36994212963">
                <text:p>0.1453699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555115740741">
                <text:p>0.14555511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740300925926">
                <text:p>0.14574030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5925486111111">
                <text:p>0.145925486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110671296296">
                <text:p>0.14611067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295868055556">
                <text:p>0.1462958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481041666667">
                <text:p>0.14648104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666226851852">
                <text:p>0.14666622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851412037037">
                <text:p>0.1468514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036597222222">
                <text:p>0.14703659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221782407407">
                <text:p>0.14722178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406979166667">
                <text:p>0.1474069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592152777778">
                <text:p>0.14759215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777337962963">
                <text:p>0.14777733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962534722222">
                <text:p>0.14796253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147708333333">
                <text:p>0.14814770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332893518518">
                <text:p>0.148332893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518078703704">
                <text:p>0.14851807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703263888889">
                <text:p>0.14870326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888449074074">
                <text:p>0.14888844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073634259259">
                <text:p>0.14907363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258819444444">
                <text:p>0.14925881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44400462963">
                <text:p>0.149444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629201388889">
                <text:p>0.1496292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814375">
                <text:p>0.149814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999560185185">
                <text:p>0.14999956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18474537037">
                <text:p>0.1501847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36994212963">
                <text:p>0.1503699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555127314815">
                <text:p>0.150555127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740300925926">
                <text:p>0.15074030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925486111111">
                <text:p>0.15092548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110671296296">
                <text:p>0.15111067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295868055556">
                <text:p>0.151295868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481041666667">
                <text:p>0.15148104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666226851852">
                <text:p>0.15166622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851412037037">
                <text:p>0.15185141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036597222222">
                <text:p>0.15203659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221793981481">
                <text:p>0.15222179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406967592593">
                <text:p>0.15240696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592152777778">
                <text:p>0.15259215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777349537037">
                <text:p>0.1527773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962523148148">
                <text:p>0.15296252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147708333333">
                <text:p>0.15314770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332893518518">
                <text:p>0.15333289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518078703704">
                <text:p>0.15351807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703263888889">
                <text:p>0.15370326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888449074074">
                <text:p>0.153888449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073634259259">
                <text:p>0.15407363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258819444444">
                <text:p>0.15425881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44400462963">
                <text:p>0.154444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629201388889">
                <text:p>0.15462920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814375">
                <text:p>0.154814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999560185185">
                <text:p>0.15499956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18474537037">
                <text:p>0.155184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36994212963">
                <text:p>0.155369942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555115740741">
                <text:p>0.15555511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740300925926">
                <text:p>0.15574030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925497685185">
                <text:p>0.15592549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110671296296">
                <text:p>0.15611067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295868055556">
                <text:p>0.156295868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481041666667">
                <text:p>0.15648104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666226851852">
                <text:p>0.15666622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851412037037">
                <text:p>0.1568514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036597222222">
                <text:p>0.15703659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221782407407">
                <text:p>0.15722178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406967592593">
                <text:p>0.15740696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592164351852">
                <text:p>0.157592164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777349537037">
                <text:p>0.1577773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962523148148">
                <text:p>0.157962523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147719907407">
                <text:p>0.158147719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332893518519">
                <text:p>0.158332893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518078703704">
                <text:p>0.158518078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703275462963">
                <text:p>0.1587032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8888460648148">
                <text:p>0.158888460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073634259259">
                <text:p>0.159073634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258819444444">
                <text:p>0.159258819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44400462963">
                <text:p>0.15944400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629189814815">
                <text:p>0.159629189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814386574074">
                <text:p>0.15981438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999560185185">
                <text:p>0.159999560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18474537037">
                <text:p>0.1601847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36994212963">
                <text:p>0.16036994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555115740741">
                <text:p>0.160555115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740300925926">
                <text:p>0.160740300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925486111111">
                <text:p>0.16092548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110671296296">
                <text:p>0.161110671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295868055556">
                <text:p>0.161295868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481041666667">
                <text:p>0.161481041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666226851852">
                <text:p>0.161666226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851412037037">
                <text:p>0.16185141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036597222222">
                <text:p>0.16203659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221782407407">
                <text:p>0.162221782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406967592593">
                <text:p>0.162406967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592152777778">
                <text:p>0.162592152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777337962963">
                <text:p>0.16277733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962523148148">
                <text:p>0.16296252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147708333333">
                <text:p>0.16314770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332893518519">
                <text:p>0.163332893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518078703704">
                <text:p>0.16351807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703263888889">
                <text:p>0.163703263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888460648148">
                <text:p>0.163888460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073634259259">
                <text:p>0.16407363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258819444444">
                <text:p>0.164258819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44400462963">
                <text:p>0.1644440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629189814815">
                <text:p>0.164629189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814375">
                <text:p>0.1648143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999560185185">
                <text:p>0.164999560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18474537037">
                <text:p>0.1651847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36994212963">
                <text:p>0.165369942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555127314815">
                <text:p>0.16555512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740300925926">
                <text:p>0.165740300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925486111111">
                <text:p>0.165925486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110671296296">
                <text:p>0.166110671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295868055556">
                <text:p>0.16629586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481053240741">
                <text:p>0.166481053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666226851852">
                <text:p>0.166666226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851423611111">
                <text:p>0.16685142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036597222222">
                <text:p>0.16703659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221793981481">
                <text:p>0.167221793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406967592593">
                <text:p>0.167406967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592152777778">
                <text:p>0.16759215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777337962963">
                <text:p>0.16777733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962523148148">
                <text:p>0.167962523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147708333333">
                <text:p>0.168147708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332893518519">
                <text:p>0.168332893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518090277778">
                <text:p>0.168518090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703263888889">
                <text:p>0.168703263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888449074074">
                <text:p>0.168888449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073634259259">
                <text:p>0.169073634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258819444444">
                <text:p>0.169258819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44400462963">
                <text:p>0.16944400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629189814815">
                <text:p>0.169629189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814375">
                <text:p>0.1698143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999560185185">
                <text:p>0.169999560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184756944444">
                <text:p>0.170184756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36994212963">
                <text:p>0.170369942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555115740741">
                <text:p>0.170555115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7403125">
                <text:p>0.17074031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925486111111">
                <text:p>0.170925486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110671296296">
                <text:p>0.171110671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295868055556">
                <text:p>0.171295868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481053240741">
                <text:p>0.171481053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666226851852">
                <text:p>0.1716662268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851412037037">
                <text:p>0.17185141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036608796296">
                <text:p>0.172036608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221782407407">
                <text:p>0.172221782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406967592593">
                <text:p>0.172406967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592152777778">
                <text:p>0.172592152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777349537037">
                <text:p>0.17277734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962523148148">
                <text:p>0.172962523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147708333333">
                <text:p>0.173147708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332893518519">
                <text:p>0.173332893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518078703704">
                <text:p>0.173518078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703263888889">
                <text:p>0.173703263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888449074074">
                <text:p>0.173888449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073634259259">
                <text:p>0.174073634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258819444444">
                <text:p>0.174258819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444016203704">
                <text:p>0.174444016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629201388889">
                <text:p>0.174629201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814386574074">
                <text:p>0.17481438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999560185185">
                <text:p>0.174999560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18474537037">
                <text:p>0.175184745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369930555556">
                <text:p>0.175369930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555115740741">
                <text:p>0.175555115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740300925926">
                <text:p>0.175740300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925486111111">
                <text:p>0.175925486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611068287037">
                <text:p>0.176110682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6295856481481">
                <text:p>0.176295856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6481041666667">
                <text:p>0.1764810416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6666226851852">
                <text:p>0.1766662268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6851412037037">
                <text:p>0.176851412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036597222222">
                <text:p>0.1770365972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221793981481">
                <text:p>0.1772217939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406967592593">
                <text:p>0.177406967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592152777778">
                <text:p>0.1775921527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777337962963">
                <text:p>0.177777337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962534722222">
                <text:p>0.1779625347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8147708333333">
                <text:p>0.178147708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332893518519">
                <text:p>0.1783328935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518078703704">
                <text:p>0.178518078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703263888889">
                <text:p>0.178703263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888449074074">
                <text:p>0.1788884490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073645833333">
                <text:p>0.179073645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258819444444">
                <text:p>0.179258819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444016203704">
                <text:p>0.1794440162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629189814815">
                <text:p>0.1796291898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814375">
                <text:p>0.179814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999560185185">
                <text:p>0.1799995601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018474537037">
                <text:p>0.18018474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0369930555556">
                <text:p>0.180369930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0555127314815">
                <text:p>0.1805551273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0740300925926">
                <text:p>0.180740300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0925486111111">
                <text:p>0.1809254861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1110671296296">
                <text:p>0.1811106712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1295856481481">
                <text:p>0.1812958564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1481041666667">
                <text:p>0.18148104166666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1666238425926">
                <text:p>0.1816662384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1851412037037">
                <text:p>0.181851412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2036597222222">
                <text:p>0.1820365972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2221793981481">
                <text:p>0.1822217939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2406967592593">
                <text:p>0.182406967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2592152777778">
                <text:p>0.182592152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2777337962963">
                <text:p>0.182777337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2962523148148">
                <text:p>0.1829625231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3147708333333">
                <text:p>0.1831477083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3332905092593">
                <text:p>0.1833329050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3518078703704">
                <text:p>0.1835180787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3703263888889">
                <text:p>0.1837032638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3888449074074">
                <text:p>0.183888449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4073634259259">
                <text:p>0.1840736342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4258819444444">
                <text:p>0.1842588194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4444016203704">
                <text:p>0.1844440162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4629189814815">
                <text:p>0.1846291898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4814375">
                <text:p>0.1848143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4999560185185">
                <text:p>0.1849995601851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518474537037">
                <text:p>0.185184745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5369930555556">
                <text:p>0.1853699305555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5555115740741">
                <text:p>0.1855551157407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5740300925926">
                <text:p>0.18574030092592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925486111111">
                <text:p>0.1859254861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6110671296296">
                <text:p>0.1861106712962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295856481481">
                <text:p>0.18629585648148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481041666667">
                <text:p>0.1864810416666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666226851852">
                <text:p>0.1866662268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851423611111">
                <text:p>0.1868514236111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7036597222222">
                <text:p>0.1870365972222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7221793981481">
                <text:p>0.18722179398148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7406979166667">
                <text:p>0.1874069791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7592152777778">
                <text:p>0.187592152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7719467592593">
                <text:p>0.18771946759259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